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" style:parent-style-name="Normal" style:family="paragraph">
      <style:paragraph-properties fo:text-align="justify" style:writing-mode="rl-tb" fo:margin-top="0.0833in" fo:margin-bottom="0in" fo:line-height="100%"/>
    </style:style>
    <style:style style:name="T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" style:parent-style-name="Normal" style:family="paragraph">
      <style:paragraph-properties fo:text-align="justify" style:writing-mode="rl-tb" fo:margin-top="0.0833in" fo:margin-bottom="0in" fo:line-height="100%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" style:parent-style-name="Normal" style:family="paragraph">
      <style:paragraph-properties fo:text-align="justify" style:writing-mode="rl-tb" fo:margin-top="0.0833in" fo:margin-bottom="0in" fo:line-height="100%"/>
    </style:style>
    <style:style style:name="T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" style:parent-style-name="Normal" style:family="paragraph">
      <style:paragraph-properties fo:text-align="justify" style:writing-mode="rl-tb" fo:margin-top="0.0833in" fo:margin-bottom="0in" fo:line-height="100%"/>
    </style:style>
    <style:style style:name="T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" style:parent-style-name="Normal" style:family="paragraph">
      <style:paragraph-properties fo:text-align="justify" style:writing-mode="rl-tb" fo:margin-top="0.0833in" fo:margin-bottom="0in" fo:line-height="100%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" style:parent-style-name="Normal" style:family="paragraph">
      <style:paragraph-properties fo:text-align="justify" style:writing-mode="rl-tb" fo:margin-top="0.0833in" fo:margin-bottom="0in" fo:line-height="100%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" style:parent-style-name="Normal" style:family="paragraph">
      <style:paragraph-properties fo:text-align="justify" style:writing-mode="rl-tb" fo:margin-top="0.0833in" fo:margin-bottom="0in" fo:line-height="100%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" style:parent-style-name="Normal" style:family="paragraph">
      <style:paragraph-properties fo:text-align="justify" style:writing-mode="rl-tb" fo:margin-top="0.0833in" fo:margin-bottom="0in" fo:line-height="100%">
        <style:tab-stops>
          <style:tab-stop style:type="left" style:position="7.8326in"/>
        </style:tab-stops>
      </style:paragraph-properties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" style:parent-style-name="Normal" style:family="paragraph">
      <style:paragraph-properties fo:text-align="justify" style:writing-mode="rl-tb" fo:margin-top="0.0833in" fo:margin-bottom="0in" fo:line-height="100%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" style:parent-style-name="Normal" style:family="paragraph">
      <style:paragraph-properties fo:text-align="justify" style:writing-mode="rl-tb" fo:margin-top="0.0833in" fo:margin-bottom="0in" fo:line-height="100%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" style:parent-style-name="Normal" style:family="paragraph">
      <style:paragraph-properties fo:text-align="justify" style:writing-mode="rl-tb" fo:margin-top="0.0833in" fo:margin-bottom="0in" fo:line-height="100%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" style:parent-style-name="Normal" style:family="paragraph">
      <style:paragraph-properties fo:text-align="justify" style:writing-mode="rl-tb" fo:margin-top="0.0833in" fo:margin-bottom="0in" fo:line-height="100%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" style:parent-style-name="Normal" style:family="paragraph">
      <style:paragraph-properties fo:text-align="justify" style:writing-mode="rl-tb" fo:margin-top="0.0833in" fo:margin-bottom="0in" fo:line-height="100%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" style:parent-style-name="Normal" style:family="paragraph">
      <style:paragraph-properties fo:text-align="justify" style:writing-mode="rl-tb" fo:margin-top="0.0833in" fo:margin-bottom="0in" fo:line-height="100%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" style:parent-style-name="Normal" style:family="paragraph">
      <style:paragraph-properties fo:text-align="justify" style:writing-mode="rl-tb" fo:margin-top="0.0833in" fo:margin-bottom="0in" fo:line-height="100%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" style:parent-style-name="Normal" style:family="paragraph">
      <style:paragraph-properties fo:text-align="justify" style:writing-mode="rl-tb" fo:margin-top="0.0833in" fo:margin-bottom="0in" fo:line-height="100%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" style:parent-style-name="Normal" style:family="paragraph">
      <style:paragraph-properties fo:text-align="justify" style:writing-mode="rl-tb" fo:margin-top="0.0833in" fo:margin-bottom="0in" fo:line-height="100%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" style:parent-style-name="Normal" style:family="paragraph">
      <style:paragraph-properties fo:text-align="justify" style:writing-mode="rl-tb" fo:margin-top="0.0833in" fo:margin-bottom="0in" fo:line-height="100%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" style:parent-style-name="Normal" style:family="paragraph">
      <style:paragraph-properties fo:text-align="justify" style:writing-mode="rl-tb" fo:margin-top="0.0833in" fo:margin-bottom="0in" fo:line-height="100%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" style:parent-style-name="Normal" style:family="paragraph">
      <style:paragraph-properties fo:text-align="justify" style:writing-mode="rl-tb" fo:margin-top="0.0833in" fo:margin-bottom="0in" fo:line-height="100%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" style:parent-style-name="Normal" style:family="paragraph">
      <style:paragraph-properties fo:text-align="justify" style:writing-mode="rl-tb" fo:margin-top="0.0833in" fo:margin-bottom="0in" fo:line-height="100%"/>
    </style:style>
    <style:style style:name="T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" style:parent-style-name="Normal" style:family="paragraph">
      <style:paragraph-properties fo:text-align="justify" style:writing-mode="rl-tb" fo:margin-top="0.0833in" fo:margin-bottom="0in" fo:line-height="100%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" style:parent-style-name="Normal" style:family="paragraph">
      <style:paragraph-properties fo:text-align="justify" style:writing-mode="rl-tb" fo:margin-top="0.0833in" fo:margin-bottom="0in" fo:line-height="100%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" style:parent-style-name="Normal" style:family="paragraph">
      <style:paragraph-properties fo:text-align="justify" style:writing-mode="rl-tb" fo:margin-top="0.0833in" fo:margin-bottom="0in" fo:line-height="100%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5" style:parent-style-name="Normal" style:family="paragraph">
      <style:paragraph-properties fo:text-align="justify" style:writing-mode="rl-tb" fo:margin-top="0.0833in" fo:margin-bottom="0in" fo:line-height="100%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9" style:parent-style-name="Normal" style:family="paragraph">
      <style:paragraph-properties fo:text-align="justify" style:writing-mode="rl-tb" fo:margin-top="0.0833in" fo:margin-bottom="0in" fo:line-height="100%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3" style:parent-style-name="Normal" style:family="paragraph">
      <style:paragraph-properties fo:text-align="justify" style:writing-mode="rl-tb" fo:margin-top="0.0833in" fo:margin-bottom="0in" fo:line-height="100%"/>
    </style:style>
    <style:style style:name="T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" style:parent-style-name="Normal" style:family="paragraph">
      <style:paragraph-properties fo:text-align="justify" style:writing-mode="rl-tb" fo:margin-top="0.0833in" fo:margin-bottom="0in" fo:line-height="100%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1" style:parent-style-name="Normal" style:family="paragraph">
      <style:paragraph-properties fo:text-align="justify" style:writing-mode="rl-tb" fo:margin-top="0.0833in" fo:margin-bottom="0in" fo:line-height="100%"/>
    </style:style>
    <style:style style:name="T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5" style:parent-style-name="Normal" style:family="paragraph">
      <style:paragraph-properties fo:text-align="justify" style:writing-mode="rl-tb" fo:margin-top="0.0833in" fo:margin-bottom="0in" fo:line-height="100%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9" style:parent-style-name="Normal" style:family="paragraph">
      <style:paragraph-properties fo:text-align="justify" style:writing-mode="rl-tb" fo:margin-top="0.0833in" fo:margin-bottom="0in" fo:line-height="100%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3" style:parent-style-name="Normal" style:family="paragraph">
      <style:paragraph-properties fo:text-align="justify" style:writing-mode="rl-tb" fo:margin-top="0.0833in" fo:margin-bottom="0in" fo:line-height="100%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9" style:parent-style-name="Normal" style:family="paragraph">
      <style:paragraph-properties fo:text-align="justify" style:writing-mode="rl-tb" fo:margin-top="0.0833in" fo:margin-bottom="0in" fo:line-height="100%"/>
    </style:style>
    <style:style style:name="T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3" style:parent-style-name="Normal" style:family="paragraph">
      <style:paragraph-properties fo:text-align="justify" style:writing-mode="rl-tb" fo:margin-top="0.0833in" fo:margin-bottom="0in" fo:line-height="100%"/>
    </style:style>
    <style:style style:name="T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7" style:parent-style-name="Normal" style:family="paragraph">
      <style:paragraph-properties fo:text-align="justify" style:writing-mode="rl-tb" fo:margin-top="0.0833in" fo:margin-bottom="0in" fo:line-height="100%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1" style:parent-style-name="Normal" style:family="paragraph">
      <style:paragraph-properties fo:text-align="justify" style:writing-mode="rl-tb" fo:margin-top="0.0833in" fo:margin-bottom="0in" fo:line-height="100%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5" style:parent-style-name="Normal" style:family="paragraph">
      <style:paragraph-properties fo:text-align="justify" style:writing-mode="rl-tb" fo:margin-top="0.0833in" fo:margin-bottom="0in" fo:line-height="100%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9" style:parent-style-name="Normal" style:family="paragraph">
      <style:paragraph-properties fo:text-align="justify" style:writing-mode="rl-tb" fo:margin-top="0.0833in" fo:margin-bottom="0in" fo:line-height="100%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3" style:parent-style-name="Normal" style:family="paragraph">
      <style:paragraph-properties fo:text-align="justify" style:writing-mode="rl-tb" fo:margin-top="0.0833in" fo:margin-bottom="0in" fo:line-height="100%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" style:parent-style-name="Normal" style:family="paragraph">
      <style:paragraph-properties fo:text-align="justify" style:writing-mode="rl-tb" fo:margin-top="0.0833in" fo:margin-bottom="0in" fo:line-height="100%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1" style:parent-style-name="Normal" style:family="paragraph">
      <style:paragraph-properties fo:text-align="justify" style:writing-mode="rl-tb" fo:margin-top="0.0833in" fo:margin-bottom="0in" fo:line-height="100%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5" style:parent-style-name="Normal" style:family="paragraph">
      <style:paragraph-properties fo:text-align="justify" style:writing-mode="rl-tb" fo:margin-top="0.0833in" fo:margin-bottom="0in" fo:line-height="100%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9" style:parent-style-name="Normal" style:family="paragraph">
      <style:paragraph-properties fo:text-align="justify" style:writing-mode="rl-tb" fo:margin-top="0.0833in" fo:margin-bottom="0in" fo:line-height="100%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3" style:parent-style-name="Normal" style:family="paragraph">
      <style:paragraph-properties fo:text-align="justify" style:writing-mode="rl-tb" fo:margin-top="0.0833in" fo:margin-bottom="0in" fo:line-height="100%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7" style:parent-style-name="Normal" style:family="paragraph">
      <style:paragraph-properties fo:text-align="justify" style:writing-mode="rl-tb" fo:margin-top="0.0833in" fo:margin-bottom="0in" fo:line-height="100%"/>
    </style:style>
    <style:style style:name="T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1" style:parent-style-name="Normal" style:family="paragraph">
      <style:paragraph-properties fo:text-align="justify" style:writing-mode="rl-tb" fo:margin-top="0.0833in" fo:margin-bottom="0in" fo:line-height="100%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5" style:parent-style-name="Normal" style:family="paragraph">
      <style:paragraph-properties fo:text-align="justify" style:writing-mode="rl-tb" fo:margin-top="0.0833in" fo:margin-bottom="0in" fo:line-height="100%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9" style:parent-style-name="Normal" style:family="paragraph">
      <style:paragraph-properties fo:text-align="justify" style:writing-mode="rl-tb" fo:margin-top="0.0833in" fo:margin-bottom="0in" fo:line-height="100%"/>
    </style:style>
    <style:style style:name="T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3" style:parent-style-name="Normal" style:family="paragraph">
      <style:paragraph-properties fo:text-align="justify" style:writing-mode="rl-tb" fo:margin-top="0.0833in" fo:margin-bottom="0in" fo:line-height="100%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7" style:parent-style-name="Normal" style:family="paragraph">
      <style:paragraph-properties fo:text-align="justify" style:writing-mode="rl-tb" fo:margin-top="0.0833in" fo:margin-bottom="0in" fo:line-height="100%"/>
    </style:style>
    <style:style style:name="T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1" style:parent-style-name="Normal" style:family="paragraph">
      <style:paragraph-properties fo:text-align="justify" style:writing-mode="rl-tb" fo:margin-top="0.0833in" fo:margin-bottom="0in" fo:line-height="100%"/>
    </style:style>
    <style:style style:name="T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5" style:parent-style-name="Normal" style:family="paragraph">
      <style:paragraph-properties fo:text-align="justify" style:writing-mode="rl-tb" fo:margin-top="0.0833in" fo:margin-bottom="0in" fo:line-height="100%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9" style:parent-style-name="Normal" style:family="paragraph">
      <style:paragraph-properties fo:text-align="justify" style:writing-mode="rl-tb" fo:margin-top="0.0833in" fo:margin-bottom="0in" fo:line-height="100%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3" style:parent-style-name="Normal" style:family="paragraph">
      <style:paragraph-properties fo:text-align="justify" style:writing-mode="rl-tb" fo:margin-top="0.0833in" fo:margin-bottom="0in" fo:line-height="100%"/>
    </style:style>
    <style:style style:name="T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2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9" style:parent-style-name="Normal" style:family="paragraph">
      <style:paragraph-properties fo:text-align="justify" style:writing-mode="rl-tb" fo:margin-top="0.0833in" fo:margin-bottom="0in" fo:line-height="100%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2" style:parent-style-name="Normal" style:family="paragraph">
      <style:paragraph-properties fo:text-align="justify" style:writing-mode="rl-tb" fo:margin-top="0.0833in" fo:margin-bottom="0in" fo:line-height="100%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6" style:parent-style-name="Normal" style:family="paragraph">
      <style:paragraph-properties fo:text-align="justify" style:writing-mode="rl-tb" fo:margin-top="0.0833in" fo:margin-bottom="0in" fo:line-height="100%"/>
    </style:style>
    <style:style style:name="T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" style:parent-style-name="Normal" style:family="paragraph">
      <style:paragraph-properties fo:text-align="justify" style:writing-mode="rl-tb" fo:margin-top="0.0833in" fo:margin-bottom="0in" fo:line-height="100%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5" style:parent-style-name="Normal" style:family="paragraph">
      <style:paragraph-properties fo:text-align="justify" style:writing-mode="rl-tb" fo:margin-top="0.0833in" fo:margin-bottom="0in" fo:line-height="100%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9" style:parent-style-name="Normal" style:family="paragraph">
      <style:paragraph-properties fo:text-align="justify" style:writing-mode="rl-tb" fo:margin-top="0.0833in" fo:margin-bottom="0in" fo:line-height="100%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3" style:parent-style-name="Normal" style:family="paragraph">
      <style:paragraph-properties fo:text-align="justify" style:writing-mode="rl-tb" fo:margin-top="0.0833in" fo:margin-bottom="0in" fo:line-height="100%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7" style:parent-style-name="Normal" style:family="paragraph">
      <style:paragraph-properties fo:text-align="justify" style:writing-mode="rl-tb" fo:margin-top="0.0833in" fo:margin-bottom="0in" fo:line-height="100%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1" style:parent-style-name="Normal" style:family="paragraph">
      <style:paragraph-properties fo:text-align="justify" style:writing-mode="rl-tb" fo:margin-top="0.0833in" fo:margin-bottom="0in" fo:line-height="100%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" style:parent-style-name="Normal" style:family="paragraph">
      <style:paragraph-properties fo:text-align="justify" style:writing-mode="rl-tb" fo:margin-top="0.0833in" fo:margin-bottom="0in" fo:line-height="100%"/>
    </style:style>
    <style:style style:name="T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0" style:parent-style-name="Normal" style:family="paragraph">
      <style:paragraph-properties fo:text-align="justify" style:writing-mode="rl-tb" fo:margin-top="0.0833in" fo:margin-bottom="0in" fo:line-height="100%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4" style:parent-style-name="Normal" style:family="paragraph">
      <style:paragraph-properties fo:text-align="justify" style:writing-mode="rl-tb" fo:margin-top="0.0833in" fo:margin-bottom="0in" fo:line-height="100%"/>
    </style:style>
    <style:style style:name="T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8" style:parent-style-name="Normal" style:family="paragraph">
      <style:paragraph-properties fo:text-align="justify" style:writing-mode="rl-tb" fo:margin-top="0.0833in" fo:margin-bottom="0in" fo:line-height="100%"/>
    </style:style>
    <style:style style:name="T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2" style:parent-style-name="Normal" style:family="paragraph">
      <style:paragraph-properties fo:text-align="justify" style:writing-mode="rl-tb" fo:margin-top="0.0833in" fo:margin-bottom="0in" fo:line-height="100%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6" style:parent-style-name="Normal" style:family="paragraph">
      <style:paragraph-properties fo:text-align="justify" style:writing-mode="rl-tb" fo:margin-top="0.0833in" fo:margin-bottom="0in" fo:line-height="100%"/>
    </style:style>
    <style:style style:name="T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0" style:parent-style-name="Normal" style:family="paragraph">
      <style:paragraph-properties fo:text-align="justify" style:writing-mode="rl-tb" fo:margin-top="0.0833in" fo:margin-bottom="0in" fo:line-height="100%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4" style:parent-style-name="Normal" style:family="paragraph">
      <style:paragraph-properties fo:text-align="justify" style:writing-mode="rl-tb" fo:margin-top="0.0833in" fo:margin-bottom="0in" fo:line-height="100%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8" style:parent-style-name="Normal" style:family="paragraph">
      <style:paragraph-properties fo:text-align="justify" style:writing-mode="rl-tb" fo:margin-top="0.0833in" fo:margin-bottom="0in" fo:line-height="100%"/>
    </style:style>
    <style:style style:name="T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3" style:parent-style-name="Normal" style:family="paragraph">
      <style:paragraph-properties fo:text-align="justify" style:writing-mode="rl-tb" fo:margin-top="0.0833in" fo:margin-bottom="0in" fo:line-height="100%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7" style:parent-style-name="Normal" style:family="paragraph">
      <style:paragraph-properties fo:text-align="justify" style:writing-mode="rl-tb" fo:margin-top="0.0833in" fo:margin-bottom="0in" fo:line-height="100%"/>
    </style:style>
    <style:style style:name="T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1" style:parent-style-name="Normal" style:family="paragraph">
      <style:paragraph-properties fo:text-align="justify" style:writing-mode="rl-tb" fo:margin-top="0.0833in" fo:margin-bottom="0in" fo:line-height="100%"/>
    </style:style>
    <style:style style:name="T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5" style:parent-style-name="Normal" style:family="paragraph">
      <style:paragraph-properties fo:text-align="justify" style:writing-mode="rl-tb" fo:margin-top="0.0833in" fo:margin-bottom="0in" fo:line-height="100%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9" style:parent-style-name="Normal" style:family="paragraph">
      <style:paragraph-properties fo:text-align="justify" style:writing-mode="rl-tb" fo:margin-top="0.0833in" fo:margin-bottom="0in" fo:line-height="100%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3" style:parent-style-name="Normal" style:family="paragraph">
      <style:paragraph-properties fo:text-align="justify" style:writing-mode="rl-tb" fo:margin-top="0.0833in" fo:margin-bottom="0in" fo:line-height="100%"/>
    </style:style>
    <style:style style:name="T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7" style:parent-style-name="Normal" style:family="paragraph">
      <style:paragraph-properties fo:text-align="justify" style:writing-mode="rl-tb" fo:margin-top="0.0833in" fo:margin-bottom="0in" fo:line-height="100%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1" style:parent-style-name="Normal" style:family="paragraph">
      <style:paragraph-properties fo:text-align="justify" style:writing-mode="rl-tb" fo:margin-top="0.0833in" fo:margin-bottom="0in" fo:line-height="100%"/>
    </style:style>
    <style:style style:name="T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5" style:parent-style-name="Normal" style:family="paragraph">
      <style:paragraph-properties fo:text-align="justify" style:writing-mode="rl-tb" fo:margin-top="0.0833in" fo:margin-bottom="0in" fo:line-height="100%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9" style:parent-style-name="Normal" style:family="paragraph">
      <style:paragraph-properties fo:text-align="justify" style:writing-mode="rl-tb" fo:margin-top="0.0833in" fo:margin-bottom="0in" fo:line-height="100%"/>
    </style:style>
    <style:style style:name="T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3" style:parent-style-name="Normal" style:family="paragraph">
      <style:paragraph-properties fo:text-align="justify" style:writing-mode="rl-tb" fo:margin-top="0.0833in" fo:margin-bottom="0in" fo:line-height="100%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7" style:parent-style-name="Normal" style:family="paragraph">
      <style:paragraph-properties fo:text-align="justify" style:writing-mode="rl-tb" fo:margin-top="0.0833in" fo:margin-bottom="0in" fo:line-height="100%"/>
    </style:style>
    <style:style style:name="T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1" style:parent-style-name="Normal" style:family="paragraph">
      <style:paragraph-properties fo:text-align="justify" style:writing-mode="rl-tb" fo:margin-top="0.0833in" fo:margin-bottom="0in" fo:line-height="100%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5" style:parent-style-name="Normal" style:family="paragraph">
      <style:paragraph-properties fo:text-align="justify" style:writing-mode="rl-tb" fo:margin-top="0.0833in" fo:margin-bottom="0in" fo:line-height="100%"/>
    </style:style>
    <style:style style:name="T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9" style:parent-style-name="Normal" style:family="paragraph">
      <style:paragraph-properties fo:text-align="justify" style:writing-mode="rl-tb" fo:margin-top="0.0833in" fo:margin-bottom="0in" fo:line-height="100%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3" style:parent-style-name="Normal" style:family="paragraph">
      <style:paragraph-properties fo:text-align="justify" style:writing-mode="rl-tb" fo:margin-top="0.0833in" fo:margin-bottom="0in" fo:line-height="100%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7" style:parent-style-name="Normal" style:family="paragraph">
      <style:paragraph-properties fo:text-align="justify" style:writing-mode="rl-tb" fo:margin-top="0.0833in" fo:margin-bottom="0in" fo:line-height="100%"/>
    </style:style>
    <style:style style:name="T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37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3" style:parent-style-name="Normal" style:family="paragraph">
      <style:paragraph-properties fo:text-align="justify" style:writing-mode="rl-tb" fo:margin-top="0.0833in" fo:margin-bottom="0in" fo:line-height="100%"/>
    </style:style>
    <style:style style:name="T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6" style:parent-style-name="Normal" style:family="paragraph">
      <style:paragraph-properties fo:text-align="justify" style:writing-mode="rl-tb" fo:margin-top="0.0833in" fo:margin-bottom="0in" fo:line-height="100%"/>
    </style:style>
    <style:style style:name="T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0" style:parent-style-name="Normal" style:family="paragraph">
      <style:paragraph-properties fo:text-align="justify" style:writing-mode="rl-tb" fo:margin-top="0.0833in" fo:margin-bottom="0in" fo:line-height="100%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4" style:parent-style-name="Normal" style:family="paragraph">
      <style:paragraph-properties fo:text-align="justify" style:writing-mode="rl-tb" fo:margin-top="0.0833in" fo:margin-bottom="0in" fo:line-height="100%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88" style:parent-style-name="Normal" style:family="paragraph">
      <style:paragraph-properties fo:text-align="justify" style:writing-mode="rl-tb" fo:margin-top="0.0833in" fo:margin-bottom="0in" fo:line-height="100%"/>
    </style:style>
    <style:style style:name="T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2" style:parent-style-name="Normal" style:family="paragraph">
      <style:paragraph-properties fo:text-align="justify" style:writing-mode="rl-tb" fo:margin-top="0.0833in" fo:margin-bottom="0in" fo:line-height="100%"/>
    </style:style>
    <style:style style:name="T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6" style:parent-style-name="Normal" style:family="paragraph">
      <style:paragraph-properties fo:text-align="justify" style:writing-mode="rl-tb" fo:margin-top="0.0833in" fo:margin-bottom="0in" fo:line-height="100%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0" style:parent-style-name="Normal" style:family="paragraph">
      <style:paragraph-properties fo:text-align="justify" style:writing-mode="rl-tb" fo:margin-top="0.0833in" fo:margin-bottom="0in" fo:line-height="100%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4" style:parent-style-name="Normal" style:family="paragraph">
      <style:paragraph-properties fo:text-align="justify" style:writing-mode="rl-tb" fo:margin-top="0.0833in" fo:margin-bottom="0in" fo:line-height="100%"/>
    </style:style>
    <style:style style:name="T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08" style:parent-style-name="Normal" style:family="paragraph">
      <style:paragraph-properties fo:text-align="justify" style:writing-mode="rl-tb" fo:margin-top="0.0833in" fo:margin-bottom="0in" fo:line-height="100%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2" style:parent-style-name="Normal" style:family="paragraph">
      <style:paragraph-properties fo:text-align="justify" style:writing-mode="rl-tb" fo:margin-top="0.0833in" fo:margin-bottom="0in" fo:line-height="100%"/>
    </style:style>
    <style:style style:name="T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6" style:parent-style-name="Normal" style:family="paragraph">
      <style:paragraph-properties fo:text-align="justify" style:writing-mode="rl-tb" fo:margin-top="0.0833in" fo:margin-bottom="0in" fo:line-height="100%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0" style:parent-style-name="Normal" style:family="paragraph">
      <style:paragraph-properties fo:text-align="justify" style:writing-mode="rl-tb" fo:margin-top="0.0833in" fo:margin-bottom="0in" fo:line-height="100%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4" style:parent-style-name="Normal" style:family="paragraph">
      <style:paragraph-properties fo:text-align="justify" style:writing-mode="rl-tb" fo:margin-top="0.0833in" fo:margin-bottom="0in" fo:line-height="100%"/>
    </style:style>
    <style:style style:name="T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8" style:parent-style-name="Normal" style:family="paragraph">
      <style:paragraph-properties fo:text-align="justify" style:writing-mode="rl-tb" fo:margin-top="0.0833in" fo:margin-bottom="0in" fo:line-height="100%"/>
    </style:style>
    <style:style style:name="T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2" style:parent-style-name="Normal" style:family="paragraph">
      <style:paragraph-properties fo:text-align="justify" style:writing-mode="rl-tb" fo:margin-top="0.0833in" fo:margin-bottom="0in" fo:line-height="100%"/>
    </style:style>
    <style:style style:name="T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6" style:parent-style-name="Normal" style:family="paragraph">
      <style:paragraph-properties fo:text-align="justify" style:writing-mode="rl-tb" fo:margin-top="0.0833in" fo:margin-bottom="0in" fo:line-height="100%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0" style:parent-style-name="Normal" style:family="paragraph">
      <style:paragraph-properties fo:text-align="justify" style:writing-mode="rl-tb" fo:margin-top="0.0833in" fo:margin-bottom="0in" fo:line-height="100%"/>
    </style:style>
    <style:style style:name="T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4" style:parent-style-name="Normal" style:family="paragraph">
      <style:paragraph-properties fo:text-align="justify" style:writing-mode="rl-tb" fo:margin-top="0.0833in" fo:margin-bottom="0in" fo:line-height="100%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9" style:parent-style-name="Normal" style:family="paragraph">
      <style:paragraph-properties fo:text-align="justify" style:writing-mode="rl-tb" fo:margin-top="0.0833in" fo:margin-bottom="0in" fo:line-height="100%"/>
    </style:style>
    <style:style style:name="T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3" style:parent-style-name="Normal" style:family="paragraph">
      <style:paragraph-properties fo:text-align="justify" style:writing-mode="rl-tb" fo:margin-top="0.0833in" fo:margin-bottom="0in" fo:line-height="100%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57" style:parent-style-name="Normal" style:family="paragraph">
      <style:paragraph-properties fo:text-align="justify" style:writing-mode="rl-tb" fo:margin-top="0.0833in" fo:margin-bottom="0in" fo:line-height="100%"/>
    </style:style>
    <style:style style:name="T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1" style:parent-style-name="Normal" style:family="paragraph">
      <style:paragraph-properties fo:text-align="justify" style:writing-mode="rl-tb" fo:margin-top="0.0833in" fo:margin-bottom="0in" fo:line-height="100%"/>
    </style:style>
    <style:style style:name="T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5" style:parent-style-name="Normal" style:family="paragraph">
      <style:paragraph-properties fo:text-align="justify" style:writing-mode="rl-tb" fo:margin-top="0.0833in" fo:margin-bottom="0in" fo:line-height="100%"/>
    </style:style>
    <style:style style:name="T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9" style:parent-style-name="Normal" style:family="paragraph">
      <style:paragraph-properties fo:text-align="justify" style:writing-mode="rl-tb" fo:margin-top="0.0833in" fo:margin-bottom="0in" fo:line-height="100%"/>
    </style:style>
    <style:style style:name="T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3" style:parent-style-name="Normal" style:family="paragraph">
      <style:paragraph-properties fo:text-align="justify" style:writing-mode="rl-tb" fo:margin-top="0.0833in" fo:margin-bottom="0in" fo:line-height="100%"/>
    </style:style>
    <style:style style:name="T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7" style:parent-style-name="Normal" style:family="paragraph">
      <style:paragraph-properties fo:text-align="justify" style:writing-mode="rl-tb" fo:margin-top="0.0833in" fo:margin-bottom="0in" fo:line-height="100%"/>
    </style:style>
    <style:style style:name="T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48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82" style:parent-style-name="Normal" style:family="paragraph">
      <style:paragraph-properties fo:text-align="justify" style:writing-mode="rl-tb" fo:margin-top="0.0833in" fo:margin-bottom="0in" fo:line-height="100%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5" style:parent-style-name="Normal" style:family="paragraph">
      <style:paragraph-properties fo:text-align="justify" style:writing-mode="rl-tb" fo:margin-top="0.0833in" fo:margin-bottom="0in" fo:line-height="100%"/>
    </style:style>
    <style:style style:name="T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9" style:parent-style-name="Normal" style:family="paragraph">
      <style:paragraph-properties fo:text-align="justify" style:writing-mode="rl-tb" fo:margin-top="0.0833in" fo:margin-bottom="0in" fo:line-height="100%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3" style:parent-style-name="Normal" style:family="paragraph">
      <style:paragraph-properties fo:text-align="justify" style:writing-mode="rl-tb" fo:margin-top="0.0833in" fo:margin-bottom="0in" fo:line-height="100%"/>
    </style:style>
    <style:style style:name="T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7" style:parent-style-name="Normal" style:family="paragraph">
      <style:paragraph-properties fo:text-align="justify" style:writing-mode="rl-tb" fo:margin-top="0.0833in" fo:margin-bottom="0in" fo:line-height="100%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1" style:parent-style-name="Normal" style:family="paragraph">
      <style:paragraph-properties fo:text-align="justify" style:writing-mode="rl-tb" fo:margin-top="0.0833in" fo:margin-bottom="0in" fo:line-height="100%"/>
    </style:style>
    <style:style style:name="T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06" style:parent-style-name="Normal" style:family="paragraph">
      <style:paragraph-properties fo:text-align="justify" style:writing-mode="rl-tb" fo:margin-top="0.0833in" fo:margin-bottom="0in" fo:line-height="100%"/>
    </style:style>
    <style:style style:name="T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0" style:parent-style-name="Normal" style:family="paragraph">
      <style:paragraph-properties fo:text-align="justify" style:writing-mode="rl-tb" fo:margin-top="0.0833in" fo:margin-bottom="0in" fo:line-height="100%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4" style:parent-style-name="Normal" style:family="paragraph">
      <style:paragraph-properties fo:text-align="justify" style:writing-mode="rl-tb" fo:margin-top="0.0833in" fo:margin-bottom="0in" fo:line-height="100%"/>
    </style:style>
    <style:style style:name="T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18" style:parent-style-name="Normal" style:family="paragraph">
      <style:paragraph-properties fo:text-align="justify" style:writing-mode="rl-tb" fo:margin-top="0.0833in" fo:margin-bottom="0in" fo:line-height="100%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2" style:parent-style-name="Normal" style:family="paragraph">
      <style:paragraph-properties fo:text-align="justify" style:writing-mode="rl-tb" fo:margin-top="0.0833in" fo:margin-bottom="0in" fo:line-height="100%"/>
    </style:style>
    <style:style style:name="T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26" style:parent-style-name="Normal" style:family="paragraph">
      <style:paragraph-properties fo:text-align="justify" style:writing-mode="rl-tb" fo:margin-top="0.0833in" fo:margin-bottom="0in" fo:line-height="100%"/>
    </style:style>
    <style:style style:name="T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0" style:parent-style-name="Normal" style:family="paragraph">
      <style:paragraph-properties fo:text-align="justify" style:writing-mode="rl-tb" fo:margin-top="0.0833in" fo:margin-bottom="0in" fo:line-height="100%"/>
    </style:style>
    <style:style style:name="T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4" style:parent-style-name="Normal" style:family="paragraph">
      <style:paragraph-properties fo:text-align="justify" style:writing-mode="rl-tb" fo:margin-top="0.0833in" fo:margin-bottom="0in" fo:line-height="100%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38" style:parent-style-name="Normal" style:family="paragraph">
      <style:paragraph-properties fo:text-align="justify" style:writing-mode="rl-tb" fo:margin-top="0.0833in" fo:margin-bottom="0in" fo:line-height="100%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2" style:parent-style-name="Normal" style:family="paragraph">
      <style:paragraph-properties fo:text-align="justify" style:writing-mode="rl-tb" fo:margin-top="0.0833in" fo:margin-bottom="0in" fo:line-height="100%"/>
    </style:style>
    <style:style style:name="T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46" style:parent-style-name="Normal" style:family="paragraph">
      <style:paragraph-properties fo:text-align="justify" style:writing-mode="rl-tb" fo:margin-top="0.0833in" fo:margin-bottom="0in" fo:line-height="100%"/>
    </style:style>
    <style:style style:name="T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0" style:parent-style-name="Normal" style:family="paragraph">
      <style:paragraph-properties fo:text-align="justify" style:writing-mode="rl-tb" fo:margin-top="0.0833in" fo:margin-bottom="0in" fo:line-height="100%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4" style:parent-style-name="Normal" style:family="paragraph">
      <style:paragraph-properties fo:text-align="justify" style:writing-mode="rl-tb" fo:margin-top="0.0833in" fo:margin-bottom="0in" fo:line-height="100%"/>
    </style:style>
    <style:style style:name="T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58" style:parent-style-name="Normal" style:family="paragraph">
      <style:paragraph-properties fo:text-align="justify" style:writing-mode="rl-tb" fo:margin-top="0.0833in" fo:margin-bottom="0in" fo:line-height="100%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2" style:parent-style-name="Normal" style:family="paragraph">
      <style:paragraph-properties fo:text-align="justify" style:writing-mode="rl-tb" fo:margin-top="0.0833in" fo:margin-bottom="0in" fo:line-height="100%"/>
    </style:style>
    <style:style style:name="T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6" style:parent-style-name="Normal" style:family="paragraph">
      <style:paragraph-properties fo:text-align="justify" style:writing-mode="rl-tb" fo:margin-top="0.0833in" fo:margin-bottom="0in" fo:line-height="100%"/>
    </style:style>
    <style:style style:name="T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0" style:parent-style-name="Normal" style:family="paragraph">
      <style:paragraph-properties fo:text-align="justify" style:writing-mode="rl-tb" fo:margin-top="0.0833in" fo:margin-bottom="0in" fo:line-height="100%"/>
    </style:style>
    <style:style style:name="T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57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6" style:parent-style-name="Normal" style:family="paragraph">
      <style:paragraph-properties fo:text-align="justify" style:writing-mode="rl-tb" fo:margin-top="0.0833in" fo:margin-bottom="0in" fo:line-height="100%"/>
    </style:style>
    <style:style style:name="T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79" style:parent-style-name="Normal" style:family="paragraph">
      <style:paragraph-properties fo:text-align="justify" style:writing-mode="rl-tb" fo:margin-top="0.0833in" fo:margin-bottom="0in" fo:line-height="100%"/>
    </style:style>
    <style:style style:name="T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3" style:parent-style-name="Normal" style:family="paragraph">
      <style:paragraph-properties fo:text-align="justify" style:writing-mode="rl-tb" fo:margin-top="0.0833in" fo:margin-bottom="0in" fo:line-height="100%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87" style:parent-style-name="Normal" style:family="paragraph">
      <style:paragraph-properties fo:text-align="justify" style:writing-mode="rl-tb" fo:margin-top="0.0833in" fo:margin-bottom="0in" fo:line-height="100%"/>
    </style:style>
    <style:style style:name="T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1" style:parent-style-name="Normal" style:family="paragraph">
      <style:paragraph-properties fo:text-align="justify" style:writing-mode="rl-tb" fo:margin-top="0.0833in" fo:margin-bottom="0in" fo:line-height="100%"/>
    </style:style>
    <style:style style:name="T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96" style:parent-style-name="Normal" style:family="paragraph">
      <style:paragraph-properties fo:text-align="justify" style:writing-mode="rl-tb" fo:margin-top="0.0833in" fo:margin-bottom="0in" fo:line-height="100%"/>
    </style:style>
    <style:style style:name="T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0" style:parent-style-name="Normal" style:family="paragraph">
      <style:paragraph-properties fo:text-align="justify" style:writing-mode="rl-tb" fo:margin-top="0.0833in" fo:margin-bottom="0in" fo:line-height="100%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4" style:parent-style-name="Normal" style:family="paragraph">
      <style:paragraph-properties fo:text-align="justify" style:writing-mode="rl-tb" fo:margin-top="0.0833in" fo:margin-bottom="0in" fo:line-height="100%"/>
    </style:style>
    <style:style style:name="T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08" style:parent-style-name="Normal" style:family="paragraph">
      <style:paragraph-properties fo:text-align="justify" style:writing-mode="rl-tb" fo:margin-top="0.0833in" fo:margin-bottom="0in" fo:line-height="100%"/>
    </style:style>
    <style:style style:name="T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2" style:parent-style-name="Normal" style:family="paragraph">
      <style:paragraph-properties fo:text-align="justify" style:writing-mode="rl-tb" fo:margin-top="0.0833in" fo:margin-bottom="0in" fo:line-height="100%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16" style:parent-style-name="Normal" style:family="paragraph">
      <style:paragraph-properties fo:text-align="justify" style:writing-mode="rl-tb" fo:margin-top="0.0833in" fo:margin-bottom="0in" fo:line-height="100%"/>
    </style:style>
    <style:style style:name="T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1" style:parent-style-name="Normal" style:family="paragraph">
      <style:paragraph-properties fo:text-align="justify" style:writing-mode="rl-tb" fo:margin-top="0.0833in" fo:margin-bottom="0in" fo:line-height="100%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5" style:parent-style-name="Normal" style:family="paragraph">
      <style:paragraph-properties fo:text-align="justify" style:writing-mode="rl-tb" fo:margin-top="0.0833in" fo:margin-bottom="0in" fo:line-height="100%"/>
    </style:style>
    <style:style style:name="T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9" style:parent-style-name="Normal" style:family="paragraph">
      <style:paragraph-properties fo:text-align="justify" style:writing-mode="rl-tb" fo:margin-top="0.0833in" fo:margin-bottom="0in" fo:line-height="100%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3" style:parent-style-name="Normal" style:family="paragraph">
      <style:paragraph-properties fo:text-align="justify" style:writing-mode="rl-tb" fo:margin-top="0.0833in" fo:margin-bottom="0in" fo:line-height="100%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38" style:parent-style-name="Normal" style:family="paragraph">
      <style:paragraph-properties fo:text-align="justify" style:writing-mode="rl-tb" fo:margin-top="0.0833in" fo:margin-bottom="0in" fo:line-height="100%"/>
    </style:style>
    <style:style style:name="T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2" style:parent-style-name="Normal" style:family="paragraph">
      <style:paragraph-properties fo:text-align="justify" style:writing-mode="rl-tb" fo:margin-top="0.0833in" fo:margin-bottom="0in" fo:line-height="100%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46" style:parent-style-name="Normal" style:family="paragraph">
      <style:paragraph-properties fo:text-align="justify" style:writing-mode="rl-tb" fo:margin-top="0.0833in" fo:margin-bottom="0in" fo:line-height="100%"/>
    </style:style>
    <style:style style:name="T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0" style:parent-style-name="Normal" style:family="paragraph">
      <style:paragraph-properties fo:text-align="justify" style:writing-mode="rl-tb" fo:margin-top="0.0833in" fo:margin-bottom="0in" fo:line-height="100%"/>
    </style:style>
    <style:style style:name="T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5" style:parent-style-name="Normal" style:family="paragraph">
      <style:paragraph-properties fo:text-align="justify" style:writing-mode="rl-tb" fo:margin-top="0.0833in" fo:margin-bottom="0in" fo:line-height="100%"/>
    </style:style>
    <style:style style:name="T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59" style:parent-style-name="Normal" style:family="paragraph">
      <style:paragraph-properties fo:text-align="justify" style:writing-mode="rl-tb" fo:margin-top="0.0833in" fo:margin-bottom="0in" fo:line-height="100%"/>
    </style:style>
    <style:style style:name="T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3" style:parent-style-name="Normal" style:family="paragraph">
      <style:paragraph-properties fo:text-align="justify" style:writing-mode="rl-tb" fo:margin-top="0.0833in" fo:margin-bottom="0in" fo:line-height="100%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67" style:parent-style-name="Normal" style:family="paragraph">
      <style:paragraph-properties fo:text-align="justify" style:writing-mode="rl-tb" fo:margin-top="0.0833in" fo:margin-bottom="0in" fo:line-height="100%"/>
    </style:style>
    <style:style style:name="T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1" style:parent-style-name="Normal" style:family="paragraph">
      <style:paragraph-properties fo:text-align="justify" style:writing-mode="rl-tb" fo:margin-top="0.0833in" fo:margin-bottom="0in" fo:line-height="100%"/>
    </style:style>
    <style:style style:name="T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5" style:parent-style-name="Normal" style:family="paragraph">
      <style:paragraph-properties fo:text-align="justify" style:writing-mode="rl-tb" fo:margin-top="0.0833in" fo:margin-bottom="0in" fo:line-height="100%"/>
    </style:style>
    <style:style style:name="T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79" style:parent-style-name="Normal" style:family="paragraph">
      <style:paragraph-properties fo:text-align="justify" style:writing-mode="rl-tb" fo:margin-top="0.0833in" fo:margin-bottom="0in" fo:line-height="100%"/>
    </style:style>
    <style:style style:name="T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4" style:parent-style-name="Normal" style:family="paragraph">
      <style:paragraph-properties fo:text-align="justify" style:writing-mode="rl-tb" fo:margin-top="0.0833in" fo:margin-bottom="0in" fo:line-height="100%"/>
    </style:style>
    <style:style style:name="T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88" style:parent-style-name="Normal" style:family="paragraph">
      <style:paragraph-properties fo:text-align="justify" style:writing-mode="rl-tb" fo:margin-top="0.0833in" fo:margin-bottom="0in" fo:line-height="100%"/>
    </style:style>
    <style:style style:name="T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2" style:parent-style-name="Normal" style:family="paragraph">
      <style:paragraph-properties fo:text-align="justify" style:writing-mode="rl-tb" fo:margin-top="0.0833in" fo:margin-bottom="0in" fo:line-height="100%"/>
    </style:style>
    <style:style style:name="T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6" style:parent-style-name="Normal" style:family="paragraph">
      <style:paragraph-properties fo:text-align="justify" style:writing-mode="rl-tb" fo:margin-top="0.0833in" fo:margin-bottom="0in" fo:line-height="100%"/>
    </style:style>
    <style:style style:name="T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0" style:parent-style-name="Normal" style:family="paragraph">
      <style:paragraph-properties fo:text-align="justify" style:writing-mode="rl-tb" fo:margin-top="0.0833in" fo:margin-bottom="0in" fo:line-height="100%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4" style:parent-style-name="Normal" style:family="paragraph">
      <style:paragraph-properties fo:text-align="justify" style:writing-mode="rl-tb" fo:margin-top="0.0833in" fo:margin-bottom="0in" fo:line-height="100%"/>
    </style:style>
    <style:style style:name="T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8" style:parent-style-name="Normal" style:family="paragraph">
      <style:paragraph-properties fo:text-align="justify" style:writing-mode="rl-tb" fo:margin-top="0.0833in" fo:margin-bottom="0in" fo:line-height="100%"/>
    </style:style>
    <style:style style:name="T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2" style:parent-style-name="Normal" style:family="paragraph">
      <style:paragraph-properties fo:text-align="justify" style:writing-mode="rl-tb" fo:margin-top="0.0833in" fo:margin-bottom="0in" fo:line-height="100%"/>
    </style:style>
    <style:style style:name="T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16" style:parent-style-name="Normal" style:family="paragraph">
      <style:paragraph-properties fo:text-align="justify" style:writing-mode="rl-tb" fo:margin-top="0.0833in" fo:margin-bottom="0in" fo:line-height="100%"/>
    </style:style>
    <style:style style:name="T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72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22" style:parent-style-name="Normal" style:family="paragraph">
      <style:paragraph-properties fo:text-align="justify" style:writing-mode="rl-tb" fo:margin-top="0.0833in" fo:margin-bottom="0in" fo:line-height="100%"/>
    </style:style>
    <style:style style:name="T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5" style:parent-style-name="Normal" style:family="paragraph">
      <style:paragraph-properties fo:text-align="justify" style:writing-mode="rl-tb" fo:margin-top="0.0833in" fo:margin-bottom="0in" fo:line-height="100%"/>
    </style:style>
    <style:style style:name="T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9" style:parent-style-name="Normal" style:family="paragraph">
      <style:paragraph-properties fo:text-align="justify" style:writing-mode="rl-tb" fo:margin-top="0.0833in" fo:margin-bottom="0in" fo:line-height="100%"/>
    </style:style>
    <style:style style:name="T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3" style:parent-style-name="Normal" style:family="paragraph">
      <style:paragraph-properties fo:text-align="justify" style:writing-mode="rl-tb" fo:margin-top="0.0833in" fo:margin-bottom="0in" fo:line-height="100%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37" style:parent-style-name="Normal" style:family="paragraph">
      <style:paragraph-properties fo:text-align="justify" style:writing-mode="rl-tb" fo:margin-top="0.0833in" fo:margin-bottom="0in" fo:line-height="100%"/>
    </style:style>
    <style:style style:name="T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1" style:parent-style-name="Normal" style:family="paragraph">
      <style:paragraph-properties fo:text-align="justify" style:writing-mode="rl-tb" fo:margin-top="0.0833in" fo:margin-bottom="0in" fo:line-height="100%"/>
    </style:style>
    <style:style style:name="T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5" style:parent-style-name="Normal" style:family="paragraph">
      <style:paragraph-properties fo:text-align="justify" style:writing-mode="rl-tb" fo:margin-top="0.0833in" fo:margin-bottom="0in" fo:line-height="100%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49" style:parent-style-name="Normal" style:family="paragraph">
      <style:paragraph-properties fo:text-align="justify" style:writing-mode="rl-tb" fo:margin-top="0.0833in" fo:margin-bottom="0in" fo:line-height="100%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3" style:parent-style-name="Normal" style:family="paragraph">
      <style:paragraph-properties fo:text-align="justify" style:writing-mode="rl-tb" fo:margin-top="0.0833in" fo:margin-bottom="0in" fo:line-height="100%"/>
    </style:style>
    <style:style style:name="T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7" style:parent-style-name="Normal" style:family="paragraph">
      <style:paragraph-properties fo:text-align="justify" style:writing-mode="rl-tb" fo:margin-top="0.0833in" fo:margin-bottom="0in" fo:line-height="100%"/>
    </style:style>
    <style:style style:name="T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1" style:parent-style-name="Normal" style:family="paragraph">
      <style:paragraph-properties fo:text-align="justify" style:writing-mode="rl-tb" fo:margin-top="0.0833in" fo:margin-bottom="0in" fo:line-height="100%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5" style:parent-style-name="Normal" style:family="paragraph">
      <style:paragraph-properties fo:text-align="justify" style:writing-mode="rl-tb" fo:margin-top="0.0833in" fo:margin-bottom="0in" fo:line-height="100%"/>
    </style:style>
    <style:style style:name="T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9" style:parent-style-name="Normal" style:family="paragraph">
      <style:paragraph-properties fo:text-align="justify" style:writing-mode="rl-tb" fo:margin-top="0.0833in" fo:margin-bottom="0in" fo:line-height="100%"/>
    </style:style>
    <style:style style:name="T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3" style:parent-style-name="Normal" style:family="paragraph">
      <style:paragraph-properties fo:text-align="justify" style:writing-mode="rl-tb" fo:margin-top="0.0833in" fo:margin-bottom="0in" fo:line-height="100%"/>
    </style:style>
    <style:style style:name="T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77" style:parent-style-name="Normal" style:family="paragraph">
      <style:paragraph-properties fo:text-align="justify" style:writing-mode="rl-tb" fo:margin-top="0.0833in" fo:margin-bottom="0in" fo:line-height="100%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1" style:parent-style-name="Normal" style:family="paragraph">
      <style:paragraph-properties fo:text-align="justify" style:writing-mode="rl-tb" fo:margin-top="0.0833in" fo:margin-bottom="0in" fo:line-height="100%"/>
    </style:style>
    <style:style style:name="T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5" style:parent-style-name="Normal" style:family="paragraph">
      <style:paragraph-properties fo:text-align="justify" style:writing-mode="rl-tb" fo:margin-top="0.0833in" fo:margin-bottom="0in" fo:line-height="100%"/>
    </style:style>
    <style:style style:name="T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9" style:parent-style-name="Normal" style:family="paragraph">
      <style:paragraph-properties fo:text-align="justify" style:writing-mode="rl-tb" fo:margin-top="0.0833in" fo:margin-bottom="0in" fo:line-height="100%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3" style:parent-style-name="Normal" style:family="paragraph">
      <style:paragraph-properties fo:text-align="justify" style:writing-mode="rl-tb" fo:margin-top="0.0833in" fo:margin-bottom="0in" fo:line-height="100%"/>
    </style:style>
    <style:style style:name="T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7" style:parent-style-name="Normal" style:family="paragraph">
      <style:paragraph-properties fo:text-align="justify" style:writing-mode="rl-tb" fo:margin-top="0.0833in" fo:margin-bottom="0in" fo:line-height="100%"/>
    </style:style>
    <style:style style:name="T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1" style:parent-style-name="Normal" style:family="paragraph">
      <style:paragraph-properties fo:text-align="justify" style:writing-mode="rl-tb" fo:margin-top="0.0833in" fo:margin-bottom="0in" fo:line-height="100%"/>
    </style:style>
    <style:style style:name="T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5" style:parent-style-name="Normal" style:family="paragraph">
      <style:paragraph-properties fo:text-align="justify" style:writing-mode="rl-tb" fo:margin-top="0.0833in" fo:margin-bottom="0in" fo:line-height="100%"/>
    </style:style>
    <style:style style:name="T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09" style:parent-style-name="Normal" style:family="paragraph">
      <style:paragraph-properties fo:text-align="justify" style:writing-mode="rl-tb" fo:margin-top="0.0833in" fo:margin-bottom="0in" fo:line-height="100%"/>
    </style:style>
    <style:style style:name="T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4" style:parent-style-name="Normal" style:family="paragraph">
      <style:paragraph-properties fo:text-align="justify" style:writing-mode="rl-tb" fo:margin-top="0.0833in" fo:margin-bottom="0in" fo:line-height="100%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18" style:parent-style-name="Normal" style:family="paragraph">
      <style:paragraph-properties fo:text-align="justify" style:writing-mode="rl-tb" fo:margin-top="0.0833in" fo:margin-bottom="0in" fo:line-height="100%"/>
    </style:style>
    <style:style style:name="T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2" style:parent-style-name="Normal" style:family="paragraph">
      <style:paragraph-properties fo:text-align="justify" style:writing-mode="rl-tb" fo:margin-top="0.0833in" fo:margin-bottom="0in" fo:line-height="100%"/>
    </style:style>
    <style:style style:name="T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26" style:parent-style-name="Normal" style:family="paragraph">
      <style:paragraph-properties fo:text-align="justify" style:writing-mode="rl-tb" fo:margin-top="0.0833in" fo:margin-bottom="0in" fo:line-height="100%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83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32" style:parent-style-name="Normal" style:family="paragraph">
      <style:paragraph-properties fo:text-align="justify" style:writing-mode="rl-tb" fo:margin-top="0.0833in" fo:margin-bottom="0in" fo:line-height="100%"/>
    </style:style>
    <style:style style:name="T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6" style:parent-style-name="Normal" style:family="paragraph">
      <style:paragraph-properties fo:text-align="justify" style:writing-mode="rl-tb" fo:margin-top="0.0833in" fo:margin-bottom="0in" fo:line-height="100%"/>
    </style:style>
    <style:style style:name="T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0" style:parent-style-name="Normal" style:family="paragraph">
      <style:paragraph-properties fo:text-align="justify" style:writing-mode="rl-tb" fo:margin-top="0.0833in" fo:margin-bottom="0in" fo:line-height="100%"/>
    </style:style>
    <style:style style:name="T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4" style:parent-style-name="Normal" style:family="paragraph">
      <style:paragraph-properties fo:text-align="justify" style:writing-mode="rl-tb" fo:margin-top="0.0833in" fo:margin-bottom="0in" fo:line-height="100%"/>
    </style:style>
    <style:style style:name="T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48" style:parent-style-name="Normal" style:family="paragraph">
      <style:paragraph-properties fo:text-align="justify" style:writing-mode="rl-tb" fo:margin-top="0.0833in" fo:margin-bottom="0in" fo:line-height="100%"/>
    </style:style>
    <style:style style:name="T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2" style:parent-style-name="Normal" style:family="paragraph">
      <style:paragraph-properties fo:text-align="justify" style:writing-mode="rl-tb" fo:margin-top="0.0833in" fo:margin-bottom="0in" fo:line-height="100%"/>
    </style:style>
    <style:style style:name="T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56" style:parent-style-name="Normal" style:family="paragraph">
      <style:paragraph-properties fo:text-align="justify" style:writing-mode="rl-tb" fo:margin-top="0.0833in" fo:margin-bottom="0in" fo:line-height="100%"/>
    </style:style>
    <style:style style:name="T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0" style:parent-style-name="Normal" style:family="paragraph">
      <style:paragraph-properties fo:text-align="justify" style:writing-mode="rl-tb" fo:margin-top="0.0833in" fo:margin-bottom="0in" fo:line-height="100%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4" style:parent-style-name="Normal" style:family="paragraph">
      <style:paragraph-properties fo:text-align="justify" style:writing-mode="rl-tb" fo:margin-top="0.0833in" fo:margin-bottom="0in" fo:line-height="100%"/>
    </style:style>
    <style:style style:name="T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68" style:parent-style-name="Normal" style:family="paragraph">
      <style:paragraph-properties fo:text-align="justify" style:writing-mode="rl-tb" fo:margin-top="0.0833in" fo:margin-bottom="0in" fo:line-height="100%"/>
    </style:style>
    <style:style style:name="T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2" style:parent-style-name="Normal" style:family="paragraph">
      <style:paragraph-properties fo:text-align="justify" style:writing-mode="rl-tb" fo:margin-top="0.0833in" fo:margin-bottom="0in" fo:line-height="100%"/>
    </style:style>
    <style:style style:name="T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6" style:parent-style-name="Normal" style:family="paragraph">
      <style:paragraph-properties fo:text-align="justify" style:writing-mode="rl-tb" fo:margin-top="0.0833in" fo:margin-bottom="0in" fo:line-height="100%"/>
    </style:style>
    <style:style style:name="T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0" style:parent-style-name="Normal" style:family="paragraph">
      <style:paragraph-properties fo:text-align="justify" style:writing-mode="rl-tb" fo:margin-top="0.0833in" fo:margin-bottom="0in" fo:line-height="100%"/>
    </style:style>
    <style:style style:name="T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4" style:parent-style-name="Normal" style:family="paragraph">
      <style:paragraph-properties fo:text-align="justify" style:writing-mode="rl-tb" fo:margin-top="0.0833in" fo:margin-bottom="0in" fo:line-height="100%"/>
    </style:style>
    <style:style style:name="T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88" style:parent-style-name="Normal" style:family="paragraph">
      <style:paragraph-properties fo:text-align="justify" style:writing-mode="rl-tb" fo:margin-top="0.0833in" fo:margin-bottom="0in" fo:line-height="100%"/>
    </style:style>
    <style:style style:name="T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2" style:parent-style-name="Normal" style:family="paragraph">
      <style:paragraph-properties fo:text-align="justify" style:writing-mode="rl-tb" fo:margin-top="0.0833in" fo:margin-bottom="0in" fo:line-height="100%"/>
    </style:style>
    <style:style style:name="T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6" style:parent-style-name="Normal" style:family="paragraph">
      <style:paragraph-properties fo:text-align="justify" style:writing-mode="rl-tb" fo:margin-top="0.0833in" fo:margin-bottom="0in" fo:line-height="100%"/>
    </style:style>
    <style:style style:name="T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0" style:parent-style-name="Normal" style:family="paragraph">
      <style:paragraph-properties fo:text-align="justify" style:writing-mode="rl-tb" fo:margin-top="0.0833in" fo:margin-bottom="0in" fo:line-height="100%"/>
    </style:style>
    <style:style style:name="T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4" style:parent-style-name="Normal" style:family="paragraph">
      <style:paragraph-properties fo:text-align="justify" style:writing-mode="rl-tb" fo:margin-top="0.0833in" fo:margin-bottom="0in" fo:line-height="100%"/>
    </style:style>
    <style:style style:name="T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08" style:parent-style-name="Normal" style:family="paragraph">
      <style:paragraph-properties fo:text-align="justify" style:writing-mode="rl-tb" fo:margin-top="0.0833in" fo:margin-bottom="0in" fo:line-height="100%"/>
    </style:style>
    <style:style style:name="T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2" style:parent-style-name="Normal" style:family="paragraph">
      <style:paragraph-properties fo:text-align="justify" style:writing-mode="rl-tb" fo:margin-top="0.0833in" fo:margin-bottom="0in" fo:line-height="100%"/>
    </style:style>
    <style:style style:name="T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7" style:parent-style-name="Normal" style:family="paragraph">
      <style:paragraph-properties fo:text-align="justify" style:writing-mode="rl-tb" fo:margin-top="0.0833in" fo:margin-bottom="0in" fo:line-height="100%"/>
    </style:style>
    <style:style style:name="T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1" style:parent-style-name="Normal" style:family="paragraph">
      <style:paragraph-properties fo:text-align="justify" style:writing-mode="rl-tb" fo:margin-top="0.0833in" fo:margin-bottom="0in" fo:line-height="100%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5" style:parent-style-name="Normal" style:family="paragraph">
      <style:paragraph-properties fo:text-align="justify" style:writing-mode="rl-tb" fo:margin-top="0.0833in" fo:margin-bottom="0in" fo:line-height="100%"/>
    </style:style>
    <style:style style:name="T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29" style:parent-style-name="Normal" style:family="paragraph">
      <style:paragraph-properties fo:text-align="justify" style:writing-mode="rl-tb" fo:margin-top="0.0833in" fo:margin-bottom="0in" fo:line-height="100%"/>
    </style:style>
    <style:style style:name="T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3" style:parent-style-name="Normal" style:family="paragraph">
      <style:paragraph-properties fo:text-align="justify" style:writing-mode="rl-tb" fo:margin-top="0.0833in" fo:margin-bottom="0in" fo:line-height="100%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37" style:parent-style-name="Normal" style:family="paragraph">
      <style:paragraph-properties fo:text-align="justify" style:writing-mode="rl-tb" fo:margin-top="0.0833in" fo:margin-bottom="0in" fo:line-height="100%"/>
    </style:style>
    <style:style style:name="T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1" style:parent-style-name="Normal" style:family="paragraph">
      <style:paragraph-properties fo:text-align="justify" style:writing-mode="rl-tb" fo:margin-top="0.0833in" fo:margin-bottom="0in" fo:line-height="100%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5" style:parent-style-name="Normal" style:family="paragraph">
      <style:paragraph-properties fo:text-align="justify" style:writing-mode="rl-tb" fo:margin-top="0.0833in" fo:margin-bottom="0in" fo:line-height="100%"/>
    </style:style>
    <style:style style:name="T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49" style:parent-style-name="Normal" style:family="paragraph">
      <style:paragraph-properties fo:text-align="justify" style:writing-mode="rl-tb" fo:margin-top="0.0833in" fo:margin-bottom="0in" fo:line-height="100%"/>
    </style:style>
    <style:style style:name="T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3" style:parent-style-name="Normal" style:family="paragraph">
      <style:paragraph-properties fo:text-align="justify" style:writing-mode="rl-tb" fo:margin-top="0.0833in" fo:margin-bottom="0in" fo:line-height="100%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58" style:parent-style-name="Normal" style:family="paragraph">
      <style:paragraph-properties fo:text-align="justify" style:writing-mode="rl-tb" fo:margin-top="0.0833in" fo:margin-bottom="0in" fo:line-height="100%"/>
    </style:style>
    <style:style style:name="T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2" style:parent-style-name="Normal" style:family="paragraph">
      <style:paragraph-properties fo:text-align="justify" style:writing-mode="rl-tb" fo:margin-top="0.0833in" fo:margin-bottom="0in" fo:line-height="100%"/>
    </style:style>
    <style:style style:name="T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6" style:parent-style-name="Normal" style:family="paragraph">
      <style:paragraph-properties fo:text-align="justify" style:writing-mode="rl-tb" fo:margin-top="0.0833in" fo:margin-bottom="0in" fo:line-height="100%"/>
    </style:style>
    <style:style style:name="T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0" style:parent-style-name="Normal" style:family="paragraph">
      <style:paragraph-properties fo:text-align="justify" style:writing-mode="rl-tb" fo:margin-top="0.0833in" fo:margin-bottom="0in" fo:line-height="100%"/>
    </style:style>
    <style:style style:name="T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74" style:parent-style-name="Normal" style:family="paragraph">
      <style:paragraph-properties fo:text-align="justify" style:writing-mode="rl-tb" fo:margin-top="0.0833in" fo:margin-bottom="0in" fo:line-height="100%"/>
    </style:style>
    <style:style style:name="T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9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80" style:parent-style-name="Normal" style:family="paragraph">
      <style:paragraph-properties fo:text-align="justify" style:writing-mode="rl-tb" fo:margin-top="0.0833in" fo:margin-bottom="0in" fo:line-height="100%"/>
    </style:style>
    <style:style style:name="T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3" style:parent-style-name="Normal" style:family="paragraph">
      <style:paragraph-properties fo:text-align="justify" style:writing-mode="rl-tb" fo:margin-top="0.0833in" fo:margin-bottom="0in" fo:line-height="100%"/>
    </style:style>
    <style:style style:name="T9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7" style:parent-style-name="Normal" style:family="paragraph">
      <style:paragraph-properties fo:text-align="justify" style:writing-mode="rl-tb" fo:margin-top="0.0833in" fo:margin-bottom="0in" fo:line-height="100%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1" style:parent-style-name="Normal" style:family="paragraph">
      <style:paragraph-properties fo:text-align="justify" style:writing-mode="rl-tb" fo:margin-top="0.0833in" fo:margin-bottom="0in" fo:line-height="100%"/>
    </style:style>
    <style:style style:name="T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5" style:parent-style-name="Normal" style:family="paragraph">
      <style:paragraph-properties fo:text-align="justify" style:writing-mode="rl-tb" fo:margin-top="0.0833in" fo:margin-bottom="0in" fo:line-height="100%"/>
    </style:style>
    <style:style style:name="T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9" style:parent-style-name="Normal" style:family="paragraph">
      <style:paragraph-properties fo:text-align="justify" style:writing-mode="rl-tb" fo:margin-top="0.0833in" fo:margin-bottom="0in" fo:line-height="100%"/>
    </style:style>
    <style:style style:name="T1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3" style:parent-style-name="Normal" style:family="paragraph">
      <style:paragraph-properties fo:text-align="justify" style:writing-mode="rl-tb" fo:margin-top="0.0833in" fo:margin-bottom="0in" fo:line-height="100%"/>
    </style:style>
    <style:style style:name="T1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7" style:parent-style-name="Normal" style:family="paragraph">
      <style:paragraph-properties fo:text-align="justify" style:writing-mode="rl-tb" fo:margin-top="0.0833in" fo:margin-bottom="0in" fo:line-height="100%"/>
    </style:style>
    <style:style style:name="T1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1" style:parent-style-name="Normal" style:family="paragraph">
      <style:paragraph-properties fo:text-align="justify" style:writing-mode="rl-tb" fo:margin-top="0.0833in" fo:margin-bottom="0in" fo:line-height="100%"/>
    </style:style>
    <style:style style:name="T1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16" style:parent-style-name="Normal" style:family="paragraph">
      <style:paragraph-properties fo:text-align="justify" style:writing-mode="rl-tb" fo:margin-top="0.0833in" fo:margin-bottom="0in" fo:line-height="100%"/>
    </style:style>
    <style:style style:name="T1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20" style:parent-style-name="Normal" style:family="paragraph">
      <style:paragraph-properties fo:text-align="justify" style:writing-mode="rl-tb" fo:margin-top="0.0833in" fo:margin-bottom="0in" fo:line-height="100%"/>
    </style:style>
    <style:style style:name="T1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24" style:parent-style-name="Normal" style:family="paragraph">
      <style:paragraph-properties fo:text-align="justify" style:writing-mode="rl-tb" fo:margin-top="0.0833in" fo:margin-bottom="0in" fo:line-height="100%"/>
    </style:style>
    <style:style style:name="T1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28" style:parent-style-name="Normal" style:family="paragraph">
      <style:paragraph-properties fo:text-align="justify" style:writing-mode="rl-tb" fo:margin-top="0.0833in" fo:margin-bottom="0in" fo:line-height="100%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32" style:parent-style-name="Normal" style:family="paragraph">
      <style:paragraph-properties fo:text-align="justify" style:writing-mode="rl-tb" fo:margin-top="0.0833in" fo:margin-bottom="0in" fo:line-height="100%"/>
    </style:style>
    <style:style style:name="T1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36" style:parent-style-name="Normal" style:family="paragraph">
      <style:paragraph-properties fo:text-align="justify" style:writing-mode="rl-tb" fo:margin-top="0.0833in" fo:margin-bottom="0in" fo:line-height="100%"/>
    </style:style>
    <style:style style:name="T1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40" style:parent-style-name="Normal" style:family="paragraph">
      <style:paragraph-properties fo:text-align="justify" style:writing-mode="rl-tb" fo:margin-top="0.0833in" fo:margin-bottom="0in" fo:line-height="100%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44" style:parent-style-name="Normal" style:family="paragraph">
      <style:paragraph-properties fo:text-align="justify" style:writing-mode="rl-tb" fo:margin-top="0.0833in" fo:margin-bottom="0in" fo:line-height="100%"/>
    </style:style>
    <style:style style:name="T1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48" style:parent-style-name="Normal" style:family="paragraph">
      <style:paragraph-properties fo:text-align="justify" style:writing-mode="rl-tb" fo:margin-top="0.0833in" fo:margin-bottom="0in" fo:line-height="100%"/>
    </style:style>
    <style:style style:name="T1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10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54" style:parent-style-name="Normal" style:family="paragraph">
      <style:paragraph-properties fo:text-align="justify" style:writing-mode="rl-tb" fo:margin-top="0.0833in" fo:margin-bottom="0in" fo:line-height="100%"/>
    </style:style>
    <style:style style:name="T1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59" style:parent-style-name="Normal" style:family="paragraph">
      <style:paragraph-properties fo:text-align="justify" style:writing-mode="rl-tb" fo:margin-top="0.0833in" fo:margin-bottom="0in" fo:line-height="100%"/>
    </style:style>
    <style:style style:name="T1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63" style:parent-style-name="Normal" style:family="paragraph">
      <style:paragraph-properties fo:text-align="justify" style:writing-mode="rl-tb" fo:margin-top="0.0833in" fo:margin-bottom="0in" fo:line-height="100%"/>
    </style:style>
    <style:style style:name="T1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67" style:parent-style-name="Normal" style:family="paragraph">
      <style:paragraph-properties fo:text-align="justify" style:writing-mode="rl-tb" fo:margin-top="0.0833in" fo:margin-bottom="0in" fo:line-height="100%"/>
    </style:style>
    <style:style style:name="T1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1" style:parent-style-name="Normal" style:family="paragraph">
      <style:paragraph-properties fo:text-align="justify" style:writing-mode="rl-tb" fo:margin-top="0.0833in" fo:margin-bottom="0in" fo:line-height="100%"/>
    </style:style>
    <style:style style:name="T1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5" style:parent-style-name="Normal" style:family="paragraph">
      <style:paragraph-properties fo:text-align="justify" style:writing-mode="rl-tb" fo:margin-top="0.0833in" fo:margin-bottom="0in" fo:line-height="100%"/>
    </style:style>
    <style:style style:name="T1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79" style:parent-style-name="Normal" style:family="paragraph">
      <style:paragraph-properties fo:text-align="justify" style:writing-mode="rl-tb" fo:margin-top="0.0833in" fo:margin-bottom="0in" fo:line-height="100%"/>
    </style:style>
    <style:style style:name="T1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83" style:parent-style-name="Normal" style:family="paragraph">
      <style:paragraph-properties fo:text-align="justify" style:writing-mode="rl-tb" fo:margin-top="0.0833in" fo:margin-bottom="0in" fo:line-height="100%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87" style:parent-style-name="Normal" style:family="paragraph">
      <style:paragraph-properties fo:text-align="justify" style:writing-mode="rl-tb" fo:margin-top="0.0833in" fo:margin-bottom="0in" fo:line-height="100%"/>
    </style:style>
    <style:style style:name="T1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91" style:parent-style-name="Normal" style:family="paragraph">
      <style:paragraph-properties fo:text-align="justify" style:writing-mode="rl-tb" fo:margin-top="0.0833in" fo:margin-bottom="0in" fo:line-height="100%"/>
    </style:style>
    <style:style style:name="T1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95" style:parent-style-name="Normal" style:family="paragraph">
      <style:paragraph-properties fo:text-align="justify" style:writing-mode="rl-tb" fo:margin-top="0.0833in" fo:margin-bottom="0in" fo:line-height="100%"/>
    </style:style>
    <style:style style:name="T1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99" style:parent-style-name="Normal" style:family="paragraph">
      <style:paragraph-properties fo:text-align="justify" style:writing-mode="rl-tb" fo:margin-top="0.0833in" fo:margin-bottom="0in" fo:line-height="100%"/>
    </style:style>
    <style:style style:name="T1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03" style:parent-style-name="Normal" style:family="paragraph">
      <style:paragraph-properties fo:text-align="justify" style:writing-mode="rl-tb" fo:margin-top="0.0833in" fo:margin-bottom="0in" fo:line-height="100%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07" style:parent-style-name="Normal" style:family="paragraph">
      <style:paragraph-properties fo:text-align="justify" style:writing-mode="rl-tb" fo:margin-top="0.0833in" fo:margin-bottom="0in" fo:line-height="100%"/>
    </style:style>
    <style:style style:name="T1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11" style:parent-style-name="Normal" style:family="paragraph">
      <style:paragraph-properties fo:text-align="justify" style:writing-mode="rl-tb" fo:margin-top="0.0833in" fo:margin-bottom="0in" fo:line-height="100%"/>
    </style:style>
    <style:style style:name="T1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15" style:parent-style-name="Normal" style:family="paragraph">
      <style:paragraph-properties fo:text-align="justify" style:writing-mode="rl-tb" fo:margin-top="0.0833in" fo:margin-bottom="0in" fo:line-height="100%"/>
    </style:style>
    <style:style style:name="T1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19" style:parent-style-name="Normal" style:family="paragraph">
      <style:paragraph-properties fo:text-align="justify" style:writing-mode="rl-tb" fo:margin-top="0.0833in" fo:margin-bottom="0in" fo:line-height="100%"/>
    </style:style>
    <style:style style:name="T1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23" style:parent-style-name="Normal" style:family="paragraph">
      <style:paragraph-properties fo:text-align="justify" style:writing-mode="rl-tb" fo:margin-top="0.0833in" fo:margin-bottom="0in" fo:line-height="100%"/>
    </style:style>
    <style:style style:name="T1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27" style:parent-style-name="Normal" style:family="paragraph">
      <style:paragraph-properties fo:text-align="justify" style:writing-mode="rl-tb" fo:margin-top="0.0833in" fo:margin-bottom="0in" fo:line-height="100%"/>
    </style:style>
    <style:style style:name="T1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31" style:parent-style-name="Normal" style:family="paragraph">
      <style:paragraph-properties fo:text-align="justify" style:writing-mode="rl-tb" fo:margin-top="0.0833in" fo:margin-bottom="0in" fo:line-height="100%"/>
    </style:style>
    <style:style style:name="T1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35" style:parent-style-name="Normal" style:family="paragraph">
      <style:paragraph-properties fo:text-align="justify" style:writing-mode="rl-tb" fo:margin-top="0.0833in" fo:margin-bottom="0in" fo:line-height="100%"/>
    </style:style>
    <style:style style:name="T1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39" style:parent-style-name="Normal" style:family="paragraph">
      <style:paragraph-properties fo:text-align="justify" style:writing-mode="rl-tb" fo:margin-top="0.0833in" fo:margin-bottom="0in" fo:line-height="100%"/>
    </style:style>
    <style:style style:name="T1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43" style:parent-style-name="Normal" style:family="paragraph">
      <style:paragraph-properties fo:text-align="justify" style:writing-mode="rl-tb" fo:margin-top="0.0833in" fo:margin-bottom="0in" fo:line-height="100%"/>
    </style:style>
    <style:style style:name="T1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47" style:parent-style-name="Normal" style:family="paragraph">
      <style:paragraph-properties fo:text-align="justify" style:writing-mode="rl-tb" fo:margin-top="0.0833in" fo:margin-bottom="0in" fo:line-height="100%"/>
    </style:style>
    <style:style style:name="T1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51" style:parent-style-name="Normal" style:family="paragraph">
      <style:paragraph-properties fo:text-align="justify" style:writing-mode="rl-tb" fo:margin-top="0.0833in" fo:margin-bottom="0in" fo:line-height="100%"/>
    </style:style>
    <style:style style:name="T1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55" style:parent-style-name="Normal" style:family="paragraph">
      <style:paragraph-properties fo:text-align="justify" style:writing-mode="rl-tb" fo:margin-top="0.0833in" fo:margin-bottom="0in" fo:line-height="100%"/>
    </style:style>
    <style:style style:name="T1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59" style:parent-style-name="Normal" style:family="paragraph">
      <style:paragraph-properties fo:text-align="justify" style:writing-mode="rl-tb" fo:margin-top="0.0833in" fo:margin-bottom="0in" fo:line-height="100%"/>
    </style:style>
    <style:style style:name="T1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63" style:parent-style-name="Normal" style:family="paragraph">
      <style:paragraph-properties fo:text-align="justify" style:writing-mode="rl-tb" fo:margin-top="0.0833in" fo:margin-bottom="0in" fo:line-height="100%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67" style:parent-style-name="Normal" style:family="paragraph">
      <style:paragraph-properties fo:text-align="justify" style:writing-mode="rl-tb" fo:margin-top="0.0833in" fo:margin-bottom="0in" fo:line-height="100%"/>
    </style:style>
    <style:style style:name="T1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1" style:parent-style-name="Normal" style:family="paragraph">
      <style:paragraph-properties fo:text-align="justify" style:writing-mode="rl-tb" fo:margin-top="0.0833in" fo:margin-bottom="0in" fo:line-height="100%"/>
    </style:style>
    <style:style style:name="T1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5" style:parent-style-name="Normal" style:family="paragraph">
      <style:paragraph-properties fo:text-align="justify" style:writing-mode="rl-tb" fo:margin-top="0.0833in" fo:margin-bottom="0in" fo:line-height="100%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9" style:parent-style-name="Normal" style:family="paragraph">
      <style:paragraph-properties fo:text-align="justify" style:writing-mode="rl-tb" fo:margin-top="0.0833in" fo:margin-bottom="0in" fo:line-height="100%"/>
    </style:style>
    <style:style style:name="T1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18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84" style:parent-style-name="Normal" style:family="paragraph">
      <style:paragraph-properties fo:text-align="justify" style:writing-mode="rl-tb" fo:margin-top="0.0833in" fo:margin-bottom="0in" fo:line-height="100%"/>
    </style:style>
    <style:style style:name="T1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87" style:parent-style-name="Normal" style:family="paragraph">
      <style:paragraph-properties fo:text-align="justify" style:writing-mode="rl-tb" fo:margin-top="0.0833in" fo:margin-bottom="0in" fo:line-height="100%"/>
    </style:style>
    <style:style style:name="T1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91" style:parent-style-name="Normal" style:family="paragraph">
      <style:paragraph-properties fo:text-align="justify" style:writing-mode="rl-tb" fo:margin-top="0.0833in" fo:margin-bottom="0in" fo:line-height="100%"/>
    </style:style>
    <style:style style:name="T1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95" style:parent-style-name="Normal" style:family="paragraph">
      <style:paragraph-properties fo:text-align="justify" style:writing-mode="rl-tb" fo:margin-top="0.0833in" fo:margin-bottom="0in" fo:line-height="100%"/>
    </style:style>
    <style:style style:name="T1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99" style:parent-style-name="Normal" style:family="paragraph">
      <style:paragraph-properties fo:text-align="justify" style:writing-mode="rl-tb" fo:margin-top="0.0833in" fo:margin-bottom="0in" fo:line-height="100%"/>
    </style:style>
    <style:style style:name="T1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03" style:parent-style-name="Normal" style:family="paragraph">
      <style:paragraph-properties fo:text-align="justify" style:writing-mode="rl-tb" fo:margin-top="0.0833in" fo:margin-bottom="0in" fo:line-height="100%"/>
    </style:style>
    <style:style style:name="T1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07" style:parent-style-name="Normal" style:family="paragraph">
      <style:paragraph-properties fo:text-align="justify" style:writing-mode="rl-tb" fo:margin-top="0.0833in" fo:margin-bottom="0in" fo:line-height="100%"/>
    </style:style>
    <style:style style:name="T1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11" style:parent-style-name="Normal" style:family="paragraph">
      <style:paragraph-properties fo:text-align="justify" style:writing-mode="rl-tb" fo:margin-top="0.0833in" fo:margin-bottom="0in" fo:line-height="100%"/>
    </style:style>
    <style:style style:name="T1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15" style:parent-style-name="Normal" style:family="paragraph">
      <style:paragraph-properties fo:text-align="justify" style:writing-mode="rl-tb" fo:margin-top="0.0833in" fo:margin-bottom="0in" fo:line-height="100%"/>
    </style:style>
    <style:style style:name="T1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19" style:parent-style-name="Normal" style:family="paragraph">
      <style:paragraph-properties fo:text-align="justify" style:writing-mode="rl-tb" fo:margin-top="0.0833in" fo:margin-bottom="0in" fo:line-height="100%"/>
    </style:style>
    <style:style style:name="T1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23" style:parent-style-name="Normal" style:family="paragraph">
      <style:paragraph-properties fo:text-align="justify" style:writing-mode="rl-tb" fo:margin-top="0.0833in" fo:margin-bottom="0in" fo:line-height="100%"/>
    </style:style>
    <style:style style:name="T1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27" style:parent-style-name="Normal" style:family="paragraph">
      <style:paragraph-properties fo:text-align="justify" style:writing-mode="rl-tb" fo:margin-top="0.0833in" fo:margin-bottom="0in" fo:line-height="100%"/>
    </style:style>
    <style:style style:name="T1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31" style:parent-style-name="Normal" style:family="paragraph">
      <style:paragraph-properties fo:text-align="justify" style:writing-mode="rl-tb" fo:margin-top="0.0833in" fo:margin-bottom="0in" fo:line-height="100%"/>
    </style:style>
    <style:style style:name="T1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35" style:parent-style-name="Normal" style:family="paragraph">
      <style:paragraph-properties fo:text-align="justify" style:writing-mode="rl-tb" fo:margin-top="0.0833in" fo:margin-bottom="0in" fo:line-height="100%"/>
    </style:style>
    <style:style style:name="T1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39" style:parent-style-name="Normal" style:family="paragraph">
      <style:paragraph-properties fo:text-align="justify" style:writing-mode="rl-tb" fo:margin-top="0.0833in" fo:margin-bottom="0in" fo:line-height="100%"/>
    </style:style>
    <style:style style:name="T1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43" style:parent-style-name="Normal" style:family="paragraph">
      <style:paragraph-properties fo:text-align="justify" style:writing-mode="rl-tb" fo:margin-top="0.0833in" fo:margin-bottom="0in" fo:line-height="100%"/>
    </style:style>
    <style:style style:name="T1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47" style:parent-style-name="Normal" style:family="paragraph">
      <style:paragraph-properties fo:text-align="justify" style:writing-mode="rl-tb" fo:margin-top="0.0833in" fo:margin-bottom="0in" fo:line-height="100%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51" style:parent-style-name="Normal" style:family="paragraph">
      <style:paragraph-properties fo:text-align="justify" style:writing-mode="rl-tb" fo:margin-top="0.0833in" fo:margin-bottom="0in" fo:line-height="100%"/>
    </style:style>
    <style:style style:name="T1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55" style:parent-style-name="Normal" style:family="paragraph">
      <style:paragraph-properties fo:text-align="justify" style:writing-mode="rl-tb" fo:margin-top="0.0833in" fo:margin-bottom="0in" fo:line-height="100%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59" style:parent-style-name="Normal" style:family="paragraph">
      <style:paragraph-properties fo:text-align="justify" style:writing-mode="rl-tb" fo:margin-top="0.0833in" fo:margin-bottom="0in" fo:line-height="100%"/>
    </style:style>
    <style:style style:name="T1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63" style:parent-style-name="Normal" style:family="paragraph">
      <style:paragraph-properties fo:text-align="justify" style:writing-mode="rl-tb" fo:margin-top="0.0833in" fo:margin-bottom="0in" fo:line-height="100%"/>
    </style:style>
    <style:style style:name="T1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67" style:parent-style-name="Normal" style:family="paragraph">
      <style:paragraph-properties fo:text-align="justify" style:writing-mode="rl-tb" fo:margin-top="0.0833in" fo:margin-bottom="0in" fo:line-height="100%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71" style:parent-style-name="Normal" style:family="paragraph">
      <style:paragraph-properties fo:text-align="justify" style:writing-mode="rl-tb" fo:margin-top="0.0833in" fo:margin-bottom="0in" fo:line-height="100%"/>
    </style:style>
    <style:style style:name="T1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75" style:parent-style-name="Normal" style:family="paragraph">
      <style:paragraph-properties fo:text-align="justify" style:writing-mode="rl-tb" fo:margin-top="0.0833in" fo:margin-bottom="0in" fo:line-height="100%"/>
    </style:style>
    <style:style style:name="T1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79" style:parent-style-name="Normal" style:family="paragraph">
      <style:paragraph-properties fo:text-align="justify" style:writing-mode="rl-tb" fo:margin-top="0.0833in" fo:margin-bottom="0in" fo:line-height="100%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83" style:parent-style-name="Normal" style:family="paragraph">
      <style:paragraph-properties fo:text-align="justify" style:writing-mode="rl-tb" fo:margin-top="0.0833in" fo:margin-bottom="0in" fo:line-height="100%"/>
    </style:style>
    <style:style style:name="T1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87" style:parent-style-name="Normal" style:family="paragraph">
      <style:paragraph-properties fo:text-align="justify" style:writing-mode="rl-tb" fo:margin-top="0.0833in" fo:margin-bottom="0in" fo:line-height="100%"/>
    </style:style>
    <style:style style:name="T1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91" style:parent-style-name="Normal" style:family="paragraph">
      <style:paragraph-properties fo:text-align="justify" style:writing-mode="rl-tb" fo:margin-top="0.0833in" fo:margin-bottom="0in" fo:line-height="100%"/>
    </style:style>
    <style:style style:name="T1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95" style:parent-style-name="Normal" style:family="paragraph">
      <style:paragraph-properties fo:text-align="justify" style:writing-mode="rl-tb" fo:margin-top="0.0833in" fo:margin-bottom="0in" fo:line-height="100%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99" style:parent-style-name="Normal" style:family="paragraph">
      <style:paragraph-properties fo:text-align="justify" style:writing-mode="rl-tb" fo:margin-top="0.0833in" fo:margin-bottom="0in" fo:line-height="100%"/>
    </style:style>
    <style:style style:name="T1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03" style:parent-style-name="Normal" style:family="paragraph">
      <style:paragraph-properties fo:text-align="justify" style:writing-mode="rl-tb" fo:margin-top="0.0833in" fo:margin-bottom="0in" fo:line-height="100%"/>
    </style:style>
    <style:style style:name="T1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3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08" style:parent-style-name="Normal" style:family="paragraph">
      <style:paragraph-properties fo:text-align="justify" style:writing-mode="rl-tb" fo:margin-top="0.0833in" fo:margin-bottom="0in" fo:line-height="100%"/>
    </style:style>
    <style:style style:name="T1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11" style:parent-style-name="Normal" style:family="paragraph">
      <style:paragraph-properties fo:text-align="justify" style:writing-mode="rl-tb" fo:margin-top="0.0833in" fo:margin-bottom="0in" fo:line-height="100%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15" style:parent-style-name="Normal" style:family="paragraph">
      <style:paragraph-properties fo:text-align="justify" style:writing-mode="rl-tb" fo:margin-top="0.0833in" fo:margin-bottom="0in" fo:line-height="100%"/>
    </style:style>
    <style:style style:name="T1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19" style:parent-style-name="Normal" style:family="paragraph">
      <style:paragraph-properties fo:text-align="justify" style:writing-mode="rl-tb" fo:margin-top="0.0833in" fo:margin-bottom="0in" fo:line-height="100%"/>
    </style:style>
    <style:style style:name="T1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23" style:parent-style-name="Normal" style:family="paragraph">
      <style:paragraph-properties fo:text-align="justify" style:writing-mode="rl-tb" fo:margin-top="0.0833in" fo:margin-bottom="0in" fo:line-height="100%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27" style:parent-style-name="Normal" style:family="paragraph">
      <style:paragraph-properties fo:text-align="justify" style:writing-mode="rl-tb" fo:margin-top="0.0833in" fo:margin-bottom="0in" fo:line-height="100%"/>
    </style:style>
    <style:style style:name="T1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31" style:parent-style-name="Normal" style:family="paragraph">
      <style:paragraph-properties fo:text-align="justify" style:writing-mode="rl-tb" fo:margin-top="0.0833in" fo:margin-bottom="0in" fo:line-height="100%"/>
    </style:style>
    <style:style style:name="T1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35" style:parent-style-name="Normal" style:family="paragraph">
      <style:paragraph-properties fo:text-align="justify" style:writing-mode="rl-tb" fo:margin-top="0.0833in" fo:margin-bottom="0in" fo:line-height="100%"/>
    </style:style>
    <style:style style:name="T1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39" style:parent-style-name="Normal" style:family="paragraph">
      <style:paragraph-properties fo:text-align="justify" style:writing-mode="rl-tb" fo:margin-top="0.0833in" fo:margin-bottom="0in" fo:line-height="100%"/>
    </style:style>
    <style:style style:name="T1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43" style:parent-style-name="Normal" style:family="paragraph">
      <style:paragraph-properties fo:text-align="justify" style:writing-mode="rl-tb" fo:margin-top="0.0833in" fo:margin-bottom="0in" fo:line-height="100%"/>
    </style:style>
    <style:style style:name="T1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47" style:parent-style-name="Normal" style:family="paragraph">
      <style:paragraph-properties fo:text-align="justify" style:writing-mode="rl-tb" fo:margin-top="0.0833in" fo:margin-bottom="0in" fo:line-height="100%"/>
    </style:style>
    <style:style style:name="T1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51" style:parent-style-name="Normal" style:family="paragraph">
      <style:paragraph-properties fo:text-align="justify" style:writing-mode="rl-tb" fo:margin-top="0.0833in" fo:margin-bottom="0in" fo:line-height="100%"/>
    </style:style>
    <style:style style:name="T1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55" style:parent-style-name="Normal" style:family="paragraph">
      <style:paragraph-properties fo:text-align="justify" style:writing-mode="rl-tb" fo:margin-top="0.0833in" fo:margin-bottom="0in" fo:line-height="100%"/>
    </style:style>
    <style:style style:name="T1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59" style:parent-style-name="Normal" style:family="paragraph">
      <style:paragraph-properties fo:text-align="justify" style:writing-mode="rl-tb" fo:margin-top="0.0833in" fo:margin-bottom="0in" fo:line-height="100%"/>
    </style:style>
    <style:style style:name="T1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63" style:parent-style-name="Normal" style:family="paragraph">
      <style:paragraph-properties fo:text-align="justify" style:writing-mode="rl-tb" fo:margin-top="0.0833in" fo:margin-bottom="0in" fo:line-height="100%"/>
    </style:style>
    <style:style style:name="T1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67" style:parent-style-name="Normal" style:family="paragraph">
      <style:paragraph-properties fo:text-align="justify" style:writing-mode="rl-tb" fo:margin-top="0.0833in" fo:margin-bottom="0in" fo:line-height="100%"/>
    </style:style>
    <style:style style:name="T1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71" style:parent-style-name="Normal" style:family="paragraph">
      <style:paragraph-properties fo:text-align="justify" style:writing-mode="rl-tb" fo:margin-top="0.0833in" fo:margin-bottom="0in" fo:line-height="100%"/>
    </style:style>
    <style:style style:name="T1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75" style:parent-style-name="Normal" style:family="paragraph">
      <style:paragraph-properties fo:text-align="justify" style:writing-mode="rl-tb" fo:margin-top="0.0833in" fo:margin-bottom="0in" fo:line-height="100%"/>
    </style:style>
    <style:style style:name="T1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79" style:parent-style-name="Normal" style:family="paragraph">
      <style:paragraph-properties fo:text-align="justify" style:writing-mode="rl-tb" fo:margin-top="0.0833in" fo:margin-bottom="0in" fo:line-height="100%"/>
    </style:style>
    <style:style style:name="T1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83" style:parent-style-name="Normal" style:family="paragraph">
      <style:paragraph-properties fo:text-align="justify" style:writing-mode="rl-tb" fo:margin-top="0.0833in" fo:margin-bottom="0in" fo:line-height="100%"/>
    </style:style>
    <style:style style:name="T1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87" style:parent-style-name="Normal" style:family="paragraph">
      <style:paragraph-properties fo:text-align="justify" style:writing-mode="rl-tb" fo:margin-top="0.0833in" fo:margin-bottom="0in" fo:line-height="100%"/>
    </style:style>
    <style:style style:name="T1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91" style:parent-style-name="Normal" style:family="paragraph">
      <style:paragraph-properties fo:text-align="justify" style:writing-mode="rl-tb" fo:margin-top="0.0833in" fo:margin-bottom="0in" fo:line-height="100%"/>
    </style:style>
    <style:style style:name="T1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95" style:parent-style-name="Normal" style:family="paragraph">
      <style:paragraph-properties fo:text-align="justify" style:writing-mode="rl-tb" fo:margin-top="0.0833in" fo:margin-bottom="0in" fo:line-height="100%"/>
    </style:style>
    <style:style style:name="T1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99" style:parent-style-name="Normal" style:family="paragraph">
      <style:paragraph-properties fo:text-align="justify" style:writing-mode="rl-tb" fo:margin-top="0.0833in" fo:margin-bottom="0in" fo:line-height="100%"/>
    </style:style>
    <style:style style:name="T1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03" style:parent-style-name="Normal" style:family="paragraph">
      <style:paragraph-properties fo:text-align="justify" style:writing-mode="rl-tb" fo:margin-top="0.0833in" fo:margin-bottom="0in" fo:line-height="100%"/>
    </style:style>
    <style:style style:name="T1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07" style:parent-style-name="Normal" style:family="paragraph">
      <style:paragraph-properties fo:text-align="justify" style:writing-mode="rl-tb" fo:margin-top="0.0833in" fo:margin-bottom="0in" fo:line-height="100%"/>
    </style:style>
    <style:style style:name="T1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11" style:parent-style-name="Normal" style:family="paragraph">
      <style:paragraph-properties fo:text-align="justify" style:writing-mode="rl-tb" fo:margin-top="0.0833in" fo:margin-bottom="0in" fo:line-height="100%"/>
    </style:style>
    <style:style style:name="T1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15" style:parent-style-name="Normal" style:family="paragraph">
      <style:paragraph-properties fo:text-align="justify" style:writing-mode="rl-tb" fo:margin-top="0.0833in" fo:margin-bottom="0in" fo:line-height="100%"/>
    </style:style>
    <style:style style:name="T1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4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20" style:parent-style-name="Normal" style:family="paragraph">
      <style:paragraph-properties fo:text-align="justify" style:writing-mode="rl-tb" fo:margin-top="0.0833in" fo:margin-bottom="0in" fo:line-height="100%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23" style:parent-style-name="Normal" style:family="paragraph">
      <style:paragraph-properties fo:text-align="justify" style:writing-mode="rl-tb" fo:margin-top="0.0833in" fo:margin-bottom="0in" fo:line-height="100%"/>
    </style:style>
    <style:style style:name="T1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27" style:parent-style-name="Normal" style:family="paragraph">
      <style:paragraph-properties fo:text-align="justify" style:writing-mode="rl-tb" fo:margin-top="0.0833in" fo:margin-bottom="0in" fo:line-height="100%"/>
    </style:style>
    <style:style style:name="T1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31" style:parent-style-name="Normal" style:family="paragraph">
      <style:paragraph-properties fo:text-align="justify" style:writing-mode="rl-tb" fo:margin-top="0.0833in" fo:margin-bottom="0in" fo:line-height="100%"/>
    </style:style>
    <style:style style:name="T1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35" style:parent-style-name="Normal" style:family="paragraph">
      <style:paragraph-properties fo:text-align="justify" style:writing-mode="rl-tb" fo:margin-top="0.0833in" fo:margin-bottom="0in" fo:line-height="100%"/>
    </style:style>
    <style:style style:name="T1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39" style:parent-style-name="Normal" style:family="paragraph">
      <style:paragraph-properties fo:text-align="justify" style:writing-mode="rl-tb" fo:margin-top="0.0833in" fo:margin-bottom="0in" fo:line-height="100%"/>
    </style:style>
    <style:style style:name="T1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43" style:parent-style-name="Normal" style:family="paragraph">
      <style:paragraph-properties fo:text-align="justify" style:writing-mode="rl-tb" fo:margin-top="0.0833in" fo:margin-bottom="0in" fo:line-height="100%"/>
    </style:style>
    <style:style style:name="T1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47" style:parent-style-name="Normal" style:family="paragraph">
      <style:paragraph-properties fo:text-align="justify" style:writing-mode="rl-tb" fo:margin-top="0.0833in" fo:margin-bottom="0in" fo:line-height="100%"/>
    </style:style>
    <style:style style:name="T1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51" style:parent-style-name="Normal" style:family="paragraph">
      <style:paragraph-properties fo:text-align="justify" style:writing-mode="rl-tb" fo:margin-top="0.0833in" fo:margin-bottom="0in" fo:line-height="100%"/>
    </style:style>
    <style:style style:name="T1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55" style:parent-style-name="Normal" style:family="paragraph">
      <style:paragraph-properties fo:text-align="justify" style:writing-mode="rl-tb" fo:margin-top="0.0833in" fo:margin-bottom="0in" fo:line-height="100%"/>
    </style:style>
    <style:style style:name="T1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59" style:parent-style-name="Normal" style:family="paragraph">
      <style:paragraph-properties fo:text-align="justify" style:writing-mode="rl-tb" fo:margin-top="0.0833in" fo:margin-bottom="0in" fo:line-height="100%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63" style:parent-style-name="Normal" style:family="paragraph">
      <style:paragraph-properties fo:text-align="justify" style:writing-mode="rl-tb" fo:margin-top="0.0833in" fo:margin-bottom="0in" fo:line-height="100%"/>
    </style:style>
    <style:style style:name="T1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67" style:parent-style-name="Normal" style:family="paragraph">
      <style:paragraph-properties fo:text-align="justify" style:writing-mode="rl-tb" fo:margin-top="0.0833in" fo:margin-bottom="0in" fo:line-height="100%"/>
    </style:style>
    <style:style style:name="T1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71" style:parent-style-name="Normal" style:family="paragraph">
      <style:paragraph-properties fo:text-align="justify" style:writing-mode="rl-tb" fo:margin-top="0.0833in" fo:margin-bottom="0in" fo:line-height="100%"/>
    </style:style>
    <style:style style:name="T1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75" style:parent-style-name="Normal" style:family="paragraph">
      <style:paragraph-properties fo:text-align="justify" style:writing-mode="rl-tb" fo:margin-top="0.0833in" fo:margin-bottom="0in" fo:line-height="100%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79" style:parent-style-name="Normal" style:family="paragraph">
      <style:paragraph-properties fo:text-align="justify" style:writing-mode="rl-tb" fo:margin-top="0.0833in" fo:margin-bottom="0in" fo:line-height="100%"/>
    </style:style>
    <style:style style:name="T1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83" style:parent-style-name="Normal" style:family="paragraph">
      <style:paragraph-properties fo:text-align="justify" style:writing-mode="rl-tb" fo:margin-top="0.0833in" fo:margin-bottom="0in" fo:line-height="100%"/>
    </style:style>
    <style:style style:name="T1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87" style:parent-style-name="Normal" style:family="paragraph">
      <style:paragraph-properties fo:text-align="justify" style:writing-mode="rl-tb" fo:margin-top="0.0833in" fo:margin-bottom="0in" fo:line-height="100%"/>
    </style:style>
    <style:style style:name="T1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91" style:parent-style-name="Normal" style:family="paragraph">
      <style:paragraph-properties fo:text-align="justify" style:writing-mode="rl-tb" fo:margin-top="0.0833in" fo:margin-bottom="0in" fo:line-height="100%"/>
    </style:style>
    <style:style style:name="T1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95" style:parent-style-name="Normal" style:family="paragraph">
      <style:paragraph-properties fo:text-align="justify" style:writing-mode="rl-tb" fo:margin-top="0.0833in" fo:margin-bottom="0in" fo:line-height="100%"/>
    </style:style>
    <style:style style:name="T1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99" style:parent-style-name="Normal" style:family="paragraph">
      <style:paragraph-properties fo:text-align="justify" style:writing-mode="rl-tb" fo:margin-top="0.0833in" fo:margin-bottom="0in" fo:line-height="100%"/>
    </style:style>
    <style:style style:name="T1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03" style:parent-style-name="Normal" style:family="paragraph">
      <style:paragraph-properties fo:text-align="justify" style:writing-mode="rl-tb" fo:margin-top="0.0833in" fo:margin-bottom="0in" fo:line-height="100%"/>
    </style:style>
    <style:style style:name="T1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07" style:parent-style-name="Normal" style:family="paragraph">
      <style:paragraph-properties fo:text-align="justify" style:writing-mode="rl-tb" fo:margin-top="0.0833in" fo:margin-bottom="0in" fo:line-height="100%"/>
    </style:style>
    <style:style style:name="T1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11" style:parent-style-name="Normal" style:family="paragraph">
      <style:paragraph-properties fo:text-align="justify" style:writing-mode="rl-tb" fo:margin-top="0.0833in" fo:margin-bottom="0in" fo:line-height="100%"/>
    </style:style>
    <style:style style:name="T1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15" style:parent-style-name="Normal" style:family="paragraph">
      <style:paragraph-properties fo:text-align="justify" style:writing-mode="rl-tb" fo:margin-top="0.0833in" fo:margin-bottom="0in" fo:line-height="100%"/>
    </style:style>
    <style:style style:name="T1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5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21" style:parent-style-name="Normal" style:family="paragraph">
      <style:paragraph-properties fo:text-align="justify" style:writing-mode="rl-tb" fo:margin-top="0.0833in" fo:margin-bottom="0in" fo:line-height="100%"/>
    </style:style>
    <style:style style:name="T1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24" style:parent-style-name="Normal" style:family="paragraph">
      <style:paragraph-properties fo:text-align="justify" style:writing-mode="rl-tb" fo:margin-top="0.0833in" fo:margin-bottom="0in" fo:line-height="100%"/>
    </style:style>
    <style:style style:name="T1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28" style:parent-style-name="Normal" style:family="paragraph">
      <style:paragraph-properties fo:text-align="justify" style:writing-mode="rl-tb" fo:margin-top="0.0833in" fo:margin-bottom="0in" fo:line-height="100%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32" style:parent-style-name="Normal" style:family="paragraph">
      <style:paragraph-properties fo:text-align="justify" style:writing-mode="rl-tb" fo:margin-top="0.0833in" fo:margin-bottom="0in" fo:line-height="100%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36" style:parent-style-name="Normal" style:family="paragraph">
      <style:paragraph-properties fo:text-align="justify" style:writing-mode="rl-tb" fo:margin-top="0.0833in" fo:margin-bottom="0in" fo:line-height="100%"/>
    </style:style>
    <style:style style:name="T1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40" style:parent-style-name="Normal" style:family="paragraph">
      <style:paragraph-properties fo:text-align="justify" style:writing-mode="rl-tb" fo:margin-top="0.0833in" fo:margin-bottom="0in" fo:line-height="100%"/>
    </style:style>
    <style:style style:name="T1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44" style:parent-style-name="Normal" style:family="paragraph">
      <style:paragraph-properties fo:text-align="justify" style:writing-mode="rl-tb" fo:margin-top="0.0833in" fo:margin-bottom="0in" fo:line-height="100%"/>
    </style:style>
    <style:style style:name="T1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48" style:parent-style-name="Normal" style:family="paragraph">
      <style:paragraph-properties fo:text-align="justify" style:writing-mode="rl-tb" fo:margin-top="0.0833in" fo:margin-bottom="0in" fo:line-height="100%"/>
    </style:style>
    <style:style style:name="T1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52" style:parent-style-name="Normal" style:family="paragraph">
      <style:paragraph-properties fo:text-align="justify" style:writing-mode="rl-tb" fo:margin-top="0.0833in" fo:margin-bottom="0in" fo:line-height="100%"/>
    </style:style>
    <style:style style:name="T1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56" style:parent-style-name="Normal" style:family="paragraph">
      <style:paragraph-properties fo:text-align="justify" style:writing-mode="rl-tb" fo:margin-top="0.0833in" fo:margin-bottom="0in" fo:line-height="100%"/>
    </style:style>
    <style:style style:name="T1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60" style:parent-style-name="Normal" style:family="paragraph">
      <style:paragraph-properties fo:text-align="justify" style:writing-mode="rl-tb" fo:margin-top="0.0833in" fo:margin-bottom="0in" fo:line-height="100%"/>
    </style:style>
    <style:style style:name="T1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64" style:parent-style-name="Normal" style:family="paragraph">
      <style:paragraph-properties fo:text-align="justify" style:writing-mode="rl-tb" fo:margin-top="0.0833in" fo:margin-bottom="0in" fo:line-height="100%"/>
    </style:style>
    <style:style style:name="T1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68" style:parent-style-name="Normal" style:family="paragraph">
      <style:paragraph-properties fo:text-align="justify" style:writing-mode="rl-tb" fo:margin-top="0.0833in" fo:margin-bottom="0in" fo:line-height="100%"/>
    </style:style>
    <style:style style:name="T1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72" style:parent-style-name="Normal" style:family="paragraph">
      <style:paragraph-properties fo:text-align="justify" style:writing-mode="rl-tb" fo:margin-top="0.0833in" fo:margin-bottom="0in" fo:line-height="100%"/>
    </style:style>
    <style:style style:name="T1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76" style:parent-style-name="Normal" style:family="paragraph">
      <style:paragraph-properties fo:text-align="justify" style:writing-mode="rl-tb" fo:margin-top="0.0833in" fo:margin-bottom="0in" fo:line-height="100%"/>
    </style:style>
    <style:style style:name="T1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80" style:parent-style-name="Normal" style:family="paragraph">
      <style:paragraph-properties fo:text-align="justify" style:writing-mode="rl-tb" fo:margin-top="0.0833in" fo:margin-bottom="0in" fo:line-height="100%"/>
    </style:style>
    <style:style style:name="T1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84" style:parent-style-name="Normal" style:family="paragraph">
      <style:paragraph-properties fo:text-align="justify" style:writing-mode="rl-tb" fo:margin-top="0.0833in" fo:margin-bottom="0in" fo:line-height="100%"/>
    </style:style>
    <style:style style:name="T1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88" style:parent-style-name="Normal" style:family="paragraph">
      <style:paragraph-properties fo:text-align="justify" style:writing-mode="rl-tb" fo:margin-top="0.0833in" fo:margin-bottom="0in" fo:line-height="100%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92" style:parent-style-name="Normal" style:family="paragraph">
      <style:paragraph-properties fo:text-align="justify" style:writing-mode="rl-tb" fo:margin-top="0.0833in" fo:margin-bottom="0in" fo:line-height="100%"/>
    </style:style>
    <style:style style:name="T1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96" style:parent-style-name="Normal" style:family="paragraph">
      <style:paragraph-properties fo:text-align="justify" style:writing-mode="rl-tb" fo:margin-top="0.0833in" fo:margin-bottom="0in" fo:line-height="100%"/>
    </style:style>
    <style:style style:name="T1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0" style:parent-style-name="Normal" style:family="paragraph">
      <style:paragraph-properties fo:text-align="justify" style:writing-mode="rl-tb" fo:margin-top="0.0833in" fo:margin-bottom="0in" fo:line-height="100%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4" style:parent-style-name="Normal" style:family="paragraph">
      <style:paragraph-properties fo:text-align="justify" style:writing-mode="rl-tb" fo:margin-top="0.0833in" fo:margin-bottom="0in" fo:line-height="100%"/>
    </style:style>
    <style:style style:name="T1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08" style:parent-style-name="Normal" style:family="paragraph">
      <style:paragraph-properties fo:text-align="justify" style:writing-mode="rl-tb" fo:margin-top="0.0833in" fo:margin-bottom="0in" fo:line-height="100%"/>
    </style:style>
    <style:style style:name="T1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12" style:parent-style-name="Normal" style:family="paragraph">
      <style:paragraph-properties fo:text-align="justify" style:writing-mode="rl-tb" fo:margin-top="0.0833in" fo:margin-bottom="0in" fo:line-height="100%"/>
    </style:style>
    <style:style style:name="T1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16" style:parent-style-name="Normal" style:family="paragraph">
      <style:paragraph-properties fo:text-align="justify" style:writing-mode="rl-tb" fo:margin-top="0.0833in" fo:margin-bottom="0in" fo:line-height="100%"/>
    </style:style>
    <style:style style:name="T1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20" style:parent-style-name="Normal" style:family="paragraph">
      <style:paragraph-properties fo:text-align="justify" style:writing-mode="rl-tb" fo:margin-top="0.0833in" fo:margin-bottom="0in" fo:line-height="100%"/>
    </style:style>
    <style:style style:name="T1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24" style:parent-style-name="Normal" style:family="paragraph">
      <style:paragraph-properties fo:text-align="justify" style:writing-mode="rl-tb" fo:margin-top="0.0833in" fo:margin-bottom="0in" fo:line-height="100%"/>
    </style:style>
    <style:style style:name="T1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28" style:parent-style-name="Normal" style:family="paragraph">
      <style:paragraph-properties fo:text-align="justify" style:writing-mode="rl-tb" fo:margin-top="0.0833in" fo:margin-bottom="0in" fo:line-height="100%"/>
    </style:style>
    <style:style style:name="T1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32" style:parent-style-name="Normal" style:family="paragraph">
      <style:paragraph-properties fo:text-align="justify" style:writing-mode="rl-tb" fo:margin-top="0.0833in" fo:margin-bottom="0in" fo:line-height="100%"/>
    </style:style>
    <style:style style:name="T1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36" style:parent-style-name="Normal" style:family="paragraph">
      <style:paragraph-properties fo:text-align="justify" style:writing-mode="rl-tb" fo:margin-top="0.0833in" fo:margin-bottom="0in" fo:line-height="100%"/>
    </style:style>
    <style:style style:name="T1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40" style:parent-style-name="Normal" style:family="paragraph">
      <style:paragraph-properties fo:text-align="justify" style:writing-mode="rl-tb" fo:margin-top="0.0833in" fo:margin-bottom="0in" fo:line-height="100%"/>
    </style:style>
    <style:style style:name="T1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44" style:parent-style-name="Normal" style:family="paragraph">
      <style:paragraph-properties fo:text-align="justify" style:writing-mode="rl-tb" fo:margin-top="0.0833in" fo:margin-bottom="0in" fo:line-height="100%"/>
    </style:style>
    <style:style style:name="T1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48" style:parent-style-name="Normal" style:family="paragraph">
      <style:paragraph-properties fo:text-align="justify" style:writing-mode="rl-tb" fo:margin-top="0.0833in" fo:margin-bottom="0in" fo:line-height="100%"/>
    </style:style>
    <style:style style:name="T1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52" style:parent-style-name="Normal" style:family="paragraph">
      <style:paragraph-properties fo:text-align="justify" style:writing-mode="rl-tb" fo:margin-top="0.0833in" fo:margin-bottom="0in" fo:line-height="100%"/>
    </style:style>
    <style:style style:name="T1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56" style:parent-style-name="Normal" style:family="paragraph">
      <style:paragraph-properties fo:text-align="justify" style:writing-mode="rl-tb" fo:margin-top="0.0833in" fo:margin-bottom="0in" fo:line-height="100%"/>
    </style:style>
    <style:style style:name="T1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66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61" style:parent-style-name="Normal" style:family="paragraph">
      <style:paragraph-properties fo:text-align="justify" style:writing-mode="rl-tb" fo:margin-top="0.0833in" fo:margin-bottom="0in" fo:line-height="100%"/>
    </style:style>
    <style:style style:name="T1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64" style:parent-style-name="Normal" style:family="paragraph">
      <style:paragraph-properties fo:text-align="justify" style:writing-mode="rl-tb" fo:margin-top="0.0833in" fo:margin-bottom="0in" fo:line-height="100%"/>
    </style:style>
    <style:style style:name="T1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68" style:parent-style-name="Normal" style:family="paragraph">
      <style:paragraph-properties fo:text-align="justify" style:writing-mode="rl-tb" fo:margin-top="0.0833in" fo:margin-bottom="0in" fo:line-height="100%"/>
    </style:style>
    <style:style style:name="T1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2" style:parent-style-name="Normal" style:family="paragraph">
      <style:paragraph-properties fo:text-align="justify" style:writing-mode="rl-tb" fo:margin-top="0.0833in" fo:margin-bottom="0in" fo:line-height="100%"/>
    </style:style>
    <style:style style:name="T1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76" style:parent-style-name="Normal" style:family="paragraph">
      <style:paragraph-properties fo:text-align="justify" style:writing-mode="rl-tb" fo:margin-top="0.0833in" fo:margin-bottom="0in" fo:line-height="100%"/>
    </style:style>
    <style:style style:name="T1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80" style:parent-style-name="Normal" style:family="paragraph">
      <style:paragraph-properties fo:text-align="justify" style:writing-mode="rl-tb" fo:margin-top="0.0833in" fo:margin-bottom="0in" fo:line-height="100%"/>
    </style:style>
    <style:style style:name="T1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84" style:parent-style-name="Normal" style:family="paragraph">
      <style:paragraph-properties fo:text-align="justify" style:writing-mode="rl-tb" fo:margin-top="0.0833in" fo:margin-bottom="0in" fo:line-height="100%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88" style:parent-style-name="Normal" style:family="paragraph">
      <style:paragraph-properties fo:text-align="justify" style:writing-mode="rl-tb" fo:margin-top="0.0833in" fo:margin-bottom="0in" fo:line-height="100%"/>
    </style:style>
    <style:style style:name="T1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92" style:parent-style-name="Normal" style:family="paragraph">
      <style:paragraph-properties fo:text-align="justify" style:writing-mode="rl-tb" fo:margin-top="0.0833in" fo:margin-bottom="0in" fo:line-height="100%"/>
    </style:style>
    <style:style style:name="T1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96" style:parent-style-name="Normal" style:family="paragraph">
      <style:paragraph-properties fo:text-align="justify" style:writing-mode="rl-tb" fo:margin-top="0.0833in" fo:margin-bottom="0in" fo:line-height="100%"/>
    </style:style>
    <style:style style:name="T1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0" style:parent-style-name="Normal" style:family="paragraph">
      <style:paragraph-properties fo:text-align="justify" style:writing-mode="rl-tb" fo:margin-top="0.0833in" fo:margin-bottom="0in" fo:line-height="100%"/>
    </style:style>
    <style:style style:name="T1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4" style:parent-style-name="Normal" style:family="paragraph">
      <style:paragraph-properties fo:text-align="justify" style:writing-mode="rl-tb" fo:margin-top="0.0833in" fo:margin-bottom="0in" fo:line-height="100%"/>
    </style:style>
    <style:style style:name="T1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8" style:parent-style-name="Normal" style:family="paragraph">
      <style:paragraph-properties fo:text-align="justify" style:writing-mode="rl-tb" fo:margin-top="0.0833in" fo:margin-bottom="0in" fo:line-height="100%"/>
    </style:style>
    <style:style style:name="T1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12" style:parent-style-name="Normal" style:family="paragraph">
      <style:paragraph-properties fo:text-align="justify" style:writing-mode="rl-tb" fo:margin-top="0.0833in" fo:margin-bottom="0in" fo:line-height="100%"/>
    </style:style>
    <style:style style:name="T1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16" style:parent-style-name="Normal" style:family="paragraph">
      <style:paragraph-properties fo:text-align="justify" style:writing-mode="rl-tb" fo:margin-top="0.0833in" fo:margin-bottom="0in" fo:line-height="100%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20" style:parent-style-name="Normal" style:family="paragraph">
      <style:paragraph-properties fo:text-align="justify" style:writing-mode="rl-tb" fo:margin-top="0.0833in" fo:margin-bottom="0in" fo:line-height="100%"/>
    </style:style>
    <style:style style:name="T1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24" style:parent-style-name="Normal" style:family="paragraph">
      <style:paragraph-properties fo:text-align="justify" style:writing-mode="rl-tb" fo:margin-top="0.0833in" fo:margin-bottom="0in" fo:line-height="100%"/>
    </style:style>
    <style:style style:name="T1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28" style:parent-style-name="Normal" style:family="paragraph">
      <style:paragraph-properties fo:text-align="justify" style:writing-mode="rl-tb" fo:margin-top="0.0833in" fo:margin-bottom="0in" fo:line-height="100%"/>
    </style:style>
    <style:style style:name="T1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32" style:parent-style-name="Normal" style:family="paragraph">
      <style:paragraph-properties fo:text-align="justify" style:writing-mode="rl-tb" fo:margin-top="0.0833in" fo:margin-bottom="0in" fo:line-height="100%"/>
    </style:style>
    <style:style style:name="T1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36" style:parent-style-name="Normal" style:family="paragraph">
      <style:paragraph-properties fo:text-align="justify" style:writing-mode="rl-tb" fo:margin-top="0.0833in" fo:margin-bottom="0in" fo:line-height="100%"/>
    </style:style>
    <style:style style:name="T1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40" style:parent-style-name="Normal" style:family="paragraph">
      <style:paragraph-properties fo:text-align="justify" style:writing-mode="rl-tb" fo:margin-top="0.0833in" fo:margin-bottom="0in" fo:line-height="100%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44" style:parent-style-name="Normal" style:family="paragraph">
      <style:paragraph-properties fo:text-align="justify" style:writing-mode="rl-tb" fo:margin-top="0.0833in" fo:margin-bottom="0in" fo:line-height="100%"/>
    </style:style>
    <style:style style:name="T1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48" style:parent-style-name="Normal" style:family="paragraph">
      <style:paragraph-properties fo:text-align="justify" style:writing-mode="rl-tb" fo:margin-top="0.0833in" fo:margin-bottom="0in" fo:line-height="100%"/>
    </style:style>
    <style:style style:name="T1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52" style:parent-style-name="Normal" style:family="paragraph">
      <style:paragraph-properties fo:text-align="justify" style:writing-mode="rl-tb" fo:margin-top="0.0833in" fo:margin-bottom="0in" fo:line-height="100%"/>
    </style:style>
    <style:style style:name="T1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56" style:parent-style-name="Normal" style:family="paragraph">
      <style:paragraph-properties fo:text-align="justify" style:writing-mode="rl-tb" fo:margin-top="0.0833in" fo:margin-bottom="0in" fo:line-height="100%"/>
    </style:style>
    <style:style style:name="T1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0" style:parent-style-name="Normal" style:family="paragraph">
      <style:paragraph-properties fo:text-align="justify" style:writing-mode="rl-tb" fo:margin-top="0.0833in" fo:margin-bottom="0in" fo:line-height="100%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4" style:parent-style-name="Normal" style:family="paragraph">
      <style:paragraph-properties fo:text-align="justify" style:writing-mode="rl-tb" fo:margin-top="0.0833in" fo:margin-bottom="0in" fo:line-height="100%"/>
    </style:style>
    <style:style style:name="T1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8" style:parent-style-name="Normal" style:family="paragraph">
      <style:paragraph-properties fo:text-align="justify" style:writing-mode="rl-tb" fo:margin-top="0.0833in" fo:margin-bottom="0in" fo:line-height="100%"/>
    </style:style>
    <style:style style:name="T1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72" style:parent-style-name="Normal" style:family="paragraph">
      <style:paragraph-properties fo:text-align="justify" style:writing-mode="rl-tb" fo:margin-top="0.0833in" fo:margin-bottom="0in" fo:line-height="100%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76" style:parent-style-name="Normal" style:family="paragraph">
      <style:paragraph-properties fo:text-align="justify" style:writing-mode="rl-tb" fo:margin-top="0.0833in" fo:margin-bottom="0in" fo:line-height="100%"/>
    </style:style>
    <style:style style:name="T1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80" style:parent-style-name="Normal" style:family="paragraph">
      <style:paragraph-properties fo:text-align="justify" style:writing-mode="rl-tb" fo:margin-top="0.0833in" fo:margin-bottom="0in" fo:line-height="100%"/>
    </style:style>
    <style:style style:name="T1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84" style:parent-style-name="Normal" style:family="paragraph">
      <style:paragraph-properties fo:text-align="justify" style:writing-mode="rl-tb" fo:margin-top="0.0833in" fo:margin-bottom="0in" fo:line-height="100%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88" style:parent-style-name="Normal" style:family="paragraph">
      <style:paragraph-properties fo:text-align="justify" style:writing-mode="rl-tb" fo:margin-top="0.0833in" fo:margin-bottom="0in" fo:line-height="100%"/>
    </style:style>
    <style:style style:name="T1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7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93" style:parent-style-name="Normal" style:family="paragraph">
      <style:paragraph-properties fo:text-align="justify" style:writing-mode="rl-tb" fo:margin-top="0.0833in" fo:margin-bottom="0in" fo:line-height="100%"/>
    </style:style>
    <style:style style:name="T1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96" style:parent-style-name="Normal" style:family="paragraph">
      <style:paragraph-properties fo:text-align="justify" style:writing-mode="rl-tb" fo:margin-top="0.0833in" fo:margin-bottom="0in" fo:line-height="100%"/>
    </style:style>
    <style:style style:name="T1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0" style:parent-style-name="Normal" style:family="paragraph">
      <style:paragraph-properties fo:text-align="justify" style:writing-mode="rl-tb" fo:margin-top="0.0833in" fo:margin-bottom="0in" fo:line-height="100%"/>
    </style:style>
    <style:style style:name="T1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4" style:parent-style-name="Normal" style:family="paragraph">
      <style:paragraph-properties fo:text-align="justify" style:writing-mode="rl-tb" fo:margin-top="0.0833in" fo:margin-bottom="0in" fo:line-height="100%"/>
    </style:style>
    <style:style style:name="T1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8" style:parent-style-name="Normal" style:family="paragraph">
      <style:paragraph-properties fo:text-align="justify" style:writing-mode="rl-tb" fo:margin-top="0.0833in" fo:margin-bottom="0in" fo:line-height="100%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12" style:parent-style-name="Normal" style:family="paragraph">
      <style:paragraph-properties fo:text-align="justify" style:writing-mode="rl-tb" fo:margin-top="0.0833in" fo:margin-bottom="0in" fo:line-height="100%"/>
    </style:style>
    <style:style style:name="T1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16" style:parent-style-name="Normal" style:family="paragraph">
      <style:paragraph-properties fo:text-align="justify" style:writing-mode="rl-tb" fo:margin-top="0.0833in" fo:margin-bottom="0in" fo:line-height="100%"/>
    </style:style>
    <style:style style:name="T1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20" style:parent-style-name="Normal" style:family="paragraph">
      <style:paragraph-properties fo:text-align="justify" style:writing-mode="rl-tb" fo:margin-top="0.0833in" fo:margin-bottom="0in" fo:line-height="100%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24" style:parent-style-name="Normal" style:family="paragraph">
      <style:paragraph-properties fo:text-align="justify" style:writing-mode="rl-tb" fo:margin-top="0.0833in" fo:margin-bottom="0in" fo:line-height="100%"/>
    </style:style>
    <style:style style:name="T1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28" style:parent-style-name="Normal" style:family="paragraph">
      <style:paragraph-properties fo:text-align="justify" style:writing-mode="rl-tb" fo:margin-top="0.0833in" fo:margin-bottom="0in" fo:line-height="100%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32" style:parent-style-name="Normal" style:family="paragraph">
      <style:paragraph-properties fo:text-align="justify" style:writing-mode="rl-tb" fo:margin-top="0.0833in" fo:margin-bottom="0in" fo:line-height="100%"/>
    </style:style>
    <style:style style:name="T1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36" style:parent-style-name="Normal" style:family="paragraph">
      <style:paragraph-properties fo:text-align="justify" style:writing-mode="rl-tb" fo:margin-top="0.0833in" fo:margin-bottom="0in" fo:line-height="100%"/>
    </style:style>
    <style:style style:name="T1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40" style:parent-style-name="Normal" style:family="paragraph">
      <style:paragraph-properties fo:text-align="justify" style:writing-mode="rl-tb" fo:margin-top="0.0833in" fo:margin-bottom="0in" fo:line-height="100%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44" style:parent-style-name="Normal" style:family="paragraph">
      <style:paragraph-properties fo:text-align="justify" style:writing-mode="rl-tb" fo:margin-top="0.0833in" fo:margin-bottom="0in" fo:line-height="100%"/>
    </style:style>
    <style:style style:name="T1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48" style:parent-style-name="Normal" style:family="paragraph">
      <style:paragraph-properties fo:text-align="justify" style:writing-mode="rl-tb" fo:margin-top="0.0833in" fo:margin-bottom="0in" fo:line-height="100%"/>
    </style:style>
    <style:style style:name="T1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52" style:parent-style-name="Normal" style:family="paragraph">
      <style:paragraph-properties fo:text-align="justify" style:writing-mode="rl-tb" fo:margin-top="0.0833in" fo:margin-bottom="0in" fo:line-height="100%"/>
    </style:style>
    <style:style style:name="T1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56" style:parent-style-name="Normal" style:family="paragraph">
      <style:paragraph-properties fo:text-align="justify" style:writing-mode="rl-tb" fo:margin-top="0.0833in" fo:margin-bottom="0in" fo:line-height="100%"/>
    </style:style>
    <style:style style:name="T1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60" style:parent-style-name="Normal" style:family="paragraph">
      <style:paragraph-properties fo:text-align="justify" style:writing-mode="rl-tb" fo:margin-top="0.0833in" fo:margin-bottom="0in" fo:line-height="100%"/>
    </style:style>
    <style:style style:name="T1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64" style:parent-style-name="Normal" style:family="paragraph">
      <style:paragraph-properties fo:text-align="justify" style:writing-mode="rl-tb" fo:margin-top="0.0833in" fo:margin-bottom="0in" fo:line-height="100%"/>
    </style:style>
    <style:style style:name="T1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68" style:parent-style-name="Normal" style:family="paragraph">
      <style:paragraph-properties fo:text-align="justify" style:writing-mode="rl-tb" fo:margin-top="0.0833in" fo:margin-bottom="0in" fo:line-height="100%"/>
    </style:style>
    <style:style style:name="T1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72" style:parent-style-name="Normal" style:family="paragraph">
      <style:paragraph-properties fo:text-align="justify" style:writing-mode="rl-tb" fo:margin-top="0.0833in" fo:margin-bottom="0in" fo:line-height="100%"/>
    </style:style>
    <style:style style:name="T1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76" style:parent-style-name="Normal" style:family="paragraph">
      <style:paragraph-properties fo:text-align="justify" style:writing-mode="rl-tb" fo:margin-top="0.0833in" fo:margin-bottom="0in" fo:line-height="100%"/>
    </style:style>
    <style:style style:name="T1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80" style:parent-style-name="Normal" style:family="paragraph">
      <style:paragraph-properties fo:text-align="justify" style:writing-mode="rl-tb" fo:margin-top="0.0833in" fo:margin-bottom="0in" fo:line-height="100%"/>
    </style:style>
    <style:style style:name="T1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84" style:parent-style-name="Normal" style:family="paragraph">
      <style:paragraph-properties fo:text-align="justify" style:writing-mode="rl-tb" fo:margin-top="0.0833in" fo:margin-bottom="0in" fo:line-height="100%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88" style:parent-style-name="Normal" style:family="paragraph">
      <style:paragraph-properties fo:text-align="justify" style:writing-mode="rl-tb" fo:margin-top="0.0833in" fo:margin-bottom="0in" fo:line-height="100%"/>
    </style:style>
    <style:style style:name="T1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92" style:parent-style-name="Normal" style:family="paragraph">
      <style:paragraph-properties fo:text-align="justify" style:writing-mode="rl-tb" fo:margin-top="0.0833in" fo:margin-bottom="0in" fo:line-height="100%"/>
    </style:style>
    <style:style style:name="T1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96" style:parent-style-name="Normal" style:family="paragraph">
      <style:paragraph-properties fo:text-align="justify" style:writing-mode="rl-tb" fo:margin-top="0.0833in" fo:margin-bottom="0in" fo:line-height="100%"/>
    </style:style>
    <style:style style:name="T1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00" style:parent-style-name="Normal" style:family="paragraph">
      <style:paragraph-properties fo:text-align="justify" style:writing-mode="rl-tb" fo:margin-top="0.0833in" fo:margin-bottom="0in" fo:line-height="100%"/>
    </style:style>
    <style:style style:name="T1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04" style:parent-style-name="Normal" style:family="paragraph">
      <style:paragraph-properties fo:text-align="justify" style:writing-mode="rl-tb" fo:margin-top="0.0833in" fo:margin-bottom="0in" fo:line-height="100%"/>
    </style:style>
    <style:style style:name="T1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08" style:parent-style-name="Normal" style:family="paragraph">
      <style:paragraph-properties fo:text-align="justify" style:writing-mode="rl-tb" fo:margin-top="0.0833in" fo:margin-bottom="0in" fo:line-height="100%"/>
    </style:style>
    <style:style style:name="T1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12" style:parent-style-name="Normal" style:family="paragraph">
      <style:paragraph-properties fo:text-align="justify" style:writing-mode="rl-tb" fo:margin-top="0.0833in" fo:margin-bottom="0in" fo:line-height="100%"/>
    </style:style>
    <style:style style:name="T1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16" style:parent-style-name="Normal" style:family="paragraph">
      <style:paragraph-properties fo:text-align="justify" style:writing-mode="rl-tb" fo:margin-top="0.0833in" fo:margin-bottom="0in" fo:line-height="100%"/>
    </style:style>
    <style:style style:name="T1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20" style:parent-style-name="Normal" style:family="paragraph">
      <style:paragraph-properties fo:text-align="justify" style:writing-mode="rl-tb" fo:margin-top="0.0833in" fo:margin-bottom="0in" fo:line-height="100%"/>
    </style:style>
    <style:style style:name="T1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9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25" style:parent-style-name="Normal" style:family="paragraph">
      <style:paragraph-properties fo:text-align="justify" style:writing-mode="rl-tb" fo:margin-top="0.0833in" fo:margin-bottom="0in" fo:line-height="100%"/>
    </style:style>
    <style:style style:name="T1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28" style:parent-style-name="Normal" style:family="paragraph">
      <style:paragraph-properties fo:text-align="justify" style:writing-mode="rl-tb" fo:margin-top="0.0833in" fo:margin-bottom="0in" fo:line-height="100%"/>
    </style:style>
    <style:style style:name="T1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32" style:parent-style-name="Normal" style:family="paragraph">
      <style:paragraph-properties fo:text-align="justify" style:writing-mode="rl-tb" fo:margin-top="0.0833in" fo:margin-bottom="0in" fo:line-height="100%"/>
    </style:style>
    <style:style style:name="T1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36" style:parent-style-name="Normal" style:family="paragraph">
      <style:paragraph-properties fo:text-align="justify" style:writing-mode="rl-tb" fo:margin-top="0.0833in" fo:margin-bottom="0in" fo:line-height="100%"/>
    </style:style>
    <style:style style:name="T1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40" style:parent-style-name="Normal" style:family="paragraph">
      <style:paragraph-properties fo:text-align="justify" style:writing-mode="rl-tb" fo:margin-top="0.0833in" fo:margin-bottom="0in" fo:line-height="100%"/>
    </style:style>
    <style:style style:name="T1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44" style:parent-style-name="Normal" style:family="paragraph">
      <style:paragraph-properties fo:text-align="justify" style:writing-mode="rl-tb" fo:margin-top="0.0833in" fo:margin-bottom="0in" fo:line-height="100%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48" style:parent-style-name="Normal" style:family="paragraph">
      <style:paragraph-properties fo:text-align="justify" style:writing-mode="rl-tb" fo:margin-top="0.0833in" fo:margin-bottom="0in" fo:line-height="100%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52" style:parent-style-name="Normal" style:family="paragraph">
      <style:paragraph-properties fo:text-align="justify" style:writing-mode="rl-tb" fo:margin-top="0.0833in" fo:margin-bottom="0in" fo:line-height="100%"/>
    </style:style>
    <style:style style:name="T1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56" style:parent-style-name="Normal" style:family="paragraph">
      <style:paragraph-properties fo:text-align="justify" style:writing-mode="rl-tb" fo:margin-top="0.0833in" fo:margin-bottom="0in" fo:line-height="100%"/>
    </style:style>
    <style:style style:name="T1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60" style:parent-style-name="Normal" style:family="paragraph">
      <style:paragraph-properties fo:text-align="justify" style:writing-mode="rl-tb" fo:margin-top="0.0833in" fo:margin-bottom="0in" fo:line-height="100%"/>
    </style:style>
    <style:style style:name="T1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64" style:parent-style-name="Normal" style:family="paragraph">
      <style:paragraph-properties fo:text-align="justify" style:writing-mode="rl-tb" fo:margin-top="0.0833in" fo:margin-bottom="0in" fo:line-height="100%"/>
    </style:style>
    <style:style style:name="T1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68" style:parent-style-name="Normal" style:family="paragraph">
      <style:paragraph-properties fo:text-align="justify" style:writing-mode="rl-tb" fo:margin-top="0.0833in" fo:margin-bottom="0in" fo:line-height="100%"/>
    </style:style>
    <style:style style:name="T1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72" style:parent-style-name="Normal" style:family="paragraph">
      <style:paragraph-properties fo:text-align="justify" style:writing-mode="rl-tb" fo:margin-top="0.0833in" fo:margin-bottom="0in" fo:line-height="100%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76" style:parent-style-name="Normal" style:family="paragraph">
      <style:paragraph-properties fo:text-align="justify" style:writing-mode="rl-tb" fo:margin-top="0.0833in" fo:margin-bottom="0in" fo:line-height="100%"/>
    </style:style>
    <style:style style:name="T1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80" style:parent-style-name="Normal" style:family="paragraph">
      <style:paragraph-properties fo:text-align="justify" style:writing-mode="rl-tb" fo:margin-top="0.0833in" fo:margin-bottom="0in" fo:line-height="100%"/>
    </style:style>
    <style:style style:name="T1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84" style:parent-style-name="Normal" style:family="paragraph">
      <style:paragraph-properties fo:text-align="justify" style:writing-mode="rl-tb" fo:margin-top="0.0833in" fo:margin-bottom="0in" fo:line-height="100%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88" style:parent-style-name="Normal" style:family="paragraph">
      <style:paragraph-properties fo:text-align="justify" style:writing-mode="rl-tb" fo:margin-top="0.0833in" fo:margin-bottom="0in" fo:line-height="100%"/>
    </style:style>
    <style:style style:name="T1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92" style:parent-style-name="Normal" style:family="paragraph">
      <style:paragraph-properties fo:text-align="justify" style:writing-mode="rl-tb" fo:margin-top="0.0833in" fo:margin-bottom="0in" fo:line-height="100%"/>
    </style:style>
    <style:style style:name="T1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96" style:parent-style-name="Normal" style:family="paragraph">
      <style:paragraph-properties fo:text-align="justify" style:writing-mode="rl-tb" fo:margin-top="0.0833in" fo:margin-bottom="0in" fo:line-height="100%"/>
    </style:style>
    <style:style style:name="T1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00" style:parent-style-name="Normal" style:family="paragraph">
      <style:paragraph-properties fo:text-align="justify" style:writing-mode="rl-tb" fo:margin-top="0.0833in" fo:margin-bottom="0in" fo:line-height="100%"/>
    </style:style>
    <style:style style:name="T2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04" style:parent-style-name="Normal" style:family="paragraph">
      <style:paragraph-properties fo:text-align="justify" style:writing-mode="rl-tb" fo:margin-top="0.0833in" fo:margin-bottom="0in" fo:line-height="100%"/>
    </style:style>
    <style:style style:name="T2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08" style:parent-style-name="Normal" style:family="paragraph">
      <style:paragraph-properties fo:text-align="justify" style:writing-mode="rl-tb" fo:margin-top="0.0833in" fo:margin-bottom="0in" fo:line-height="100%"/>
    </style:style>
    <style:style style:name="T2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12" style:parent-style-name="Normal" style:family="paragraph">
      <style:paragraph-properties fo:text-align="justify" style:writing-mode="rl-tb" fo:margin-top="0.0833in" fo:margin-bottom="0in" fo:line-height="100%"/>
    </style:style>
    <style:style style:name="T2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16" style:parent-style-name="Normal" style:family="paragraph">
      <style:paragraph-properties fo:text-align="justify" style:writing-mode="rl-tb" fo:margin-top="0.0833in" fo:margin-bottom="0in" fo:line-height="100%"/>
    </style:style>
    <style:style style:name="T2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20" style:parent-style-name="Normal" style:family="paragraph">
      <style:paragraph-properties fo:text-align="justify" style:writing-mode="rl-tb" fo:margin-top="0.0833in" fo:margin-bottom="0in" fo:line-height="100%"/>
    </style:style>
    <style:style style:name="T2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24" style:parent-style-name="Normal" style:family="paragraph">
      <style:paragraph-properties fo:text-align="justify" style:writing-mode="rl-tb" fo:margin-top="0.0833in" fo:margin-bottom="0in" fo:line-height="100%"/>
    </style:style>
    <style:style style:name="T2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28" style:parent-style-name="Normal" style:family="paragraph">
      <style:paragraph-properties fo:text-align="justify" style:writing-mode="rl-tb" fo:margin-top="0.0833in" fo:margin-bottom="0in" fo:line-height="100%"/>
    </style:style>
    <style:style style:name="T2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32" style:parent-style-name="Normal" style:family="paragraph">
      <style:paragraph-properties fo:text-align="justify" style:writing-mode="rl-tb" fo:margin-top="0.0833in" fo:margin-bottom="0in" fo:line-height="100%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203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37" style:parent-style-name="Normal" style:family="paragraph">
      <style:paragraph-properties fo:text-align="justify" style:writing-mode="rl-tb" fo:margin-top="0.0833in" fo:margin-bottom="0in" fo:line-height="100%"/>
    </style:style>
    <style:style style:name="T2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41" style:parent-style-name="Normal" style:family="paragraph">
      <style:paragraph-properties fo:text-align="justify" style:writing-mode="rl-tb" fo:margin-top="0.0833in" fo:margin-bottom="0in" fo:line-height="100%"/>
    </style:style>
    <style:style style:name="T2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45" style:parent-style-name="Normal" style:family="paragraph">
      <style:paragraph-properties fo:text-align="justify" style:writing-mode="rl-tb" fo:margin-top="0.0833in" fo:margin-bottom="0in" fo:line-height="100%"/>
    </style:style>
    <style:style style:name="T2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49" style:parent-style-name="Normal" style:family="paragraph">
      <style:paragraph-properties fo:text-align="justify" style:writing-mode="rl-tb" fo:margin-top="0.0833in" fo:margin-bottom="0in" fo:line-height="100%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53" style:parent-style-name="Normal" style:family="paragraph">
      <style:paragraph-properties fo:text-align="justify" style:writing-mode="rl-tb" fo:margin-top="0.0833in" fo:margin-bottom="0in" fo:line-height="100%"/>
    </style:style>
    <style:style style:name="T2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57" style:parent-style-name="Normal" style:family="paragraph">
      <style:paragraph-properties fo:text-align="justify" style:writing-mode="rl-tb" fo:margin-top="0.0833in" fo:margin-bottom="0in" fo:line-height="100%"/>
    </style:style>
    <style:style style:name="T2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61" style:parent-style-name="Normal" style:family="paragraph">
      <style:paragraph-properties fo:text-align="justify" style:writing-mode="rl-tb" fo:margin-top="0.0833in" fo:margin-bottom="0in" fo:line-height="100%"/>
    </style:style>
    <style:style style:name="T2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65" style:parent-style-name="Normal" style:family="paragraph">
      <style:paragraph-properties fo:text-align="justify" style:writing-mode="rl-tb" fo:margin-top="0.0833in" fo:margin-bottom="0in" fo:line-height="100%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69" style:parent-style-name="Normal" style:family="paragraph">
      <style:paragraph-properties fo:text-align="justify" style:writing-mode="rl-tb" fo:margin-top="0.0833in" fo:margin-bottom="0in" fo:line-height="100%"/>
    </style:style>
    <style:style style:name="T2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73" style:parent-style-name="Normal" style:family="paragraph">
      <style:paragraph-properties fo:text-align="justify" style:writing-mode="rl-tb" fo:margin-top="0.0833in" fo:margin-bottom="0in" fo:line-height="100%"/>
    </style:style>
    <style:style style:name="T2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77" style:parent-style-name="Normal" style:family="paragraph">
      <style:paragraph-properties fo:text-align="justify" style:writing-mode="rl-tb" fo:margin-top="0.0833in" fo:margin-bottom="0in" fo:line-height="100%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81" style:parent-style-name="Normal" style:family="paragraph">
      <style:paragraph-properties fo:text-align="justify" style:writing-mode="rl-tb" fo:margin-top="0.0833in" fo:margin-bottom="0in" fo:line-height="100%"/>
    </style:style>
    <style:style style:name="T2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85" style:parent-style-name="Normal" style:family="paragraph">
      <style:paragraph-properties fo:text-align="justify" style:writing-mode="rl-tb" fo:margin-top="0.0833in" fo:margin-bottom="0in" fo:line-height="100%"/>
    </style:style>
    <style:style style:name="T2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89" style:parent-style-name="Normal" style:family="paragraph">
      <style:paragraph-properties fo:text-align="justify" style:writing-mode="rl-tb" fo:margin-top="0.0833in" fo:margin-bottom="0in" fo:line-height="100%"/>
    </style:style>
    <style:style style:name="T2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93" style:parent-style-name="Normal" style:family="paragraph">
      <style:paragraph-properties fo:text-align="justify" style:writing-mode="rl-tb" fo:margin-top="0.0833in" fo:margin-bottom="0in" fo:line-height="100%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97" style:parent-style-name="Normal" style:family="paragraph">
      <style:paragraph-properties fo:text-align="justify" style:writing-mode="rl-tb" fo:margin-top="0.0833in" fo:margin-bottom="0in" fo:line-height="100%"/>
    </style:style>
    <style:style style:name="T2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01" style:parent-style-name="Normal" style:family="paragraph">
      <style:paragraph-properties fo:text-align="justify" style:writing-mode="rl-tb" fo:margin-top="0.0833in" fo:margin-bottom="0in" fo:line-height="100%"/>
    </style:style>
    <style:style style:name="T2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05" style:parent-style-name="Normal" style:family="paragraph">
      <style:paragraph-properties fo:text-align="justify" style:writing-mode="rl-tb" fo:margin-top="0.0833in" fo:margin-bottom="0in" fo:line-height="100%"/>
    </style:style>
    <style:style style:name="T2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09" style:parent-style-name="Normal" style:family="paragraph">
      <style:paragraph-properties fo:text-align="justify" style:writing-mode="rl-tb" fo:margin-top="0.0833in" fo:margin-bottom="0in" fo:line-height="100%"/>
    </style:style>
    <style:style style:name="T2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13" style:parent-style-name="Normal" style:family="paragraph">
      <style:paragraph-properties fo:text-align="justify" style:writing-mode="rl-tb" fo:margin-top="0.0833in" fo:margin-bottom="0in" fo:line-height="100%"/>
    </style:style>
    <style:style style:name="T2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17" style:parent-style-name="Normal" style:family="paragraph">
      <style:paragraph-properties fo:text-align="justify" style:writing-mode="rl-tb" fo:margin-top="0.0833in" fo:margin-bottom="0in" fo:line-height="100%"/>
    </style:style>
    <style:style style:name="T2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21" style:parent-style-name="Normal" style:family="paragraph">
      <style:paragraph-properties fo:text-align="justify" style:writing-mode="rl-tb" fo:margin-top="0.0833in" fo:margin-bottom="0in" fo:line-height="100%"/>
    </style:style>
    <style:style style:name="T2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25" style:parent-style-name="Normal" style:family="paragraph">
      <style:paragraph-properties fo:text-align="justify" style:writing-mode="rl-tb" fo:margin-top="0.0833in" fo:margin-bottom="0in" fo:line-height="100%"/>
    </style:style>
    <style:style style:name="T2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29" style:parent-style-name="Normal" style:family="paragraph">
      <style:paragraph-properties fo:text-align="justify" style:writing-mode="rl-tb" fo:margin-top="0.0833in" fo:margin-bottom="0in" fo:line-height="100%"/>
    </style:style>
    <style:style style:name="T2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213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34" style:parent-style-name="Normal" style:family="paragraph">
      <style:paragraph-properties fo:text-align="justify" style:writing-mode="rl-tb" fo:margin-top="0.0833in" fo:margin-bottom="0in" fo:line-height="100%"/>
    </style:style>
    <style:style style:name="T2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38" style:parent-style-name="Normal" style:family="paragraph">
      <style:paragraph-properties fo:text-align="justify" style:writing-mode="rl-tb" fo:margin-top="0.0833in" fo:margin-bottom="0in" fo:line-height="100%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42" style:parent-style-name="Normal" style:family="paragraph">
      <style:paragraph-properties fo:text-align="justify" style:writing-mode="rl-tb" fo:margin-top="0.0833in" fo:margin-bottom="0in" fo:line-height="100%"/>
    </style:style>
    <style:style style:name="T2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46" style:parent-style-name="Normal" style:family="paragraph">
      <style:paragraph-properties fo:text-align="justify" style:writing-mode="rl-tb" fo:margin-top="0.0833in" fo:margin-bottom="0in" fo:line-height="100%"/>
    </style:style>
    <style:style style:name="T2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50" style:parent-style-name="Normal" style:family="paragraph">
      <style:paragraph-properties fo:text-align="justify" style:writing-mode="rl-tb" fo:margin-top="0.0833in" fo:margin-bottom="0in" fo:line-height="100%"/>
    </style:style>
    <style:style style:name="T2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54" style:parent-style-name="Normal" style:family="paragraph">
      <style:paragraph-properties fo:text-align="justify" style:writing-mode="rl-tb" fo:margin-top="0.0833in" fo:margin-bottom="0in" fo:line-height="100%"/>
    </style:style>
    <style:style style:name="T2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58" style:parent-style-name="Normal" style:family="paragraph">
      <style:paragraph-properties fo:text-align="justify" style:writing-mode="rl-tb" fo:margin-top="0.0833in" fo:margin-bottom="0in" fo:line-height="100%"/>
    </style:style>
    <style:style style:name="T2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62" style:parent-style-name="Normal" style:family="paragraph">
      <style:paragraph-properties fo:text-align="justify" style:writing-mode="rl-tb" fo:margin-top="0.0833in" fo:margin-bottom="0in" fo:line-height="100%"/>
    </style:style>
    <style:style style:name="T2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66" style:parent-style-name="Normal" style:family="paragraph">
      <style:paragraph-properties fo:text-align="justify" style:writing-mode="rl-tb" fo:margin-top="0.0833in" fo:margin-bottom="0in" fo:line-height="100%"/>
    </style:style>
    <style:style style:name="T2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71" style:parent-style-name="Normal" style:family="paragraph">
      <style:paragraph-properties fo:text-align="justify" style:writing-mode="rl-tb" fo:margin-top="0.0833in" fo:margin-bottom="0in" fo:line-height="100%"/>
    </style:style>
    <style:style style:name="T2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75" style:parent-style-name="Normal" style:family="paragraph">
      <style:paragraph-properties fo:text-align="justify" style:writing-mode="rl-tb" fo:margin-top="0.0833in" fo:margin-bottom="0in" fo:line-height="100%"/>
    </style:style>
    <style:style style:name="T2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79" style:parent-style-name="Normal" style:family="paragraph">
      <style:paragraph-properties fo:text-align="justify" style:writing-mode="rl-tb" fo:margin-top="0.0833in" fo:margin-bottom="0in" fo:line-height="100%"/>
    </style:style>
    <style:style style:name="T2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83" style:parent-style-name="Normal" style:family="paragraph">
      <style:paragraph-properties fo:text-align="justify" style:writing-mode="rl-tb" fo:margin-top="0.0833in" fo:margin-bottom="0in" fo:line-height="100%"/>
    </style:style>
    <style:style style:name="T2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87" style:parent-style-name="Normal" style:family="paragraph">
      <style:paragraph-properties fo:text-align="justify" style:writing-mode="rl-tb" fo:margin-top="0.0833in" fo:margin-bottom="0in" fo:line-height="100%"/>
    </style:style>
    <style:style style:name="T2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91" style:parent-style-name="Normal" style:family="paragraph">
      <style:paragraph-properties fo:text-align="justify" style:writing-mode="rl-tb" fo:margin-top="0.0833in" fo:margin-bottom="0in" fo:line-height="100%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95" style:parent-style-name="Normal" style:family="paragraph">
      <style:paragraph-properties fo:text-align="justify" style:writing-mode="rl-tb" fo:margin-top="0.0833in" fo:margin-bottom="0in" fo:line-height="100%"/>
    </style:style>
    <style:style style:name="T2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99" style:parent-style-name="Normal" style:family="paragraph">
      <style:paragraph-properties fo:text-align="justify" style:writing-mode="rl-tb" fo:margin-top="0.0833in" fo:margin-bottom="0in" fo:line-height="100%"/>
    </style:style>
    <style:style style:name="T2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03" style:parent-style-name="Normal" style:family="paragraph">
      <style:paragraph-properties fo:text-align="justify" style:writing-mode="rl-tb" fo:margin-top="0.0833in" fo:margin-bottom="0in" fo:line-height="100%"/>
    </style:style>
    <style:style style:name="T2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07" style:parent-style-name="Normal" style:family="paragraph">
      <style:paragraph-properties fo:text-align="justify" style:writing-mode="rl-tb" fo:margin-top="0.0833in" fo:margin-bottom="0in" fo:line-height="100%"/>
    </style:style>
    <style:style style:name="T2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11" style:parent-style-name="Normal" style:family="paragraph">
      <style:paragraph-properties fo:text-align="justify" style:writing-mode="rl-tb" fo:margin-top="0.0833in" fo:margin-bottom="0in" fo:line-height="100%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15" style:parent-style-name="Normal" style:family="paragraph">
      <style:paragraph-properties fo:text-align="justify" style:writing-mode="rl-tb" fo:margin-top="0.0833in" fo:margin-bottom="0in" fo:line-height="100%"/>
    </style:style>
    <style:style style:name="T2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19" style:parent-style-name="Normal" style:family="paragraph">
      <style:paragraph-properties fo:text-align="justify" style:writing-mode="rl-tb" fo:margin-top="0.0833in" fo:margin-bottom="0in" fo:line-height="100%"/>
    </style:style>
    <style:style style:name="T2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23" style:parent-style-name="Normal" style:family="paragraph">
      <style:paragraph-properties fo:text-align="justify" style:writing-mode="rl-tb" fo:margin-top="0.0833in" fo:margin-bottom="0in" fo:line-height="100%"/>
    </style:style>
    <style:style style:name="T2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27" style:parent-style-name="Normal" style:family="paragraph">
      <style:paragraph-properties fo:text-align="justify" style:writing-mode="rl-tb" fo:margin-top="0.0833in" fo:margin-bottom="0in" fo:line-height="100%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31" style:parent-style-name="Normal" style:family="paragraph">
      <style:paragraph-properties fo:text-align="justify" style:writing-mode="rl-tb" fo:margin-top="0.0833in" fo:margin-bottom="0in" fo:line-height="100%"/>
    </style:style>
    <style:style style:name="T2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35" style:parent-style-name="Normal" style:family="paragraph">
      <style:paragraph-properties fo:text-align="justify" style:writing-mode="rl-tb" fo:margin-top="0.0833in" fo:margin-bottom="0in" fo:line-height="100%"/>
    </style:style>
    <style:style style:name="T2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39" style:parent-style-name="Normal" style:family="paragraph">
      <style:paragraph-properties fo:text-align="justify" style:writing-mode="rl-tb" fo:margin-top="0.0833in" fo:margin-bottom="0in" fo:line-height="100%"/>
    </style:style>
    <style:style style:name="T2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43" style:parent-style-name="Normal" style:family="paragraph">
      <style:paragraph-properties fo:text-align="justify" style:writing-mode="rl-tb" fo:margin-top="0.0833in" fo:margin-bottom="0in" fo:line-height="100%"/>
    </style:style>
    <style:style style:name="T2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47" style:parent-style-name="Normal" style:family="paragraph">
      <style:paragraph-properties fo:text-align="justify" style:writing-mode="rl-tb" fo:margin-top="0.0833in" fo:margin-bottom="0in" fo:line-height="100%"/>
    </style:style>
    <style:style style:name="T2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22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52" style:parent-style-name="Normal" style:family="paragraph">
      <style:paragraph-properties fo:text-align="justify" style:writing-mode="rl-tb" fo:margin-top="0.0833in" fo:margin-bottom="0in" fo:line-height="100%"/>
    </style:style>
    <style:style style:name="T2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55" style:parent-style-name="Normal" style:family="paragraph">
      <style:paragraph-properties fo:text-align="justify" style:writing-mode="rl-tb" fo:margin-top="0.0833in" fo:margin-bottom="0in" fo:line-height="100%"/>
    </style:style>
    <style:style style:name="T2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59" style:parent-style-name="Normal" style:family="paragraph">
      <style:paragraph-properties fo:text-align="justify" style:writing-mode="rl-tb" fo:margin-top="0.0833in" fo:margin-bottom="0in" fo:line-height="100%"/>
    </style:style>
    <style:style style:name="T2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63" style:parent-style-name="Normal" style:family="paragraph">
      <style:paragraph-properties fo:text-align="justify" style:writing-mode="rl-tb" fo:margin-top="0.0833in" fo:margin-bottom="0in" fo:line-height="100%"/>
    </style:style>
    <style:style style:name="T2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67" style:parent-style-name="Normal" style:family="paragraph">
      <style:paragraph-properties fo:text-align="justify" style:writing-mode="rl-tb" fo:margin-top="0.0833in" fo:margin-bottom="0in" fo:line-height="100%"/>
    </style:style>
    <style:style style:name="T2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71" style:parent-style-name="Normal" style:family="paragraph">
      <style:paragraph-properties fo:text-align="justify" style:writing-mode="rl-tb" fo:margin-top="0.0833in" fo:margin-bottom="0in" fo:line-height="100%"/>
    </style:style>
    <style:style style:name="T2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75" style:parent-style-name="Normal" style:family="paragraph">
      <style:paragraph-properties fo:text-align="justify" style:writing-mode="rl-tb" fo:margin-top="0.0833in" fo:margin-bottom="0in" fo:line-height="100%"/>
    </style:style>
    <style:style style:name="T2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79" style:parent-style-name="Normal" style:family="paragraph">
      <style:paragraph-properties fo:text-align="justify" style:writing-mode="rl-tb" fo:margin-top="0.0833in" fo:margin-bottom="0in" fo:line-height="100%"/>
    </style:style>
    <style:style style:name="T2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83" style:parent-style-name="Normal" style:family="paragraph">
      <style:paragraph-properties fo:text-align="justify" style:writing-mode="rl-tb" fo:margin-top="0.0833in" fo:margin-bottom="0in" fo:line-height="100%"/>
    </style:style>
    <style:style style:name="T2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87" style:parent-style-name="Normal" style:family="paragraph">
      <style:paragraph-properties fo:text-align="justify" style:writing-mode="rl-tb" fo:margin-top="0.0833in" fo:margin-bottom="0in" fo:line-height="100%"/>
    </style:style>
    <style:style style:name="T2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91" style:parent-style-name="Normal" style:family="paragraph">
      <style:paragraph-properties fo:text-align="justify" style:writing-mode="rl-tb" fo:margin-top="0.0833in" fo:margin-bottom="0in" fo:line-height="100%"/>
    </style:style>
    <style:style style:name="T2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95" style:parent-style-name="Normal" style:family="paragraph">
      <style:paragraph-properties fo:text-align="justify" style:writing-mode="rl-tb" fo:margin-top="0.0833in" fo:margin-bottom="0in" fo:line-height="100%"/>
    </style:style>
    <style:style style:name="T2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299" style:parent-style-name="Normal" style:family="paragraph">
      <style:paragraph-properties fo:text-align="justify" style:writing-mode="rl-tb" fo:margin-top="0.0833in" fo:margin-bottom="0in" fo:line-height="100%"/>
    </style:style>
    <style:style style:name="T2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03" style:parent-style-name="Normal" style:family="paragraph">
      <style:paragraph-properties fo:text-align="justify" style:writing-mode="rl-tb" fo:margin-top="0.0833in" fo:margin-bottom="0in" fo:line-height="100%"/>
    </style:style>
    <style:style style:name="T2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07" style:parent-style-name="Normal" style:family="paragraph">
      <style:paragraph-properties fo:text-align="justify" style:writing-mode="rl-tb" fo:margin-top="0.0833in" fo:margin-bottom="0in" fo:line-height="100%"/>
    </style:style>
    <style:style style:name="T2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11" style:parent-style-name="Normal" style:family="paragraph">
      <style:paragraph-properties fo:text-align="justify" style:writing-mode="rl-tb" fo:margin-top="0.0833in" fo:margin-bottom="0in" fo:line-height="100%"/>
    </style:style>
    <style:style style:name="T2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15" style:parent-style-name="Normal" style:family="paragraph">
      <style:paragraph-properties fo:text-align="justify" style:writing-mode="rl-tb" fo:margin-top="0.0833in" fo:margin-bottom="0in" fo:line-height="100%"/>
    </style:style>
    <style:style style:name="T2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19" style:parent-style-name="Normal" style:family="paragraph">
      <style:paragraph-properties fo:text-align="justify" style:writing-mode="rl-tb" fo:margin-top="0.0833in" fo:margin-bottom="0in" fo:line-height="100%"/>
    </style:style>
    <style:style style:name="T2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23" style:parent-style-name="Normal" style:family="paragraph">
      <style:paragraph-properties fo:text-align="justify" style:writing-mode="rl-tb" fo:margin-top="0.0833in" fo:margin-bottom="0in" fo:line-height="100%"/>
    </style:style>
    <style:style style:name="T2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27" style:parent-style-name="Normal" style:family="paragraph">
      <style:paragraph-properties fo:text-align="justify" style:writing-mode="rl-tb" fo:margin-top="0.0833in" fo:margin-bottom="0in" fo:line-height="100%"/>
    </style:style>
    <style:style style:name="T2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31" style:parent-style-name="Normal" style:family="paragraph">
      <style:paragraph-properties fo:text-align="justify" style:writing-mode="rl-tb" fo:margin-top="0.0833in" fo:margin-bottom="0in" fo:line-height="100%"/>
    </style:style>
    <style:style style:name="T2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35" style:parent-style-name="Normal" style:family="paragraph">
      <style:paragraph-properties fo:text-align="justify" style:writing-mode="rl-tb" fo:margin-top="0.0833in" fo:margin-bottom="0in" fo:line-height="100%"/>
    </style:style>
    <style:style style:name="T2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39" style:parent-style-name="Normal" style:family="paragraph">
      <style:paragraph-properties fo:text-align="justify" style:writing-mode="rl-tb" fo:margin-top="0.0833in" fo:margin-bottom="0in" fo:line-height="100%"/>
    </style:style>
    <style:style style:name="T2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43" style:parent-style-name="Normal" style:family="paragraph">
      <style:paragraph-properties fo:text-align="justify" style:writing-mode="rl-tb" fo:margin-top="0.0833in" fo:margin-bottom="0in" fo:line-height="100%"/>
    </style:style>
    <style:style style:name="T2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47" style:parent-style-name="Normal" style:family="paragraph">
      <style:paragraph-properties fo:text-align="justify" style:writing-mode="rl-tb" fo:margin-top="0.0833in" fo:margin-bottom="0in" fo:line-height="100%"/>
    </style:style>
    <style:style style:name="T2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51" style:parent-style-name="Normal" style:family="paragraph">
      <style:paragraph-properties fo:text-align="justify" style:writing-mode="rl-tb" fo:margin-top="0.0833in" fo:margin-bottom="0in" fo:line-height="100%"/>
    </style:style>
    <style:style style:name="T2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55" style:parent-style-name="Normal" style:family="paragraph">
      <style:paragraph-properties fo:text-align="justify" style:writing-mode="rl-tb" fo:margin-top="0.0833in" fo:margin-bottom="0in" fo:line-height="100%"/>
    </style:style>
    <style:style style:name="T2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59" style:parent-style-name="Normal" style:family="paragraph">
      <style:paragraph-properties fo:text-align="justify" style:writing-mode="rl-tb" fo:margin-top="0.0833in" fo:margin-bottom="0in" fo:line-height="100%"/>
    </style:style>
    <style:style style:name="T2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63" style:parent-style-name="Normal" style:family="paragraph">
      <style:paragraph-properties fo:text-align="justify" style:writing-mode="rl-tb" fo:margin-top="0.0833in" fo:margin-bottom="0in" fo:line-height="100%"/>
    </style:style>
    <style:style style:name="T2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67" style:parent-style-name="Normal" style:family="paragraph">
      <style:paragraph-properties fo:text-align="justify" style:writing-mode="rl-tb" fo:margin-top="0.0833in" fo:margin-bottom="0in" fo:line-height="100%"/>
    </style:style>
    <style:style style:name="T2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23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72" style:parent-style-name="Normal" style:family="paragraph">
      <style:paragraph-properties fo:text-align="justify" style:writing-mode="rl-tb" fo:margin-top="0.0833in" fo:margin-bottom="0in" fo:line-height="100%"/>
    </style:style>
    <style:style style:name="T2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75" style:parent-style-name="Normal" style:family="paragraph">
      <style:paragraph-properties fo:text-align="justify" style:writing-mode="rl-tb" fo:margin-top="0.0833in" fo:margin-bottom="0in" fo:line-height="100%"/>
    </style:style>
    <style:style style:name="T2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79" style:parent-style-name="Normal" style:family="paragraph">
      <style:paragraph-properties fo:text-align="justify" style:writing-mode="rl-tb" fo:margin-top="0.0833in" fo:margin-bottom="0in" fo:line-height="100%"/>
    </style:style>
    <style:style style:name="T2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83" style:parent-style-name="Normal" style:family="paragraph">
      <style:paragraph-properties fo:text-align="justify" style:writing-mode="rl-tb" fo:margin-top="0.0833in" fo:margin-bottom="0in" fo:line-height="100%"/>
    </style:style>
    <style:style style:name="T2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87" style:parent-style-name="Normal" style:family="paragraph">
      <style:paragraph-properties fo:text-align="justify" style:writing-mode="rl-tb" fo:margin-top="0.0833in" fo:margin-bottom="0in" fo:line-height="100%"/>
    </style:style>
    <style:style style:name="T2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91" style:parent-style-name="Normal" style:family="paragraph">
      <style:paragraph-properties fo:text-align="justify" style:writing-mode="rl-tb" fo:margin-top="0.0833in" fo:margin-bottom="0in" fo:line-height="100%"/>
    </style:style>
    <style:style style:name="T2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95" style:parent-style-name="Normal" style:family="paragraph">
      <style:paragraph-properties fo:text-align="justify" style:writing-mode="rl-tb" fo:margin-top="0.0833in" fo:margin-bottom="0in" fo:line-height="100%"/>
    </style:style>
    <style:style style:name="T2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99" style:parent-style-name="Normal" style:family="paragraph">
      <style:paragraph-properties fo:text-align="justify" style:writing-mode="rl-tb" fo:margin-top="0.0833in" fo:margin-bottom="0in" fo:line-height="100%"/>
    </style:style>
    <style:style style:name="T2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3" style:parent-style-name="Normal" style:family="paragraph">
      <style:paragraph-properties fo:text-align="justify" style:writing-mode="rl-tb" fo:margin-top="0.0833in" fo:margin-bottom="0in" fo:line-height="100%"/>
    </style:style>
    <style:style style:name="T2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7" style:parent-style-name="Normal" style:family="paragraph">
      <style:paragraph-properties fo:text-align="justify" style:writing-mode="rl-tb" fo:margin-top="0.0833in" fo:margin-bottom="0in" fo:line-height="100%"/>
    </style:style>
    <style:style style:name="T2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11" style:parent-style-name="Normal" style:family="paragraph">
      <style:paragraph-properties fo:text-align="justify" style:writing-mode="rl-tb" fo:margin-top="0.0833in" fo:margin-bottom="0in" fo:line-height="100%"/>
    </style:style>
    <style:style style:name="T2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15" style:parent-style-name="Normal" style:family="paragraph">
      <style:paragraph-properties fo:text-align="justify" style:writing-mode="rl-tb" fo:margin-top="0.0833in" fo:margin-bottom="0in" fo:line-height="100%"/>
    </style:style>
    <style:style style:name="T2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19" style:parent-style-name="Normal" style:family="paragraph">
      <style:paragraph-properties fo:text-align="justify" style:writing-mode="rl-tb" fo:margin-top="0.0833in" fo:margin-bottom="0in" fo:line-height="100%"/>
    </style:style>
    <style:style style:name="T2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23" style:parent-style-name="Normal" style:family="paragraph">
      <style:paragraph-properties fo:text-align="justify" style:writing-mode="rl-tb" fo:margin-top="0.0833in" fo:margin-bottom="0in" fo:line-height="100%"/>
    </style:style>
    <style:style style:name="T2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27" style:parent-style-name="Normal" style:family="paragraph">
      <style:paragraph-properties fo:text-align="justify" style:writing-mode="rl-tb" fo:margin-top="0.0833in" fo:margin-bottom="0in" fo:line-height="100%"/>
    </style:style>
    <style:style style:name="T2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31" style:parent-style-name="Normal" style:family="paragraph">
      <style:paragraph-properties fo:text-align="justify" style:writing-mode="rl-tb" fo:margin-top="0.0833in" fo:margin-bottom="0in" fo:line-height="100%"/>
    </style:style>
    <style:style style:name="T2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35" style:parent-style-name="Normal" style:family="paragraph">
      <style:paragraph-properties fo:text-align="justify" style:writing-mode="rl-tb" fo:margin-top="0.0833in" fo:margin-bottom="0in" fo:line-height="100%"/>
    </style:style>
    <style:style style:name="T2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39" style:parent-style-name="Normal" style:family="paragraph">
      <style:paragraph-properties fo:text-align="justify" style:writing-mode="rl-tb" fo:margin-top="0.0833in" fo:margin-bottom="0in" fo:line-height="100%"/>
    </style:style>
    <style:style style:name="T2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43" style:parent-style-name="Normal" style:family="paragraph">
      <style:paragraph-properties fo:text-align="justify" style:writing-mode="rl-tb" fo:margin-top="0.0833in" fo:margin-bottom="0in" fo:line-height="100%"/>
    </style:style>
    <style:style style:name="T2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47" style:parent-style-name="Normal" style:family="paragraph">
      <style:paragraph-properties fo:text-align="justify" style:writing-mode="rl-tb" fo:margin-top="0.0833in" fo:margin-bottom="0in" fo:line-height="100%"/>
    </style:style>
    <style:style style:name="T2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51" style:parent-style-name="Normal" style:family="paragraph">
      <style:paragraph-properties fo:text-align="justify" style:writing-mode="rl-tb" fo:margin-top="0.0833in" fo:margin-bottom="0in" fo:line-height="100%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55" style:parent-style-name="Normal" style:family="paragraph">
      <style:paragraph-properties fo:text-align="justify" style:writing-mode="rl-tb" fo:margin-top="0.0833in" fo:margin-bottom="0in" fo:line-height="100%"/>
    </style:style>
    <style:style style:name="T2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59" style:parent-style-name="Normal" style:family="paragraph">
      <style:paragraph-properties fo:text-align="justify" style:writing-mode="rl-tb" fo:margin-top="0.0833in" fo:margin-bottom="0in" fo:line-height="100%"/>
    </style:style>
    <style:style style:name="T2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63" style:parent-style-name="Normal" style:family="paragraph">
      <style:paragraph-properties fo:text-align="justify" style:writing-mode="rl-tb" fo:margin-top="0.0833in" fo:margin-bottom="0in" fo:line-height="100%"/>
    </style:style>
    <style:style style:name="T2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67" style:parent-style-name="Normal" style:family="paragraph">
      <style:paragraph-properties fo:text-align="justify" style:writing-mode="rl-tb" fo:margin-top="0.0833in" fo:margin-bottom="0in" fo:line-height="100%"/>
    </style:style>
    <style:style style:name="T2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71" style:parent-style-name="Normal" style:family="paragraph">
      <style:paragraph-properties fo:text-align="justify" style:writing-mode="rl-tb" fo:margin-top="0.0833in" fo:margin-bottom="0in" fo:line-height="100%"/>
    </style:style>
    <style:style style:name="T2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75" style:parent-style-name="Normal" style:family="paragraph">
      <style:paragraph-properties fo:text-align="justify" style:writing-mode="rl-tb" fo:margin-top="0.0833in" fo:margin-bottom="0in" fo:line-height="100%"/>
    </style:style>
    <style:style style:name="T2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79" style:parent-style-name="Normal" style:family="paragraph">
      <style:paragraph-properties fo:text-align="justify" style:writing-mode="rl-tb" fo:margin-top="0.0833in" fo:margin-bottom="0in" fo:line-height="100%"/>
    </style:style>
    <style:style style:name="T2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83" style:parent-style-name="Normal" style:family="paragraph">
      <style:paragraph-properties fo:text-align="justify" style:writing-mode="rl-tb" fo:margin-top="0.0833in" fo:margin-bottom="0in" fo:line-height="100%"/>
    </style:style>
    <style:style style:name="T2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87" style:parent-style-name="Normal" style:family="paragraph">
      <style:paragraph-properties fo:text-align="justify" style:writing-mode="rl-tb" fo:margin-top="0.0833in" fo:margin-bottom="0in" fo:line-height="100%"/>
    </style:style>
    <style:style style:name="T2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92" style:parent-style-name="Normal" style:family="paragraph">
      <style:paragraph-properties fo:text-align="justify" style:writing-mode="rl-tb" fo:margin-top="0.0833in" fo:margin-bottom="0in" fo:line-height="100%"/>
    </style:style>
    <style:style style:name="T2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24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97" style:parent-style-name="Normal" style:family="paragraph">
      <style:paragraph-properties fo:text-align="justify" style:writing-mode="rl-tb" fo:margin-top="0.0833in" fo:margin-bottom="0in" fo:line-height="100%"/>
    </style:style>
    <style:style style:name="T2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00" style:parent-style-name="Normal" style:family="paragraph">
      <style:paragraph-properties fo:text-align="justify" style:writing-mode="rl-tb" fo:margin-top="0.0833in" fo:margin-bottom="0in" fo:line-height="100%"/>
    </style:style>
    <style:style style:name="T2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04" style:parent-style-name="Normal" style:family="paragraph">
      <style:paragraph-properties fo:text-align="justify" style:writing-mode="rl-tb" fo:margin-top="0.0833in" fo:margin-bottom="0in" fo:line-height="100%"/>
    </style:style>
    <style:style style:name="T2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08" style:parent-style-name="Normal" style:family="paragraph">
      <style:paragraph-properties fo:text-align="justify" style:writing-mode="rl-tb" fo:margin-top="0.0833in" fo:margin-bottom="0in" fo:line-height="100%"/>
    </style:style>
    <style:style style:name="T2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12" style:parent-style-name="Normal" style:family="paragraph">
      <style:paragraph-properties fo:text-align="justify" style:writing-mode="rl-tb" fo:margin-top="0.0833in" fo:margin-bottom="0in" fo:line-height="100%"/>
    </style:style>
    <style:style style:name="T2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16" style:parent-style-name="Normal" style:family="paragraph">
      <style:paragraph-properties fo:text-align="justify" style:writing-mode="rl-tb" fo:margin-top="0.0833in" fo:margin-bottom="0in" fo:line-height="100%"/>
    </style:style>
    <style:style style:name="T2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20" style:parent-style-name="Normal" style:family="paragraph">
      <style:paragraph-properties fo:text-align="justify" style:writing-mode="rl-tb" fo:margin-top="0.0833in" fo:margin-bottom="0in" fo:line-height="100%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24" style:parent-style-name="Normal" style:family="paragraph">
      <style:paragraph-properties fo:text-align="justify" style:writing-mode="rl-tb" fo:margin-top="0.0833in" fo:margin-bottom="0in" fo:line-height="100%"/>
    </style:style>
    <style:style style:name="T2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29" style:parent-style-name="Normal" style:family="paragraph">
      <style:paragraph-properties fo:text-align="justify" style:writing-mode="rl-tb" fo:margin-top="0.0833in" fo:margin-bottom="0in" fo:line-height="100%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33" style:parent-style-name="Normal" style:family="paragraph">
      <style:paragraph-properties fo:text-align="justify" style:writing-mode="rl-tb" fo:margin-top="0.0833in" fo:margin-bottom="0in" fo:line-height="100%"/>
    </style:style>
    <style:style style:name="T2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37" style:parent-style-name="Normal" style:family="paragraph">
      <style:paragraph-properties fo:text-align="justify" style:writing-mode="rl-tb" fo:margin-top="0.0833in" fo:margin-bottom="0in" fo:line-height="100%"/>
    </style:style>
    <style:style style:name="T2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41" style:parent-style-name="Normal" style:family="paragraph">
      <style:paragraph-properties fo:text-align="justify" style:writing-mode="rl-tb" fo:margin-top="0.0833in" fo:margin-bottom="0in" fo:line-height="100%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45" style:parent-style-name="Normal" style:family="paragraph">
      <style:paragraph-properties fo:text-align="justify" style:writing-mode="rl-tb" fo:margin-top="0.0833in" fo:margin-bottom="0in" fo:line-height="100%"/>
    </style:style>
    <style:style style:name="T2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49" style:parent-style-name="Normal" style:family="paragraph">
      <style:paragraph-properties fo:text-align="justify" style:writing-mode="rl-tb" fo:margin-top="0.0833in" fo:margin-bottom="0in" fo:line-height="100%"/>
    </style:style>
    <style:style style:name="T2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53" style:parent-style-name="Normal" style:family="paragraph">
      <style:paragraph-properties fo:text-align="justify" style:writing-mode="rl-tb" fo:margin-top="0.0833in" fo:margin-bottom="0in" fo:line-height="100%"/>
    </style:style>
    <style:style style:name="T2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57" style:parent-style-name="Normal" style:family="paragraph">
      <style:paragraph-properties fo:text-align="justify" style:writing-mode="rl-tb" fo:margin-top="0.0833in" fo:margin-bottom="0in" fo:line-height="100%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61" style:parent-style-name="Normal" style:family="paragraph">
      <style:paragraph-properties fo:text-align="justify" style:writing-mode="rl-tb" fo:margin-top="0.0833in" fo:margin-bottom="0in" fo:line-height="100%"/>
    </style:style>
    <style:style style:name="T2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65" style:parent-style-name="Normal" style:family="paragraph">
      <style:paragraph-properties fo:text-align="justify" style:writing-mode="rl-tb" fo:margin-top="0.0833in" fo:margin-bottom="0in" fo:line-height="100%"/>
    </style:style>
    <style:style style:name="T2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69" style:parent-style-name="Normal" style:family="paragraph">
      <style:paragraph-properties fo:text-align="justify" style:writing-mode="rl-tb" fo:margin-top="0.0833in" fo:margin-bottom="0in" fo:line-height="100%"/>
    </style:style>
    <style:style style:name="T2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73" style:parent-style-name="Normal" style:family="paragraph">
      <style:paragraph-properties fo:text-align="justify" style:writing-mode="rl-tb" fo:margin-top="0.0833in" fo:margin-bottom="0in" fo:line-height="100%"/>
    </style:style>
    <style:style style:name="T2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77" style:parent-style-name="Normal" style:family="paragraph">
      <style:paragraph-properties fo:text-align="justify" style:writing-mode="rl-tb" fo:margin-top="0.0833in" fo:margin-bottom="0in" fo:line-height="100%"/>
    </style:style>
    <style:style style:name="T2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82" style:parent-style-name="Normal" style:family="paragraph">
      <style:paragraph-properties fo:text-align="justify" style:writing-mode="rl-tb" fo:margin-top="0.0833in" fo:margin-bottom="0in" fo:line-height="100%"/>
    </style:style>
    <style:style style:name="T2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86" style:parent-style-name="Normal" style:family="paragraph">
      <style:paragraph-properties fo:text-align="justify" style:writing-mode="rl-tb" fo:margin-top="0.0833in" fo:margin-bottom="0in" fo:line-height="100%"/>
    </style:style>
    <style:style style:name="T2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90" style:parent-style-name="Normal" style:family="paragraph">
      <style:paragraph-properties fo:text-align="justify" style:writing-mode="rl-tb" fo:margin-top="0.0833in" fo:margin-bottom="0in" fo:line-height="100%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94" style:parent-style-name="Normal" style:family="paragraph">
      <style:paragraph-properties fo:text-align="justify" style:writing-mode="rl-tb" fo:margin-top="0.0833in" fo:margin-bottom="0in" fo:line-height="100%"/>
    </style:style>
    <style:style style:name="T2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98" style:parent-style-name="Normal" style:family="paragraph">
      <style:paragraph-properties fo:text-align="justify" style:writing-mode="rl-tb" fo:margin-top="0.0833in" fo:margin-bottom="0in" fo:line-height="100%"/>
    </style:style>
    <style:style style:name="T2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02" style:parent-style-name="Normal" style:family="paragraph">
      <style:paragraph-properties fo:text-align="justify" style:writing-mode="rl-tb" fo:margin-top="0.0833in" fo:margin-bottom="0in" fo:line-height="100%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06" style:parent-style-name="Normal" style:family="paragraph">
      <style:paragraph-properties fo:text-align="justify" style:writing-mode="rl-tb" fo:margin-top="0.0833in" fo:margin-bottom="0in" fo:line-height="100%"/>
    </style:style>
    <style:style style:name="T2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10" style:parent-style-name="Normal" style:family="paragraph">
      <style:paragraph-properties fo:text-align="justify" style:writing-mode="rl-tb" fo:margin-top="0.0833in" fo:margin-bottom="0in" fo:line-height="100%"/>
    </style:style>
    <style:style style:name="T2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6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16" style:parent-style-name="Normal" style:family="paragraph">
      <style:paragraph-properties fo:text-align="justify" style:writing-mode="rl-tb" fo:margin-top="0.0833in" fo:margin-bottom="0in" fo:line-height="100%"/>
    </style:style>
    <style:style style:name="T2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19" style:parent-style-name="Normal" style:family="paragraph">
      <style:paragraph-properties fo:text-align="justify" style:writing-mode="rl-tb" fo:margin-top="0.0833in" fo:margin-bottom="0in" fo:line-height="100%"/>
    </style:style>
    <style:style style:name="T2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23" style:parent-style-name="Normal" style:family="paragraph">
      <style:paragraph-properties fo:text-align="justify" style:writing-mode="rl-tb" fo:margin-top="0.0833in" fo:margin-bottom="0in" fo:line-height="100%"/>
    </style:style>
    <style:style style:name="T2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27" style:parent-style-name="Normal" style:family="paragraph">
      <style:paragraph-properties fo:text-align="justify" style:writing-mode="rl-tb" fo:margin-top="0.0833in" fo:margin-bottom="0in" fo:line-height="100%"/>
    </style:style>
    <style:style style:name="T2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31" style:parent-style-name="Normal" style:family="paragraph">
      <style:paragraph-properties fo:text-align="justify" style:writing-mode="rl-tb" fo:margin-top="0.0833in" fo:margin-bottom="0in" fo:line-height="100%"/>
    </style:style>
    <style:style style:name="T2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36" style:parent-style-name="Normal" style:family="paragraph">
      <style:paragraph-properties fo:text-align="justify" style:writing-mode="rl-tb" fo:margin-top="0.0833in" fo:margin-bottom="0in" fo:line-height="100%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40" style:parent-style-name="Normal" style:family="paragraph">
      <style:paragraph-properties fo:text-align="justify" style:writing-mode="rl-tb" fo:margin-top="0.0833in" fo:margin-bottom="0in" fo:line-height="100%"/>
    </style:style>
    <style:style style:name="T2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44" style:parent-style-name="Normal" style:family="paragraph">
      <style:paragraph-properties fo:text-align="justify" style:writing-mode="rl-tb" fo:margin-top="0.0833in" fo:margin-bottom="0in" fo:line-height="100%"/>
    </style:style>
    <style:style style:name="T2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48" style:parent-style-name="Normal" style:family="paragraph">
      <style:paragraph-properties fo:text-align="justify" style:writing-mode="rl-tb" fo:margin-top="0.0833in" fo:margin-bottom="0in" fo:line-height="100%"/>
    </style:style>
    <style:style style:name="T2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2" style:parent-style-name="Normal" style:family="paragraph">
      <style:paragraph-properties fo:text-align="justify" style:writing-mode="rl-tb" fo:margin-top="0.0833in" fo:margin-bottom="0in" fo:line-height="100%"/>
    </style:style>
    <style:style style:name="T2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6" style:parent-style-name="Normal" style:family="paragraph">
      <style:paragraph-properties fo:text-align="justify" style:writing-mode="rl-tb" fo:margin-top="0.0833in" fo:margin-bottom="0in" fo:line-height="100%"/>
    </style:style>
    <style:style style:name="T2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60" style:parent-style-name="Normal" style:family="paragraph">
      <style:paragraph-properties fo:text-align="justify" style:writing-mode="rl-tb" fo:margin-top="0.0833in" fo:margin-bottom="0in" fo:line-height="100%"/>
    </style:style>
    <style:style style:name="T2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64" style:parent-style-name="Normal" style:family="paragraph">
      <style:paragraph-properties fo:text-align="justify" style:writing-mode="rl-tb" fo:margin-top="0.0833in" fo:margin-bottom="0in" fo:line-height="100%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68" style:parent-style-name="Normal" style:family="paragraph">
      <style:paragraph-properties fo:text-align="justify" style:writing-mode="rl-tb" fo:margin-top="0.0833in" fo:margin-bottom="0in" fo:line-height="100%"/>
    </style:style>
    <style:style style:name="T2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72" style:parent-style-name="Normal" style:family="paragraph">
      <style:paragraph-properties fo:text-align="justify" style:writing-mode="rl-tb" fo:margin-top="0.0833in" fo:margin-bottom="0in" fo:line-height="100%"/>
    </style:style>
    <style:style style:name="T2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76" style:parent-style-name="Normal" style:family="paragraph">
      <style:paragraph-properties fo:text-align="justify" style:writing-mode="rl-tb" fo:margin-top="0.0833in" fo:margin-bottom="0in" fo:line-height="100%"/>
    </style:style>
    <style:style style:name="T2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80" style:parent-style-name="Normal" style:family="paragraph">
      <style:paragraph-properties fo:text-align="justify" style:writing-mode="rl-tb" fo:margin-top="0.0833in" fo:margin-bottom="0in" fo:line-height="100%"/>
    </style:style>
    <style:style style:name="T2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84" style:parent-style-name="Normal" style:family="paragraph">
      <style:paragraph-properties fo:text-align="justify" style:writing-mode="rl-tb" fo:margin-top="0.0833in" fo:margin-bottom="0in" fo:line-height="100%"/>
    </style:style>
    <style:style style:name="T2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88" style:parent-style-name="Normal" style:family="paragraph">
      <style:paragraph-properties fo:text-align="justify" style:writing-mode="rl-tb" fo:margin-top="0.0833in" fo:margin-bottom="0in" fo:line-height="100%"/>
    </style:style>
    <style:style style:name="T2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92" style:parent-style-name="Normal" style:family="paragraph">
      <style:paragraph-properties fo:text-align="justify" style:writing-mode="rl-tb" fo:margin-top="0.0833in" fo:margin-bottom="0in" fo:line-height="100%"/>
    </style:style>
    <style:style style:name="T2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96" style:parent-style-name="Normal" style:family="paragraph">
      <style:paragraph-properties fo:text-align="justify" style:writing-mode="rl-tb" fo:margin-top="0.0833in" fo:margin-bottom="0in" fo:line-height="100%"/>
    </style:style>
    <style:style style:name="T2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00" style:parent-style-name="Normal" style:family="paragraph">
      <style:paragraph-properties fo:text-align="justify" style:writing-mode="rl-tb" fo:margin-top="0.0833in" fo:margin-bottom="0in" fo:line-height="100%"/>
    </style:style>
    <style:style style:name="T2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04" style:parent-style-name="Normal" style:family="paragraph">
      <style:paragraph-properties fo:text-align="justify" style:writing-mode="rl-tb" fo:margin-top="0.0833in" fo:margin-bottom="0in" fo:line-height="100%"/>
    </style:style>
    <style:style style:name="T2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08" style:parent-style-name="Normal" style:family="paragraph">
      <style:paragraph-properties fo:text-align="justify" style:writing-mode="rl-tb" fo:margin-top="0.0833in" fo:margin-bottom="0in" fo:line-height="100%"/>
    </style:style>
    <style:style style:name="T2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12" style:parent-style-name="Normal" style:family="paragraph">
      <style:paragraph-properties fo:text-align="justify" style:writing-mode="rl-tb" fo:margin-top="0.0833in" fo:margin-bottom="0in" fo:line-height="100%"/>
    </style:style>
    <style:style style:name="T2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16" style:parent-style-name="Normal" style:family="paragraph">
      <style:paragraph-properties fo:text-align="justify" style:writing-mode="rl-tb" fo:margin-top="0.0833in" fo:margin-bottom="0in" fo:line-height="100%"/>
    </style:style>
    <style:style style:name="T2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20" style:parent-style-name="Normal" style:family="paragraph">
      <style:paragraph-properties fo:text-align="justify" style:writing-mode="rl-tb" fo:margin-top="0.0833in" fo:margin-bottom="0in" fo:line-height="100%"/>
    </style:style>
    <style:style style:name="T2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24" style:parent-style-name="Normal" style:family="paragraph">
      <style:paragraph-properties fo:text-align="justify" style:writing-mode="rl-tb" fo:margin-top="0.0833in" fo:margin-bottom="0in" fo:line-height="100%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28" style:parent-style-name="Normal" style:family="paragraph">
      <style:paragraph-properties fo:text-align="justify" style:writing-mode="rl-tb" fo:margin-top="0.0833in" fo:margin-bottom="0in" fo:line-height="100%"/>
    </style:style>
    <style:style style:name="T2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32" style:parent-style-name="Normal" style:family="paragraph">
      <style:paragraph-properties fo:text-align="justify" style:writing-mode="rl-tb" fo:margin-top="0.0833in" fo:margin-bottom="0in" fo:line-height="100%"/>
    </style:style>
    <style:style style:name="T2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36" style:parent-style-name="Normal" style:family="paragraph">
      <style:paragraph-properties fo:text-align="justify" style:writing-mode="rl-tb" fo:margin-top="0.0833in" fo:margin-bottom="0in" fo:line-height="100%"/>
    </style:style>
    <style:style style:name="T2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40" style:parent-style-name="Normal" style:family="paragraph">
      <style:paragraph-properties fo:text-align="justify" style:writing-mode="rl-tb" fo:margin-top="0.0833in" fo:margin-bottom="0in" fo:line-height="100%"/>
    </style:style>
    <style:style style:name="T2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44" style:parent-style-name="Normal" style:family="paragraph">
      <style:paragraph-properties fo:text-align="justify" style:writing-mode="rl-tb" fo:margin-top="0.0833in" fo:margin-bottom="0in" fo:line-height="100%"/>
    </style:style>
    <style:style style:name="T2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48" style:parent-style-name="Normal" style:family="paragraph">
      <style:paragraph-properties fo:text-align="justify" style:writing-mode="rl-tb" fo:margin-top="0.0833in" fo:margin-bottom="0in" fo:line-height="100%"/>
    </style:style>
    <style:style style:name="T2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52" style:parent-style-name="Normal" style:family="paragraph">
      <style:paragraph-properties fo:text-align="justify" style:writing-mode="rl-tb" fo:margin-top="0.0833in" fo:margin-bottom="0in" fo:line-height="100%"/>
    </style:style>
    <style:style style:name="T2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7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57" style:parent-style-name="Normal" style:family="paragraph">
      <style:paragraph-properties fo:text-align="justify" style:writing-mode="rl-tb" fo:margin-top="0.0833in" fo:margin-bottom="0in" fo:line-height="100%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60" style:parent-style-name="Normal" style:family="paragraph">
      <style:paragraph-properties fo:text-align="justify" style:writing-mode="rl-tb" fo:margin-top="0.0833in" fo:margin-bottom="0in" fo:line-height="100%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65" style:parent-style-name="Normal" style:family="paragraph">
      <style:paragraph-properties fo:text-align="justify" style:writing-mode="rl-tb" fo:margin-top="0.0833in" fo:margin-bottom="0in" fo:line-height="100%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69" style:parent-style-name="Normal" style:family="paragraph">
      <style:paragraph-properties fo:text-align="justify" style:writing-mode="rl-tb" fo:margin-top="0.0833in" fo:margin-bottom="0in" fo:line-height="100%"/>
    </style:style>
    <style:style style:name="T2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73" style:parent-style-name="Normal" style:family="paragraph">
      <style:paragraph-properties fo:text-align="justify" style:writing-mode="rl-tb" fo:margin-top="0.0833in" fo:margin-bottom="0in" fo:line-height="100%"/>
    </style:style>
    <style:style style:name="T2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77" style:parent-style-name="Normal" style:family="paragraph">
      <style:paragraph-properties fo:text-align="justify" style:writing-mode="rl-tb" fo:margin-top="0.0833in" fo:margin-bottom="0in" fo:line-height="100%"/>
    </style:style>
    <style:style style:name="T2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81" style:parent-style-name="Normal" style:family="paragraph">
      <style:paragraph-properties fo:text-align="justify" style:writing-mode="rl-tb" fo:margin-top="0.0833in" fo:margin-bottom="0in" fo:line-height="100%"/>
    </style:style>
    <style:style style:name="T2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85" style:parent-style-name="Normal" style:family="paragraph">
      <style:paragraph-properties fo:text-align="justify" style:writing-mode="rl-tb" fo:margin-top="0.0833in" fo:margin-bottom="0in" fo:line-height="100%"/>
    </style:style>
    <style:style style:name="T2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89" style:parent-style-name="Normal" style:family="paragraph">
      <style:paragraph-properties fo:text-align="justify" style:writing-mode="rl-tb" fo:margin-top="0.0833in" fo:margin-bottom="0in" fo:line-height="100%"/>
    </style:style>
    <style:style style:name="T2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93" style:parent-style-name="Normal" style:family="paragraph">
      <style:paragraph-properties fo:text-align="justify" style:writing-mode="rl-tb" fo:margin-top="0.0833in" fo:margin-bottom="0in" fo:line-height="100%"/>
    </style:style>
    <style:style style:name="T2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97" style:parent-style-name="Normal" style:family="paragraph">
      <style:paragraph-properties fo:text-align="justify" style:writing-mode="rl-tb" fo:margin-top="0.0833in" fo:margin-bottom="0in" fo:line-height="100%"/>
    </style:style>
    <style:style style:name="T2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01" style:parent-style-name="Normal" style:family="paragraph">
      <style:paragraph-properties fo:text-align="justify" style:writing-mode="rl-tb" fo:margin-top="0.0833in" fo:margin-bottom="0in" fo:line-height="100%"/>
    </style:style>
    <style:style style:name="T2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05" style:parent-style-name="Normal" style:family="paragraph">
      <style:paragraph-properties fo:text-align="justify" style:writing-mode="rl-tb" fo:margin-top="0.0833in" fo:margin-bottom="0in" fo:line-height="100%"/>
    </style:style>
    <style:style style:name="T2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09" style:parent-style-name="Normal" style:family="paragraph">
      <style:paragraph-properties fo:text-align="justify" style:writing-mode="rl-tb" fo:margin-top="0.0833in" fo:margin-bottom="0in" fo:line-height="100%"/>
    </style:style>
    <style:style style:name="T2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14" style:parent-style-name="Normal" style:family="paragraph">
      <style:paragraph-properties fo:text-align="justify" style:writing-mode="rl-tb" fo:margin-top="0.0833in" fo:margin-bottom="0in" fo:line-height="100%"/>
    </style:style>
    <style:style style:name="T2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18" style:parent-style-name="Normal" style:family="paragraph">
      <style:paragraph-properties fo:text-align="justify" style:writing-mode="rl-tb" fo:margin-top="0.0833in" fo:margin-bottom="0in" fo:line-height="100%"/>
    </style:style>
    <style:style style:name="T2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22" style:parent-style-name="Normal" style:family="paragraph">
      <style:paragraph-properties fo:text-align="justify" style:writing-mode="rl-tb" fo:margin-top="0.0833in" fo:margin-bottom="0in" fo:line-height="100%"/>
    </style:style>
    <style:style style:name="T2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26" style:parent-style-name="Normal" style:family="paragraph">
      <style:paragraph-properties fo:text-align="justify" style:writing-mode="rl-tb" fo:margin-top="0.0833in" fo:margin-bottom="0in" fo:line-height="100%"/>
    </style:style>
    <style:style style:name="T2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30" style:parent-style-name="Normal" style:family="paragraph">
      <style:paragraph-properties fo:text-align="justify" style:writing-mode="rl-tb" fo:margin-top="0.0833in" fo:margin-bottom="0in" fo:line-height="100%"/>
    </style:style>
    <style:style style:name="T2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34" style:parent-style-name="Normal" style:family="paragraph">
      <style:paragraph-properties fo:text-align="justify" style:writing-mode="rl-tb" fo:margin-top="0.0833in" fo:margin-bottom="0in" fo:line-height="100%"/>
    </style:style>
    <style:style style:name="T2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38" style:parent-style-name="Normal" style:family="paragraph">
      <style:paragraph-properties fo:text-align="justify" style:writing-mode="rl-tb" fo:margin-top="0.0833in" fo:margin-bottom="0in" fo:line-height="100%"/>
    </style:style>
    <style:style style:name="T2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42" style:parent-style-name="Normal" style:family="paragraph">
      <style:paragraph-properties fo:text-align="justify" style:writing-mode="rl-tb" fo:margin-top="0.0833in" fo:margin-bottom="0in" fo:line-height="100%"/>
    </style:style>
    <style:style style:name="T2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46" style:parent-style-name="Normal" style:family="paragraph">
      <style:paragraph-properties fo:text-align="justify" style:writing-mode="rl-tb" fo:margin-top="0.0833in" fo:margin-bottom="0in" fo:line-height="100%"/>
    </style:style>
    <style:style style:name="T2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50" style:parent-style-name="Normal" style:family="paragraph">
      <style:paragraph-properties fo:text-align="justify" style:writing-mode="rl-tb" fo:margin-top="0.0833in" fo:margin-bottom="0in" fo:line-height="100%"/>
    </style:style>
    <style:style style:name="T2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54" style:parent-style-name="Normal" style:family="paragraph">
      <style:paragraph-properties fo:text-align="justify" style:writing-mode="rl-tb" fo:margin-top="0.0833in" fo:margin-bottom="0in" fo:line-height="100%"/>
    </style:style>
    <style:style style:name="T2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58" style:parent-style-name="Normal" style:family="paragraph">
      <style:paragraph-properties fo:text-align="justify" style:writing-mode="rl-tb" fo:margin-top="0.0833in" fo:margin-bottom="0in" fo:line-height="100%"/>
    </style:style>
    <style:style style:name="T2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62" style:parent-style-name="Normal" style:family="paragraph">
      <style:paragraph-properties fo:text-align="justify" style:writing-mode="rl-tb" fo:margin-top="0.0833in" fo:margin-bottom="0in" fo:line-height="100%"/>
    </style:style>
    <style:style style:name="T2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67" style:parent-style-name="Normal" style:family="paragraph">
      <style:paragraph-properties fo:text-align="justify" style:writing-mode="rl-tb" fo:margin-top="0.0833in" fo:margin-bottom="0in" fo:line-height="100%"/>
    </style:style>
    <style:style style:name="T2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71" style:parent-style-name="Normal" style:family="paragraph">
      <style:paragraph-properties fo:text-align="justify" style:writing-mode="rl-tb" fo:margin-top="0.0833in" fo:margin-bottom="0in" fo:line-height="100%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75" style:parent-style-name="Normal" style:family="paragraph">
      <style:paragraph-properties fo:text-align="justify" style:writing-mode="rl-tb" fo:margin-top="0.0833in" fo:margin-bottom="0in" fo:line-height="100%"/>
    </style:style>
    <style:style style:name="T2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79" style:parent-style-name="Normal" style:family="paragraph">
      <style:paragraph-properties fo:text-align="justify" style:writing-mode="rl-tb" fo:margin-top="0.0833in" fo:margin-bottom="0in" fo:line-height="100%"/>
    </style:style>
    <style:style style:name="T2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83" style:parent-style-name="Normal" style:family="paragraph">
      <style:paragraph-properties fo:text-align="justify" style:writing-mode="rl-tb" fo:margin-top="0.0833in" fo:margin-bottom="0in" fo:line-height="100%"/>
    </style:style>
    <style:style style:name="T2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87" style:parent-style-name="Normal" style:family="paragraph">
      <style:paragraph-properties fo:text-align="justify" style:writing-mode="rl-tb" fo:margin-top="0.0833in" fo:margin-bottom="0in" fo:line-height="100%"/>
    </style:style>
    <style:style style:name="T2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91" style:parent-style-name="Normal" style:family="paragraph">
      <style:paragraph-properties fo:text-align="justify" style:writing-mode="rl-tb" fo:margin-top="0.0833in" fo:margin-bottom="0in" fo:line-height="100%"/>
    </style:style>
    <style:style style:name="T2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8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97" style:parent-style-name="Normal" style:family="paragraph">
      <style:paragraph-properties fo:text-align="justify" style:writing-mode="rl-tb" fo:margin-top="0.0833in" fo:margin-bottom="0in" fo:line-height="100%"/>
    </style:style>
    <style:style style:name="T2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00" style:parent-style-name="Normal" style:family="paragraph">
      <style:paragraph-properties fo:text-align="justify" style:writing-mode="rl-tb" fo:margin-top="0.0833in" fo:margin-bottom="0in" fo:line-height="100%"/>
    </style:style>
    <style:style style:name="T2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04" style:parent-style-name="Normal" style:family="paragraph">
      <style:paragraph-properties fo:text-align="justify" style:writing-mode="rl-tb" fo:margin-top="0.0833in" fo:margin-bottom="0in" fo:line-height="100%"/>
    </style:style>
    <style:style style:name="T2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08" style:parent-style-name="Normal" style:family="paragraph">
      <style:paragraph-properties fo:text-align="justify" style:writing-mode="rl-tb" fo:margin-top="0.0833in" fo:margin-bottom="0in" fo:line-height="100%"/>
    </style:style>
    <style:style style:name="T2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12" style:parent-style-name="Normal" style:family="paragraph">
      <style:paragraph-properties fo:text-align="justify" style:writing-mode="rl-tb" fo:margin-top="0.0833in" fo:margin-bottom="0in" fo:line-height="100%"/>
    </style:style>
    <style:style style:name="T2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16" style:parent-style-name="Normal" style:family="paragraph">
      <style:paragraph-properties fo:text-align="justify" style:writing-mode="rl-tb" fo:margin-top="0.0833in" fo:margin-bottom="0in" fo:line-height="100%"/>
    </style:style>
    <style:style style:name="T2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20" style:parent-style-name="Normal" style:family="paragraph">
      <style:paragraph-properties fo:text-align="justify" style:writing-mode="rl-tb" fo:margin-top="0.0833in" fo:margin-bottom="0in" fo:line-height="100%"/>
    </style:style>
    <style:style style:name="T2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24" style:parent-style-name="Normal" style:family="paragraph">
      <style:paragraph-properties fo:text-align="justify" style:writing-mode="rl-tb" fo:margin-top="0.0833in" fo:margin-bottom="0in" fo:line-height="100%"/>
    </style:style>
    <style:style style:name="T2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28" style:parent-style-name="Normal" style:family="paragraph">
      <style:paragraph-properties fo:text-align="justify" style:writing-mode="rl-tb" fo:margin-top="0.0833in" fo:margin-bottom="0in" fo:line-height="100%"/>
    </style:style>
    <style:style style:name="T2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2" style:parent-style-name="Normal" style:family="paragraph">
      <style:paragraph-properties fo:text-align="justify" style:writing-mode="rl-tb" fo:margin-top="0.0833in" fo:margin-bottom="0in" fo:line-height="100%"/>
    </style:style>
    <style:style style:name="T2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6" style:parent-style-name="Normal" style:family="paragraph">
      <style:paragraph-properties fo:text-align="justify" style:writing-mode="rl-tb" fo:margin-top="0.0833in" fo:margin-bottom="0in" fo:line-height="100%"/>
    </style:style>
    <style:style style:name="T2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40" style:parent-style-name="Normal" style:family="paragraph">
      <style:paragraph-properties fo:text-align="justify" style:writing-mode="rl-tb" fo:margin-top="0.0833in" fo:margin-bottom="0in" fo:line-height="100%"/>
    </style:style>
    <style:style style:name="T2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44" style:parent-style-name="Normal" style:family="paragraph">
      <style:paragraph-properties fo:text-align="justify" style:writing-mode="rl-tb" fo:margin-top="0.0833in" fo:margin-bottom="0in" fo:line-height="100%"/>
    </style:style>
    <style:style style:name="T2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49" style:parent-style-name="Normal" style:family="paragraph">
      <style:paragraph-properties fo:text-align="justify" style:writing-mode="rl-tb" fo:margin-top="0.0833in" fo:margin-bottom="0in" fo:line-height="100%"/>
    </style:style>
    <style:style style:name="T2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53" style:parent-style-name="Normal" style:family="paragraph">
      <style:paragraph-properties fo:text-align="justify" style:writing-mode="rl-tb" fo:margin-top="0.0833in" fo:margin-bottom="0in" fo:line-height="100%"/>
    </style:style>
    <style:style style:name="T2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57" style:parent-style-name="Normal" style:family="paragraph">
      <style:paragraph-properties fo:text-align="justify" style:writing-mode="rl-tb" fo:margin-top="0.0833in" fo:margin-bottom="0in" fo:line-height="100%"/>
    </style:style>
    <style:style style:name="T2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61" style:parent-style-name="Normal" style:family="paragraph">
      <style:paragraph-properties fo:text-align="justify" style:writing-mode="rl-tb" fo:margin-top="0.0833in" fo:margin-bottom="0in" fo:line-height="100%"/>
    </style:style>
    <style:style style:name="T2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65" style:parent-style-name="Normal" style:family="paragraph">
      <style:paragraph-properties fo:text-align="justify" style:writing-mode="rl-tb" fo:margin-top="0.0833in" fo:margin-bottom="0in" fo:line-height="100%"/>
    </style:style>
    <style:style style:name="T2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69" style:parent-style-name="Normal" style:family="paragraph">
      <style:paragraph-properties fo:text-align="justify" style:writing-mode="rl-tb" fo:margin-top="0.0833in" fo:margin-bottom="0in" fo:line-height="100%"/>
    </style:style>
    <style:style style:name="T2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73" style:parent-style-name="Normal" style:family="paragraph">
      <style:paragraph-properties fo:text-align="justify" style:writing-mode="rl-tb" fo:margin-top="0.0833in" fo:margin-bottom="0in" fo:line-height="100%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78" style:parent-style-name="Normal" style:family="paragraph">
      <style:paragraph-properties fo:text-align="justify" style:writing-mode="rl-tb" fo:margin-top="0.0833in" fo:margin-bottom="0in" fo:line-height="100%"/>
    </style:style>
    <style:style style:name="T2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82" style:parent-style-name="Normal" style:family="paragraph">
      <style:paragraph-properties fo:text-align="justify" style:writing-mode="rl-tb" fo:margin-top="0.0833in" fo:margin-bottom="0in" fo:line-height="100%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86" style:parent-style-name="Normal" style:family="paragraph">
      <style:paragraph-properties fo:text-align="justify" style:writing-mode="rl-tb" fo:margin-top="0.0833in" fo:margin-bottom="0in" fo:line-height="100%"/>
    </style:style>
    <style:style style:name="T2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90" style:parent-style-name="Normal" style:family="paragraph">
      <style:paragraph-properties fo:text-align="justify" style:writing-mode="rl-tb" fo:margin-top="0.0833in" fo:margin-bottom="0in" fo:line-height="100%"/>
    </style:style>
    <style:style style:name="T2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94" style:parent-style-name="Normal" style:family="paragraph">
      <style:paragraph-properties fo:text-align="justify" style:writing-mode="rl-tb" fo:margin-top="0.0833in" fo:margin-bottom="0in" fo:line-height="100%"/>
    </style:style>
    <style:style style:name="T2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98" style:parent-style-name="Normal" style:family="paragraph">
      <style:paragraph-properties fo:text-align="justify" style:writing-mode="rl-tb" fo:margin-top="0.0833in" fo:margin-bottom="0in" fo:line-height="100%"/>
    </style:style>
    <style:style style:name="T2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02" style:parent-style-name="Normal" style:family="paragraph">
      <style:paragraph-properties fo:text-align="justify" style:writing-mode="rl-tb" fo:margin-top="0.0833in" fo:margin-bottom="0in" fo:line-height="100%"/>
    </style:style>
    <style:style style:name="T3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06" style:parent-style-name="Normal" style:family="paragraph">
      <style:paragraph-properties fo:text-align="justify" style:writing-mode="rl-tb" fo:margin-top="0.0833in" fo:margin-bottom="0in" fo:line-height="100%"/>
    </style:style>
    <style:style style:name="T3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301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11" style:parent-style-name="Normal" style:family="paragraph">
      <style:paragraph-properties fo:text-align="justify" style:writing-mode="rl-tb" fo:margin-top="0.0833in" fo:margin-bottom="0in" fo:line-height="100%"/>
    </style:style>
    <style:style style:name="T3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15" style:parent-style-name="Normal" style:family="paragraph">
      <style:paragraph-properties fo:text-align="justify" style:writing-mode="rl-tb" fo:margin-top="0.0833in" fo:margin-bottom="0in" fo:line-height="100%"/>
    </style:style>
    <style:style style:name="T3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19" style:parent-style-name="Normal" style:family="paragraph">
      <style:paragraph-properties fo:text-align="justify" style:writing-mode="rl-tb" fo:margin-top="0.0833in" fo:margin-bottom="0in" fo:line-height="100%"/>
    </style:style>
    <style:style style:name="T3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23" style:parent-style-name="Normal" style:family="paragraph">
      <style:paragraph-properties fo:text-align="justify" style:writing-mode="rl-tb" fo:margin-top="0.0833in" fo:margin-bottom="0in" fo:line-height="100%"/>
    </style:style>
    <style:style style:name="T3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27" style:parent-style-name="Normal" style:family="paragraph">
      <style:paragraph-properties fo:text-align="justify" style:writing-mode="rl-tb" fo:margin-top="0.0833in" fo:margin-bottom="0in" fo:line-height="100%"/>
    </style:style>
    <style:style style:name="T3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31" style:parent-style-name="Normal" style:family="paragraph">
      <style:paragraph-properties fo:text-align="justify" style:writing-mode="rl-tb" fo:margin-top="0.0833in" fo:margin-bottom="0in" fo:line-height="100%"/>
    </style:style>
    <style:style style:name="T3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35" style:parent-style-name="Normal" style:family="paragraph">
      <style:paragraph-properties fo:text-align="justify" style:writing-mode="rl-tb" fo:margin-top="0.0833in" fo:margin-bottom="0in" fo:line-height="100%"/>
    </style:style>
    <style:style style:name="T3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39" style:parent-style-name="Normal" style:family="paragraph">
      <style:paragraph-properties fo:text-align="justify" style:writing-mode="rl-tb" fo:margin-top="0.0833in" fo:margin-bottom="0in" fo:line-height="100%"/>
    </style:style>
    <style:style style:name="T3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43" style:parent-style-name="Normal" style:family="paragraph">
      <style:paragraph-properties fo:text-align="justify" style:writing-mode="rl-tb" fo:margin-top="0.0833in" fo:margin-bottom="0in" fo:line-height="100%"/>
    </style:style>
    <style:style style:name="T3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47" style:parent-style-name="Normal" style:family="paragraph">
      <style:paragraph-properties fo:text-align="justify" style:writing-mode="rl-tb" fo:margin-top="0.0833in" fo:margin-bottom="0in" fo:line-height="100%"/>
    </style:style>
    <style:style style:name="T3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51" style:parent-style-name="Normal" style:family="paragraph">
      <style:paragraph-properties fo:text-align="justify" style:writing-mode="rl-tb" fo:margin-top="0.0833in" fo:margin-bottom="0in" fo:line-height="100%"/>
    </style:style>
    <style:style style:name="T3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55" style:parent-style-name="Normal" style:family="paragraph">
      <style:paragraph-properties fo:text-align="justify" style:writing-mode="rl-tb" fo:margin-top="0.0833in" fo:margin-bottom="0in" fo:line-height="100%"/>
    </style:style>
    <style:style style:name="T3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59" style:parent-style-name="Normal" style:family="paragraph">
      <style:paragraph-properties fo:text-align="justify" style:writing-mode="rl-tb" fo:margin-top="0.0833in" fo:margin-bottom="0in" fo:line-height="100%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63" style:parent-style-name="Normal" style:family="paragraph">
      <style:paragraph-properties fo:text-align="justify" style:writing-mode="rl-tb" fo:margin-top="0.0833in" fo:margin-bottom="0in" fo:line-height="100%"/>
    </style:style>
    <style:style style:name="T3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67" style:parent-style-name="Normal" style:family="paragraph">
      <style:paragraph-properties fo:text-align="justify" style:writing-mode="rl-tb" fo:margin-top="0.0833in" fo:margin-bottom="0in" fo:line-height="100%"/>
    </style:style>
    <style:style style:name="T3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71" style:parent-style-name="Normal" style:family="paragraph">
      <style:paragraph-properties fo:text-align="justify" style:writing-mode="rl-tb" fo:margin-top="0.0833in" fo:margin-bottom="0in" fo:line-height="100%"/>
    </style:style>
    <style:style style:name="T3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75" style:parent-style-name="Normal" style:family="paragraph">
      <style:paragraph-properties fo:text-align="justify" style:writing-mode="rl-tb" fo:margin-top="0.0833in" fo:margin-bottom="0in" fo:line-height="100%"/>
    </style:style>
    <style:style style:name="T3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79" style:parent-style-name="Normal" style:family="paragraph">
      <style:paragraph-properties fo:text-align="justify" style:writing-mode="rl-tb" fo:margin-top="0.0833in" fo:margin-bottom="0in" fo:line-height="100%"/>
    </style:style>
    <style:style style:name="T3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83" style:parent-style-name="Normal" style:family="paragraph">
      <style:paragraph-properties fo:text-align="justify" style:writing-mode="rl-tb" fo:margin-top="0.0833in" fo:margin-bottom="0in" fo:line-height="100%"/>
    </style:style>
    <style:style style:name="T3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87" style:parent-style-name="Normal" style:family="paragraph">
      <style:paragraph-properties fo:text-align="justify" style:writing-mode="rl-tb" fo:margin-top="0.0833in" fo:margin-bottom="0in" fo:line-height="100%"/>
    </style:style>
    <style:style style:name="T3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91" style:parent-style-name="Normal" style:family="paragraph">
      <style:paragraph-properties fo:text-align="justify" style:writing-mode="rl-tb" fo:margin-top="0.0833in" fo:margin-bottom="0in" fo:line-height="100%"/>
    </style:style>
    <style:style style:name="T3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096" style:parent-style-name="Normal" style:family="paragraph">
      <style:paragraph-properties fo:text-align="justify" style:writing-mode="rl-tb" fo:margin-top="0.0833in" fo:margin-bottom="0in" fo:line-height="100%"/>
    </style:style>
    <style:style style:name="T3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00" style:parent-style-name="Normal" style:family="paragraph">
      <style:paragraph-properties fo:text-align="justify" style:writing-mode="rl-tb" fo:margin-top="0.0833in" fo:margin-bottom="0in" fo:line-height="100%"/>
    </style:style>
    <style:style style:name="T3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04" style:parent-style-name="Normal" style:family="paragraph">
      <style:paragraph-properties fo:text-align="justify" style:writing-mode="rl-tb" fo:margin-top="0.0833in" fo:margin-bottom="0in" fo:line-height="100%"/>
    </style:style>
    <style:style style:name="T3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08" style:parent-style-name="Normal" style:family="paragraph">
      <style:paragraph-properties fo:text-align="justify" style:writing-mode="rl-tb" fo:margin-top="0.0833in" fo:margin-bottom="0in" fo:line-height="100%"/>
    </style:style>
    <style:style style:name="T3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12" style:parent-style-name="Normal" style:family="paragraph">
      <style:paragraph-properties fo:text-align="justify" style:writing-mode="rl-tb" fo:margin-top="0.0833in" fo:margin-bottom="0in" fo:line-height="100%"/>
    </style:style>
    <style:style style:name="T3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16" style:parent-style-name="Normal" style:family="paragraph">
      <style:paragraph-properties fo:text-align="justify" style:writing-mode="rl-tb" fo:margin-top="0.0833in" fo:margin-bottom="0in" fo:line-height="100%"/>
    </style:style>
    <style:style style:name="T3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20" style:parent-style-name="Normal" style:family="paragraph">
      <style:paragraph-properties fo:text-align="justify" style:writing-mode="rl-tb" fo:margin-top="0.0833in" fo:margin-bottom="0in" fo:line-height="100%"/>
    </style:style>
    <style:style style:name="T3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31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25" style:parent-style-name="Normal" style:family="paragraph">
      <style:paragraph-properties fo:text-align="justify" style:writing-mode="rl-tb" fo:margin-top="0.0833in" fo:margin-bottom="0in" fo:line-height="100%"/>
    </style:style>
    <style:style style:name="T3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29" style:parent-style-name="Normal" style:family="paragraph">
      <style:paragraph-properties fo:text-align="justify" style:writing-mode="rl-tb" fo:margin-top="0.0833in" fo:margin-bottom="0in" fo:line-height="100%"/>
    </style:style>
    <style:style style:name="T3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33" style:parent-style-name="Normal" style:family="paragraph">
      <style:paragraph-properties fo:text-align="justify" style:writing-mode="rl-tb" fo:margin-top="0.0833in" fo:margin-bottom="0in" fo:line-height="100%"/>
    </style:style>
    <style:style style:name="T3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37" style:parent-style-name="Normal" style:family="paragraph">
      <style:paragraph-properties fo:text-align="justify" style:writing-mode="rl-tb" fo:margin-top="0.0833in" fo:margin-bottom="0in" fo:line-height="100%"/>
    </style:style>
    <style:style style:name="T3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41" style:parent-style-name="Normal" style:family="paragraph">
      <style:paragraph-properties fo:text-align="justify" style:writing-mode="rl-tb" fo:margin-top="0.0833in" fo:margin-bottom="0in" fo:line-height="100%"/>
    </style:style>
    <style:style style:name="T3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45" style:parent-style-name="Normal" style:family="paragraph">
      <style:paragraph-properties fo:text-align="justify" style:writing-mode="rl-tb" fo:margin-top="0.0833in" fo:margin-bottom="0in" fo:line-height="100%"/>
    </style:style>
    <style:style style:name="T3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49" style:parent-style-name="Normal" style:family="paragraph">
      <style:paragraph-properties fo:text-align="justify" style:writing-mode="rl-tb" fo:margin-top="0.0833in" fo:margin-bottom="0in" fo:line-height="100%"/>
    </style:style>
    <style:style style:name="T3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53" style:parent-style-name="Normal" style:family="paragraph">
      <style:paragraph-properties fo:text-align="justify" style:writing-mode="rl-tb" fo:margin-top="0.0833in" fo:margin-bottom="0in" fo:line-height="100%"/>
    </style:style>
    <style:style style:name="T3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57" style:parent-style-name="Normal" style:family="paragraph">
      <style:paragraph-properties fo:text-align="justify" style:writing-mode="rl-tb" fo:margin-top="0.0833in" fo:margin-bottom="0in" fo:line-height="100%"/>
    </style:style>
    <style:style style:name="T3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1" style:parent-style-name="Normal" style:family="paragraph">
      <style:paragraph-properties fo:text-align="justify" style:writing-mode="rl-tb" fo:margin-top="0.0833in" fo:margin-bottom="0in" fo:line-height="100%"/>
    </style:style>
    <style:style style:name="T3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5" style:parent-style-name="Normal" style:family="paragraph">
      <style:paragraph-properties fo:text-align="justify" style:writing-mode="rl-tb" fo:margin-top="0.0833in" fo:margin-bottom="0in" fo:line-height="100%"/>
    </style:style>
    <style:style style:name="T3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69" style:parent-style-name="Normal" style:family="paragraph">
      <style:paragraph-properties fo:text-align="justify" style:writing-mode="rl-tb" fo:margin-top="0.0833in" fo:margin-bottom="0in" fo:line-height="100%"/>
    </style:style>
    <style:style style:name="T3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73" style:parent-style-name="Normal" style:family="paragraph">
      <style:paragraph-properties fo:text-align="justify" style:writing-mode="rl-tb" fo:margin-top="0.0833in" fo:margin-bottom="0in" fo:line-height="100%"/>
    </style:style>
    <style:style style:name="T3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77" style:parent-style-name="Normal" style:family="paragraph">
      <style:paragraph-properties fo:text-align="justify" style:writing-mode="rl-tb" fo:margin-top="0.0833in" fo:margin-bottom="0in" fo:line-height="100%"/>
    </style:style>
    <style:style style:name="T3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81" style:parent-style-name="Normal" style:family="paragraph">
      <style:paragraph-properties fo:text-align="justify" style:writing-mode="rl-tb" fo:margin-top="0.0833in" fo:margin-bottom="0in" fo:line-height="100%"/>
    </style:style>
    <style:style style:name="T3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85" style:parent-style-name="Normal" style:family="paragraph">
      <style:paragraph-properties fo:text-align="justify" style:writing-mode="rl-tb" fo:margin-top="0.0833in" fo:margin-bottom="0in" fo:line-height="100%"/>
    </style:style>
    <style:style style:name="T3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89" style:parent-style-name="Normal" style:family="paragraph">
      <style:paragraph-properties fo:text-align="justify" style:writing-mode="rl-tb" fo:margin-top="0.0833in" fo:margin-bottom="0in" fo:line-height="100%"/>
    </style:style>
    <style:style style:name="T3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93" style:parent-style-name="Normal" style:family="paragraph">
      <style:paragraph-properties fo:text-align="justify" style:writing-mode="rl-tb" fo:margin-top="0.0833in" fo:margin-bottom="0in" fo:line-height="100%"/>
    </style:style>
    <style:style style:name="T3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97" style:parent-style-name="Normal" style:family="paragraph">
      <style:paragraph-properties fo:text-align="justify" style:writing-mode="rl-tb" fo:margin-top="0.0833in" fo:margin-bottom="0in" fo:line-height="100%"/>
    </style:style>
    <style:style style:name="T3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01" style:parent-style-name="Normal" style:family="paragraph">
      <style:paragraph-properties fo:text-align="justify" style:writing-mode="rl-tb" fo:margin-top="0.0833in" fo:margin-bottom="0in" fo:line-height="100%"/>
    </style:style>
    <style:style style:name="T3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05" style:parent-style-name="Normal" style:family="paragraph">
      <style:paragraph-properties fo:text-align="justify" style:writing-mode="rl-tb" fo:margin-top="0.0833in" fo:margin-bottom="0in" fo:line-height="100%"/>
    </style:style>
    <style:style style:name="T3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09" style:parent-style-name="Normal" style:family="paragraph">
      <style:paragraph-properties fo:text-align="justify" style:writing-mode="rl-tb" fo:margin-top="0.0833in" fo:margin-bottom="0in" fo:line-height="100%"/>
    </style:style>
    <style:style style:name="T3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14" style:parent-style-name="Normal" style:family="paragraph">
      <style:paragraph-properties fo:text-align="justify" style:writing-mode="rl-tb" fo:margin-top="0.0833in" fo:margin-bottom="0in" fo:line-height="100%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18" style:parent-style-name="Normal" style:family="paragraph">
      <style:paragraph-properties fo:text-align="justify" style:writing-mode="rl-tb" fo:margin-top="0.0833in" fo:margin-bottom="0in" fo:line-height="100%"/>
    </style:style>
    <style:style style:name="T3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22" style:parent-style-name="Normal" style:family="paragraph">
      <style:paragraph-properties fo:text-align="justify" style:writing-mode="rl-tb" fo:margin-top="0.0833in" fo:margin-bottom="0in" fo:line-height="100%"/>
    </style:style>
    <style:style style:name="T3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26" style:parent-style-name="Normal" style:family="paragraph">
      <style:paragraph-properties fo:text-align="justify" style:writing-mode="rl-tb" fo:margin-top="0.0833in" fo:margin-bottom="0in" fo:line-height="100%"/>
    </style:style>
    <style:style style:name="T3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30" style:parent-style-name="Normal" style:family="paragraph">
      <style:paragraph-properties fo:text-align="justify" style:writing-mode="rl-tb" fo:margin-top="0.0833in" fo:margin-bottom="0in" fo:line-height="100%"/>
    </style:style>
    <style:style style:name="T3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323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35" style:parent-style-name="Normal" style:family="paragraph">
      <style:paragraph-properties fo:text-align="justify" style:writing-mode="rl-tb" fo:margin-top="0.0833in" fo:margin-bottom="0in" fo:line-height="100%"/>
    </style:style>
    <style:style style:name="T3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39" style:parent-style-name="Normal" style:family="paragraph">
      <style:paragraph-properties fo:text-align="justify" style:writing-mode="rl-tb" fo:margin-top="0.0833in" fo:margin-bottom="0in" fo:line-height="100%"/>
    </style:style>
    <style:style style:name="T3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43" style:parent-style-name="Normal" style:family="paragraph">
      <style:paragraph-properties fo:text-align="justify" style:writing-mode="rl-tb" fo:margin-top="0.0833in" fo:margin-bottom="0in" fo:line-height="100%"/>
    </style:style>
    <style:style style:name="T3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47" style:parent-style-name="Normal" style:family="paragraph">
      <style:paragraph-properties fo:text-align="justify" style:writing-mode="rl-tb" fo:margin-top="0.0833in" fo:margin-bottom="0in" fo:line-height="100%"/>
    </style:style>
    <style:style style:name="T3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52" style:parent-style-name="Normal" style:family="paragraph">
      <style:paragraph-properties fo:text-align="justify" style:writing-mode="rl-tb" fo:margin-top="0.0833in" fo:margin-bottom="0in" fo:line-height="100%"/>
    </style:style>
    <style:style style:name="T3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56" style:parent-style-name="Normal" style:family="paragraph">
      <style:paragraph-properties fo:text-align="justify" style:writing-mode="rl-tb" fo:margin-top="0.0833in" fo:margin-bottom="0in" fo:line-height="100%"/>
    </style:style>
    <style:style style:name="T3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60" style:parent-style-name="Normal" style:family="paragraph">
      <style:paragraph-properties fo:text-align="justify" style:writing-mode="rl-tb" fo:margin-top="0.0833in" fo:margin-bottom="0in" fo:line-height="100%"/>
    </style:style>
    <style:style style:name="T3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64" style:parent-style-name="Normal" style:family="paragraph">
      <style:paragraph-properties fo:text-align="justify" style:writing-mode="rl-tb" fo:margin-top="0.0833in" fo:margin-bottom="0in" fo:line-height="100%"/>
    </style:style>
    <style:style style:name="T3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68" style:parent-style-name="Normal" style:family="paragraph">
      <style:paragraph-properties fo:text-align="justify" style:writing-mode="rl-tb" fo:margin-top="0.0833in" fo:margin-bottom="0in" fo:line-height="100%"/>
    </style:style>
    <style:style style:name="T3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72" style:parent-style-name="Normal" style:family="paragraph">
      <style:paragraph-properties fo:text-align="justify" style:writing-mode="rl-tb" fo:margin-top="0.0833in" fo:margin-bottom="0in" fo:line-height="100%"/>
    </style:style>
    <style:style style:name="T3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76" style:parent-style-name="Normal" style:family="paragraph">
      <style:paragraph-properties fo:text-align="justify" style:writing-mode="rl-tb" fo:margin-top="0.0833in" fo:margin-bottom="0in" fo:line-height="100%"/>
    </style:style>
    <style:style style:name="T3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0" style:parent-style-name="Normal" style:family="paragraph">
      <style:paragraph-properties fo:text-align="justify" style:writing-mode="rl-tb" fo:margin-top="0.0833in" fo:margin-bottom="0in" fo:line-height="100%"/>
    </style:style>
    <style:style style:name="T3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4" style:parent-style-name="Normal" style:family="paragraph">
      <style:paragraph-properties fo:text-align="justify" style:writing-mode="rl-tb" fo:margin-top="0.0833in" fo:margin-bottom="0in" fo:line-height="100%"/>
    </style:style>
    <style:style style:name="T3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8" style:parent-style-name="Normal" style:family="paragraph">
      <style:paragraph-properties fo:text-align="justify" style:writing-mode="rl-tb" fo:margin-top="0.0833in" fo:margin-bottom="0in" fo:line-height="100%"/>
    </style:style>
    <style:style style:name="T3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92" style:parent-style-name="Normal" style:family="paragraph">
      <style:paragraph-properties fo:text-align="justify" style:writing-mode="rl-tb" fo:margin-top="0.0833in" fo:margin-bottom="0in" fo:line-height="100%"/>
    </style:style>
    <style:style style:name="T3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96" style:parent-style-name="Normal" style:family="paragraph">
      <style:paragraph-properties fo:text-align="justify" style:writing-mode="rl-tb" fo:margin-top="0.0833in" fo:margin-bottom="0in" fo:line-height="100%"/>
    </style:style>
    <style:style style:name="T3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01" style:parent-style-name="Normal" style:family="paragraph">
      <style:paragraph-properties fo:text-align="justify" style:writing-mode="rl-tb" fo:margin-top="0.0833in" fo:margin-bottom="0in" fo:line-height="100%"/>
    </style:style>
    <style:style style:name="T3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font-weight="bold" style:font-weight-asian="bold" style:font-weight-complex="bold" fo:font-size="10pt" style:font-size-asian="10pt" style:font-size-complex="10pt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07" style:parent-style-name="Normal" style:family="paragraph">
      <style:paragraph-properties fo:text-align="justify" style:writing-mode="rl-tb" fo:margin-top="0.0833in" fo:margin-bottom="0in" fo:line-height="100%"/>
    </style:style>
    <style:style style:name="T3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11" style:parent-style-name="Normal" style:family="paragraph">
      <style:paragraph-properties fo:text-align="justify" style:writing-mode="rl-tb" fo:margin-top="0.0833in" fo:margin-bottom="0in" fo:line-height="100%"/>
    </style:style>
    <style:style style:name="T3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15" style:parent-style-name="Normal" style:family="paragraph">
      <style:paragraph-properties fo:text-align="justify" style:writing-mode="rl-tb" fo:margin-top="0.0833in" fo:margin-bottom="0in" fo:line-height="100%"/>
    </style:style>
    <style:style style:name="T3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19" style:parent-style-name="Normal" style:family="paragraph">
      <style:paragraph-properties fo:text-align="justify" style:writing-mode="rl-tb" fo:margin-top="0.0833in" fo:margin-bottom="0in" fo:line-height="100%"/>
    </style:style>
    <style:style style:name="T3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23" style:parent-style-name="Normal" style:family="paragraph">
      <style:paragraph-properties fo:text-align="justify" style:writing-mode="rl-tb" fo:margin-top="0.0833in" fo:margin-bottom="0in" fo:line-height="100%"/>
    </style:style>
    <style:style style:name="T3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27" style:parent-style-name="Normal" style:family="paragraph">
      <style:paragraph-properties fo:text-align="justify" style:writing-mode="rl-tb" fo:margin-top="0.0833in" fo:margin-bottom="0in" fo:line-height="100%"/>
    </style:style>
    <style:style style:name="T3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31" style:parent-style-name="Normal" style:family="paragraph">
      <style:paragraph-properties fo:text-align="justify" style:writing-mode="rl-tb" fo:margin-top="0.0833in" fo:margin-bottom="0in" fo:line-height="100%"/>
    </style:style>
    <style:style style:name="T3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35" style:parent-style-name="Normal" style:family="paragraph">
      <style:paragraph-properties fo:text-align="justify" style:writing-mode="rl-tb" fo:margin-top="0.0833in" fo:margin-bottom="0in" fo:line-height="100%"/>
    </style:style>
    <style:style style:name="T3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39" style:parent-style-name="Normal" style:family="paragraph">
      <style:paragraph-properties fo:text-align="justify" style:writing-mode="rl-tb" fo:margin-top="0.0833in" fo:margin-bottom="0in" fo:line-height="100%"/>
    </style:style>
    <style:style style:name="T3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43" style:parent-style-name="Normal" style:family="paragraph">
      <style:paragraph-properties fo:text-align="justify" style:writing-mode="rl-tb" fo:margin-top="0.0833in" fo:margin-bottom="0in" fo:line-height="100%"/>
    </style:style>
    <style:style style:name="T3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47" style:parent-style-name="Normal" style:family="paragraph">
      <style:paragraph-properties fo:text-align="justify" style:writing-mode="rl-tb" fo:margin-top="0.0833in" fo:margin-bottom="0in" fo:line-height="100%"/>
    </style:style>
    <style:style style:name="T3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33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52" style:parent-style-name="Normal" style:family="paragraph">
      <style:paragraph-properties fo:text-align="justify" style:writing-mode="rl-tb" fo:margin-top="0.0833in" fo:margin-bottom="0in" fo:line-height="100%"/>
    </style:style>
    <style:style style:name="T3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56" style:parent-style-name="Normal" style:family="paragraph">
      <style:paragraph-properties fo:text-align="justify" style:writing-mode="rl-tb" fo:margin-top="0.0833in" fo:margin-bottom="0in" fo:line-height="100%"/>
    </style:style>
    <style:style style:name="T3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60" style:parent-style-name="Normal" style:family="paragraph">
      <style:paragraph-properties fo:text-align="justify" style:writing-mode="rl-tb" fo:margin-top="0.0833in" fo:margin-bottom="0in" fo:line-height="100%"/>
    </style:style>
    <style:style style:name="T3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64" style:parent-style-name="Normal" style:family="paragraph">
      <style:paragraph-properties fo:text-align="justify" style:writing-mode="rl-tb" fo:margin-top="0.0833in" fo:margin-bottom="0in" fo:line-height="100%"/>
    </style:style>
    <style:style style:name="T3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68" style:parent-style-name="Normal" style:family="paragraph">
      <style:paragraph-properties fo:text-align="justify" style:writing-mode="rl-tb" fo:margin-top="0.0833in" fo:margin-bottom="0in" fo:line-height="100%"/>
    </style:style>
    <style:style style:name="T3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72" style:parent-style-name="Normal" style:family="paragraph">
      <style:paragraph-properties fo:text-align="justify" style:writing-mode="rl-tb" fo:margin-top="0.0833in" fo:margin-bottom="0in" fo:line-height="100%"/>
    </style:style>
    <style:style style:name="T3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76" style:parent-style-name="Normal" style:family="paragraph">
      <style:paragraph-properties fo:text-align="justify" style:writing-mode="rl-tb" fo:margin-top="0.0833in" fo:margin-bottom="0in" fo:line-height="100%"/>
    </style:style>
    <style:style style:name="T3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80" style:parent-style-name="Normal" style:family="paragraph">
      <style:paragraph-properties fo:text-align="justify" style:writing-mode="rl-tb" fo:margin-top="0.0833in" fo:margin-bottom="0in" fo:line-height="100%"/>
    </style:style>
    <style:style style:name="T3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84" style:parent-style-name="Normal" style:family="paragraph">
      <style:paragraph-properties fo:text-align="justify" style:writing-mode="rl-tb" fo:margin-top="0.0833in" fo:margin-bottom="0in" fo:line-height="100%"/>
    </style:style>
    <style:style style:name="T3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88" style:parent-style-name="Normal" style:family="paragraph">
      <style:paragraph-properties fo:text-align="justify" style:writing-mode="rl-tb" fo:margin-top="0.0833in" fo:margin-bottom="0in" fo:line-height="100%"/>
    </style:style>
    <style:style style:name="T3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92" style:parent-style-name="Normal" style:family="paragraph">
      <style:paragraph-properties fo:text-align="justify" style:writing-mode="rl-tb" fo:margin-top="0.0833in" fo:margin-bottom="0in" fo:line-height="100%"/>
    </style:style>
    <style:style style:name="T3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96" style:parent-style-name="Normal" style:family="paragraph">
      <style:paragraph-properties fo:text-align="justify" style:writing-mode="rl-tb" fo:margin-top="0.0833in" fo:margin-bottom="0in" fo:line-height="100%"/>
    </style:style>
    <style:style style:name="T3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00" style:parent-style-name="Normal" style:family="paragraph">
      <style:paragraph-properties fo:text-align="justify" style:writing-mode="rl-tb" fo:margin-top="0.0833in" fo:margin-bottom="0in" fo:line-height="100%"/>
    </style:style>
    <style:style style:name="T3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04" style:parent-style-name="Normal" style:family="paragraph">
      <style:paragraph-properties fo:text-align="justify" style:writing-mode="rl-tb" fo:margin-top="0.0833in" fo:margin-bottom="0in" fo:line-height="100%"/>
    </style:style>
    <style:style style:name="T3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08" style:parent-style-name="Normal" style:family="paragraph">
      <style:paragraph-properties fo:text-align="justify" style:writing-mode="rl-tb" fo:margin-top="0.0833in" fo:margin-bottom="0in" fo:line-height="100%"/>
    </style:style>
    <style:style style:name="T3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12" style:parent-style-name="Normal" style:family="paragraph">
      <style:paragraph-properties fo:text-align="justify" style:writing-mode="rl-tb" fo:margin-top="0.0833in" fo:margin-bottom="0in" fo:line-height="100%"/>
    </style:style>
    <style:style style:name="T3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16" style:parent-style-name="Normal" style:family="paragraph">
      <style:paragraph-properties fo:text-align="justify" style:writing-mode="rl-tb" fo:margin-top="0.0833in" fo:margin-bottom="0in" fo:line-height="100%"/>
    </style:style>
    <style:style style:name="T3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21" style:parent-style-name="Normal" style:family="paragraph">
      <style:paragraph-properties fo:text-align="justify" style:writing-mode="rl-tb" fo:margin-top="0.0833in" fo:margin-bottom="0in" fo:line-height="100%"/>
    </style:style>
    <style:style style:name="T3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25" style:parent-style-name="Normal" style:family="paragraph">
      <style:paragraph-properties fo:text-align="justify" style:writing-mode="rl-tb" fo:margin-top="0.0833in" fo:margin-bottom="0in" fo:line-height="100%"/>
    </style:style>
    <style:style style:name="T3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29" style:parent-style-name="Normal" style:family="paragraph">
      <style:paragraph-properties fo:text-align="justify" style:writing-mode="rl-tb" fo:margin-top="0.0833in" fo:margin-bottom="0in" fo:line-height="100%"/>
    </style:style>
    <style:style style:name="T3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33" style:parent-style-name="Normal" style:family="paragraph">
      <style:paragraph-properties fo:text-align="justify" style:writing-mode="rl-tb" fo:margin-top="0.0833in" fo:margin-bottom="0in" fo:line-height="100%"/>
    </style:style>
    <style:style style:name="T3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37" style:parent-style-name="Normal" style:family="paragraph">
      <style:paragraph-properties fo:text-align="justify" style:writing-mode="rl-tb" fo:margin-top="0.0833in" fo:margin-bottom="0in" fo:line-height="100%"/>
    </style:style>
    <style:style style:name="T3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41" style:parent-style-name="Normal" style:family="paragraph">
      <style:paragraph-properties fo:text-align="justify" style:writing-mode="rl-tb" fo:margin-top="0.0833in" fo:margin-bottom="0in" fo:line-height="100%"/>
    </style:style>
    <style:style style:name="T3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45" style:parent-style-name="Normal" style:family="paragraph">
      <style:paragraph-properties fo:text-align="justify" style:writing-mode="rl-tb" fo:margin-top="0.0833in" fo:margin-bottom="0in" fo:line-height="100%"/>
    </style:style>
    <style:style style:name="T3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49" style:parent-style-name="Normal" style:family="paragraph">
      <style:paragraph-properties fo:text-align="justify" style:writing-mode="rl-tb" fo:margin-top="0.0833in" fo:margin-bottom="0in" fo:line-height="100%"/>
    </style:style>
    <style:style style:name="T3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53" style:parent-style-name="Normal" style:family="paragraph">
      <style:paragraph-properties fo:text-align="justify" style:writing-mode="rl-tb" fo:margin-top="0.0833in" fo:margin-bottom="0in" fo:line-height="100%"/>
    </style:style>
    <style:style style:name="T3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57" style:parent-style-name="Normal" style:family="paragraph">
      <style:paragraph-properties fo:text-align="justify" style:writing-mode="rl-tb" fo:margin-top="0.0833in" fo:margin-bottom="0in" fo:line-height="100%"/>
    </style:style>
    <style:style style:name="T3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346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63" style:parent-style-name="Normal" style:family="paragraph">
      <style:paragraph-properties fo:text-align="justify" style:writing-mode="rl-tb" fo:margin-top="0.0833in" fo:margin-bottom="0in" fo:line-height="100%"/>
    </style:style>
    <style:style style:name="T3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67" style:parent-style-name="Normal" style:family="paragraph">
      <style:paragraph-properties fo:text-align="justify" style:writing-mode="rl-tb" fo:margin-top="0.0833in" fo:margin-bottom="0in" fo:line-height="100%"/>
    </style:style>
    <style:style style:name="T3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71" style:parent-style-name="Normal" style:family="paragraph">
      <style:paragraph-properties fo:text-align="justify" style:writing-mode="rl-tb" fo:margin-top="0.0833in" fo:margin-bottom="0in" fo:line-height="100%"/>
    </style:style>
    <style:style style:name="T3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75" style:parent-style-name="Normal" style:family="paragraph">
      <style:paragraph-properties fo:text-align="justify" style:writing-mode="rl-tb" fo:margin-top="0.0833in" fo:margin-bottom="0in" fo:line-height="100%"/>
    </style:style>
    <style:style style:name="T3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79" style:parent-style-name="Normal" style:family="paragraph">
      <style:paragraph-properties fo:text-align="justify" style:writing-mode="rl-tb" fo:margin-top="0.0833in" fo:margin-bottom="0in" fo:line-height="100%"/>
    </style:style>
    <style:style style:name="T3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83" style:parent-style-name="Normal" style:family="paragraph">
      <style:paragraph-properties fo:text-align="justify" style:writing-mode="rl-tb" fo:margin-top="0.0833in" fo:margin-bottom="0in" fo:line-height="100%"/>
    </style:style>
    <style:style style:name="T3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88" style:parent-style-name="Normal" style:family="paragraph">
      <style:paragraph-properties fo:text-align="justify" style:writing-mode="rl-tb" fo:margin-top="0.0833in" fo:margin-bottom="0in" fo:line-height="100%"/>
    </style:style>
    <style:style style:name="T3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92" style:parent-style-name="Normal" style:family="paragraph">
      <style:paragraph-properties fo:text-align="justify" style:writing-mode="rl-tb" fo:margin-top="0.0833in" fo:margin-bottom="0in" fo:line-height="100%"/>
    </style:style>
    <style:style style:name="T3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496" style:parent-style-name="Normal" style:family="paragraph">
      <style:paragraph-properties fo:text-align="justify" style:writing-mode="rl-tb" fo:margin-top="0.0833in" fo:margin-bottom="0in" fo:line-height="100%"/>
    </style:style>
    <style:style style:name="T3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01" style:parent-style-name="Normal" style:family="paragraph">
      <style:paragraph-properties fo:text-align="justify" style:writing-mode="rl-tb" fo:margin-top="0.0833in" fo:margin-bottom="0in" fo:line-height="100%"/>
    </style:style>
    <style:style style:name="T3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05" style:parent-style-name="Normal" style:family="paragraph">
      <style:paragraph-properties fo:text-align="justify" style:writing-mode="rl-tb" fo:margin-top="0.0833in" fo:margin-bottom="0in" fo:line-height="100%"/>
    </style:style>
    <style:style style:name="T3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09" style:parent-style-name="Normal" style:family="paragraph">
      <style:paragraph-properties fo:text-align="justify" style:writing-mode="rl-tb" fo:margin-top="0.0833in" fo:margin-bottom="0in" fo:line-height="100%"/>
    </style:style>
    <style:style style:name="T3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13" style:parent-style-name="Normal" style:family="paragraph">
      <style:paragraph-properties fo:text-align="justify" style:writing-mode="rl-tb" fo:margin-top="0.0833in" fo:margin-bottom="0in" fo:line-height="100%"/>
    </style:style>
    <style:style style:name="T3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17" style:parent-style-name="Normal" style:family="paragraph">
      <style:paragraph-properties fo:text-align="justify" style:writing-mode="rl-tb" fo:margin-top="0.0833in" fo:margin-bottom="0in" fo:line-height="100%"/>
    </style:style>
    <style:style style:name="T3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22" style:parent-style-name="Normal" style:family="paragraph">
      <style:paragraph-properties fo:text-align="justify" style:writing-mode="rl-tb" fo:margin-top="0.0833in" fo:margin-bottom="0in" fo:line-height="100%"/>
    </style:style>
    <style:style style:name="T3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5" style:parent-style-name="DefaultParagraphFont" style:family="text">
      <style:text-properties style:font-name="Ezra SIL" style:font-name-complex="Ezra SIL" fo:font-weight="bold" style:font-weight-asian="bold" style:font-weight-complex="bold" fo:font-size="10pt" style:font-size-asian="10pt" style:font-size-complex="10pt"/>
    </style:style>
    <style:style style:name="T3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28" style:parent-style-name="Normal" style:family="paragraph">
      <style:paragraph-properties fo:text-align="justify" style:writing-mode="rl-tb" fo:margin-top="0.0833in" fo:margin-bottom="0in" fo:line-height="100%"/>
    </style:style>
    <style:style style:name="T3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32" style:parent-style-name="Normal" style:family="paragraph">
      <style:paragraph-properties fo:text-align="justify" style:writing-mode="rl-tb" fo:margin-top="0.0833in" fo:margin-bottom="0in" fo:line-height="100%"/>
    </style:style>
    <style:style style:name="T3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37" style:parent-style-name="Normal" style:family="paragraph">
      <style:paragraph-properties fo:text-align="justify" style:writing-mode="rl-tb" fo:margin-top="0.0833in" fo:margin-bottom="0in" fo:line-height="100%"/>
    </style:style>
    <style:style style:name="T3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41" style:parent-style-name="Normal" style:family="paragraph">
      <style:paragraph-properties fo:text-align="justify" style:writing-mode="rl-tb" fo:margin-top="0.0833in" fo:margin-bottom="0in" fo:line-height="100%"/>
    </style:style>
    <style:style style:name="T3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45" style:parent-style-name="Normal" style:family="paragraph">
      <style:paragraph-properties fo:text-align="justify" style:writing-mode="rl-tb" fo:margin-top="0.0833in" fo:margin-bottom="0in" fo:line-height="100%"/>
    </style:style>
    <style:style style:name="T3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50" style:parent-style-name="Normal" style:family="paragraph">
      <style:paragraph-properties fo:text-align="justify" style:writing-mode="rl-tb" fo:margin-top="0.0833in" fo:margin-bottom="0in" fo:line-height="100%"/>
    </style:style>
    <style:style style:name="T3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54" style:parent-style-name="Normal" style:family="paragraph">
      <style:paragraph-properties fo:text-align="justify" style:writing-mode="rl-tb" fo:margin-top="0.0833in" fo:margin-bottom="0in" fo:line-height="100%"/>
    </style:style>
    <style:style style:name="T3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58" style:parent-style-name="Normal" style:family="paragraph">
      <style:paragraph-properties fo:text-align="justify" style:writing-mode="rl-tb" fo:margin-top="0.0833in" fo:margin-bottom="0in" fo:line-height="100%"/>
    </style:style>
    <style:style style:name="T3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63" style:parent-style-name="Normal" style:family="paragraph">
      <style:paragraph-properties fo:text-align="justify" style:writing-mode="rl-tb" fo:margin-top="0.0833in" fo:margin-bottom="0in" fo:line-height="100%"/>
    </style:style>
    <style:style style:name="T3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67" style:parent-style-name="Normal" style:family="paragraph">
      <style:paragraph-properties fo:text-align="justify" style:writing-mode="rl-tb" fo:margin-top="0.0833in" fo:margin-bottom="0in" fo:line-height="100%"/>
    </style:style>
    <style:style style:name="T3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71" style:parent-style-name="Normal" style:family="paragraph">
      <style:paragraph-properties fo:text-align="justify" style:writing-mode="rl-tb" fo:margin-top="0.0833in" fo:margin-bottom="0in" fo:line-height="100%"/>
    </style:style>
    <style:style style:name="T3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75" style:parent-style-name="Normal" style:family="paragraph">
      <style:paragraph-properties fo:text-align="justify" style:writing-mode="rl-tb" fo:margin-top="0.0833in" fo:margin-bottom="0in" fo:line-height="100%"/>
    </style:style>
    <style:style style:name="T3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79" style:parent-style-name="Normal" style:family="paragraph">
      <style:paragraph-properties fo:text-align="justify" style:writing-mode="rl-tb" fo:margin-top="0.0833in" fo:margin-bottom="0in" fo:line-height="100%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84" style:parent-style-name="Normal" style:family="paragraph">
      <style:paragraph-properties fo:text-align="justify" style:writing-mode="rl-tb" fo:margin-top="0.0833in" fo:margin-bottom="0in" fo:line-height="100%"/>
    </style:style>
    <style:style style:name="T3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88" style:parent-style-name="Normal" style:family="paragraph">
      <style:paragraph-properties fo:text-align="justify" style:writing-mode="rl-tb" fo:margin-top="0.0833in" fo:margin-bottom="0in" fo:line-height="100%"/>
    </style:style>
    <style:style style:name="T3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92" style:parent-style-name="Normal" style:family="paragraph">
      <style:paragraph-properties fo:text-align="justify" style:writing-mode="rl-tb" fo:margin-top="0.0833in" fo:margin-bottom="0in" fo:line-height="100%"/>
    </style:style>
    <style:style style:name="T3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596" style:parent-style-name="Normal" style:family="paragraph">
      <style:paragraph-properties fo:text-align="justify" style:writing-mode="rl-tb" fo:margin-top="0.0833in" fo:margin-bottom="0in" fo:line-height="100%"/>
    </style:style>
    <style:style style:name="T3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00" style:parent-style-name="Normal" style:family="paragraph">
      <style:paragraph-properties fo:text-align="justify" style:writing-mode="rl-tb" fo:margin-top="0.0833in" fo:margin-bottom="0in" fo:line-height="100%"/>
    </style:style>
    <style:style style:name="T3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36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06" style:parent-style-name="Normal" style:family="paragraph">
      <style:paragraph-properties fo:text-align="justify" style:writing-mode="rl-tb" fo:margin-top="0.0833in" fo:margin-bottom="0in" fo:line-height="100%"/>
    </style:style>
    <style:style style:name="T3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10" style:parent-style-name="Normal" style:family="paragraph">
      <style:paragraph-properties fo:text-align="justify" style:writing-mode="rl-tb" fo:margin-top="0.0833in" fo:margin-bottom="0in" fo:line-height="100%"/>
    </style:style>
    <style:style style:name="T3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14" style:parent-style-name="Normal" style:family="paragraph">
      <style:paragraph-properties fo:text-align="justify" style:writing-mode="rl-tb" fo:margin-top="0.0833in" fo:margin-bottom="0in" fo:line-height="100%"/>
    </style:style>
    <style:style style:name="T3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18" style:parent-style-name="Normal" style:family="paragraph">
      <style:paragraph-properties fo:text-align="justify" style:writing-mode="rl-tb" fo:margin-top="0.0833in" fo:margin-bottom="0in" fo:line-height="100%"/>
    </style:style>
    <style:style style:name="T3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22" style:parent-style-name="Normal" style:family="paragraph">
      <style:paragraph-properties fo:text-align="justify" style:writing-mode="rl-tb" fo:margin-top="0.0833in" fo:margin-bottom="0in" fo:line-height="100%"/>
    </style:style>
    <style:style style:name="T3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26" style:parent-style-name="Normal" style:family="paragraph">
      <style:paragraph-properties fo:text-align="justify" style:writing-mode="rl-tb" fo:margin-top="0.0833in" fo:margin-bottom="0in" fo:line-height="100%"/>
    </style:style>
    <style:style style:name="T3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30" style:parent-style-name="Normal" style:family="paragraph">
      <style:paragraph-properties fo:text-align="justify" style:writing-mode="rl-tb" fo:margin-top="0.0833in" fo:margin-bottom="0in" fo:line-height="100%"/>
    </style:style>
    <style:style style:name="T3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34" style:parent-style-name="Normal" style:family="paragraph">
      <style:paragraph-properties fo:text-align="justify" style:writing-mode="rl-tb" fo:margin-top="0.0833in" fo:margin-bottom="0in" fo:line-height="100%"/>
    </style:style>
    <style:style style:name="T3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38" style:parent-style-name="Normal" style:family="paragraph">
      <style:paragraph-properties fo:text-align="justify" style:writing-mode="rl-tb" fo:margin-top="0.0833in" fo:margin-bottom="0in" fo:line-height="100%"/>
    </style:style>
    <style:style style:name="T3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43" style:parent-style-name="Normal" style:family="paragraph">
      <style:paragraph-properties fo:text-align="justify" style:writing-mode="rl-tb" fo:margin-top="0.0833in" fo:margin-bottom="0in" fo:line-height="100%"/>
    </style:style>
    <style:style style:name="T3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47" style:parent-style-name="Normal" style:family="paragraph">
      <style:paragraph-properties fo:text-align="justify" style:writing-mode="rl-tb" fo:margin-top="0.0833in" fo:margin-bottom="0in" fo:line-height="100%"/>
    </style:style>
    <style:style style:name="T3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51" style:parent-style-name="Normal" style:family="paragraph">
      <style:paragraph-properties fo:text-align="justify" style:writing-mode="rl-tb" fo:margin-top="0.0833in" fo:margin-bottom="0in" fo:line-height="100%"/>
    </style:style>
    <style:style style:name="T3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55" style:parent-style-name="Normal" style:family="paragraph">
      <style:paragraph-properties fo:text-align="justify" style:writing-mode="rl-tb" fo:margin-top="0.0833in" fo:margin-bottom="0in" fo:line-height="100%"/>
    </style:style>
    <style:style style:name="T3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59" style:parent-style-name="Normal" style:family="paragraph">
      <style:paragraph-properties fo:text-align="justify" style:writing-mode="rl-tb" fo:margin-top="0.0833in" fo:margin-bottom="0in" fo:line-height="100%"/>
    </style:style>
    <style:style style:name="T3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63" style:parent-style-name="Normal" style:family="paragraph">
      <style:paragraph-properties fo:text-align="justify" style:writing-mode="rl-tb" fo:margin-top="0.0833in" fo:margin-bottom="0in" fo:line-height="100%"/>
    </style:style>
    <style:style style:name="T3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67" style:parent-style-name="Normal" style:family="paragraph">
      <style:paragraph-properties fo:text-align="justify" style:writing-mode="rl-tb" fo:margin-top="0.0833in" fo:margin-bottom="0in" fo:line-height="100%"/>
    </style:style>
    <style:style style:name="T3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71" style:parent-style-name="Normal" style:family="paragraph">
      <style:paragraph-properties fo:text-align="justify" style:writing-mode="rl-tb" fo:margin-top="0.0833in" fo:margin-bottom="0in" fo:line-height="100%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75" style:parent-style-name="Normal" style:family="paragraph">
      <style:paragraph-properties fo:text-align="justify" style:writing-mode="rl-tb" fo:margin-top="0.0833in" fo:margin-bottom="0in" fo:line-height="100%"/>
    </style:style>
    <style:style style:name="T3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79" style:parent-style-name="Normal" style:family="paragraph">
      <style:paragraph-properties fo:text-align="justify" style:writing-mode="rl-tb" fo:margin-top="0.0833in" fo:margin-bottom="0in" fo:line-height="100%"/>
    </style:style>
    <style:style style:name="T3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83" style:parent-style-name="Normal" style:family="paragraph">
      <style:paragraph-properties fo:text-align="justify" style:writing-mode="rl-tb" fo:margin-top="0.0833in" fo:margin-bottom="0in" fo:line-height="100%"/>
    </style:style>
    <style:style style:name="T3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87" style:parent-style-name="Normal" style:family="paragraph">
      <style:paragraph-properties fo:text-align="justify" style:writing-mode="rl-tb" fo:margin-top="0.0833in" fo:margin-bottom="0in" fo:line-height="100%"/>
    </style:style>
    <style:style style:name="T3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91" style:parent-style-name="Normal" style:family="paragraph">
      <style:paragraph-properties fo:text-align="justify" style:writing-mode="rl-tb" fo:margin-top="0.0833in" fo:margin-bottom="0in" fo:line-height="100%"/>
    </style:style>
    <style:style style:name="T3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95" style:parent-style-name="Normal" style:family="paragraph">
      <style:paragraph-properties fo:text-align="justify" style:writing-mode="rl-tb" fo:margin-top="0.0833in" fo:margin-bottom="0in" fo:line-height="100%"/>
    </style:style>
    <style:style style:name="T3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99" style:parent-style-name="Normal" style:family="paragraph">
      <style:paragraph-properties fo:text-align="justify" style:writing-mode="rl-tb" fo:margin-top="0.0833in" fo:margin-bottom="0in" fo:line-height="100%"/>
    </style:style>
    <style:style style:name="T3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03" style:parent-style-name="Normal" style:family="paragraph">
      <style:paragraph-properties fo:text-align="justify" style:writing-mode="rl-tb" fo:margin-top="0.0833in" fo:margin-bottom="0in" fo:line-height="100%"/>
    </style:style>
    <style:style style:name="T3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07" style:parent-style-name="Normal" style:family="paragraph">
      <style:paragraph-properties fo:text-align="justify" style:writing-mode="rl-tb" fo:margin-top="0.0833in" fo:margin-bottom="0in" fo:line-height="100%"/>
    </style:style>
    <style:style style:name="T3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11" style:parent-style-name="Normal" style:family="paragraph">
      <style:paragraph-properties fo:text-align="justify" style:writing-mode="rl-tb" fo:margin-top="0.0833in" fo:margin-bottom="0in" fo:line-height="100%"/>
    </style:style>
    <style:style style:name="T3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15" style:parent-style-name="Normal" style:family="paragraph">
      <style:paragraph-properties fo:text-align="justify" style:writing-mode="rl-tb" fo:margin-top="0.0833in" fo:margin-bottom="0in" fo:line-height="100%"/>
    </style:style>
    <style:style style:name="T3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19" style:parent-style-name="Normal" style:family="paragraph">
      <style:paragraph-properties fo:text-align="justify" style:writing-mode="rl-tb" fo:margin-top="0.0833in" fo:margin-bottom="0in" fo:line-height="100%"/>
    </style:style>
    <style:style style:name="T3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23" style:parent-style-name="Normal" style:family="paragraph">
      <style:paragraph-properties fo:text-align="justify" style:writing-mode="rl-tb" fo:margin-top="0.0833in" fo:margin-bottom="0in" fo:line-height="100%"/>
    </style:style>
    <style:style style:name="T3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727" style:parent-style-name="Normal" style:family="paragraph">
      <style:paragraph-properties fo:text-align="justify" style:writing-mode="rl-tb" fo:margin-top="0.0833in" fo:margin-bottom="0in" fo:line-height="100%"/>
    </style:style>
    <style:style style:name="T3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Proverbs 1</text:span>‬‬</text:p>
      <text:p text:style-name="P3"><text:span text:style-name="T4">1</text:span><text:span text:style-name="T5"> מִ֭שְׁלֵי שְׁלֹמֹ֣ה בֶן־דָּוִ֑ד מֶ֝֗לֶךְ יִשְׂרָאֵֽל׃<text:s/></text:span><text:span text:style-name="T6">‬</text:span>‬‬</text:p>
      <text:p text:style-name="P7"><text:span text:style-name="T8">2</text:span><text:span text:style-name="T9"> לָדַ֣עַת חָכְמָ֣ה וּמוּסָ֑ר לְ֝הָבִ֗ין אִמְרֵ֥י בִינָֽה׃<text:s/></text:span><text:span text:style-name="T10">‬</text:span>‬‬</text:p>
      <text:p text:style-name="P11"><text:span text:style-name="T12">3</text:span><text:span text:style-name="T13"> לָ֭קַחַת מוּסַ֣ר הַשְׂכֵּ֑ל צֶ֥דֶק וּ֝מִשְׁפָּ֗ט וּמֵישָׁרִֽים׃<text:s/></text:span><text:span text:style-name="T14">‬</text:span>‬‬</text:p>
      <text:p text:style-name="P15"><text:span text:style-name="T16">4</text:span><text:span text:style-name="T17"> לָתֵ֣ת לִפְתָאיִ֣ם עָרְמָ֑ה לְ֝נַ֗עַר דַּ֣עַת וּמְזִמָּֽה׃<text:s/></text:span><text:span text:style-name="T18">‬</text:span>‬‬</text:p>
      <text:p text:style-name="P19"><text:span text:style-name="T20">5</text:span><text:span text:style-name="T21"> יִשְׁמַ֣ע חָ֭כָם וְי֣וֹסֶף לֶ֑קַח וְ֝נָב֗וֹן תַּחְבֻּל֥וֹת יִקְנֶֽה׃<text:s/></text:span><text:span text:style-name="T22">‬</text:span>‬‬</text:p>
      <text:p text:style-name="P23"><text:span text:style-name="T24">6</text:span><text:span text:style-name="T25"> לְהָבִ֣ין מָ֭שָׁל וּמְלִיצָ֑ה דִּבְרֵ֥י חֲ֝כָמִ֗ים וְחִידֹתָֽם׃<text:s/></text:span><text:span text:style-name="T26">‬</text:span>‬‬</text:p>
      <text:p text:style-name="P27"><text:span text:style-name="T28">7</text:span><text:span text:style-name="T29"> יִרְאַ֣ת יְ֭הוָה רֵאשִׁ֣ית דָּ֑עַת חָכְמָ֥ה וּ֝מוּסָ֗ר אֱוִילִ֥ים בָּֽזוּ׃</text:span><text:span text:style-name="T30"><text:s/>פ<text:s/></text:span><text:span text:style-name="T31">‬</text:span>‬‬</text:p>
      <text:p text:style-name="P32"><text:span text:style-name="T33">8</text:span><text:span text:style-name="T34"> שְׁמַ֣ע בְּ֭נִי מוּסַ֣ר אָבִ֑יךָ וְאַל־תִּ֝טֹּ֗שׁ תּוֹרַ֥ת אִמֶּֽךָ׃<text:s/></text:span><text:span text:style-name="T35">‬</text:span>‬‬</text:p>
      <text:p text:style-name="P36"><text:span text:style-name="T37">9</text:span><text:span text:style-name="T38"> כִּ֤י ׀ לִוְיַ֤ת חֵ֓ן הֵ֬ם לְרֹאשֶׁ֑ךָ וַ֝עֲנָקִ֗ים לְגַרְגְּרֹתֶֽיךָ׃<text:s/></text:span><text:span text:style-name="T39">‬</text:span>‬‬</text:p>
      <text:p text:style-name="P40"><text:span text:style-name="T41">10</text:span><text:span text:style-name="T42"> בְּנִ֡י אִם־יְפַתּ֥וּךָ חַ֝טָּאִ֗ים אַל־תֹּבֵֽא׃<text:s/></text:span><text:span text:style-name="T43">‬</text:span>‬‬</text:p>
      <text:p text:style-name="P44"><text:span text:style-name="T45">11</text:span><text:span text:style-name="T46"> אִם־יֹאמְרוּ֮ לְכָ֢ה אִ֫תָּ֥נוּ נֶאֶרְבָ֥ה לְדָ֑ם נִצְפְּנָ֖ה לְנָקִ֣י חִנָּֽם׃<text:s/></text:span><text:span text:style-name="T47">‬</text:span>‬‬</text:p>
      <text:p text:style-name="P48"><text:span text:style-name="T49">12</text:span><text:span text:style-name="T50"> נִ֭בְלָעֵם כִּשְׁא֣וֹל חַיִּ֑ים וּ֝תְמִימִ֗ים כְּי֣וֹרְדֵי בֽוֹר׃<text:s/></text:span><text:span text:style-name="T51">‬</text:span>‬‬</text:p>
      <text:p text:style-name="P52"><text:span text:style-name="T53">13</text:span><text:span text:style-name="T54"> כָּל־ה֣וֹן יָקָ֣ר נִמְצָ֑א נְמַלֵּ֖א בָתֵּ֣ינוּ שָׁלָֽל׃<text:s/></text:span><text:span text:style-name="T55">‬</text:span>‬‬</text:p>
      <text:p text:style-name="P56"><text:span text:style-name="T57">14</text:span><text:span text:style-name="T58"> גּ֭וֹרָ֣לְךָ תַּפִּ֣יל בְּתוֹכֵ֑נוּ כִּ֥יס אֶ֝חָ֗ד יִהְיֶ֥ה לְכֻלָּֽנוּ׃<text:s/></text:span><text:span text:style-name="T59">‬</text:span>‬‬</text:p>
      <text:p text:style-name="P60"><text:span text:style-name="T61">15</text:span><text:span text:style-name="T62"> בְּנִ֗י אַל־תֵּלֵ֣ךְ בְּדֶ֣רֶךְ אִתָּ֑ם מְנַ֥ע רַ֝גְלְךָ֗ מִנְּתִיבָתָֽם׃<text:s/></text:span><text:span text:style-name="T63">‬</text:span>‬‬</text:p>
      <text:soft-page-break/>
      <text:p text:style-name="P64"><text:span text:style-name="T65">16</text:span><text:span text:style-name="T66"> כִּ֣י רַ֭גְלֵיהֶם לָרַ֣ע יָר֑וּצוּ וִֽ֝ימַהֲר֗וּ לִשְׁפָּךְ־דָּֽם׃<text:s/></text:span><text:span text:style-name="T67">‬</text:span>‬‬</text:p>
      <text:p text:style-name="P68"><text:span text:style-name="T69">17</text:span><text:span text:style-name="T70"> כִּֽי־חִ֭נָּם מְזֹרָ֣ה הָרָ֑שֶׁת בְּ֝עֵינֵ֗י כָל־בַּ֥עַל כָּנָֽף׃<text:s/></text:span><text:span text:style-name="T71">‬</text:span>‬‬</text:p>
      <text:p text:style-name="P72"><text:span text:style-name="T73">18</text:span><text:span text:style-name="T74"> וְ֭הֵם לְדָמָ֣ם יֶאֱרֹ֑בוּ יִ֝צְפְּנ֗וּ לְנַפְשֹׁתָֽם׃<text:s/></text:span><text:span text:style-name="T75">‬</text:span>‬‬</text:p>
      <text:p text:style-name="P76"><text:span text:style-name="T77">19</text:span><text:span text:style-name="T78"> כֵּ֗ן אָ֭רְחוֹת כָּל־בֹּ֣צֵֽעַ בָּ֑צַע אֶת־נֶ֖פֶשׁ בְּעָלָ֣יו יִקָּֽח׃</text:span><text:span text:style-name="T79"><text:s/>פ<text:s/></text:span><text:span text:style-name="T80">‬</text:span>‬‬</text:p>
      <text:p text:style-name="P81"><text:span text:style-name="T82">20</text:span><text:span text:style-name="T83"> חָ֭כְמוֹת בַּח֣וּץ תָּרֹ֑נָּה בָּ֝רְחֹב֗וֹת תִּתֵּ֥ן קוֹלָֽהּ׃<text:s/></text:span><text:span text:style-name="T84">‬</text:span>‬‬</text:p>
      <text:p text:style-name="P85"><text:span text:style-name="T86">21</text:span><text:span text:style-name="T87"> בְּרֹ֥אשׁ הֹמִיּ֗וֹת תִּ֫קְרָ֥א בְּפִתְחֵ֖י שְׁעָרִ֥ים בָּעִ֗יר אֲמָרֶ֥יהָ תֹאמֵֽר׃<text:s/></text:span><text:span text:style-name="T88">‬</text:span>‬‬</text:p>
      <text:p text:style-name="P89"><text:span text:style-name="T90">22</text:span><text:span text:style-name="T91"> עַד־מָתַ֣י ׀ פְּתָיִם֮ תְּֽאֵהֲב֫וּ־פֶ֥תִי וְלֵצִ֗ים לָ֭צוֹן חָמְד֣וּ לָהֶ֑ם וּ֝כְסִילִ֗ים יִשְׂנְאוּ־דָֽעַת׃<text:s/></text:span><text:span text:style-name="T92">‬</text:span>‬‬</text:p>
      <text:p text:style-name="P93"><text:span text:style-name="T94">23</text:span><text:span text:style-name="T95"> תָּשׁ֗וּבוּ לְֽת֫וֹכַחְתִּ֥י הִנֵּ֤ה אַבִּ֣יעָה לָכֶ֣ם רוּחִ֑י אוֹדִ֖יעָה דְבָרַ֣י אֶתְכֶֽם׃<text:s/></text:span><text:span text:style-name="T96">‬</text:span>‬‬</text:p>
      <text:p text:style-name="P97"><text:span text:style-name="T98">24</text:span><text:span text:style-name="T99"> יַ֣עַן קָ֭רָאתִי וַתְּמָאֵ֑נוּ נָטִ֥יתִי יָ֝דִ֗י וְאֵ֣ין מַקְשִֽׁיב׃<text:s/></text:span><text:span text:style-name="T100">‬</text:span>‬‬</text:p>
      <text:p text:style-name="P101"><text:span text:style-name="T102">25</text:span><text:span text:style-name="T103"> וַתִּפְרְע֥וּ כָל־עֲצָתִ֑י וְ֝תוֹכַחְתִּ֗י לֹ֣א אֲבִיתֶֽם׃<text:s/></text:span><text:span text:style-name="T104">‬</text:span>‬‬</text:p>
      <text:p text:style-name="P105"><text:span text:style-name="T106">26</text:span><text:span text:style-name="T107"> גַּם־אֲ֭נִי בְּאֵידְכֶ֣ם אֶשְׂחָ֑ק אֶ֝לְעַ֗ג בְּבֹ֣א פַחְדְּכֶֽם׃<text:s/></text:span><text:span text:style-name="T108">‬</text:span>‬‬</text:p>
      <text:p text:style-name="P109"><text:span text:style-name="T110">27</text:span><text:span text:style-name="T111"> בְּבֹ֤א *כשאוה **כְשׁוֹאָ֨ה ׀ פַּחְדְּכֶ֗ם וְֽ֭אֵידְכֶם כְּסוּפָ֣ה יֶאֱתֶ֑ה בְּבֹ֥א עֲ֝לֵיכֶ֗ם צָרָ֥ה וְצוּקָֽה׃<text:s/></text:span><text:span text:style-name="T112">‬</text:span>‬‬</text:p>
      <text:p text:style-name="P113"><text:span text:style-name="T114">28</text:span><text:span text:style-name="T115"> אָ֣ז יִ֭קְרָאֻנְנִי וְלֹ֣א אֶֽעֱנֶ֑ה יְ֝שַׁחֲרֻ֗נְנִי וְלֹ֣א יִמְצָאֻֽנְנִי׃<text:s/></text:span><text:span text:style-name="T116">‬</text:span>‬‬</text:p>
      <text:p text:style-name="P117"><text:span text:style-name="T118">29</text:span><text:span text:style-name="T119"> תַּ֭חַת כִּי־שָׂ֣נְאוּ דָ֑עַת וְיִרְאַ֥ת יְ֝הֹוָ֗ה לֹ֣א בָחָֽרוּ׃<text:s/></text:span><text:span text:style-name="T120">‬</text:span>‬‬</text:p>
      <text:p text:style-name="P121"><text:span text:style-name="T122">30</text:span><text:span text:style-name="T123"> לֹא־אָב֥וּ לַעֲצָתִ֑י נָ֝אֲצ֗וּ כָּל־תּוֹכַחְתִּֽי׃<text:s/></text:span><text:span text:style-name="T124">‬</text:span>‬‬</text:p>
      <text:p text:style-name="P125"><text:span text:style-name="T126">31</text:span><text:span text:style-name="T127"> וְֽ֭יֹאכְלוּ מִפְּרִ֣י דַרְכָּ֑ם וּֽמִמֹּעֲצֹ֖תֵיהֶ֣ם יִשְׂבָּֽעוּ׃<text:s/></text:span><text:span text:style-name="T128">‬</text:span>‬‬</text:p>
      <text:p text:style-name="P129"><text:span text:style-name="T130">32</text:span><text:span text:style-name="T131"> כִּ֤י מְשׁוּבַ֣ת פְּתָיִ֣ם תַּֽהַרְגֵ֑ם וְשַׁלְוַ֖ת כְּסִילִ֣ים תְּאַבְּדֵֽם׃<text:s/></text:span><text:span text:style-name="T132">‬</text:span>‬‬</text:p>
      <text:soft-page-break/>
      <text:p text:style-name="P133"><text:span text:style-name="T134">33</text:span><text:span text:style-name="T135"> וְשֹׁמֵ֣עַֽ לִ֭י יִשְׁכָּן־בֶּ֑טַח וְ֝שַׁאֲנַ֗ן מִפַּ֥חַד רָעָֽה׃</text:span><text:span text:style-name="T136"><text:s/>פ<text:s/></text:span><text:span text:style-name="T137">‬</text:span>‬‬</text:p>
      <text:section text:name="Sect1" text:style-name="S1">
        <text:p text:style-name="P138">Proverbs 2</text:p>
        <text:p text:style-name="P139"><text:span text:style-name="T140">1</text:span><text:span text:style-name="T141"> בְּ֭נִי אִם־תִּקַּ֣ח אֲמָרָ֑י וּ֝מִצְוֺתַ֗י תִּצְפֹּ֥ן אִתָּֽךְ׃<text:s/></text:span><text:span text:style-name="T142">‬</text:span>‬‬</text:p>
        <text:p text:style-name="P143"><text:span text:style-name="T144">2</text:span><text:span text:style-name="T145"> לְהַקְשִׁ֣יב לַֽחָכְמָ֣ה אָזְנֶ֑ךָ תַּטֶּ֥ה לִ֝בְּךָ֗ לַתְּבוּנָֽה׃<text:s/></text:span><text:span text:style-name="T146">‬</text:span>‬‬</text:p>
        <text:p text:style-name="P147"><text:span text:style-name="T148">3</text:span><text:span text:style-name="T149"> כִּ֤י אִ֣ם לַבִּינָ֣ה תִקְרָ֑א לַ֝תְּבוּנָ֗ה תִּתֵּ֥ן קוֹלֶֽךָ׃<text:s/></text:span><text:span text:style-name="T150">‬</text:span>‬‬</text:p>
        <text:p text:style-name="P151"><text:span text:style-name="T152">4</text:span><text:span text:style-name="T153"> אִם־תְּבַקְשֶׁ֥נָּה כַכָּ֑סֶף וְֽכַמַּטְמוֹנִ֥ים תַּחְפְּשֶֽׂנָּה׃<text:s/></text:span><text:span text:style-name="T154">‬</text:span>‬‬</text:p>
        <text:p text:style-name="P155"><text:span text:style-name="T156">5</text:span><text:span text:style-name="T157"> אָ֗ז תָּ֭בִין יִרְאַ֣ת יְהוָ֑ה וְדַ֖עַת אֱלֹהִ֣ים תִּמְצָֽא׃<text:s/></text:span><text:span text:style-name="T158">‬</text:span>‬‬</text:p>
        <text:p text:style-name="P159"><text:span text:style-name="T160">6</text:span><text:span text:style-name="T161"> כִּֽי־יְ֭הוָה יִתֵּ֣ן חָכְמָ֑ה מִ֝פִּ֗יו דַּ֣עַת וּתְבוּנָֽה׃<text:s/></text:span><text:span text:style-name="T162">‬</text:span>‬‬</text:p>
        <text:p text:style-name="P163"><text:span text:style-name="T164">7</text:span><text:span text:style-name="T165"> *וצפן **יִצְפֹּ֣ן לַ֭יְשָׁרִים תּוּשִׁיָּ֑ה מָ֝גֵ֗ן לְהֹ֣לְכֵי תֹֽם׃<text:s/></text:span><text:span text:style-name="T166">‬</text:span>‬‬</text:p>
        <text:p text:style-name="P167"><text:span text:style-name="T168">8</text:span><text:span text:style-name="T169"> לִ֭נְצֹר אָרְח֣וֹת מִשְׁפָּ֑ט וְדֶ֖רֶךְ *חסידו **חֲסִידָ֣יו יִשְׁמֹֽר׃<text:s/></text:span><text:span text:style-name="T170">‬</text:span>‬‬</text:p>
        <text:p text:style-name="P171"><text:span text:style-name="T172">9</text:span><text:span text:style-name="T173"> אָ֗ז תָּ֭בִין צֶ֣דֶק וּמִשְׁפָּ֑ט וּ֝מֵישָׁרִ֗ים כָּל־מַעְגַּל־טֽוֹב׃<text:s/></text:span><text:span text:style-name="T174">‬</text:span>‬‬</text:p>
        <text:p text:style-name="P175"><text:span text:style-name="T176">10</text:span><text:span text:style-name="T177"> כִּֽי־תָב֣וֹא חָכְמָ֣ה בְלִבֶּ֑ךָ וְ֝דַ֗עַת לְֽנַפְשְׁךָ֥ יִנְעָֽם׃<text:s/></text:span><text:span text:style-name="T178">‬</text:span>‬‬</text:p>
        <text:p text:style-name="P179"><text:span text:style-name="T180">11</text:span><text:span text:style-name="T181"> מְ֭זִמָּה תִּשְׁמֹ֥ר עָלֶ֗יךָ תְּבוּנָ֥ה תִנְצְרֶֽכָּה׃<text:s/></text:span><text:span text:style-name="T182">‬</text:span>‬‬</text:p>
        <text:p text:style-name="P183"><text:span text:style-name="T184">12</text:span><text:span text:style-name="T185"> לְ֭הַצִּ֣ילְךָ מִדֶּ֣רֶךְ רָ֑ע מֵ֝אִ֗ישׁ מְדַבֵּ֥ר תַּהְפֻּכֽוֹת׃<text:s/></text:span><text:span text:style-name="T186">‬</text:span>‬‬</text:p>
        <text:p text:style-name="P187"><text:span text:style-name="T188">13</text:span><text:span text:style-name="T189"> הַ֭עֹ֣זְבִים אָרְח֣וֹת יֹ֑שֶׁר לָ֝לֶ֗כֶת בְּדַרְכֵי־חֹֽשֶׁךְ׃<text:s/></text:span><text:span text:style-name="T190">‬</text:span>‬‬</text:p>
        <text:p text:style-name="P191"><text:span text:style-name="T192">14</text:span><text:span text:style-name="T193"> הַ֭שְּׂמֵחִים לַעֲשׂ֥וֹת רָ֑ע יָ֝גִ֗ילוּ בְּֽתַהְפֻּכ֥וֹת רָֽע׃<text:s/></text:span><text:span text:style-name="T194">‬</text:span>‬‬</text:p>
        <text:p text:style-name="P195"><text:span text:style-name="T196">15</text:span><text:span text:style-name="T197"> אֲשֶׁ֣ר אָרְחֹתֵיהֶ֣ם עִקְּשִׁ֑ים וּ֝נְלוֹזִ֗ים בְּמַעְגְּלוֹתָֽם׃<text:s/></text:span><text:span text:style-name="T198">‬</text:span>‬‬</text:p>
        <text:soft-page-break/>
        <text:p text:style-name="P199"><text:span text:style-name="T200">16</text:span><text:span text:style-name="T201"> לְ֭הַצִּ֣ילְךָ מֵאִשָּׁ֣ה זָרָ֑ה מִ֝נָּכְרִיָּ֗ה אֲמָרֶ֥יהָ הֶחֱלִֽיקָה׃<text:s/></text:span><text:span text:style-name="T202">‬</text:span>‬‬</text:p>
        <text:p text:style-name="P203"><text:span text:style-name="T204">17</text:span><text:span text:style-name="T205"> הַ֭עֹזֶבֶת אַלּ֣וּף נְעוּרֶ֑יהָ וְאֶת־בְּרִ֖ית אֱלֹהֶ֣יהָ שָׁכֵֽחָה׃<text:s/></text:span><text:span text:style-name="T206">‬</text:span>‬‬</text:p>
        <text:p text:style-name="P207"><text:span text:style-name="T208">18</text:span><text:span text:style-name="T209"> כִּ֤י שָׁ֣חָה אֶל־מָ֣וֶת בֵּיתָ֑הּ וְאֶל־רְ֝פָאִ֗ים מַעְגְּלֹתֶֽיהָ׃<text:s/></text:span><text:span text:style-name="T210">‬</text:span>‬‬</text:p>
        <text:p text:style-name="P211"><text:span text:style-name="T212">19</text:span><text:span text:style-name="T213"> כָּל־בָּ֭אֶיהָ לֹ֣א יְשׁוּב֑וּן וְלֹֽא־יַ֝שִּׂ֗יגוּ אָרְח֥וֹת חַיִּֽים׃<text:s/></text:span><text:span text:style-name="T214">‬</text:span>‬‬</text:p>
        <text:p text:style-name="P215"><text:span text:style-name="T216">20</text:span><text:span text:style-name="T217"> לְמַ֗עַן תֵּ֭לֵךְ בְּדֶ֣רֶךְ טוֹבִ֑ים וְאָרְח֖וֹת צַדִּיקִ֣ים תִּשְׁמֹֽר׃<text:s/></text:span><text:span text:style-name="T218">‬</text:span>‬‬</text:p>
        <text:p text:style-name="P219"><text:span text:style-name="T220">21</text:span><text:span text:style-name="T221"> כִּֽי־יְשָׁרִ֥ים יִשְׁכְּנוּ אָ֑רֶץ וּ֝תְמִימִ֗ים יִוָּ֥תְרוּ בָֽהּ׃<text:s/></text:span><text:span text:style-name="T222">‬</text:span>‬‬</text:p>
        <text:p text:style-name="P223"><text:span text:style-name="T224">22</text:span><text:span text:style-name="T225"> וּ֭רְשָׁעִים מֵאֶ֣רֶץ יִכָּרֵ֑תוּ וּ֝בוֹגְדִ֗ים יִסְּח֥וּ מִמֶּֽנָּה׃</text:span><text:span text:style-name="T226"><text:s/>פ<text:s/></text:span><text:span text:style-name="T227">‬</text:span>‬‬</text:p>
      </text:section>
      <text:section text:name="Sect2" text:style-name="S2">
        <text:p text:style-name="P228">Proverbs 3</text:p>
        <text:p text:style-name="P229"><text:span text:style-name="T230">1</text:span><text:span text:style-name="T231"> בְּ֭נִי תּוֹרָתִ֣י אַל־תִּשְׁכָּ֑ח וּ֝מִצְוֺתַ֗י יִצֹּ֥ר לִבֶּֽךָ׃<text:s/></text:span></text:p>
        <text:p text:style-name="P232"><text:span text:style-name="T233">2</text:span><text:span text:style-name="T234"> כִּ֤י אֹ֣רֶךְ יָ֭מִים וּשְׁנ֣וֹת חַיִּ֑ים וְ֝שָׁל֗וֹם יוֹסִ֥יפוּ לָֽךְ׃<text:s/></text:span><text:span text:style-name="T235">‬</text:span>‬‬</text:p>
        <text:p text:style-name="P236"><text:span text:style-name="T237">3</text:span><text:span text:style-name="T238"> חֶ֥סֶד וֶאֱמֶ֗ת אַֽל־יַעַ֫זְבֻ֥ךָ קָשְׁרֵ֥ם עַל־גַּרְגְּרוֹתֶ֑יךָ כָּ֝תְבֵ֗ם עַל־ל֥וּחַ לִבֶּֽךָ׃<text:s/></text:span><text:span text:style-name="T239">‬</text:span>‬‬</text:p>
        <text:p text:style-name="P240"><text:span text:style-name="T241">4</text:span><text:span text:style-name="T242"> וּמְצָא־חֵ֖ן וְשֵֽׂכֶל־ט֑וֹב בְּעֵינֵ֖י אֱלֹהִ֣ים וְאָדָֽם׃</text:span><text:span text:style-name="T243"><text:s/>פ<text:s/></text:span><text:span text:style-name="T244">‬</text:span>‬‬</text:p>
        <text:p text:style-name="P245"><text:span text:style-name="T246">5</text:span><text:span text:style-name="T247"> בְּטַ֣ח אֶל־יְ֭הוָה בְּכָל־לִבֶּ֑ךָ וְאֶל־בִּֽ֝ינָתְךָ֗ אַל־תִּשָּׁעֵֽן׃<text:s/></text:span><text:span text:style-name="T248">‬</text:span>‬‬</text:p>
        <text:p text:style-name="P249"><text:span text:style-name="T250">6</text:span><text:span text:style-name="T251"> בְּכָל־דְּרָכֶ֥יךָ דָעֵ֑הוּ וְ֝ה֗וּא יְיַשֵּׁ֥ר אֹֽרְחֹתֶֽיךָ׃<text:s/></text:span><text:span text:style-name="T252">‬</text:span>‬‬</text:p>
        <text:p text:style-name="P253"><text:span text:style-name="T254">7</text:span><text:span text:style-name="T255"> אַל־תְּהִ֣י חָכָ֣ם בְּעֵינֶ֑יךָ יְרָ֥א אֶת־יְ֝הוָ֗ה וְס֣וּר מֵרָֽע׃<text:s/></text:span><text:span text:style-name="T256">‬</text:span>‬‬</text:p>
        <text:p text:style-name="P257"><text:span text:style-name="T258">8</text:span><text:span text:style-name="T259"> רִ֭פְאוּת תְּהִ֣י לְשָׁרֶּ֑ךָ וְ֝שִׁקּ֗וּי לְעַצְמוֹתֶֽיךָ׃<text:s/></text:span><text:span text:style-name="T260">‬</text:span>‬‬</text:p>
        <text:p text:style-name="P261"><text:span text:style-name="T262">9</text:span><text:span text:style-name="T263"> כַּבֵּ֣ד אֶת־יְ֭הוָה מֵהוֹנֶ֑ךָ וּ֝מֵרֵאשִׁ֗ית כָּל־תְּבוּאָתֶֽךָ׃<text:s/></text:span><text:span text:style-name="T264">‬</text:span>‬‬</text:p>
        <text:soft-page-break/>
        <text:p text:style-name="P265"><text:span text:style-name="T266">10</text:span><text:span text:style-name="T267"> וְיִמָּלְא֣וּ אֲסָמֶ֣יךָ שָׂבָ֑ע וְ֝תִיר֗וֹשׁ יְקָבֶ֥יךָ יִפְרֹֽצוּ׃</text:span><text:span text:style-name="T268"><text:s/>פ<text:s/></text:span><text:span text:style-name="T269">‬</text:span>‬‬</text:p>
        <text:p text:style-name="P270"><text:span text:style-name="T271">11</text:span><text:span text:style-name="T272"> מוּסַ֣ר יְ֭הוָה בְּנִ֣י אַל־תִּמְאָ֑ס וְאַל־תָּ֝קֹ֗ץ בְּתוֹכַחְתּֽוֹ׃<text:s/></text:span><text:span text:style-name="T273">‬</text:span>‬‬</text:p>
        <text:p text:style-name="P274"><text:span text:style-name="T275">12</text:span><text:span text:style-name="T276"> כִּ֤י אֶ֥ת אֲשֶׁ֣ר יֶאֱהַ֣ב יְהוָ֣ה יוֹכִ֑יחַ וּ֝כְאָ֗ב אֶת־בֵּ֥ן יִרְצֶֽה׃<text:s/></text:span><text:span text:style-name="T277">‬</text:span>‬‬</text:p>
        <text:p text:style-name="P278"><text:span text:style-name="T279">13</text:span><text:span text:style-name="T280"> אַשְׁרֵ֣י אָ֭דָם מָצָ֣א חָכְמָ֑ה וְ֝אָדָ֗ם יָפִ֥יק תְּבוּנָֽה׃<text:s/></text:span><text:span text:style-name="T281">‬</text:span>‬‬</text:p>
        <text:p text:style-name="P282"><text:span text:style-name="T283">14</text:span><text:span text:style-name="T284"> כִּ֤י ט֣וֹב סַ֭חְרָהּ מִסְּחַר־כָּ֑סֶף וּ֝מֵחָר֗וּץ תְּבוּאָתָֽהּ׃<text:s/></text:span><text:span text:style-name="T285">‬</text:span>‬‬</text:p>
        <text:p text:style-name="P286"><text:span text:style-name="T287">15</text:span><text:span text:style-name="T288"> יְקָ֣רָה הִ֭יא *מפניים **מִפְּנִינִ֑ים וְכָל־חֲ֝פָצֶ֗יךָ לֹ֣א יִֽשְׁווּ־בָֽהּ׃<text:s/></text:span><text:span text:style-name="T289">‬</text:span>‬‬</text:p>
        <text:p text:style-name="P290"><text:span text:style-name="T291">16</text:span><text:span text:style-name="T292"> אֹ֣רֶךְ יָ֭מִים בִּֽימִינָ֑הּ בִּ֝שְׂמֹאולָ֗הּ עֹ֣שֶׁר וְכָבֽוֹד׃<text:s/></text:span><text:span text:style-name="T293">‬</text:span>‬‬</text:p>
        <text:p text:style-name="P294"><text:span text:style-name="T295">17</text:span><text:span text:style-name="T296"> דְּרָכֶ֥יהָ דַרְכֵי־נֹ֑עַם וְֽכָל־נְתִ֖יבוֹתֶ֣יהָ שָׁלֽוֹם׃<text:s/></text:span><text:span text:style-name="T297">‬</text:span>‬‬</text:p>
        <text:p text:style-name="P298"><text:span text:style-name="T299">18</text:span><text:span text:style-name="T300"> עֵץ־חַיִּ֣ים הִ֭יא לַמַּחֲזִיקִ֣ים בָּ֑הּ וְֽתֹמְכֶ֥יהָ מְאֻשָּֽׁר׃</text:span><text:span text:style-name="T301"><text:s/>פ<text:s/></text:span><text:span text:style-name="T302">‬</text:span>‬‬</text:p>
        <text:p text:style-name="P303"><text:span text:style-name="T304">19</text:span><text:span text:style-name="T305"> יְֽהוָ֗ה בְּחָכְמָ֥ה יָֽסַד־אָ֑רֶץ כּוֹנֵ֥ן שָׁ֝מַ֗יִם בִּתְבוּנָֽה׃<text:s/></text:span><text:span text:style-name="T306">‬</text:span>‬‬</text:p>
        <text:p text:style-name="P307"><text:span text:style-name="T308">20</text:span><text:span text:style-name="T309"> בְּ֭דַעְתּוֹ תְּהוֹמ֣וֹת נִבְקָ֑עוּ וּ֝שְׁחָקִ֗ים יִרְעֲפוּ־טָֽל׃<text:s/></text:span><text:span text:style-name="T310">‬</text:span>‬‬</text:p>
        <text:p text:style-name="P311"><text:span text:style-name="T312">21</text:span><text:span text:style-name="T313"> בְּ֭נִי אַל־יָלֻ֣זוּ מֵעֵינֶ֑יךָ נְצֹ֥ר תֻּ֝שִׁיָּ֗ה וּמְזִמָּֽה׃<text:s/></text:span><text:span text:style-name="T314">‬</text:span>‬‬</text:p>
        <text:p text:style-name="P315"><text:span text:style-name="T316">22</text:span><text:span text:style-name="T317"> וְיִֽהְי֣וּ חַיִּ֣ים לְנַפְשֶׁ֑ךָ וְ֝חֵ֗ן לְגַרְגְּרֹתֶֽיךָ׃<text:s/></text:span><text:span text:style-name="T318">‬</text:span>‬‬</text:p>
        <text:p text:style-name="P319"><text:span text:style-name="T320">23</text:span><text:span text:style-name="T321"> אָ֤ז תֵּלֵ֣ךְ לָבֶ֣טַח דַּרְכֶּ֑ךָ וְ֝רַגְלְךָ֗ לֹ֣א תִגּֽוֹף׃<text:s/></text:span><text:span text:style-name="T322">‬</text:span>‬‬</text:p>
        <text:p text:style-name="P323"><text:span text:style-name="T324">24</text:span><text:span text:style-name="T325"> אִם־תִּשְׁכַּ֥ב לֹֽא־תִפְחָ֑ד וְ֝שָׁכַבְתָּ֗ וְֽעָרְבָ֥ה שְׁנָתֶֽךָ׃<text:s/></text:span><text:span text:style-name="T326">‬</text:span>‬‬</text:p>
        <text:p text:style-name="P327"><text:span text:style-name="T328">25</text:span><text:span text:style-name="T329"> אַל־תִּ֭ירָא מִפַּ֣חַד פִּתְאֹ֑ם וּמִשֹּׁאַ֥ת רְ֝שָׁעִ֗ים כִּ֣י תָבֹֽא׃<text:s/></text:span><text:span text:style-name="T330">‬</text:span>‬‬</text:p>
        <text:p text:style-name="P331"><text:span text:style-name="T332">26</text:span><text:span text:style-name="T333"> כִּֽי־יְ֭הוָה יִהְיֶ֣ה בְכִסְלֶ֑ךָ וְשָׁמַ֖ר רַגְלְךָ֣ מִלָּֽכֶד׃<text:s/></text:span><text:span text:style-name="T334">‬</text:span>‬‬</text:p>
        <text:soft-page-break/>
        <text:p text:style-name="P335"><text:span text:style-name="T336">27</text:span><text:span text:style-name="T337"> אַל־תִּמְנַע־ט֥וֹב מִבְּעָלָ֑יו בִּהְי֨וֹת לְאֵ֖ל *ידיך **יָדְךָ֣ לַעֲשֽׂוֹת׃<text:s/></text:span><text:span text:style-name="T338">‬</text:span>‬‬</text:p>
        <text:p text:style-name="P339"><text:span text:style-name="T340">28</text:span><text:span text:style-name="T341"> אַל־תֹּ֘אמַ֤ר *לרעיך **לְרֵֽעֲךָ֨ ׀ לֵ֣ךְ וָ֭שׁוּב וּמָחָ֥ר אֶתֵּ֗ן וְיֵ֣שׁ אִתָּֽךְ׃<text:s/></text:span><text:span text:style-name="T342">‬</text:span>‬‬</text:p>
        <text:p text:style-name="P343"><text:span text:style-name="T344">29</text:span><text:span text:style-name="T345"> אַל־תַּחֲרֹ֣שׁ עַל־רֵעֲךָ֣ רָעָ֑ה וְהֽוּא־יוֹשֵׁ֖ב לָבֶ֣טַח אִתָּֽךְ׃<text:s/></text:span><text:span text:style-name="T346">‬</text:span>‬‬</text:p>
        <text:p text:style-name="P347"><text:span text:style-name="T348">30</text:span><text:span text:style-name="T349"> אַל־*תרוב **תָּרִ֣יב עִם־אָדָ֣ם חִנָּ֑ם אִם־לֹ֖א גְמָלְךָ֣ רָעָֽה׃<text:s/></text:span><text:span text:style-name="T350">‬</text:span>‬‬</text:p>
        <text:p text:style-name="P351"><text:span text:style-name="T352">31</text:span><text:span text:style-name="T353"> אַל־תְּ֭קַנֵּא בְּאִ֣ישׁ חָמָ֑ס וְאַל־תִּ֝בְחַ֗ר בְּכָל־דְּרָכָֽיו׃<text:s/></text:span><text:span text:style-name="T354">‬</text:span>‬‬</text:p>
        <text:p text:style-name="P355"><text:span text:style-name="T356">32</text:span><text:span text:style-name="T357"> כִּ֤י תוֹעֲבַ֣ת יְהוָ֣ה נָל֑וֹז וְֽאֶת־יְשָׁרִ֥ים סוֹדֽוֹ׃<text:s/></text:span><text:span text:style-name="T358">‬</text:span>‬‬</text:p>
        <text:p text:style-name="P359"><text:span text:style-name="T360">33</text:span><text:span text:style-name="T361"> מְאֵרַ֣ת יְ֭הוָה בְּבֵ֣ית רָשָׁ֑ע וּנְוֵ֖ה צַדִּיקִ֣ים יְבָרֵֽךְ׃<text:s/></text:span><text:span text:style-name="T362">‬</text:span>‬‬</text:p>
        <text:p text:style-name="P363"><text:span text:style-name="T364">34</text:span><text:span text:style-name="T365"> אִם־לַלֵּצִ֥ים הֽוּא־יָלִ֑יץ *ולעניים **וְ֝לַעֲנָוִ֗ים יִתֶּן־חֵֽן׃<text:s/></text:span><text:span text:style-name="T366">‬</text:span>‬‬</text:p>
        <text:p text:style-name="P367"><text:span text:style-name="T368">35</text:span><text:span text:style-name="T369"> כָּ֭בוֹד חֲכָמִ֣ים יִנְחָ֑לוּ וּ֝כְסִילִ֗ים מֵרִ֥ים קָלֽוֹן׃</text:span><text:span text:style-name="T370"><text:s/>פ<text:s/></text:span><text:span text:style-name="T371">‬</text:span>‬‬</text:p>
      </text:section>
      <text:section text:name="Sect3" text:style-name="S3">
        <text:p text:style-name="P372">Proverbs 4</text:p>
        <text:p text:style-name="P373"><text:span text:style-name="T374">1</text:span><text:span text:style-name="T375"> שִׁמְע֣וּ בָ֭נִים מ֣וּסַר אָ֑ב וְ֝הַקְשִׁ֗יבוּ לָדַ֥עַת בִּינָֽה׃<text:s/></text:span></text:p>
        <text:p text:style-name="P376"><text:span text:style-name="T377">2</text:span><text:span text:style-name="T378"> כִּ֤י לֶ֣קַח ט֭וֹב נָתַ֣תִּי לָכֶ֑ם תּֽ֝וֹרָתִ֗י אַֽל־תַּעֲזֹֽבוּ׃<text:s/></text:span><text:span text:style-name="T379">‬</text:span>‬‬</text:p>
        <text:p text:style-name="P380"><text:span text:style-name="T381">3</text:span><text:span text:style-name="T382"> כִּי־בֵ֭ן הָיִ֣יתִי לְאָבִ֑י רַ֥ךְ וְ֝יָחִ֗יד לִפְנֵ֥י אִמִּֽי׃<text:s/></text:span><text:span text:style-name="T383">‬</text:span>‬‬</text:p>
        <text:p text:style-name="P384"><text:span text:style-name="T385">4</text:span><text:span text:style-name="T386"> וַיֹּרֵ֗נִי וַיֹּ֥אמֶר לִ֗י יִֽתְמָךְ־דְּבָרַ֥י לִבֶּ֑ךָ שְׁמֹ֖ר מִצְוֺתַ֣י וֽ͏ֶחְיֵֽה׃<text:s/></text:span><text:span text:style-name="T387">‬</text:span>‬‬</text:p>
        <text:p text:style-name="P388"><text:span text:style-name="T389">5</text:span><text:span text:style-name="T390"> קְנֵ֣ה חָ֭כְמָה קְנֵ֣ה בִינָ֑ה אַל־תִּשְׁכַּ֥ח וְאַל־תֵּ֝֗ט מֵֽאִמְרֵי־פִֽי׃<text:s/></text:span><text:span text:style-name="T391">‬</text:span>‬‬</text:p>
        <text:p text:style-name="P392"><text:span text:style-name="T393">6</text:span><text:span text:style-name="T394"> אַל־תַּעַזְבֶ֥הָ וְתִשְׁמְרֶ֑ךָּ אֱהָבֶ֥הָ וְתִצְּרֶֽךָּ׃<text:s/></text:span><text:span text:style-name="T395">‬</text:span>‬‬</text:p>
        <text:p text:style-name="P396"><text:span text:style-name="T397">7</text:span><text:span text:style-name="T398"> רֵאשִׁ֣ית חָ֭כְמָה קְנֵ֣ה חָכְמָ֑ה וּבְכָל־קִ֝נְיָנְךָ֗ קְנֵ֣ה בִינָֽה׃<text:s/></text:span><text:span text:style-name="T399">‬</text:span>‬‬</text:p>
        <text:soft-page-break/>
        <text:p text:style-name="P400"><text:span text:style-name="T401">8</text:span><text:span text:style-name="T402"> סַלְסְלֶ֥הָ וּֽתְרוֹמְמֶ֑ךָּ תְּ֝כַבֵּ֗דְךָ כִּ֣י תְחַבְּקֶֽנָּה׃<text:s/></text:span><text:span text:style-name="T403">‬</text:span>‬‬</text:p>
        <text:p text:style-name="P404"><text:span text:style-name="T405">9</text:span><text:span text:style-name="T406"> תִּתֵּ֣ן לְ֭רֹאשְׁךָ לִוְיַת־חֵ֑ן עֲטֶ֖רֶת תִּפְאֶ֣רֶת תְּמַגְּנֶֽךָּ׃<text:s/></text:span><text:span text:style-name="T407">‬</text:span>‬‬</text:p>
        <text:p text:style-name="P408"><text:span text:style-name="T409">10</text:span><text:span text:style-name="T410"> שְׁמַ֣ע בְּ֭נִי וְקַ֣ח אֲמָרָ֑י וְיִרְבּ֥וּ לְ֝ךָ֗ שְׁנ֣וֹת חַיִּֽים׃<text:s/></text:span><text:span text:style-name="T411">‬</text:span>‬‬</text:p>
        <text:p text:style-name="P412"><text:span text:style-name="T413">11</text:span><text:span text:style-name="T414"> בְּדֶ֣רֶךְ חָ֭כְמָה הֹרֵתִ֑יךָ הִ֝דְרַכְתִּ֗יךָ בְּמַעְגְּלֵי־יֹֽשֶׁר׃<text:s/></text:span><text:span text:style-name="T415">‬</text:span>‬‬</text:p>
        <text:p text:style-name="P416"><text:span text:style-name="T417">12</text:span><text:span text:style-name="T418"> בְּֽ֭לֶכְתְּךָ לֹא־יֵצַ֣ר צַעֲדֶ֑ךָ וְאִם־תָּ֝ר֗וּץ לֹ֣א תִכָּשֵֽׁל׃<text:s/></text:span><text:span text:style-name="T419">‬</text:span>‬‬</text:p>
        <text:p text:style-name="P420"><text:span text:style-name="T421">13</text:span><text:span text:style-name="T422"> הַחֲזֵ֣ק בַּמּוּסָ֣ר אַל־תֶּ֑רֶף נִ֝צְּרֶ֗הָ כִּי־הִ֥יא חַיֶּֽיךָ׃<text:s/></text:span><text:span text:style-name="T423">‬</text:span>‬‬</text:p>
        <text:p text:style-name="P424"><text:span text:style-name="T425">14</text:span><text:span text:style-name="T426"> בְּאֹ֣רַח רְ֭שָׁעִים אַל־תָּבֹ֑א וְאַל־תְּ֝אַשֵּׁ֗ר בְּדֶ֣רֶךְ רָעִֽים׃<text:s/></text:span><text:span text:style-name="T427">‬</text:span>‬‬</text:p>
        <text:p text:style-name="P428"><text:span text:style-name="T429">15</text:span><text:span text:style-name="T430"> פְּרָעֵ֥הוּ אַל־תַּעֲבָר־בּ֑וֹ שְׂטֵ֖ה מֵעָלָ֣יו וַעֲבֽוֹר׃<text:s/></text:span><text:span text:style-name="T431">‬</text:span>‬‬</text:p>
        <text:p text:style-name="P432"><text:span text:style-name="T433">16</text:span><text:span text:style-name="T434"> כִּ֤י לֹ֣א יִֽ֭שְׁנוּ אִם־לֹ֣א יָרֵ֑עוּ וְֽנִגְזְלָ֥ה שְׁ֝נָתָ֗ם אִם־לֹ֥א *יכשולו **יַכְשִֽׁילוּ׃<text:s/></text:span><text:span text:style-name="T435">‬</text:span>‬‬</text:p>
        <text:p text:style-name="P436"><text:span text:style-name="T437">17</text:span><text:span text:style-name="T438"> כִּ֣י לָ֭חֲמוּ לֶ֣חֶם רֶ֑שַׁע וְיֵ֖ין חֲמָסִ֣ים יִשְׁתּֽוּ׃<text:s/></text:span><text:span text:style-name="T439">‬</text:span>‬‬</text:p>
        <text:p text:style-name="P440"><text:span text:style-name="T441">18</text:span><text:span text:style-name="T442"> וְאֹ֣רַח צַ֭דִּיקִים כְּא֣וֹר נֹ֑גַהּ הוֹלֵ֥ךְ וָ֝א֗וֹר עַד־נְכ֥וֹן הַיּֽוֹם׃<text:s/></text:span><text:span text:style-name="T443">‬</text:span>‬‬</text:p>
        <text:p text:style-name="P444"><text:span text:style-name="T445">19</text:span><text:span text:style-name="T446"> דֶּ֣רֶךְ רְ֭שָׁעִים כָּֽאֲפֵלָ֑ה לֹ֥א יָ֝דְע֗וּ בַּמֶּ֥ה יִכָּשֵֽׁלוּ׃</text:span><text:span text:style-name="T447"><text:s/>פ<text:s/></text:span><text:span text:style-name="T448">‬</text:span>‬‬</text:p>
        <text:p text:style-name="P449"><text:span text:style-name="T450">20</text:span><text:span text:style-name="T451"> בְּ֭נִי לִדְבָרַ֣י הַקְשִׁ֑יבָה לַ֝אֲמָרַ֗י הַט־אָזְנֶֽךָ׃<text:s/></text:span><text:span text:style-name="T452">‬</text:span>‬‬</text:p>
        <text:p text:style-name="P453"><text:span text:style-name="T454">21</text:span><text:span text:style-name="T455"> אַל־יַלִּ֥יזוּ מֵעֵינֶ֑יךָ שָׁ֝מְרֵ֗ם בְּת֣וֹךְ לְבָבֶֽךָ׃<text:s/></text:span><text:span text:style-name="T456">‬</text:span>‬‬</text:p>
        <text:p text:style-name="P457"><text:span text:style-name="T458">22</text:span><text:span text:style-name="T459"> כִּֽי־חַיִּ֣ים הֵ֭ם לְמֹצְאֵיהֶ֑ם וּֽלְכָל־בְּשָׂר֥וֹ מַרְפֵּֽא׃<text:s/></text:span><text:span text:style-name="T460">‬</text:span>‬‬</text:p>
        <text:p text:style-name="P461"><text:span text:style-name="T462">23</text:span><text:span text:style-name="T463"> מִֽכָּל־מִ֭שְׁמָר נְצֹ֣ר לִבֶּ֑ךָ כִּֽי־מִ֝מֶּ֗נּוּ תּוֹצְא֥וֹת חַיִּֽים׃<text:s/></text:span><text:span text:style-name="T464">‬</text:span>‬‬</text:p>
        <text:p text:style-name="P465"><text:span text:style-name="T466">24</text:span><text:span text:style-name="T467"> הָסֵ֣ר מִ֭מְּךָ עִקְּשׁ֣וּת פֶּ֑ה וּלְז֥וּת שְׂ֝פָתַ֗יִם הַרְחֵ֥ק מִמֶּֽךָּ׃<text:s/></text:span><text:span text:style-name="T468">‬</text:span>‬‬</text:p>
        <text:soft-page-break/>
        <text:p text:style-name="P469"><text:span text:style-name="T470">25</text:span><text:span text:style-name="T471"> עֵ֭ינֶיךָ לְנֹ֣כַח יַבִּ֑יטוּ וְ֝עַפְעַפֶּ֗יךָ יַיְשִׁ֥רוּ נֶגְדֶּֽךָ׃<text:s/></text:span><text:span text:style-name="T472">‬</text:span>‬‬</text:p>
        <text:p text:style-name="P473"><text:span text:style-name="T474">26</text:span><text:span text:style-name="T475"> פַּ֭לֵּס מַעְגַּ֣ל רַגְלֶ֑ךָ וְֽכָל־דְּרָכֶ֥יךָ יִכֹּֽנוּ׃<text:s/></text:span><text:span text:style-name="T476">‬</text:span>‬‬</text:p>
        <text:p text:style-name="P477"><text:span text:style-name="T478">27</text:span><text:span text:style-name="T479"> אַֽל־תֵּט־יָמִ֥ין וּשְׂמֹ֑אול הָסֵ֖ר רַגְלְךָ֣ מֵרָֽע׃<text:s/></text:span><text:span text:style-name="T480">‬</text:span>‬‬</text:p>
      </text:section>
      <text:section text:name="Sect4" text:style-name="S4">
        <text:p text:style-name="P481">Proverbs 5</text:p>
        <text:p text:style-name="P482"><text:span text:style-name="T483">1</text:span><text:span text:style-name="T484"> בְּ֭נִי לְחָכְמָתִ֣י הַקְשִׁ֑יבָה לִ֝תְבוּנָתִ֗י הַט־אָזְנֶֽךָ׃<text:s/></text:span></text:p>
        <text:p text:style-name="P485"><text:span text:style-name="T486">2</text:span><text:span text:style-name="T487"> לִשְׁמֹ֥ר מְזִמּ֑וֹת וְ֝דַ֗עַת שְׂפָתֶ֥יךָ יִנְצֹֽרוּ׃<text:s/></text:span><text:span text:style-name="T488">‬</text:span>‬‬</text:p>
        <text:p text:style-name="P489"><text:span text:style-name="T490">3</text:span><text:span text:style-name="T491"> כִּ֤י נֹ֣פֶת תִּ֭טֹּפְנָה שִׂפְתֵ֣י זָרָ֑ה וְחָלָ֖ק מִשֶּׁ֣מֶן חִכָּֽהּ׃<text:s/></text:span><text:span text:style-name="T492">‬</text:span>‬‬</text:p>
        <text:p text:style-name="P493"><text:span text:style-name="T494">4</text:span><text:span text:style-name="T495"> וְֽ֭אַחֲרִיתָהּ מָרָ֣ה כַֽלַּעֲנָ֑ה חַ֝דָּ֗ה כְּחֶ֣רֶב פִּיּֽוֹת׃<text:s/></text:span><text:span text:style-name="T496">‬</text:span>‬‬</text:p>
        <text:p text:style-name="P497"><text:span text:style-name="T498">5</text:span><text:span text:style-name="T499"> רַ֭גְלֶיהָ יֹרְד֣וֹת מָ֑וֶת שְׁ֝א֗וֹל צְעָדֶ֥יהָ יִתְמֹֽכוּ׃<text:s/></text:span><text:span text:style-name="T500">‬</text:span>‬‬</text:p>
        <text:p text:style-name="P501"><text:span text:style-name="T502">6</text:span><text:span text:style-name="T503"> אֹ֣רַח חַ֭יִּים פֶּן־תְּפַלֵּ֑ס נָע֥וּ מַ֝עְגְּלֹתֶ֗יהָ לֹ֣א תֵדֽ͏ָע׃</text:span><text:span text:style-name="T504"><text:s/>פ<text:s/></text:span><text:span text:style-name="T505">‬</text:span>‬‬</text:p>
        <text:p text:style-name="P506"><text:span text:style-name="T507">7</text:span><text:span text:style-name="T508"> וְעַתָּ֣ה בָ֭נִים שִׁמְעוּ־לִ֑י וְאַל־תָּ֝ס֗וּרוּ מֵאִמְרֵי־פִֽי׃<text:s/></text:span><text:span text:style-name="T509">‬</text:span>‬‬</text:p>
        <text:p text:style-name="P510"><text:span text:style-name="T511">8</text:span><text:span text:style-name="T512"> הַרְחֵ֣ק מֵעָלֶ֣יהָ דַרְכֶּ֑ךָ וְאַל־תִּ֝קְרַ֗ב אֶל־פֶּ֥תַח בֵּיתָֽהּ׃<text:s/></text:span><text:span text:style-name="T513">‬</text:span>‬‬</text:p>
        <text:p text:style-name="P514"><text:span text:style-name="T515">9</text:span><text:span text:style-name="T516"> פֶּן־תִּתֵּ֣ן לַאֲחֵרִ֣ים הוֹדֶ֑ךָ וּ֝שְׁנֹתֶ֗יךָ לְאַכְזָרִֽי׃<text:s/></text:span><text:span text:style-name="T517">‬</text:span>‬‬</text:p>
        <text:p text:style-name="P518"><text:span text:style-name="T519">10</text:span><text:span text:style-name="T520"> פֶּֽן־יִשְׂבְּע֣וּ זָרִ֣ים כֹּחֶ֑ךָ וַ֝עֲצָבֶ֗יךָ בְּבֵ֣ית נָכְרֽ͏ִי׃<text:s/></text:span><text:span text:style-name="T521">‬</text:span>‬‬</text:p>
        <text:p text:style-name="P522"><text:span text:style-name="T523">11</text:span><text:span text:style-name="T524"> וְנָהַמְתָּ֥ בְאַחֲרִיתֶ֑ךָ בִּכְל֥וֹת בְּ֝שָׂרְךָ֗ וּשְׁאֵרֶֽךָ׃<text:s/></text:span><text:span text:style-name="T525">‬</text:span>‬‬</text:p>
        <text:p text:style-name="P526"><text:span text:style-name="T527">12</text:span><text:span text:style-name="T528"> וְֽאָמַרְתָּ֗ אֵ֭יךְ שָׂנֵ֣אתִי מוּסָ֑ר וְ֝תוֹכַ֗חַת נָאַ֥ץ לִבִּֽי׃<text:s/></text:span><text:span text:style-name="T529">‬</text:span>‬‬</text:p>
        <text:p text:style-name="P530"><text:span text:style-name="T531">13</text:span><text:span text:style-name="T532"> וְֽלֹא־שָׁ֭מַעְתִּי בְּק֣וֹל מוֹרָ֑י וְ֝לִֽמְלַמְּדַ֗י לֹא־הִטִּ֥יתִי אָזְנִֽי׃<text:s/></text:span><text:span text:style-name="T533">‬</text:span>‬‬</text:p>
        <text:soft-page-break/>
        <text:p text:style-name="P534"><text:span text:style-name="T535">14</text:span><text:span text:style-name="T536"> כִּ֭מְעַט הָיִ֣יתִי בְכָל־רָ֑ע בְּת֖וֹךְ קָהָ֣ל וְעֵדָֽה׃<text:s/></text:span><text:span text:style-name="T537">‬</text:span>‬‬</text:p>
        <text:p text:style-name="P538"><text:span text:style-name="T539">15</text:span><text:span text:style-name="T540"> שְׁתֵה־מַ֥יִם מִבּוֹרֶ֑ךָ וְ֝נֹזְלִ֗ים מִתּ֥וֹךְ בְּאֵרֶֽךָ׃<text:s/></text:span><text:span text:style-name="T541">‬</text:span>‬‬</text:p>
        <text:p text:style-name="P542"><text:span text:style-name="T543">16</text:span><text:span text:style-name="T544"> יָפ֣וּצוּ מַעְיְנֹתֶ֣יךָ ח֑וּצָה בָּ֝רְחֹב֗וֹת פַּלְגֵי־מָֽיִם׃<text:s/></text:span><text:span text:style-name="T545">‬</text:span>‬‬</text:p>
        <text:p text:style-name="P546"><text:span text:style-name="T547">17</text:span><text:span text:style-name="T548"> יִֽהְיוּ־לְךָ֥ לְבַדֶּ֑ךָ וְאֵ֖ין לְזָרִ֣ים אִתָּֽךְ׃<text:s/></text:span><text:span text:style-name="T549">‬</text:span>‬‬</text:p>
        <text:p text:style-name="P550"><text:span text:style-name="T551">18</text:span><text:span text:style-name="T552"> יְהִֽי־מְקוֹרְךָ֥ בָר֑וּךְ וּ֝שְׂמַ֗ח מֵאֵ֥שֶׁת נְעוּרֶֽךָ׃<text:s/></text:span><text:span text:style-name="T553">‬</text:span>‬‬</text:p>
        <text:p text:style-name="P554"><text:span text:style-name="T555">19</text:span><text:span text:style-name="T556"> אַיֶּ֥לֶת אֲהָבִ֗ים וְֽיַעֲלַ֫ת חֵֽן דַּ֭דֶּיהָ יְרַוֻּ֣ךָ בְכָל־עֵ֑ת בְּ֝אַהֲבָתָ֗הּ תִּשְׁגֶּ֥ה תָמִֽיד׃<text:s/></text:span><text:span text:style-name="T557">‬</text:span>‬‬</text:p>
        <text:p text:style-name="P558"><text:span text:style-name="T559">20</text:span><text:span text:style-name="T560"> וְלָ֤מָּה תִשְׁגֶּ֣ה בְנִ֣י בְזָרָ֑ה וּ֝תְחַבֵּ֗ק חֵ֣ק נָכְרִיָּֽה׃<text:s/></text:span><text:span text:style-name="T561">‬</text:span>‬‬</text:p>
        <text:p text:style-name="P562"><text:span text:style-name="T563">21</text:span><text:span text:style-name="T564"> כִּ֤י נֹ֨כַח ׀ עֵינֵ֣י יְ֭הוָה דַּרְכֵי־אִ֑ישׁ וְֽכָל־מַעְגְּלֹתָ֥יו מְפַלֵּֽס׃<text:s/></text:span><text:span text:style-name="T565">‬</text:span>‬‬</text:p>
        <text:p text:style-name="P566"><text:span text:style-name="T567">22</text:span><text:span text:style-name="T568"> עַֽווֹנוֹתָ֗יו יִלְכְּדֻנ֥וֹ אֶת־הָרָשָׁ֑ע וּבְחַבְלֵ֥י חַ֝טָּאת֗וֹ יִתָּמֵֽךְ׃<text:s/></text:span><text:span text:style-name="T569">‬</text:span>‬‬</text:p>
        <text:p text:style-name="P570"><text:span text:style-name="T571">23</text:span><text:span text:style-name="T572"> ה֗וּא יָ֭מוּת בְּאֵ֣ין מוּסָ֑ר וּבְרֹ֖ב אִוַּלְתּ֣וֹ יִשְׁגֶּֽה׃</text:span><text:span text:style-name="T573"><text:s/>פ<text:s/></text:span><text:span text:style-name="T574">‬</text:span>‬‬</text:p>
      </text:section>
      <text:section text:name="Sect5" text:style-name="S5">
        <text:p text:style-name="P575">Proverbs 6</text:p>
        <text:p text:style-name="P576"><text:span text:style-name="T577">1</text:span><text:span text:style-name="T578"> בְּ֭נִי אִם־עָרַ֣בְתָּ לְרֵעֶ֑ךָ תָּקַ֖עְתָּ לַזָּ֣ר כַּפֶּֽיךָ׃<text:s/></text:span></text:p>
        <text:p text:style-name="P579"><text:span text:style-name="T580">2</text:span><text:span text:style-name="T581"> נוֹקַ֥שְׁתָּ בְאִמְרֵי־פִ֑יךָ נִ֝לְכַּ֗דְתָּ בְּאִמְרֵי־פִֽיךָ׃<text:s/></text:span><text:span text:style-name="T582">‬</text:span>‬‬</text:p>
        <text:p text:style-name="P583"><text:span text:style-name="T584">3</text:span><text:span text:style-name="T585"> עֲשֵׂ֨ה זֹ֥את אֵפ֪וֹא ׀ בְּנִ֡י וְֽהִנָּצֵ֗ל כִּ֘י בָ֤אתָ בְכַף־רֵעֶ֑ךָ לֵ֥ךְ הִ֝תְרַפֵּ֗ס וּרְהַ֥ב רֵעֶֽיךָ׃<text:s/></text:span><text:span text:style-name="T586">‬</text:span>‬‬</text:p>
        <text:p text:style-name="P587"><text:span text:style-name="T588">4</text:span><text:span text:style-name="T589"> אַל־תִּתֵּ֣ן שֵׁנָ֣ה לְעֵינֶ֑יךָ וּ֝תְנוּמָ֗ה לְעַפְעַפֶּֽיךָ׃<text:s/></text:span><text:span text:style-name="T590">‬</text:span>‬‬</text:p>
        <text:p text:style-name="P591"><text:span text:style-name="T592">5</text:span><text:span text:style-name="T593"> הִ֭נָּצֵל כִּצְבִ֣י מִיָּ֑ד וּ֝כְצִפּ֗וֹר מִיַּ֥ד יָקֽוּשׁ׃</text:span><text:span text:style-name="T594"><text:s/>פ<text:s/></text:span><text:span text:style-name="T595">‬</text:span>‬‬</text:p>
        <text:p text:style-name="P596"><text:span text:style-name="T597">6</text:span><text:span text:style-name="T598"> לֵֽךְ־אֶל־נְמָלָ֥ה עָצֵ֑ל רְאֵ֖ה דְרָכֶ֣יהָ וַחֲכָֽם׃<text:s/></text:span><text:span text:style-name="T599">‬</text:span>‬‬</text:p>
        <text:soft-page-break/>
        <text:p text:style-name="P600"><text:span text:style-name="T601">7</text:span><text:span text:style-name="T602"> אֲשֶׁ֖ר אֵֽין־לָ֥הּ קָצִ֗ין שֹׁטֵ֥ר וּמֹשֵֽׁל׃<text:s/></text:span><text:span text:style-name="T603">‬</text:span>‬‬</text:p>
        <text:p text:style-name="P604"><text:span text:style-name="T605">8</text:span><text:span text:style-name="T606"> תָּכִ֣ין בַּקַּ֣יִץ לַחְמָ֑הּ אָגְרָ֥ה בַ֝קָּצִ֗יר מַאֲכָלָֽהּ׃<text:s/></text:span><text:span text:style-name="T607">‬</text:span>‬‬</text:p>
        <text:p text:style-name="P608"><text:span text:style-name="T609">9</text:span><text:span text:style-name="T610"> עַד־מָתַ֖י עָצֵ֥ל ׀ תִּשְׁכָּ֑ב מָ֝תַ֗י תָּק֥וּם מִשְּׁנָתֶֽךָ׃<text:s/></text:span><text:span text:style-name="T611">‬</text:span>‬‬</text:p>
        <text:p text:style-name="P612"><text:span text:style-name="T613">10</text:span><text:span text:style-name="T614"> מְעַ֣ט שֵׁ֭נוֹת מְעַ֣ט תְּנוּמ֑וֹת מְעַ֓ט ׀ חִבֻּ֖ק יָדַ֣יִם לִשְׁכָּֽב׃<text:s/></text:span><text:span text:style-name="T615">‬</text:span>‬‬</text:p>
        <text:p text:style-name="P616"><text:span text:style-name="T617">11</text:span><text:span text:style-name="T618"> וּבָֽא־כִמְהַלֵּ֥ךְ רֵאשֶׁ֑ךָ וּ֝מַחְסֹֽרְךָ֗ כְּאִ֣ישׁ מָגֵֽן׃</text:span><text:span text:style-name="T619"><text:s/>פ<text:s/></text:span><text:span text:style-name="T620">‬</text:span>‬‬</text:p>
        <text:p text:style-name="P621"><text:span text:style-name="T622">12</text:span><text:span text:style-name="T623"> אָדָ֣ם בְּ֭לִיַּעַל אִ֣ישׁ אָ֑וֶן ה֝וֹלֵ֗ךְ עִקְּשׁ֥וּת פֶּֽה׃<text:s/></text:span><text:span text:style-name="T624">‬</text:span>‬‬</text:p>
        <text:p text:style-name="P625"><text:span text:style-name="T626">13</text:span><text:span text:style-name="T627"> קֹרֵ֣ץ בְּ֭עֵינָו מֹלֵ֣ל בְּרַגְלָ֑ו מֹ֝רֶ֗ה בְּאֶצְבְּעֹתָֽיו׃<text:s/></text:span><text:span text:style-name="T628">‬</text:span>‬‬</text:p>
        <text:p text:style-name="P629"><text:span text:style-name="T630">14</text:span><text:span text:style-name="T631"> תַּֽהְפֻּכ֨וֹת ׀ בְּלִבּ֗וֹ חֹרֵ֣שׁ רָ֣ע בְּכָל־עֵ֑ת *מדנים **מִדְיָנִ֥ים יְשַׁלֵּֽחַ׃<text:s/></text:span><text:span text:style-name="T632">‬</text:span>‬‬</text:p>
        <text:p text:style-name="P633"><text:span text:style-name="T634">15</text:span><text:span text:style-name="T635"> עַל־כֵּ֗ן פִּ֭תְאֹם יָב֣וֹא אֵיד֑וֹ פֶּ֥תַע יִ֝שָּׁבֵ֗ר וְאֵ֣ין מַרְפֵּֽא׃</text:span><text:span text:style-name="T636"><text:s/>פ<text:s/></text:span><text:span text:style-name="T637">‬</text:span>‬‬</text:p>
        <text:p text:style-name="P638"><text:span text:style-name="T639">16</text:span><text:span text:style-name="T640"> שֶׁשׁ־הֵ֭נָּה שָׂנֵ֣א יְהוָ֑ה וְ֝שֶׁ֗בַע *תועבות **תּוֹעֲבַ֥ת נַפְשֽׁוֹ׃<text:s/></text:span><text:span text:style-name="T641">‬</text:span>‬‬</text:p>
        <text:p text:style-name="P642"><text:span text:style-name="T643">17</text:span><text:span text:style-name="T644"> עֵינַ֣יִם רָ֭מוֹת לְשׁ֣וֹן שָׁ֑קֶר וְ֝יָדַ֗יִם שֹׁפְכ֥וֹת דָּם־נָקִֽי׃<text:s/></text:span><text:span text:style-name="T645">‬</text:span>‬‬</text:p>
        <text:p text:style-name="P646"><text:span text:style-name="T647">18</text:span><text:span text:style-name="T648"> לֵ֗ב חֹ֭רֵשׁ מַחְשְׁב֣וֹת אָ֑וֶן רַגְלַ֥יִם מְ֝מַהֲר֗וֹת לָר֥וּץ לָֽרָעָה׃<text:s/></text:span><text:span text:style-name="T649">‬</text:span>‬‬</text:p>
        <text:p text:style-name="P650"><text:span text:style-name="T651">19</text:span><text:span text:style-name="T652"> יָפִ֣יחַ כְּ֭זָבִים עֵ֣ד שָׁ֑קֶר וּמְשַׁלֵּ֥חַ מְ֝דָנִ֗ים בֵּ֣ין אַחִֽים׃</text:span><text:span text:style-name="T653"><text:s/>פ<text:s/></text:span><text:span text:style-name="T654">‬</text:span>‬‬</text:p>
        <text:p text:style-name="P655"><text:span text:style-name="T656">20</text:span><text:span text:style-name="T657"> נְצֹ֣ר בְּ֭נִי מִצְוַ֣ת אָבִ֑יךָ וְאַל־תִּ֝טֹּ֗שׁ תּוֹרַ֥ת אִמֶּֽךָ׃<text:s/></text:span><text:span text:style-name="T658">‬</text:span>‬‬</text:p>
        <text:p text:style-name="P659"><text:span text:style-name="T660">21</text:span><text:span text:style-name="T661"> קָשְׁרֵ֣ם עַל־לִבְּךָ֣ תָמִ֑יד עָ֝נְדֵ֗ם עַל־גַּרְגְּרֹתֶֽךָ׃<text:s/></text:span><text:span text:style-name="T662">‬</text:span>‬‬</text:p>
        <text:p text:style-name="P663"><text:span text:style-name="T664">22</text:span><text:span text:style-name="T665"> בְּהִתְהַלֶּכְךָ֨ ׀ תַּנְחֶ֬ה אֹתָ֗ךְ בְּֽ֭שָׁכְבְּךָ תִּשְׁמֹ֣ר עָלֶ֑יךָ וַ֝הֲקִיצ֗וֹתָ הִ֣יא תְשִׂיחֶֽךָ׃<text:s/></text:span><text:span text:style-name="T666">‬</text:span>‬‬</text:p>
        <text:p text:style-name="P667"><text:span text:style-name="T668">23</text:span><text:span text:style-name="T669"> כִּ֤י נֵ֣ר מִ֭צְוָה וְת֣וֹרָה א֑וֹר וְדֶ֥רֶךְ חַ֝יִּ֗ים תּוֹכְח֥וֹת מוּסָֽר׃<text:s/></text:span><text:span text:style-name="T670">‬</text:span>‬‬</text:p>
        <text:soft-page-break/>
        <text:p text:style-name="P671"><text:span text:style-name="T672">24</text:span><text:span text:style-name="T673"> לִ֭שְׁמָרְךָ מֵאֵ֣שֶׁת רָ֑ע מֵֽ֝חֶלְקַ֗ת לָשׁ֥וֹן נָכְרִיָּֽה׃<text:s/></text:span><text:span text:style-name="T674">‬</text:span>‬‬</text:p>
        <text:p text:style-name="P675"><text:span text:style-name="T676">25</text:span><text:span text:style-name="T677"> אַל־תַּחְמֹ֣ד יָ֭פְיָהּ בִּלְבָבֶ֑ךָ וְאַל־תִּ֝קָּֽחֲךָ֗ בְּעַפְעַפֶּֽיהָ׃<text:s/></text:span><text:span text:style-name="T678">‬</text:span>‬‬</text:p>
        <text:p text:style-name="P679"><text:span text:style-name="T680">26</text:span><text:span text:style-name="T681"> כִּ֤י בְעַד־אִשָּׁ֥ה זוֹנָ֗ה עַֽד־כִּכַּ֫ר לָ֥חֶם וְאֵ֥שֶׁת אִ֑ישׁ נֶ֖פֶשׁ יְקָרָ֣ה תָצֽוּד׃</text:span><text:span text:style-name="T682"><text:s/>פ<text:s/></text:span><text:span text:style-name="T683">‬</text:span>‬‬</text:p>
        <text:p text:style-name="P684"><text:span text:style-name="T685">27</text:span><text:span text:style-name="T686"> הֲיַחְתֶּ֤ה אִ֓ישׁ אֵ֬שׁ בְּחֵיק֑וֹ וּ֝בְגָדָ֗יו לֹ֣א תִשָּׂרַֽפְנָה׃<text:s/></text:span><text:span text:style-name="T687">‬</text:span>‬‬</text:p>
        <text:p text:style-name="P688"><text:span text:style-name="T689">28</text:span><text:span text:style-name="T690"> אִם־יְהַלֵּ֣ךְ אִ֭ישׁ עַל־הַגֶּחָלִ֑ים וְ֝רַגְלָ֗יו לֹ֣א תִכָּוֶֽינָה׃<text:s/></text:span><text:span text:style-name="T691">‬</text:span>‬‬</text:p>
        <text:p text:style-name="P692"><text:span text:style-name="T693">29</text:span><text:span text:style-name="T694"> כֵּ֗ן הַ֭בָּא אֶל־אֵ֣שֶׁת רֵעֵ֑הוּ לֹ֥א יִ֝נָּקֶ֗ה כָּֽל־הַנֹּגֵ֥עַ בָּֽהּ׃<text:s/></text:span><text:span text:style-name="T695">‬</text:span>‬‬</text:p>
        <text:p text:style-name="P696"><text:span text:style-name="T697">30</text:span><text:span text:style-name="T698"> לֹא־יָב֣וּזוּ לַ֭גַּנָּב כִּ֣י יִגְנ֑וֹב לְמַלֵּ֥א נַ֝פְשׁ֗וֹ כִּ֣י יִרְעָֽב׃<text:s/></text:span><text:span text:style-name="T699">‬</text:span>‬‬</text:p>
        <text:p text:style-name="P700"><text:span text:style-name="T701">31</text:span><text:span text:style-name="T702"> וְ֭נִמְצָא יְשַׁלֵּ֣ם שִׁבְעָתָ֑יִם אֶת־כָּל־ה֖וֹן בֵּית֣וֹ יִתֵּֽן׃<text:s/></text:span><text:span text:style-name="T703">‬</text:span>‬‬</text:p>
        <text:p text:style-name="P704"><text:span text:style-name="T705">32</text:span><text:span text:style-name="T706"> נֹאֵ֣ף אִשָּׁ֣ה חֲסַר־לֵ֑ב מַֽשְׁחִ֥ית נַ֝פְשׁ֗וֹ ה֣וּא יַעֲשֶֽׂנָּה׃<text:s/></text:span><text:span text:style-name="T707">‬</text:span>‬‬</text:p>
        <text:p text:style-name="P708"><text:span text:style-name="T709">33</text:span><text:span text:style-name="T710"> נֶֽגַע־וְקָל֥וֹן יִמְצָ֑א וְ֝חֶרְפָּת֗וֹ לֹ֣א תִמָּחֶֽה׃<text:s/></text:span><text:span text:style-name="T711">‬</text:span>‬‬</text:p>
        <text:p text:style-name="P712"><text:span text:style-name="T713">34</text:span><text:span text:style-name="T714"> כִּֽי־קִנְאָ֥ה חֲמַת־גָּ֑בֶר וְלֹֽא־יַ֝חְמ֗וֹל בְּי֣וֹם נָקָֽם׃<text:s/></text:span><text:span text:style-name="T715">‬</text:span>‬‬</text:p>
        <text:p text:style-name="P716"><text:span text:style-name="T717">35</text:span><text:span text:style-name="T718"> לֹא־יִ֭שָּׂא פְּנֵ֣י כָל־כֹּ֑פֶר וְלֹֽא־יֹ֝אבֶ֗ה כִּ֣י תַרְבֶּה־שֹֽׁחַד׃</text:span><text:span text:style-name="T719"><text:s/>פ<text:s/></text:span><text:span text:style-name="T720">‬</text:span>‬‬</text:p>
      </text:section>
      <text:section text:name="Sect6" text:style-name="S6">
        <text:p text:style-name="P721">Proverbs 7</text:p>
        <text:p text:style-name="P722"><text:span text:style-name="T723">1</text:span><text:span text:style-name="T724"> בְּ֭נִי שְׁמֹ֣ר אֲמָרָ֑י וּ֝מִצְוֺתַ֗י תִּצְפֹּ֥ן אִתָּֽךְ׃<text:s/></text:span></text:p>
        <text:p text:style-name="P725"><text:span text:style-name="T726">2</text:span><text:span text:style-name="T727"> שְׁמֹ֣ר מִצְוֺתַ֣י וֶחְיֵ֑ה וְ֝תוֹרָתִ֗י כְּאִישׁ֥וֹן עֵינֶֽיךָ׃<text:s/></text:span><text:span text:style-name="T728">‬</text:span>‬‬</text:p>
        <text:p text:style-name="P729"><text:span text:style-name="T730">3</text:span><text:span text:style-name="T731"> קָשְׁרֵ֥ם עַל־אֶצְבְּעֹתֶ֑יךָ כָּ֝תְבֵ֗ם עַל־ל֥וּחַ לִבֶּֽךָ׃<text:s/></text:span><text:span text:style-name="T732">‬</text:span>‬‬</text:p>
        <text:p text:style-name="P733"><text:span text:style-name="T734">4</text:span><text:span text:style-name="T735"> אֱמֹ֣ר לַֽ֭חָכְמָה אֲחֹ֣תִי אָ֑תְּ וּ֝מֹדָ֗ע לַבִּינָ֥ה תִקְרָֽא׃<text:s/></text:span><text:span text:style-name="T736">‬</text:span>‬‬</text:p>
        <text:soft-page-break/>
        <text:p text:style-name="P737"><text:span text:style-name="T738">5</text:span><text:span text:style-name="T739"> לִ֭שְׁמָרְךָ מֵאִשָּׁ֣ה זָרָ֑ה מִ֝נָּכְרִיָּ֗ה אֲמָרֶ֥יהָ הֶחֱלִֽיקָה׃<text:s/></text:span><text:span text:style-name="T740">‬</text:span>‬‬</text:p>
        <text:p text:style-name="P741"><text:span text:style-name="T742">6</text:span><text:span text:style-name="T743"> כִּ֭י בְּחַלּ֣וֹן בֵּיתִ֑י בְּעַ֖ד אֶשְׁנַבִּ֣י נִשְׁקָֽפְתִּי׃<text:s/></text:span><text:span text:style-name="T744">‬</text:span>‬‬</text:p>
        <text:p text:style-name="P745"><text:span text:style-name="T746">7</text:span><text:span text:style-name="T747"> וָאֵ֤רֶא בַפְּתָאיִ֗ם אָ֘בִ֤ינָה בַבָּנִ֗ים נַ֣עַר חֲסַר־לֵֽב׃<text:s/></text:span><text:span text:style-name="T748">‬</text:span>‬‬</text:p>
        <text:p text:style-name="P749"><text:span text:style-name="T750">8</text:span><text:span text:style-name="T751"> עֹבֵ֣ר בַּ֭שּׁוּק אֵ֣צֶל פִּנָּ֑הּ וְדֶ֖רֶךְ בֵּיתָ֣הּ יִצְעָֽד׃<text:s/></text:span><text:span text:style-name="T752">‬</text:span>‬‬</text:p>
        <text:p text:style-name="P753"><text:span text:style-name="T754">9</text:span><text:span text:style-name="T755"> בְּנֶֽשֶׁף־בְּעֶ֥רֶב י֑וֹם בְּאִישׁ֥וֹן לַ֝֗יְלָה וַאֲפֵלָֽה׃<text:s/></text:span><text:span text:style-name="T756">‬</text:span>‬‬</text:p>
        <text:p text:style-name="P757"><text:span text:style-name="T758">10</text:span><text:span text:style-name="T759"> וְהִנֵּ֣ה אִ֭שָּׁה לִקְרָאת֑וֹ שִׁ֥ית ז֝וֹנָ֗ה וּנְצֻ֥רַת לֵֽב׃<text:s/></text:span><text:span text:style-name="T760">‬</text:span>‬‬</text:p>
        <text:p text:style-name="P761"><text:span text:style-name="T762">11</text:span><text:span text:style-name="T763"> הֹמִיָּ֣ה הִ֣יא וְסֹרָ֑רֶת בְּ֝בֵיתָ֗הּ לֹא־יִשְׁכְּנ֥וּ רַגְלֶֽיהָ׃<text:s/></text:span><text:span text:style-name="T764">‬</text:span>‬‬</text:p>
        <text:p text:style-name="P765"><text:span text:style-name="T766">12</text:span><text:span text:style-name="T767"> פַּ֤עַם ׀ בַּח֗וּץ פַּ֥עַם בָּרְחֹב֑וֹת וְאֵ֖צֶל כָּל־פִּנָּ֣ה תֶאֱרֹֽב׃<text:s/></text:span><text:span text:style-name="T768">‬</text:span>‬‬</text:p>
        <text:p text:style-name="P769"><text:span text:style-name="T770">13</text:span><text:span text:style-name="T771"> וְהֶחֱזִ֣יקָה־בּ֭וֹ וְנָ֣שְׁקָה־לּ֑וֹ הֵעֵ֥זָה פָ֝נֶ֗יהָ וַתֹּ֣אמַר לֽוֹ׃<text:s/></text:span><text:span text:style-name="T772">‬</text:span>‬‬</text:p>
        <text:p text:style-name="P773"><text:span text:style-name="T774">14</text:span><text:span text:style-name="T775"> זִבְחֵ֣י שְׁלָמִ֣ים עָלָ֑י הַ֝יּ֗וֹם שִׁלַּ֥מְתִּי נְדָרָֽי׃<text:s/></text:span><text:span text:style-name="T776">‬</text:span>‬‬</text:p>
        <text:p text:style-name="P777"><text:span text:style-name="T778">15</text:span><text:span text:style-name="T779"> עַל־כֵּ֭ן יָצָ֣אתִי לִקְרָאתֶ֑ךָ לְשַׁחֵ֥ר פָּ֝נֶ֗יךָ וָאֶמְצָאֶֽךָּ׃<text:s/></text:span><text:span text:style-name="T780">‬</text:span>‬‬</text:p>
        <text:p text:style-name="P781"><text:span text:style-name="T782">16</text:span><text:span text:style-name="T783"> מַ֭רְבַדִּים רָבַ֣דְתִּי עַרְשִׂ֑י חֲ֝טֻב֗וֹת אֵט֥וּן מִצְרָֽיִם׃<text:s/></text:span><text:span text:style-name="T784">‬</text:span>‬‬</text:p>
        <text:p text:style-name="P785"><text:span text:style-name="T786">17</text:span><text:span text:style-name="T787"> נַ֥פְתִּי מִשְׁכָּבִ֑י מֹ֥ר אֲ֝הָלִ֗ים וְקִנָּמֽוֹן׃<text:s/></text:span><text:span text:style-name="T788">‬</text:span>‬‬</text:p>
        <text:p text:style-name="P789"><text:span text:style-name="T790">18</text:span><text:span text:style-name="T791"> לְכָ֤ה נִרְוֶ֣ה דֹ֭דִים עַד־הַבֹּ֑קֶר נִ֝תְעַלְּסָ֗ה בָּאֳהָבִֽים׃<text:s/></text:span><text:span text:style-name="T792">‬</text:span>‬‬</text:p>
        <text:p text:style-name="P793"><text:span text:style-name="T794">19</text:span><text:span text:style-name="T795"> כִּ֤י אֵ֣ין הָאִ֣ישׁ בְּבֵית֑וֹ הָ֝לַ֗ךְ בְּדֶ֣רֶךְ מֵרָחֽוֹק׃<text:s/></text:span><text:span text:style-name="T796">‬</text:span>‬‬</text:p>
        <text:p text:style-name="P797"><text:span text:style-name="T798">20</text:span><text:span text:style-name="T799"> צְֽרוֹר־הַ֭כֶּסֶף לָקַ֣ח בְּיָד֑וֹ לְי֥וֹם הַ֝כֵּ֗סֶא יָבֹ֥א בֵיתֽוֹ׃<text:s/></text:span><text:span text:style-name="T800">‬</text:span>‬‬</text:p>
        <text:p text:style-name="P801"><text:span text:style-name="T802">21</text:span><text:span text:style-name="T803"> הִ֭טַּתּוּ בְּרֹ֣ב לִקְחָ֑הּ בְּחֵ֥לֶק שְׂ֝פָתֶ֗יהָ תַּדִּיחֶֽנּוּ׃<text:s/></text:span><text:span text:style-name="T804">‬</text:span>‬‬</text:p>
        <text:soft-page-break/>
        <text:p text:style-name="P805"><text:span text:style-name="T806">22</text:span><text:span text:style-name="T807"> ה֤וֹלֵ֥ךְ אַחֲרֶ֗יהָ פִּ֫תְאֹ֥ם כְּ֭שׁוֹר אֶל־טֶ֣בַח יָב֑וֹא וּ֝כְעֶ֗כֶס אֶל־מוּסַ֥ר אֱוֽ͏ִיל׃<text:s/></text:span><text:span text:style-name="T808">‬</text:span>‬‬</text:p>
        <text:p text:style-name="P809"><text:span text:style-name="T810">23</text:span><text:span text:style-name="T811"> עַ֤ד יְפַלַּ֪ח חֵ֡ץ כְּֽבֵד֗וֹ כְּמַהֵ֣ר צִפּ֣וֹר אֶל־פָּ֑ח וְלֹֽא־יָ֝דַ֗ע כִּֽי־בְנַפְשׁ֥וֹ הֽוּא׃</text:span><text:span text:style-name="T812"><text:s/>פ<text:s/></text:span><text:span text:style-name="T813">‬</text:span>‬‬</text:p>
        <text:p text:style-name="P814"><text:span text:style-name="T815">24</text:span><text:span text:style-name="T816"> וְעַתָּ֣ה בָ֭נִים שִׁמְעוּ־לִ֑י וְ֝הַקְשִׁ֗יבוּ לְאִמְרֵי־פִֽי׃<text:s/></text:span><text:span text:style-name="T817">‬</text:span>‬‬</text:p>
        <text:p text:style-name="P818"><text:span text:style-name="T819">25</text:span><text:span text:style-name="T820"> אַל־יֵ֣שְׂטְ אֶל־דְּרָכֶ֣יהָ לִבֶּ֑ךָ אַל־תֵּ֝תַע בִּנְתִיבוֹתֶֽיהָ׃<text:s/></text:span><text:span text:style-name="T821">‬</text:span>‬‬</text:p>
        <text:p text:style-name="P822"><text:span text:style-name="T823">26</text:span><text:span text:style-name="T824"> כִּֽי־רַבִּ֣ים חֲלָלִ֣ים הִפִּ֑ילָה וַ֝עֲצֻמִ֗ים כָּל־הֲרֻגֶֽיהָ׃<text:s/></text:span><text:span text:style-name="T825">‬</text:span>‬‬</text:p>
        <text:p text:style-name="P826"><text:span text:style-name="T827">27</text:span><text:span text:style-name="T828"> דַּרְכֵ֣י שְׁא֣וֹל בֵּיתָ֑הּ יֹ֝רְד֗וֹת אֶל־חַדְרֵי־מָֽוֶת׃</text:span><text:span text:style-name="T829"><text:s/>פ<text:s/></text:span><text:span text:style-name="T830">‬</text:span>‬‬</text:p>
      </text:section>
      <text:section text:name="Sect7" text:style-name="S7">
        <text:p text:style-name="P831">Proverbs 8</text:p>
        <text:p text:style-name="P832"><text:span text:style-name="T833">1</text:span><text:span text:style-name="T834"> הֲלֹֽא־חָכְמָ֥ה תִקְרָ֑א וּ֝תְבוּנָ֗ה תִּתֵּ֥ן קוֹלָֽהּ׃<text:s/></text:span><text:span text:style-name="T835">‬</text:span>‬‬</text:p>
        <text:p text:style-name="P836"><text:span text:style-name="T837">2</text:span><text:span text:style-name="T838"> בְּרֹאשׁ־מְרוֹמִ֥ים עֲלֵי־דָ֑רֶךְ בֵּ֖ית נְתִיב֣וֹת נִצָּֽבָה׃<text:s/></text:span><text:span text:style-name="T839">‬</text:span>‬‬</text:p>
        <text:p text:style-name="P840"><text:span text:style-name="T841">3</text:span><text:span text:style-name="T842"> לְיַד־שְׁעָרִ֥ים לְפִי־קָ֑רֶת מְב֖וֹא פְתָחִ֣ים תָּרֹֽנָּה׃<text:s/></text:span><text:span text:style-name="T843">‬</text:span>‬‬</text:p>
        <text:p text:style-name="P844"><text:span text:style-name="T845">4</text:span><text:span text:style-name="T846"> אֲלֵיכֶ֣ם אִישִׁ֣ים אֶקְרָ֑א וְ֝קוֹלִ֗י אֶל־בְּנֵ֥י אָדָֽם׃<text:s/></text:span><text:span text:style-name="T847">‬</text:span>‬‬</text:p>
        <text:p text:style-name="P848"><text:span text:style-name="T849">5</text:span><text:span text:style-name="T850"> הָבִ֣ינוּ פְתָאיִ֣ם עָרְמָ֑ה וּ֝כְסִילִ֗ים הָבִ֥ינוּ לֵֽב׃<text:s/></text:span><text:span text:style-name="T851">‬</text:span>‬‬</text:p>
        <text:p text:style-name="P852"><text:span text:style-name="T853">6</text:span><text:span text:style-name="T854"> שִׁ֭מְעוּ כִּֽי־נְגִידִ֣ים אֲדַבֵּ֑ר וּמִפְתַּ֥ח שְׂ֝פָתַ֗י מֵישָׁרִֽים׃<text:s/></text:span><text:span text:style-name="T855">‬</text:span>‬‬</text:p>
        <text:p text:style-name="P856"><text:span text:style-name="T857">7</text:span><text:span text:style-name="T858"> כִּֽי־אֱ֭מֶת יֶהְגֶּ֣ה חִכִּ֑י וְתוֹעֲבַ֖ת שְׂפָתַ֣י רֶֽשַׁע׃<text:s/></text:span><text:span text:style-name="T859">‬</text:span>‬‬</text:p>
        <text:p text:style-name="P860"><text:span text:style-name="T861">8</text:span><text:span text:style-name="T862"> בְּצֶ֥דֶק כָּל־אִמְרֵי־פִ֑י אֵ֥ין בָּ֝הֶ֗ם נִפְתָּ֥ל וְעִקֵּֽשׁ׃<text:s/></text:span><text:span text:style-name="T863">‬</text:span>‬‬</text:p>
        <text:p text:style-name="P864"><text:span text:style-name="T865">9</text:span><text:span text:style-name="T866"> כֻּלָּ֣ם נְ֭כֹחִים לַמֵּבִ֑ין וִֽ֝ישָׁרִ֗ים לְמֹ֣צְאֵי דָֽעַת׃<text:s/></text:span><text:span text:style-name="T867">‬</text:span>‬‬</text:p>
        <text:p text:style-name="P868"><text:span text:style-name="T869">10</text:span><text:span text:style-name="T870"> קְחֽוּ־מוּסָרִ֥י וְאַל־כָּ֑סֶף וְ֝דַ֗עַת מֵחָר֥וּץ נִבְחָֽר׃<text:s/></text:span><text:span text:style-name="T871">‬</text:span>‬‬</text:p>
        <text:soft-page-break/>
        <text:p text:style-name="P872"><text:span text:style-name="T873">11</text:span><text:span text:style-name="T874"> כִּֽי־טוֹבָ֣ה חָ֭כְמָה מִפְּנִינִ֑ים וְכָל־חֲ֝פָצִ֗ים לֹ֣א יִֽשְׁווּ־בָֽהּ׃<text:s/></text:span><text:span text:style-name="T875">‬</text:span>‬‬</text:p>
        <text:p text:style-name="P876"><text:span text:style-name="T877">12</text:span><text:span text:style-name="T878"> אֲ‍ֽנִי־חָ֭כְמָה שָׁכַ֣נְתִּי עָרְמָ֑ה וְדַ֖עַת מְזִמּ֣וֹת אֶמְצָֽא׃<text:s/></text:span><text:span text:style-name="T879">‬</text:span>‬‬</text:p>
        <text:p text:style-name="P880"><text:span text:style-name="T881">13</text:span><text:span text:style-name="T882"> יִֽרְאַ֣ת יְהוָה֮ שְֽׂנֹ֫את רָ֥ע גֵּ֘אָ֤ה וְגָא֨וֹן ׀ וְדֶ֣רֶךְ רָ֭ע וּפִ֨י תַהְפֻּכ֬וֹת שָׂנֵֽאתִי׃<text:s/></text:span><text:span text:style-name="T883">‬</text:span>‬‬</text:p>
        <text:p text:style-name="P884"><text:span text:style-name="T885">14</text:span><text:span text:style-name="T886"> לִֽי־עֵ֭צָה וְתוּשִׁיָּ֑ה אֲנִ֥י בִ֝ינָ֗ה לִ֣י גְבוּרָֽה׃<text:s/></text:span><text:span text:style-name="T887">‬</text:span>‬‬</text:p>
        <text:p text:style-name="P888"><text:span text:style-name="T889">15</text:span><text:span text:style-name="T890"> בִּ֭י מְלָכִ֣ים יִמְלֹ֑כוּ וְ֝רוֹזְנִ֗ים יְחֹ֣קְקוּ צֶֽדֶק׃<text:s/></text:span><text:span text:style-name="T891">‬</text:span>‬‬</text:p>
        <text:p text:style-name="P892"><text:span text:style-name="T893">16</text:span><text:span text:style-name="T894"> בִּ֭י שָׂרִ֣ים יָשֹׂ֑רוּ וּ֝נְדִיבִ֗ים כָּל־שֹׁ֥פְטֵי צֶֽדֶק׃<text:s/></text:span><text:span text:style-name="T895">‬</text:span>‬‬</text:p>
        <text:p text:style-name="P896"><text:span text:style-name="T897">17</text:span><text:span text:style-name="T898"> אֲ֭נִי *אהביה **אֹהֲבַ֣י אֵהָ֑ב וּ֝מְשַׁחֲרַ֗י יִמְצָאֻֽנְנִי׃<text:s/></text:span><text:span text:style-name="T899">‬</text:span>‬‬</text:p>
        <text:p text:style-name="P900"><text:span text:style-name="T901">18</text:span><text:span text:style-name="T902"> עֹֽשֶׁר־וְכָב֥וֹד אִתִּ֑י ה֥וֹן עָ֝תֵ֗ק וּצְדָקָֽה׃<text:s/></text:span><text:span text:style-name="T903">‬</text:span>‬‬</text:p>
        <text:p text:style-name="P904"><text:span text:style-name="T905">19</text:span><text:span text:style-name="T906"> ט֣וֹב פִּ֭רְיִי מֵחָר֣וּץ וּמִפָּ֑ז וּ֝תְבוּאָתִ֗י מִכֶּ֥סֶף נִבְחָֽר׃<text:s/></text:span><text:span text:style-name="T907">‬</text:span>‬‬</text:p>
        <text:p text:style-name="P908"><text:span text:style-name="T909">20</text:span><text:span text:style-name="T910"> בְּאֹֽרַח־צְדָקָ֥ה אֲהַלֵּ֑ך בְּ֝ת֗וֹךְ נְתִיב֥וֹת מִשְׁפָּֽט׃<text:s/></text:span><text:span text:style-name="T911">‬</text:span>‬‬</text:p>
        <text:p text:style-name="P912"><text:span text:style-name="T913">21</text:span><text:span text:style-name="T914"> לְהַנְחִ֖יל אֹהֲבַ֥י ׀ יֵ֑שׁ וְאֹצְרֹ֖תֵיהֶ֣ם אֲמַלֵּֽא׃</text:span><text:span text:style-name="T915"><text:s/>פ<text:s/></text:span><text:span text:style-name="T916">‬</text:span>‬‬</text:p>
        <text:p text:style-name="P917"><text:span text:style-name="T918">22</text:span><text:span text:style-name="T919"> יְֽהוָ֗ה קָ֭נָנִי רֵאשִׁ֣ית דַּרְכּ֑וֹ קֶ֖דֶם מִפְעָלָ֣יו מֵאָֽז׃<text:s/></text:span><text:span text:style-name="T920">‬</text:span>‬‬</text:p>
        <text:p text:style-name="P921"><text:span text:style-name="T922">23</text:span><text:span text:style-name="T923"> מֵ֭עוֹלָם נִסַּ֥כְתִּי מֵרֹ֗אשׁ מִקַּדְמֵי־אָֽרֶץ׃<text:s/></text:span><text:span text:style-name="T924">‬</text:span>‬‬</text:p>
        <text:p text:style-name="P925"><text:span text:style-name="T926">24</text:span><text:span text:style-name="T927"> בְּאֵין־תְּהֹמ֥וֹת חוֹלָ֑לְתִּי בְּאֵ֥ין מַ֝עְיָנ֗וֹת נִכְבַּדֵּי־מָֽיִם׃<text:s/></text:span><text:span text:style-name="T928">‬</text:span>‬‬</text:p>
        <text:p text:style-name="P929"><text:span text:style-name="T930">25</text:span><text:span text:style-name="T931"> בְּטֶ֣רֶם הָרִ֣ים הָטְבָּ֑עוּ לִפְנֵ֖י גְבָע֣וֹת חוֹלָֽלְתִּי׃<text:s/></text:span><text:span text:style-name="T932">‬</text:span>‬‬</text:p>
        <text:p text:style-name="P933"><text:span text:style-name="T934">26</text:span><text:span text:style-name="T935"> עַד־לֹ֣א עָ֭שָׂה אֶ֣רֶץ וְחוּצ֑וֹת וְ֝רֹ֗אשׁ עָפְר֥וֹת תֵּבֵֽל׃<text:s/></text:span><text:span text:style-name="T936">‬</text:span>‬‬</text:p>
        <text:p text:style-name="P937"><text:span text:style-name="T938">27</text:span><text:span text:style-name="T939"> בַּהֲכִינ֣וֹ שָׁ֭מַיִם שָׁ֣ם אָ֑נִי בְּח֥וּקוֹ ח֝֗וּג עַל־פְּנֵ֥י תְהֽוֹם׃<text:s/></text:span><text:span text:style-name="T940">‬</text:span>‬‬</text:p>
        <text:soft-page-break/>
        <text:p text:style-name="P941"><text:span text:style-name="T942">28</text:span><text:span text:style-name="T943"> בְּאַמְּצ֣וֹ שְׁחָקִ֣ים מִמָּ֑עַל בַּ֝עֲז֗וֹז עִינ֥וֹת תְּהוֹם׃<text:s/></text:span><text:span text:style-name="T944">‬</text:span>‬‬</text:p>
        <text:p text:style-name="P945"><text:span text:style-name="T946">29</text:span><text:span text:style-name="T947"> בְּשׂ֘וּמ֤וֹ לַיָּ֨ם ׀ חֻקּ֗וֹ וּ֭מַיִם לֹ֣א יַֽעַבְרוּ־פִ֑יו בְּ֝חוּק֗וֹ מ֣וֹסְדֵי אָֽרֶץ׃<text:s/></text:span><text:span text:style-name="T948">‬</text:span>‬‬</text:p>
        <text:p text:style-name="P949"><text:span text:style-name="T950">30</text:span><text:span text:style-name="T951"> וָֽאֶהְיֶ֥ה אֶצְל֗וֹ אָ֫מ֥וֹן וָֽאֶהְיֶ֣ה שַׁ֭עֲשֻׁעִים י֤וֹם ׀ י֑וֹם מְשַׂחֶ֖קֶת לְפָנָ֣יו בְּכָל־עֵֽת׃<text:s/></text:span><text:span text:style-name="T952">‬</text:span>‬‬</text:p>
        <text:p text:style-name="P953"><text:span text:style-name="T954">31</text:span><text:span text:style-name="T955"> מְ֭שַׂחֶקֶת בְּתֵבֵ֣ל אַרְצ֑וֹ וְ֝שַׁעֲשֻׁעַ֗י אֶת־בְּנֵ֥י אָדָֽם׃</text:span><text:span text:style-name="T956"><text:s/>פ<text:s/></text:span><text:span text:style-name="T957">‬</text:span>‬‬</text:p>
        <text:p text:style-name="P958"><text:span text:style-name="T959">32</text:span><text:span text:style-name="T960"> וְעַתָּ֣ה בָ֭נִים שִׁמְעוּ־לִ֑י וְ֝אַשְׁרֵ֗י דְּרָכַ֥י יִשְׁמֹֽרוּ׃<text:s/></text:span><text:span text:style-name="T961">‬</text:span>‬‬</text:p>
        <text:p text:style-name="P962"><text:span text:style-name="T963">33</text:span><text:span text:style-name="T964"> שִׁמְע֖וּ מוּסָ֥ר וַחֲכָ֗מוּ וְאַל־תִּפְרָֽעוּ׃<text:s/></text:span><text:span text:style-name="T965">‬</text:span>‬‬</text:p>
        <text:p text:style-name="P966"><text:span text:style-name="T967">34</text:span><text:span text:style-name="T968"> אַ֥שְֽׁרֵי אָדָם֮ שֹׁמֵ֢עַֽ֫ לִ֥י לִשְׁקֹ֣ד עַל־דַּ֭לְתֹתַי י֤וֹם ׀ י֑וֹם לִ֝שְׁמֹ֗ר מְזוּזֹ֥ת פְּתָחָֽי׃<text:s/></text:span><text:span text:style-name="T969">‬</text:span>‬‬</text:p>
        <text:p text:style-name="P970"><text:span text:style-name="T971">35</text:span><text:span text:style-name="T972"> כִּ֣י מֹ֭צְאִי *מצאי **מָצָ֣א חַיִּ֑ים וַיָּ֥פֶק רָ֝צ֗וֹן מֵיְהוָֽה׃<text:s/></text:span><text:span text:style-name="T973">‬</text:span>‬‬</text:p>
        <text:p text:style-name="P974"><text:span text:style-name="T975">36</text:span><text:span text:style-name="T976"> וְֽ֭חֹטְאִי חֹמֵ֣ס נַפְשׁ֑וֹ כָּל־מְ֝שַׂנְאַ֗י אָ֣הֲבוּ מָֽוֶת׃</text:span><text:span text:style-name="T977"><text:s/>פ<text:s/></text:span><text:span text:style-name="T978">‬</text:span>‬‬</text:p>
      </text:section>
      <text:section text:name="Sect8" text:style-name="S8">
        <text:p text:style-name="P979">Proverbs 9</text:p>
        <text:p text:style-name="P980"><text:span text:style-name="T981">1</text:span><text:span text:style-name="T982"> חָ֭כְמוֹת בָּנְתָ֣ה בֵיתָ֑הּ חָצְבָ֖ה עַמּוּדֶ֣יהָ שִׁבְעָֽה׃<text:s/></text:span></text:p>
        <text:p text:style-name="P983"><text:span text:style-name="T984">2</text:span><text:span text:style-name="T985"> טָבְחָ֣ה טִ֭בְחָהּ מָסְכָ֣ה יֵינָ֑הּ אַ֝֗ף עָֽרְכָ֥ה שֻׁלְחָנָֽהּ׃<text:s/></text:span><text:span text:style-name="T986">‬</text:span>‬‬</text:p>
        <text:p text:style-name="P987"><text:span text:style-name="T988">3</text:span><text:span text:style-name="T989"> שָֽׁלְחָ֣ה נַעֲרֹתֶ֣יהָ תִקְרָ֑א עַל־גַּ֝פֵּ֗י מְרֹ֣מֵי קָֽרֶת׃<text:s/></text:span><text:span text:style-name="T990">‬</text:span>‬‬</text:p>
        <text:p text:style-name="P991"><text:span text:style-name="T992">4</text:span><text:span text:style-name="T993"> מִי־פֶ֭תִי יָסֻ֣ר הֵ֑נָּה חֲסַר־לֵ֝֗ב אָ֣מְרָה לּֽוֹ׃<text:s/></text:span><text:span text:style-name="T994">‬</text:span>‬‬</text:p>
        <text:p text:style-name="P995"><text:span text:style-name="T996">5</text:span><text:span text:style-name="T997"> לְ֭כוּ לַחֲמ֣וּ בְֽלַחֲמִ֑י וּ֝שְׁת֗וּ בְּיַ֣יִן מָסָֽכְתִּי׃<text:s/></text:span><text:span text:style-name="T998">‬</text:span>‬‬</text:p>
        <text:p text:style-name="P999"><text:span text:style-name="T1000">6</text:span><text:span text:style-name="T1001"> עִזְב֣וּ פְתָאיִ֣ם וִֽחְי֑וּ וְ֝אִשְׁר֗וּ בְּדֶ֣רֶךְ בִּינָֽה׃<text:s/></text:span><text:span text:style-name="T1002">‬</text:span>‬‬</text:p>
        <text:p text:style-name="P1003"><text:span text:style-name="T1004">7</text:span><text:span text:style-name="T1005"> יֹ֤סֵ֨ר ׀ לֵ֗ץ לֹקֵ֣חַֽ ל֣וֹ קָל֑וֹן וּמוֹכִ֖יחַ לְרָשָׁ֣ע מוּמֽוֹ׃<text:s/></text:span><text:span text:style-name="T1006">‬</text:span>‬‬</text:p>
        <text:soft-page-break/>
        <text:p text:style-name="P1007"><text:span text:style-name="T1008">8</text:span><text:span text:style-name="T1009"> אַל־תּ֣וֹכַח לֵ֭ץ פֶּן־יִשְׂנָאֶ֑ךָּ הוֹכַ֥ח לְ֝חָכָ֗ם וְיֶאֱהָבֶֽךָּ׃<text:s/></text:span><text:span text:style-name="T1010">‬</text:span>‬‬</text:p>
        <text:p text:style-name="P1011"><text:span text:style-name="T1012">9</text:span><text:span text:style-name="T1013"> תֵּ֣ן לְ֭חָכָם וְיֶחְכַּם־ע֑וֹד הוֹדַ֥ע לְ֝צַדִּ֗יק וְי֣וֹסֶף לֶֽקַח׃</text:span><text:span text:style-name="T1014"><text:s/>פ<text:s/></text:span><text:span text:style-name="T1015">‬</text:span>‬‬</text:p>
        <text:p text:style-name="P1016"><text:span text:style-name="T1017">10</text:span><text:span text:style-name="T1018"> תְּחִלַּ֣ת חָ֭כְמָה יִרְאַ֣ת יְהוָ֑ה וְדַ֖עַת קְדֹשִׁ֣ים בִּינָֽה׃<text:s/></text:span><text:span text:style-name="T1019">‬</text:span>‬‬</text:p>
        <text:p text:style-name="P1020"><text:span text:style-name="T1021">11</text:span><text:span text:style-name="T1022"> כִּי־בִ֭י יִרְבּ֣וּ יָמֶ֑יךָ וְיוֹסִ֥יפוּ לְּ֝ךָ֗ שְׁנ֣וֹת חַיִּֽים׃<text:s/></text:span><text:span text:style-name="T1023">‬</text:span>‬‬</text:p>
        <text:p text:style-name="P1024"><text:span text:style-name="T1025">12</text:span><text:span text:style-name="T1026"> אִם־חָ֭כַמְתָּ חָכַ֣מְתָּ לָּ֑ךְ וְ֝לַ֗צְתָּ לְֽבַדְּךָ֥ תִשָּֽׂא׃<text:s/></text:span><text:span text:style-name="T1027">‬</text:span>‬‬</text:p>
        <text:p text:style-name="P1028"><text:span text:style-name="T1029">13</text:span><text:span text:style-name="T1030"> אֵ֣שֶׁת כְּ֭סִילוּת הֹֽמִיָּ֑ה פְּ֝תַיּ֗וּת וּבַל־יָ֥דְעָה מָּֽה׃<text:s/></text:span><text:span text:style-name="T1031">‬</text:span>‬‬</text:p>
        <text:p text:style-name="P1032"><text:span text:style-name="T1033">14</text:span><text:span text:style-name="T1034"> וְֽ֭יָשְׁבָה לְפֶ֣תַח בֵּיתָ֑הּ עַל־כִּ֝סֵּ֗א מְרֹ֣מֵי קָֽרֶת׃<text:s/></text:span><text:span text:style-name="T1035">‬</text:span>‬‬</text:p>
        <text:p text:style-name="P1036"><text:span text:style-name="T1037">15</text:span><text:span text:style-name="T1038"> לִקְרֹ֥א לְעֹֽבְרֵי־דָ֑רֶךְ הַֽ֝מְיַשְּׁרִ֗ים אֹֽרְחוֹתָֽם׃<text:s/></text:span><text:span text:style-name="T1039">‬</text:span>‬‬</text:p>
        <text:p text:style-name="P1040"><text:span text:style-name="T1041">16</text:span><text:span text:style-name="T1042"> מִי־פֶ֭תִי יָסֻ֣ר הֵ֑נָּה וַחֲסַר־לֵ֝֗ב וְאָ֣מְרָה לּֽוֹ׃<text:s/></text:span><text:span text:style-name="T1043">‬</text:span>‬‬</text:p>
        <text:p text:style-name="P1044"><text:span text:style-name="T1045">17</text:span><text:span text:style-name="T1046"> מַֽיִם־גְּנוּבִ֥ים יִמְתָּ֑קוּ וְלֶ֖חֶם סְתָרִ֣ים יִנְעָֽם׃<text:s/></text:span><text:span text:style-name="T1047">‬</text:span>‬‬</text:p>
        <text:p text:style-name="P1048"><text:span text:style-name="T1049">18</text:span><text:span text:style-name="T1050"> וְֽלֹא־יָ֭דַע כִּֽי־רְפָאִ֣ים שָׁ֑ם בְּעִמְקֵ֖י שְׁא֣וֹל קְרֻאֶֽיהָ׃</text:span><text:span text:style-name="T1051"><text:s/>פ<text:s/></text:span><text:span text:style-name="T1052">‬</text:span>‬‬</text:p>
      </text:section>
      <text:section text:name="Sect9" text:style-name="S9">
        <text:p text:style-name="P1053">Proverbs 10</text:p>
        <text:p text:style-name="P1054"><text:span text:style-name="T1055">1</text:span><text:span text:style-name="T1056"> מִשְׁלֵ֗י שְׁלֹ֫מֹ֥ה</text:span><text:span text:style-name="T1057"><text:s/>פ<text:s/></text:span><text:span text:style-name="T1058">בֵּ֣ן חָ֭כָם יְשַׂמַּח־אָ֑ב וּבֵ֥ן כְּ֝סִ֗יל תּוּגַ֥ת אִמּֽוֹ׃<text:s/></text:span></text:p>
        <text:p text:style-name="P1059"><text:span text:style-name="T1060">2</text:span><text:span text:style-name="T1061"> לֹא־י֭וֹעִילוּ אוֹצְר֣וֹת רֶ֑שַׁע וּ֝צְדָקָ֗ה תַּצִּ֥יל מִמָּֽוֶת׃<text:s/></text:span><text:span text:style-name="T1062">‬</text:span>‬‬</text:p>
        <text:p text:style-name="P1063"><text:span text:style-name="T1064">3</text:span><text:span text:style-name="T1065"> לֹֽא־יַרְעִ֣יב יְ֭הוָה נֶ֣פֶשׁ צַדִּ֑יק וְהַוַּ֖ת רְשָׁעִ֣ים יֶהְדֹּֽף׃<text:s/></text:span><text:span text:style-name="T1066">‬</text:span>‬‬</text:p>
        <text:p text:style-name="P1067"><text:span text:style-name="T1068">4</text:span><text:span text:style-name="T1069"> רָ֗אשׁ עֹשֶׂ֥ה כַף־רְמִיָּ֑ה וְיַ֖ד חָרוּצִ֣ים תַּעֲשִֽׁיר׃<text:s/></text:span><text:span text:style-name="T1070">‬</text:span>‬‬</text:p>
        <text:p text:style-name="P1071"><text:span text:style-name="T1072">5</text:span><text:span text:style-name="T1073"> אֹגֵ֣ר בַּ֭קַּיִץ בֵּ֣ן מַשְׂכִּ֑יל נִרְדָּ֥ם בַּ֝קָּצִ֗יר בֵּ֣ן מֵבִֽישׁ׃<text:s/></text:span><text:span text:style-name="T1074">‬</text:span>‬‬</text:p>
        <text:soft-page-break/>
        <text:p text:style-name="P1075"><text:span text:style-name="T1076">6</text:span><text:span text:style-name="T1077"> בְּ֭רָכוֹת לְרֹ֣אשׁ צַדִּ֑יק וּפִ֥י רְ֝שָׁעִ֗ים יְכַסֶּ֥ה חָמָֽס׃<text:s/></text:span><text:span text:style-name="T1078">‬</text:span>‬‬</text:p>
        <text:p text:style-name="P1079"><text:span text:style-name="T1080">7</text:span><text:span text:style-name="T1081"> זֵ֣כֶר צַ֭דִּיק לִבְרָכָ֑ה וְשֵׁ֖ם רְשָׁעִ֣ים יִרְקָֽב׃<text:s/></text:span><text:span text:style-name="T1082">‬</text:span>‬‬</text:p>
        <text:p text:style-name="P1083"><text:span text:style-name="T1084">8</text:span><text:span text:style-name="T1085"> חֲכַם־לֵ֭ב יִקַּ֣ח מִצְוֺ֑ת וֶאֱוִ֥יל שְׂ֝פָתַ֗יִם יִלָּבֵֽט׃<text:s/></text:span><text:span text:style-name="T1086">‬</text:span>‬‬</text:p>
        <text:p text:style-name="P1087"><text:span text:style-name="T1088">9</text:span><text:span text:style-name="T1089"> הוֹלֵ֣ךְ בַּ֭תֹּם יֵ֣לֶךְ בֶּ֑טַח וּמְעַקֵּ֥שׁ דְּ֝רָכָ֗יו יִוָּדֵֽעַ׃<text:s/></text:span><text:span text:style-name="T1090">‬</text:span>‬‬</text:p>
        <text:p text:style-name="P1091"><text:span text:style-name="T1092">10</text:span><text:span text:style-name="T1093"> קֹ֣רֵֽץ עַ֭יִן יִתֵּ֣ן עַצָּ֑בֶת וֶאֱוִ֥יל שְׂ֝פָתַ֗יִם יִלָּבֵֽט׃<text:s/></text:span><text:span text:style-name="T1094">‬</text:span>‬‬</text:p>
        <text:p text:style-name="P1095"><text:span text:style-name="T1096">11</text:span><text:span text:style-name="T1097"> מְק֣וֹר חַ֭יִּים פִּ֣י צַדִּ֑יק וּפִ֥י רְ֝שָׁעִ֗ים יְכַסֶּ֥ה חָמָֽס׃<text:s/></text:span><text:span text:style-name="T1098">‬</text:span>‬‬</text:p>
        <text:p text:style-name="P1099"><text:span text:style-name="T1100">12</text:span><text:span text:style-name="T1101"> שִׂ֭נְאָה תְּעוֹרֵ֣ר מְדָנִ֑ים וְעַ֥ל כָּל־פְּ֝שָׁעִ֗ים תְּכַסֶּ֥ה אַהֲבָֽה׃<text:s/></text:span><text:span text:style-name="T1102">‬</text:span>‬‬</text:p>
        <text:p text:style-name="P1103"><text:span text:style-name="T1104">13</text:span><text:span text:style-name="T1105"> בְּשִׂפְתֵ֣י נָ֭בוֹן תִּמָּצֵ֣א חָכְמָ֑ה וְ֝שֵׁ֗בֶט לְגֵ֣ו חֲסַר־לֵֽב׃<text:s/></text:span><text:span text:style-name="T1106">‬</text:span>‬‬</text:p>
        <text:p text:style-name="P1107"><text:span text:style-name="T1108">14</text:span><text:span text:style-name="T1109"> חֲכָמִ֥ים יִצְפְּנוּ־דָ֑עַת וּפִֽי־אֱ֝וִיל מְחִתָּ֥ה קְרֹבָֽה׃<text:s/></text:span><text:span text:style-name="T1110">‬</text:span>‬‬</text:p>
        <text:p text:style-name="P1111"><text:span text:style-name="T1112">15</text:span><text:span text:style-name="T1113"> ה֣וֹן עָ֭שִׁיר קִרְיַ֣ת עֻזּ֑וֹ מְחִתַּ֖ת דַּלִּ֣ים רֵישָֽׁם׃<text:s/></text:span><text:span text:style-name="T1114">‬</text:span>‬‬</text:p>
        <text:p text:style-name="P1115"><text:span text:style-name="T1116">16</text:span><text:span text:style-name="T1117"> פְּעֻלַּ֣ת צַדִּ֣יק לְחַיִּ֑ים תְּבוּאַ֖ת רָשָׁ֣ע לְחַטָּֽאת׃<text:s/></text:span><text:span text:style-name="T1118">‬</text:span>‬‬</text:p>
        <text:p text:style-name="P1119"><text:span text:style-name="T1120">17</text:span><text:span text:style-name="T1121"> אֹ֣רַח לְ֭חַיִּים שׁוֹמֵ֣ר מוּסָ֑ר וְעוֹזֵ֖ב תּוֹכַ֣חַת מַתְעֶֽה׃<text:s/></text:span><text:span text:style-name="T1122">‬</text:span>‬‬</text:p>
        <text:p text:style-name="P1123"><text:span text:style-name="T1124">18</text:span><text:span text:style-name="T1125"> מְכַסֶּ֣ה שִׂ֭נְאָה שִׂפְתֵי־שָׁ֑קֶר וּמוֹצִ֥א דִ֝בָּ֗ה ה֣וּא כְסִֽיל׃<text:s/></text:span><text:span text:style-name="T1126">‬</text:span>‬‬</text:p>
        <text:p text:style-name="P1127"><text:span text:style-name="T1128">19</text:span><text:span text:style-name="T1129"> בְּרֹ֣ב דְּ֭בָרִים לֹ֣א יֶחְדַּל־פָּ֑שַׁע וְחֹשֵׂ֖ךְ שְׂפָתָ֣יו מַשְׂכִּֽיל׃<text:s/></text:span><text:span text:style-name="T1130">‬</text:span>‬‬</text:p>
        <text:p text:style-name="P1131"><text:span text:style-name="T1132">20</text:span><text:span text:style-name="T1133"> כֶּ֣סֶף נִ֭בְחָר לְשׁ֣וֹן צַדִּ֑יק לֵ֖ב רְשָׁעִ֣ים כִּמְעָֽט׃<text:s/></text:span><text:span text:style-name="T1134">‬</text:span>‬‬</text:p>
        <text:p text:style-name="P1135"><text:span text:style-name="T1136">21</text:span><text:span text:style-name="T1137"> שִׂפְתֵ֣י צַ֭דִּיק יִרְע֣וּ רַבִּ֑ים וֶֽ֝אֱוִילִ֗ים בַּחֲסַר־לֵ֥ב יָמֽוּתוּ׃<text:s/></text:span><text:span text:style-name="T1138">‬</text:span>‬‬</text:p>
        <text:p text:style-name="P1139"><text:span text:style-name="T1140">22</text:span><text:span text:style-name="T1141"> בִּרְכַּ֣ת יְ֭הוָה הִ֣יא תַעֲשִׁ֑יר וְלֹֽא־יוֹסִ֖ף עֶ֣צֶב עִמָּֽהּ׃<text:s/></text:span><text:span text:style-name="T1142">‬</text:span>‬‬</text:p>
        <text:soft-page-break/>
        <text:p text:style-name="P1143"><text:span text:style-name="T1144">23</text:span><text:span text:style-name="T1145"> כִּשְׂח֣וֹק לִ֭כְסִיל עֲשׂ֣וֹת זִמָּ֑ה וְ֝חָכְמָ֗ה לְאִ֣ישׁ תְּבוּנָֽה׃<text:s/></text:span><text:span text:style-name="T1146">‬</text:span>‬‬</text:p>
        <text:p text:style-name="P1147"><text:span text:style-name="T1148">24</text:span><text:span text:style-name="T1149"> מְגוֹרַ֣ת רָ֭שָׁע הִ֣יא תְבוֹאֶ֑נּוּ וְתַאֲוַ֖ת צַדִּיקִ֣ים יִתֵּֽן׃<text:s/></text:span><text:span text:style-name="T1150">‬</text:span>‬‬</text:p>
        <text:p text:style-name="P1151"><text:span text:style-name="T1152">25</text:span><text:span text:style-name="T1153"> כַּעֲב֣וֹר ס֭וּפָה וְאֵ֣ין רָשָׁ֑ע וְ֝צַדִּ֗יק יְס֣וֹד עוֹלָֽם׃<text:s/></text:span><text:span text:style-name="T1154">‬</text:span>‬‬</text:p>
        <text:p text:style-name="P1155"><text:span text:style-name="T1156">26</text:span><text:span text:style-name="T1157"> כַּחֹ֤מֶץ ׀ לַשִּׁנַּ֗יִם וְכֶעָשָׁ֥ן לָעֵינָ֑יִם כֵּ֥ן הֶ֝עָצֵ֗ל לְשֹׁלְחָֽיו׃<text:s/></text:span><text:span text:style-name="T1158">‬</text:span>‬‬</text:p>
        <text:p text:style-name="P1159"><text:span text:style-name="T1160">27</text:span><text:span text:style-name="T1161"> יִרְאַ֣ת יְ֭הוָה תּוֹסִ֣יף יָמִ֑ים וּשְׁנ֖וֹת רְשָׁעִ֣ים תִּקְצֹֽרְנָה׃<text:s/></text:span><text:span text:style-name="T1162">‬</text:span>‬‬</text:p>
        <text:p text:style-name="P1163"><text:span text:style-name="T1164">28</text:span><text:span text:style-name="T1165"> תּוֹחֶ֣לֶת צַדִּיקִ֣ים שִׂמְחָ֑ה וְתִקְוַ֖ת רְשָׁעִ֣ים תֹּאבֵֽד׃<text:s/></text:span><text:span text:style-name="T1166">‬</text:span>‬‬</text:p>
        <text:p text:style-name="P1167"><text:span text:style-name="T1168">29</text:span><text:span text:style-name="T1169"> מָע֣וֹז לַ֭תֹּם דֶּ֣רֶךְ יְהוָ֑ה וּ֝מְחִתָּ֗ה לְפֹ֣עֲלֵי אָֽוֶן׃<text:s/></text:span><text:span text:style-name="T1170">‬</text:span>‬‬</text:p>
        <text:p text:style-name="P1171"><text:span text:style-name="T1172">30</text:span><text:span text:style-name="T1173"> צַדִּ֣יק לְעוֹלָ֣ם בַּל־יִמּ֑וֹט וּ֝רְשָׁעִ֗ים לֹ֣א יִשְׁכְּנוּ־אָֽרֶץ׃<text:s/></text:span><text:span text:style-name="T1174">‬</text:span>‬‬</text:p>
        <text:p text:style-name="P1175"><text:span text:style-name="T1176">31</text:span><text:span text:style-name="T1177"> פִּֽי־צַ֭דִּיק יָנ֣וּב חָכְמָ֑ה וּלְשׁ֥וֹן תַּ֝הְפֻּכ֗וֹת תִּכָּרֵֽת׃<text:s/></text:span><text:span text:style-name="T1178">‬</text:span>‬‬</text:p>
        <text:p text:style-name="P1179"><text:span text:style-name="T1180">32</text:span><text:span text:style-name="T1181"> שִׂפְתֵ֣י צַ֭דִּיק יֵדְע֣וּן רָצ֑וֹן וּפִ֥י רְ֝שָׁעִ֗ים תַּהְפֻּכֽוֹת׃<text:s/></text:span><text:span text:style-name="T1182">‬</text:span>‬‬</text:p>
      </text:section>
      <text:section text:name="Sect10" text:style-name="S10">
        <text:p text:style-name="P1183">Proverbs 11</text:p>
        <text:p text:style-name="P1184"><text:span text:style-name="T1185">1</text:span><text:span text:style-name="T1186"> מֹאזְנֵ֣י מִ֭רְמָה תּוֹעֲבַ֣ת יְהוָ֑ה וְאֶ֖בֶן שְׁלֵמָ֣ה רְצוֹנֽוֹ׃<text:s/></text:span></text:p>
        <text:p text:style-name="P1187"><text:span text:style-name="T1188">2</text:span><text:span text:style-name="T1189"> בָּֽא־זָ֭דוֹן וַיָּבֹ֣א קָל֑וֹן וְֽאֶת־צְנוּעִ֥ים חָכְמָֽה׃<text:s/></text:span><text:span text:style-name="T1190">‬</text:span>‬‬</text:p>
        <text:p text:style-name="P1191"><text:span text:style-name="T1192">3</text:span><text:span text:style-name="T1193"> תֻּמַּ֣ת יְשָׁרִ֣ים תַּנְחֵ֑ם וְסֶ֖לֶף בּוֹגְדִ֣ים *ושדם **יְשָׁדֵּֽם׃<text:s/></text:span><text:span text:style-name="T1194">‬</text:span>‬‬</text:p>
        <text:p text:style-name="P1195"><text:span text:style-name="T1196">4</text:span><text:span text:style-name="T1197"> לֹא־יוֹעִ֣יל ה֭וֹן בְּי֣וֹם עֶבְרָ֑ה וּ֝צְדָקָ֗ה תַּצִּ֥יל מִמָּֽוֶת׃<text:s/></text:span><text:span text:style-name="T1198">‬</text:span>‬‬</text:p>
        <text:p text:style-name="P1199"><text:span text:style-name="T1200">5</text:span><text:span text:style-name="T1201"> צִדְקַ֣ת תָּ֭מִים תְּיַשֵּׁ֣ר דַּרְכּ֑וֹ וּ֝בְרִשְׁעָת֗וֹ יִפֹּ֥ל רָשָֽׁע׃<text:s/></text:span><text:span text:style-name="T1202">‬</text:span>‬‬</text:p>
        <text:p text:style-name="P1203"><text:span text:style-name="T1204">6</text:span><text:span text:style-name="T1205"> צִדְקַ֣ת יְ֭שָׁרִים תַּצִּילֵ֑ם וּ֝בְהַוַּ֗ת בֹּגְדִ֥ים יִלָּכֵֽדוּ׃<text:s/></text:span><text:span text:style-name="T1206">‬</text:span>‬‬</text:p>
        <text:soft-page-break/>
        <text:p text:style-name="P1207"><text:span text:style-name="T1208">7</text:span><text:span text:style-name="T1209"> בְּמ֤וֹת אָדָ֣ם רָ֭שָׁע תֹּאבַ֣ד תִּקְוָ֑ה וְתוֹחֶ֖לֶת אוֹנִ֣ים אָבָֽדָה׃<text:s/></text:span><text:span text:style-name="T1210">‬</text:span>‬‬</text:p>
        <text:p text:style-name="P1211"><text:span text:style-name="T1212">8</text:span><text:span text:style-name="T1213"> צַ֭דִּיק מִצָּרָ֣ה נֶחֱלָ֑ץ וַיָּבֹ֖א רָשָׁ֣ע תַּחְתָּֽיו׃<text:s/></text:span><text:span text:style-name="T1214">‬</text:span>‬‬</text:p>
        <text:p text:style-name="P1215"><text:span text:style-name="T1216">9</text:span><text:span text:style-name="T1217"> בְּפֶ֗ה חָ֭נֵף יַשְׁחִ֣ת רֵעֵ֑הוּ וּ֝בְדַ֗עַת צַדִּיקִ֥ים יֵחָלֵֽצוּ׃<text:s/></text:span><text:span text:style-name="T1218">‬</text:span>‬‬</text:p>
        <text:p text:style-name="P1219"><text:span text:style-name="T1220">10</text:span><text:span text:style-name="T1221"> בְּט֣וּב צַ֭דִּיקִים תַּעֲלֹ֣ץ קִרְיָ֑ה וּבַאֲבֹ֖ד רְשָׁעִ֣ים רִנָּֽה׃<text:s/></text:span><text:span text:style-name="T1222">‬</text:span>‬‬</text:p>
        <text:p text:style-name="P1223"><text:span text:style-name="T1224">11</text:span><text:span text:style-name="T1225"> בְּבִרְכַּ֣ת יְ֭שָׁרִים תָּר֣וּם קָ֑רֶת וּבְפִ֥י רְ֝שָׁעִ֗ים תֵּהָרֵֽס׃<text:s/></text:span><text:span text:style-name="T1226">‬</text:span>‬‬</text:p>
        <text:p text:style-name="P1227"><text:span text:style-name="T1228">12</text:span><text:span text:style-name="T1229"> בָּז־לְרֵעֵ֥הוּ חֲסַר־לֵ֑ב וְאִ֖ישׁ תְּבוּנ֣וֹת יַחֲרִֽישׁ׃<text:s/></text:span><text:span text:style-name="T1230">‬</text:span>‬‬</text:p>
        <text:p text:style-name="P1231"><text:span text:style-name="T1232">13</text:span><text:span text:style-name="T1233"> הוֹלֵ֣ךְ רָ֭כִיל מְגַלֶּה־סּ֑וֹד וְנֶאֱמַן־ר֝֗וּחַ מְכַסֶּ֥ה דָבָֽר׃<text:s/></text:span><text:span text:style-name="T1234">‬</text:span>‬‬</text:p>
        <text:p text:style-name="P1235"><text:span text:style-name="T1236">14</text:span><text:span text:style-name="T1237"> בְּאֵ֣ין תַּ֭חְבֻּלוֹת יִפָּל־עָ֑ם וּ֝תְשׁוּעָ֗ה בְּרֹ֣ב יוֹעֵֽץ׃<text:s/></text:span><text:span text:style-name="T1238">‬</text:span>‬‬</text:p>
        <text:p text:style-name="P1239"><text:span text:style-name="T1240">15</text:span><text:span text:style-name="T1241"> רַע־יֵ֭רוֹעַ כִּי־עָ֣רַב זָ֑ר וְשֹׂנֵ֖א תֹקְעִ֣ים בּוֹטֵֽחַ׃<text:s/></text:span><text:span text:style-name="T1242">‬</text:span>‬‬</text:p>
        <text:p text:style-name="P1243"><text:span text:style-name="T1244">16</text:span><text:span text:style-name="T1245"> אֵֽשֶׁת־חֵ֭ן תִּתְמֹ֣ךְ כָּב֑וֹד וְ֝עָרִיצִ֗ים יִתְמְכוּ־עֹֽשֶׁר׃<text:s/></text:span><text:span text:style-name="T1246">‬</text:span>‬‬</text:p>
        <text:p text:style-name="P1247"><text:span text:style-name="T1248">17</text:span><text:span text:style-name="T1249"> גֹּמֵ֣ל נַ֭פְשׁוֹ אִ֣ישׁ חָ֑סֶד וְעֹכֵ֥ר שְׁ֝אֵר֗וֹ אַכְזָרִֽי׃<text:s/></text:span><text:span text:style-name="T1250">‬</text:span>‬‬</text:p>
        <text:p text:style-name="P1251"><text:span text:style-name="T1252">18</text:span><text:span text:style-name="T1253"> רָשָׁ֗ע עֹשֶׂ֥ה פְעֻלַּת־שָׁ֑קֶר וְזֹרֵ֥עַ צְ֝דָקָ֗ה שֶׂ֣כֶר אֱמֶֽת׃<text:s/></text:span><text:span text:style-name="T1254">‬</text:span>‬‬</text:p>
        <text:p text:style-name="P1255"><text:span text:style-name="T1256">19</text:span><text:span text:style-name="T1257"> כֵּן־צְדָקָ֥ה לְחַיִּ֑ים וּמְרַדֵּ֖ף רָעָ֣ה לְמוֹתֽוֹ׃<text:s/></text:span><text:span text:style-name="T1258">‬</text:span>‬‬</text:p>
        <text:p text:style-name="P1259"><text:span text:style-name="T1260">20</text:span><text:span text:style-name="T1261"> תּוֹעֲבַ֣ת יְ֭הוָה עִקְּשֵׁי־לֵ֑ב וּ֝רְצוֹנ֗וֹ תְּמִ֣ימֵי דָֽרֶךְ׃<text:s/></text:span><text:span text:style-name="T1262">‬</text:span>‬‬</text:p>
        <text:p text:style-name="P1263"><text:span text:style-name="T1264">21</text:span><text:span text:style-name="T1265"> יָ֣ד לְ֭יָד לֹא־יִנָּ֣קֶה רָּ֑ע וְזֶ֖רַע צַדִּיקִ֣ים נִמְלָֽט׃<text:s/></text:span><text:span text:style-name="T1266">‬</text:span>‬‬</text:p>
        <text:p text:style-name="P1267"><text:span text:style-name="T1268">22</text:span><text:span text:style-name="T1269"> נֶ֣זֶם זָ֭הָב בְּאַ֣ף חֲזִ֑יר אִשָּׁ֥ה יָ֝פָ֗ה וְסָ֣רַת טָֽעַם׃<text:s/></text:span><text:span text:style-name="T1270">‬</text:span>‬‬</text:p>
        <text:p text:style-name="P1271"><text:span text:style-name="T1272">23</text:span><text:span text:style-name="T1273"> תַּאֲוַ֣ת צַדִּיקִ֣ים אַךְ־ט֑וֹב תִּקְוַ֖ת רְשָׁעִ֣ים עֶבְרָֽה׃<text:s/></text:span><text:span text:style-name="T1274">‬</text:span>‬‬</text:p>
        <text:soft-page-break/>
        <text:p text:style-name="P1275"><text:span text:style-name="T1276">24</text:span><text:span text:style-name="T1277"> יֵ֣שׁ מְ֭פַזֵּר וְנוֹסָ֥ף ע֑וֹד וְחוֹשֵׂ֥ךְ מִ֝יֹּ֗שֶׁר אַךְ־לְמַחְסֽוֹר׃<text:s/></text:span><text:span text:style-name="T1278">‬</text:span>‬‬</text:p>
        <text:p text:style-name="P1279"><text:span text:style-name="T1280">25</text:span><text:span text:style-name="T1281"> נֶֽפֶשׁ־בְּרָכָ֥ה תְדֻשָּׁ֑ן וּ֝מַרְוֶ֗ה גַּם־ה֥וּא יוֹרֶֽא׃<text:s/></text:span><text:span text:style-name="T1282">‬</text:span>‬‬</text:p>
        <text:p text:style-name="P1283"><text:span text:style-name="T1284">26</text:span><text:span text:style-name="T1285"> מֹ֣נֵֽעַ בָּ֭ר יִקְּבֻ֣הוּ לְא֑וֹם וּ֝בְרָכָ֗ה לְרֹ֣אשׁ מַשְׁבִּֽיר׃<text:s/></text:span><text:span text:style-name="T1286">‬</text:span>‬‬</text:p>
        <text:p text:style-name="P1287"><text:span text:style-name="T1288">27</text:span><text:span text:style-name="T1289"> שֹׁ֣חֵֽר ט֖וֹב יְבַקֵּ֣שׁ רָצ֑וֹן וְדֹרֵ֖שׁ רָעָ֣ה תְבוֹאֶֽנּוּ׃<text:s/></text:span><text:span text:style-name="T1290">‬</text:span>‬‬</text:p>
        <text:p text:style-name="P1291"><text:span text:style-name="T1292">28</text:span><text:span text:style-name="T1293"> בּוֹטֵ֣חַ בְּ֭עָשְׁרוֹ ה֣וּא יִפֹּ֑ל וְ֝כֶעָלֶ֗ה צַדִּיקִ֥ים יִפְרָֽחוּ׃<text:s/></text:span><text:span text:style-name="T1294">‬</text:span>‬‬</text:p>
        <text:p text:style-name="P1295"><text:span text:style-name="T1296">29</text:span><text:span text:style-name="T1297"> עוֹכֵ֣ר בֵּ֭יתוֹ יִנְחַל־ר֑וּחַ וְעֶ֥בֶד אֱ֝וִ֗יל לַחֲכַם־לֵֽב׃<text:s/></text:span><text:span text:style-name="T1298">‬</text:span>‬‬</text:p>
        <text:p text:style-name="P1299"><text:span text:style-name="T1300">30</text:span><text:span text:style-name="T1301"> פְּֽרִי־צַ֭דִּיק עֵ֣ץ חַיִּ֑ים וְלֹקֵ֖חַ נְפָשׂ֣וֹת חָכָֽם׃<text:s/></text:span><text:span text:style-name="T1302">‬</text:span>‬‬</text:p>
        <text:p text:style-name="P1303"><text:span text:style-name="T1304">31</text:span><text:span text:style-name="T1305"> הֵ֣ן צַ֭דִּיק בָּאָ֣רֶץ יְשֻׁלָּ֑ם אַ֝֗ף כִּֽי־רָשָׁ֥ע וְחוֹטֵֽא׃<text:s/></text:span><text:span text:style-name="T1306">‬</text:span>‬‬</text:p>
      </text:section>
      <text:section text:name="Sect11" text:style-name="S11">
        <text:p text:style-name="P1307">Proverbs 12</text:p>
        <text:p text:style-name="P1308"><text:span text:style-name="T1309">1</text:span><text:span text:style-name="T1310"> אֹהֵ֣ב מ֖וּסָר אֹ֣הֵֽב דָּ֑עַת וְשֹׂנֵ֖א תוֹכַ֣חַת בָּֽעַר׃<text:s/></text:span></text:p>
        <text:p text:style-name="P1311"><text:span text:style-name="T1312">2</text:span><text:span text:style-name="T1313"> ט֗וֹב יָפִ֣יק רָ֭צוֹן מֵיְהוָ֑ה וְאִ֖ישׁ מְזִמּ֣וֹת יַרְשִֽׁיעַ׃<text:s/></text:span><text:span text:style-name="T1314">‬</text:span>‬‬</text:p>
        <text:p text:style-name="P1315"><text:span text:style-name="T1316">3</text:span><text:span text:style-name="T1317"> לֹא־יִכּ֣וֹן אָדָ֣ם בְּרֶ֑שַׁע וְשֹׁ֥רֶשׁ צַ֝דִּיקִ֗ים בַּל־יִמּֽוֹט׃<text:s/></text:span><text:span text:style-name="T1318">‬</text:span>‬‬</text:p>
        <text:p text:style-name="P1319"><text:span text:style-name="T1320">4</text:span><text:span text:style-name="T1321"> אֵֽשֶׁת־חַ֭יִל עֲטֶ֣רֶת בַּעְלָ֑הּ וּכְרָקָ֖ב בְּעַצְמוֹתָ֣יו מְבִישָֽׁה׃<text:s/></text:span><text:span text:style-name="T1322">‬</text:span>‬‬</text:p>
        <text:p text:style-name="P1323"><text:span text:style-name="T1324">5</text:span><text:span text:style-name="T1325"> מַחְשְׁב֣וֹת צַדִּיקִ֣ים מִשְׁפָּ֑ט תַּחְבֻּל֖וֹת רְשָׁעִ֣ים מִרְמָֽה׃<text:s/></text:span><text:span text:style-name="T1326">‬</text:span>‬‬</text:p>
        <text:p text:style-name="P1327"><text:span text:style-name="T1328">6</text:span><text:span text:style-name="T1329"> דִּבְרֵ֣י רְשָׁעִ֣ים אֱרָב־דָּ֑ם וּפִ֥י יְ֝שָׁרִ֗ים יַצִּילֵֽם׃<text:s/></text:span><text:span text:style-name="T1330">‬</text:span>‬‬</text:p>
        <text:p text:style-name="P1331"><text:span text:style-name="T1332">7</text:span><text:span text:style-name="T1333"> הָפ֣וֹךְ רְשָׁעִ֣ים וְאֵינָ֑ם וּבֵ֖ית צַדִּיקִ֣ים יַעֲמֹֽד׃<text:s/></text:span><text:span text:style-name="T1334">‬</text:span>‬‬</text:p>
        <text:p text:style-name="P1335"><text:span text:style-name="T1336">8</text:span><text:span text:style-name="T1337"> לְֽפִי־שִׂ֭כְלוֹ יְהֻלַּל־אִ֑ישׁ וְנַעֲוֵה־לֵ֝֗ב יִהְיֶ֥ה לָבֽוּז׃<text:s/></text:span><text:span text:style-name="T1338">‬</text:span>‬‬</text:p>
        <text:soft-page-break/>
        <text:p text:style-name="P1339"><text:span text:style-name="T1340">9</text:span><text:span text:style-name="T1341"> ט֣וֹב נִ֭קְלֶה וְעֶ֣בֶד ל֑וֹ מִ֝מְּתַכַּבֵּ֗ד וַחֲסַר־לָֽחֶם׃<text:s/></text:span><text:span text:style-name="T1342">‬</text:span>‬‬</text:p>
        <text:p text:style-name="P1343"><text:span text:style-name="T1344">10</text:span><text:span text:style-name="T1345"> יוֹדֵ֣עַ צַ֭דִּיק נֶ֣פֶשׁ בְּהֶמְתּ֑וֹ וְֽרַחֲמֵ֥י רְ֝שָׁעִ֗ים אַכְזָרֽ͏ִי׃<text:s/></text:span><text:span text:style-name="T1346">‬</text:span>‬‬</text:p>
        <text:p text:style-name="P1347"><text:span text:style-name="T1348">11</text:span><text:span text:style-name="T1349"> עֹבֵ֣ד אַ֭דְמָתוֹ יִֽשְׂבַּֽע־לָ֑חֶם וּמְרַדֵּ֖ף רֵיקִ֣ים חֲסַר־לֵֽב׃<text:s/></text:span><text:span text:style-name="T1350">‬</text:span>‬‬</text:p>
        <text:p text:style-name="P1351"><text:span text:style-name="T1352">12</text:span><text:span text:style-name="T1353"> חָמַ֣ד רָ֭שָׁע מְצ֣וֹד רָעִ֑ים וְשֹׁ֖רֶשׁ צַדִּיקִ֣ים יִתֵּֽן׃<text:s/></text:span><text:span text:style-name="T1354">‬</text:span>‬‬</text:p>
        <text:p text:style-name="P1355"><text:span text:style-name="T1356">13</text:span><text:span text:style-name="T1357"> בְּפֶ֣שַׁע שְׂ֭פָתַיִם מוֹקֵ֣שׁ רָ֑ע וַיֵּצֵ֖א מִצָּרָ֣ה צַדִּֽיק׃<text:s/></text:span><text:span text:style-name="T1358">‬</text:span>‬‬</text:p>
        <text:p text:style-name="P1359"><text:span text:style-name="T1360">14</text:span><text:span text:style-name="T1361"> מִפְּרִ֣י פִי־אִ֭ישׁ יִשְׂבַּע־ט֑וֹב וּגְמ֥וּל יְדֵי־אָ֝דָ֗ם *ישוב **יָשִׁ֥יב לֽוֹ׃<text:s/></text:span><text:span text:style-name="T1362">‬</text:span>‬‬</text:p>
        <text:p text:style-name="P1363"><text:span text:style-name="T1364">15</text:span><text:span text:style-name="T1365"> דֶּ֣רֶךְ אֱ֭וִיל יָשָׁ֣ר בְּעֵינָ֑יו וְשֹׁמֵ֖עַ לְעֵצָ֣ה חָכָֽם׃<text:s/></text:span><text:span text:style-name="T1366">‬</text:span>‬‬</text:p>
        <text:p text:style-name="P1367"><text:span text:style-name="T1368">16</text:span><text:span text:style-name="T1369"> אֱוִ֗יל בַּ֭יּוֹם יִוָּדַ֣ע כַּעְס֑וֹ וְכֹסֶ֖ה קָל֣וֹן עָרֽוּם׃<text:s/></text:span><text:span text:style-name="T1370">‬</text:span>‬‬</text:p>
        <text:p text:style-name="P1371"><text:span text:style-name="T1372">17</text:span><text:span text:style-name="T1373"> יָפִ֣יחַ אֱ֭מוּנָה יַגִּ֣יד צֶ֑דֶק וְעֵ֖ד שְׁקָרִ֣ים מִרְמָֽה׃<text:s/></text:span><text:span text:style-name="T1374">‬</text:span>‬‬</text:p>
        <text:p text:style-name="P1375"><text:span text:style-name="T1376">18</text:span><text:span text:style-name="T1377"> יֵ֣שׁ בּ֖וֹטֶה כְּמַדְקְר֣וֹת חָ֑רֶב וּלְשׁ֖וֹן חֲכָמִ֣ים מַרְפֵּֽא׃<text:s/></text:span><text:span text:style-name="T1378">‬</text:span>‬‬</text:p>
        <text:p text:style-name="P1379"><text:span text:style-name="T1380">19</text:span><text:span text:style-name="T1381"> שְֽׂפַת־אֱ֭מֶת תִּכּ֣וֹן לָעַ֑ד וְעַד־אַ֝רְגִּ֗יעָה לְשׁ֣וֹן שָֽׁקֶר׃<text:s/></text:span><text:span text:style-name="T1382">‬</text:span>‬‬</text:p>
        <text:p text:style-name="P1383"><text:span text:style-name="T1384">20</text:span><text:span text:style-name="T1385"> מִ֭רְמָה בְּלֶב־חֹ֣רְשֵׁי רָ֑ע וּֽלְיֹעֲצֵ֖י שָׁל֣וֹם שִׂמְחָֽה׃<text:s/></text:span><text:span text:style-name="T1386">‬</text:span>‬‬</text:p>
        <text:p text:style-name="P1387"><text:span text:style-name="T1388">21</text:span><text:span text:style-name="T1389"> לֹא־יְאֻנֶּ֣ה לַצַּדִּ֣יק כָּל־אָ֑וֶן וּ֝רְשָׁעִ֗ים מָ֣לְאוּ רָֽע׃<text:s/></text:span><text:span text:style-name="T1390">‬</text:span>‬‬</text:p>
        <text:p text:style-name="P1391"><text:span text:style-name="T1392">22</text:span><text:span text:style-name="T1393"> תּוֹעֲבַ֣ת יְ֭הוָה שִׂפְתֵי־שָׁ֑קֶר וְעֹשֵׂ֖י אֱמוּנָ֣ה רְצוֹנֽוֹ׃<text:s/></text:span><text:span text:style-name="T1394">‬</text:span>‬‬</text:p>
        <text:p text:style-name="P1395"><text:span text:style-name="T1396">23</text:span><text:span text:style-name="T1397"> אָדָ֣ם עָ֭רוּם כֹּ֣סֶה דָּ֑עַת וְלֵ֥ב כְּ֝סִילִ֗ים יִקְרָ֥א אִוֶּֽלֶת׃<text:s/></text:span><text:span text:style-name="T1398">‬</text:span>‬‬</text:p>
        <text:p text:style-name="P1399"><text:span text:style-name="T1400">24</text:span><text:span text:style-name="T1401"> יַד־חָרוּצִ֥ים תִּמְשׁ֑וֹל ו֝רְמִיָּ֗ה תִּהְיֶ֥ה לָמַֽס׃<text:s/></text:span><text:span text:style-name="T1402">‬</text:span>‬‬</text:p>
        <text:p text:style-name="P1403"><text:span text:style-name="T1404">25</text:span><text:span text:style-name="T1405"> דְּאָגָ֣ה בְלֶב־אִ֣ישׁ יַשְׁחֶ֑נָּה וְדָבָ֖ר ט֣וֹב יְשַׂמְּחֶֽנָּה׃<text:s/></text:span><text:span text:style-name="T1406">‬</text:span>‬‬</text:p>
        <text:soft-page-break/>
        <text:p text:style-name="P1407"><text:span text:style-name="T1408">26</text:span><text:span text:style-name="T1409"> יָתֵ֣ר מֵרֵעֵ֣הוּ צַדִּ֑יק וְדֶ֖רֶךְ רְשָׁעִ֣ים תַּתְעֵֽם׃<text:s/></text:span><text:span text:style-name="T1410">‬</text:span>‬‬</text:p>
        <text:p text:style-name="P1411"><text:span text:style-name="T1412">27</text:span><text:span text:style-name="T1413"> לֹא־יַחֲרֹ֣ךְ רְמִיָּ֣ה צֵיד֑וֹ וְהוֹן־אָדָ֖ם יָקָ֣ר חָרֽוּץ׃<text:s/></text:span><text:span text:style-name="T1414">‬</text:span>‬‬</text:p>
        <text:p text:style-name="P1415"><text:span text:style-name="T1416">28</text:span><text:span text:style-name="T1417"> בְּאֹֽרַח־צְדָקָ֥ה חַיִּ֑ים וְדֶ֖רֶךְ נְתִיבָ֣ה אַל־מָֽוֶת׃<text:s/></text:span><text:span text:style-name="T1418">‬</text:span>‬‬</text:p>
      </text:section>
      <text:section text:name="Sect12" text:style-name="S12">
        <text:p text:style-name="P1419">Proverbs 13</text:p>
        <text:p text:style-name="P1420"><text:span text:style-name="T1421">1</text:span><text:span text:style-name="T1422"> בֵּ֣ן חָ֭כָם מ֣וּסַר אָ֑ב וְ֝לֵ֗ץ לֹא־שָׁמַ֥ע גְּעָרָֽה׃<text:s/></text:span></text:p>
        <text:p text:style-name="P1423"><text:span text:style-name="T1424">2</text:span><text:span text:style-name="T1425"> מִפְּרִ֣י פִי־אִ֭ישׁ יֹ֣אכַל ט֑וֹב וְנֶ֖פֶשׁ בֹּגְדִ֣ים חָמָֽס׃<text:s/></text:span><text:span text:style-name="T1426">‬</text:span>‬‬</text:p>
        <text:p text:style-name="P1427"><text:span text:style-name="T1428">3</text:span><text:span text:style-name="T1429"> נֹצֵ֣ר פִּ֭יו שֹׁמֵ֣ר נַפְשׁ֑וֹ פֹּשֵׂ֥ק שְׂ֝פָתָ֗יו מְחִתָּה־לֽוֹ׃<text:s/></text:span><text:span text:style-name="T1430">‬</text:span>‬‬</text:p>
        <text:p text:style-name="P1431"><text:span text:style-name="T1432">4</text:span><text:span text:style-name="T1433"> מִתְאַוָּ֣ה וָ֭אַיִן נַפְשׁ֣וֹ עָצֵ֑ל וְנֶ֖פֶשׁ חָרֻצִ֣ים תְּדֻשָּֽׁן׃<text:s/></text:span><text:span text:style-name="T1434">‬</text:span>‬‬</text:p>
        <text:p text:style-name="P1435"><text:span text:style-name="T1436">5</text:span><text:span text:style-name="T1437"> דְּבַר־שֶׁ֭קֶר יִשְׂנָ֣א צַדִּ֑יק וְ֝רָשָׁ֗ע יַבְאִ֥ישׁ וְיַחְפִּֽיר׃<text:s/></text:span><text:span text:style-name="T1438">‬</text:span>‬‬</text:p>
        <text:p text:style-name="P1439"><text:span text:style-name="T1440">6</text:span><text:span text:style-name="T1441"> צְ֭דָקָה תִּצֹּ֣ר תָּם־דָּ֑רֶךְ וְ֝רִשְׁעָ֗ה תְּסַלֵּ֥ף חַטָּֽאת׃<text:s/></text:span><text:span text:style-name="T1442">‬</text:span>‬‬</text:p>
        <text:p text:style-name="P1443"><text:span text:style-name="T1444">7</text:span><text:span text:style-name="T1445"> יֵ֣שׁ מִ֭תְעַשֵּׁר וְאֵ֣ין כֹּ֑ל מִ֝תְרוֹשֵׁ֗שׁ וְה֣וֹן רָֽב׃<text:s/></text:span><text:span text:style-name="T1446">‬</text:span>‬‬</text:p>
        <text:p text:style-name="P1447"><text:span text:style-name="T1448">8</text:span><text:span text:style-name="T1449"> כֹּ֣פֶר נֶֽפֶשׁ־אִ֣ישׁ עָשְׁר֑וֹ וְ֝רָ֗שׁ לֹא־שָׁמַ֥ע גְּעָרָֽה׃<text:s/></text:span><text:span text:style-name="T1450">‬</text:span>‬‬</text:p>
        <text:p text:style-name="P1451"><text:span text:style-name="T1452">9</text:span><text:span text:style-name="T1453"> אוֹר־צַדִּיקִ֥ים יִשְׂמָ֑ח וְנֵ֖ר רְשָׁעִ֣ים יִדְעָֽךְ׃<text:s/></text:span><text:span text:style-name="T1454">‬</text:span>‬‬</text:p>
        <text:p text:style-name="P1455"><text:span text:style-name="T1456">10</text:span><text:span text:style-name="T1457"> רַק־בְּ֭זָדוֹן יִתֵּ֣ן מַצָּ֑ה וְאֶת־נ֖וֹעָצִ֣ים חָכְמָֽה׃<text:s/></text:span><text:span text:style-name="T1458">‬</text:span>‬‬</text:p>
        <text:p text:style-name="P1459"><text:span text:style-name="T1460">11</text:span><text:span text:style-name="T1461"> ה֭וֹן מֵהֶ֣בֶל יִמְעָ֑ט וְקֹבֵ֖ץ עַל־יָ֣ד יַרְבֶּֽה׃<text:s/></text:span><text:span text:style-name="T1462">‬</text:span>‬‬</text:p>
        <text:p text:style-name="P1463"><text:span text:style-name="T1464">12</text:span><text:span text:style-name="T1465"> תּוֹחֶ֣לֶת מְ֭מֻשָּׁכָה מַחֲלָה־לֵ֑ב וְעֵ֥ץ חַ֝יִּ֗ים תַּאֲוָ֥ה בָאָֽה׃<text:s/></text:span><text:span text:style-name="T1466">‬</text:span>‬‬</text:p>
        <text:p text:style-name="P1467"><text:span text:style-name="T1468">13</text:span><text:span text:style-name="T1469"> בָּ֣ז לְ֭דָבָר יֵחָ֣בֶל ל֑וֹ וִירֵ֥א מִ֝צְוָ֗ה ה֣וּא יְשֻׁלָּֽם׃<text:s/></text:span><text:span text:style-name="T1470">‬</text:span>‬‬</text:p>
        <text:soft-page-break/>
        <text:p text:style-name="P1471"><text:span text:style-name="T1472">14</text:span><text:span text:style-name="T1473"> תּוֹרַ֣ת חָ֭כָם מְק֣וֹר חַיִּ֑ים לָ֝ס֗וּר מִמֹּ֥קְשֵׁי מָֽוֶת׃<text:s/></text:span><text:span text:style-name="T1474">‬</text:span>‬‬</text:p>
        <text:p text:style-name="P1475"><text:span text:style-name="T1476">15</text:span><text:span text:style-name="T1477"> שֵֽׂכֶל־ט֭וֹב יִתֶּן־חֵ֑ן וְדֶ֖רֶךְ בֹּגְדִ֣ים אֵיתָֽן׃<text:s/></text:span><text:span text:style-name="T1478">‬</text:span>‬‬</text:p>
        <text:p text:style-name="P1479"><text:span text:style-name="T1480">16</text:span><text:span text:style-name="T1481"> כָּל־עָ֭רוּם יַעֲשֶׂ֣ה בְדָ֑עַת וּ֝כְסִ֗יל יִפְרֹ֥שׂ אִוֶּֽלֶת׃<text:s/></text:span><text:span text:style-name="T1482">‬</text:span>‬‬</text:p>
        <text:p text:style-name="P1483"><text:span text:style-name="T1484">17</text:span><text:span text:style-name="T1485"> מַלְאָ֣ךְ רָ֭שָׁע יִפֹּ֣ל בְּרָ֑ע וְצִ֖יר אֱמוּנִ֣ים מַרְפֵּֽא׃<text:s/></text:span><text:span text:style-name="T1486">‬</text:span>‬‬</text:p>
        <text:p text:style-name="P1487"><text:span text:style-name="T1488">18</text:span><text:span text:style-name="T1489"> רֵ֣ישׁ וְ֭קָלוֹן פּוֹרֵ֣עַ מוּסָ֑ר וְשׁוֹמֵ֖ר תּוֹכַ֣חַת יְכֻבָּֽד׃<text:s/></text:span><text:span text:style-name="T1490">‬</text:span>‬‬</text:p>
        <text:p text:style-name="P1491"><text:span text:style-name="T1492">19</text:span><text:span text:style-name="T1493"> תַּאֲוָ֣ה נִ֭הְיָה תֶּעֱרַ֣ב לְנָ֑פֶשׁ וְתוֹעֲבַ֥ת כְּ֝סִילִ֗ים ס֣וּר מֵרָֽע׃<text:s/></text:span><text:span text:style-name="T1494">‬</text:span>‬‬</text:p>
        <text:p text:style-name="P1495"><text:span text:style-name="T1496">20</text:span><text:span text:style-name="T1497"> *הלוך **הוֹלֵ֣ךְ אֶת־חֲכָמִ֣ים *וחכם **יֶחְכָּ֑ם וְרֹעֶ֖ה כְסִילִ֣ים יֵרֽוֹעַ׃<text:s/></text:span><text:span text:style-name="T1498">‬</text:span>‬‬</text:p>
        <text:p text:style-name="P1499"><text:span text:style-name="T1500">21</text:span><text:span text:style-name="T1501"> חַ֭טָּאִים תְּרַדֵּ֣ף רָעָ֑ה וְאֶת־צַ֝דִּיקִ֗ים יְשַׁלֶּם־טֽוֹב׃<text:s/></text:span><text:span text:style-name="T1502">‬</text:span>‬‬</text:p>
        <text:p text:style-name="P1503"><text:span text:style-name="T1504">22</text:span><text:span text:style-name="T1505"> ט֗וֹב יַנְחִ֥יל בְּנֵֽי־בָנִ֑ים וְצָפ֥וּן לַ֝צַּדִּ֗יק חֵ֣יל חוֹטֵֽא׃<text:s/></text:span><text:span text:style-name="T1506">‬</text:span>‬‬</text:p>
        <text:p text:style-name="P1507"><text:span text:style-name="T1508">23</text:span><text:span text:style-name="T1509"> רָב־אֹ֖כֶל נִ֣יר רָאשִׁ֑ים וְיֵ֥שׁ נִ֝סְפֶּ֗ה בְּלֹ֣א מִשְׁפָּֽט׃<text:s/></text:span><text:span text:style-name="T1510">‬</text:span>‬‬</text:p>
        <text:p text:style-name="P1511"><text:span text:style-name="T1512">24</text:span><text:span text:style-name="T1513"> חוֹשֵׂ֣ךְ שִׁ֭בְטוֹ שׂוֹנֵ֣א בְנ֑וֹ וְ֝אֹהֲב֗וֹ שִֽׁחֲר֥וֹ מוּסָֽר׃<text:s/></text:span><text:span text:style-name="T1514">‬</text:span>‬‬</text:p>
        <text:p text:style-name="P1515"><text:span text:style-name="T1516">25</text:span><text:span text:style-name="T1517"> צַדִּ֗יק אֹ֭כֵל לְשֹׂ֣בַע נַפְשׁ֑וֹ וּבֶ֖טֶן רְשָׁעִ֣ים תֶּחְסָֽר׃</text:span><text:span text:style-name="T1518"><text:s/>פ<text:s/></text:span><text:span text:style-name="T1519">‬</text:span>‬‬</text:p>
      </text:section>
      <text:section text:name="Sect13" text:style-name="S13">
        <text:p text:style-name="P1520">Proverbs 14</text:p>
        <text:p text:style-name="P1521"><text:span text:style-name="T1522">1</text:span><text:span text:style-name="T1523"> חַכְמ֣וֹת נָ֭שִׁים בָּנְתָ֣ה בֵיתָ֑הּ וְ֝אִוֶּ֗לֶת בְּיָדֶ֥יהָ תֶהֶרְסֶֽנּוּ׃<text:s/></text:span></text:p>
        <text:p text:style-name="P1524"><text:span text:style-name="T1525">2</text:span><text:span text:style-name="T1526"> הוֹלֵ֣ךְ בְּ֭יָשְׁרוֹ יְרֵ֣א יְהוָ֑ה וּנְל֖וֹז דְּרָכָ֣יו בּוֹזֵֽהוּ׃<text:s/></text:span><text:span text:style-name="T1527">‬</text:span>‬‬</text:p>
        <text:p text:style-name="P1528"><text:span text:style-name="T1529">3</text:span><text:span text:style-name="T1530"> בְּֽפִי־אֱ֭וִיל חֹ֣טֶר גַּאֲוָ֑ה וְשִׂפְתֵ֥י חֲ֝כָמִ֗ים תִּשְׁמוּרֵֽם׃<text:s/></text:span><text:span text:style-name="T1531">‬</text:span>‬‬</text:p>
        <text:p text:style-name="P1532"><text:span text:style-name="T1533">4</text:span><text:span text:style-name="T1534"> בְּאֵ֣ין אֲ֭לָפִים אֵב֣וּס בָּ֑ר וְרָב־תְּ֝בוּא֗וֹת בְּכֹ֣חַ שֽׁוֹר׃<text:s/></text:span><text:span text:style-name="T1535">‬</text:span>‬‬</text:p>
        <text:soft-page-break/>
        <text:p text:style-name="P1536"><text:span text:style-name="T1537">5</text:span><text:span text:style-name="T1538"> עֵ֣ד אֱ֭מוּנִים לֹ֣א יְכַזֵּ֑ב וְיָפִ֥יחַ כְּ֝זָבִ֗ים עֵ֣ד שָֽׁקֶר׃<text:s/></text:span><text:span text:style-name="T1539">‬</text:span>‬‬</text:p>
        <text:p text:style-name="P1540"><text:span text:style-name="T1541">6</text:span><text:span text:style-name="T1542"> בִּקֶּשׁ־לֵ֣ץ חָכְמָ֣ה וָאָ֑יִן וְדַ֖עַת לְנָב֣וֹן נָקָֽל׃<text:s/></text:span><text:span text:style-name="T1543">‬</text:span>‬‬</text:p>
        <text:p text:style-name="P1544"><text:span text:style-name="T1545">7</text:span><text:span text:style-name="T1546"> לֵ֣ךְ מִ֭נֶּגֶד לְאִ֣ישׁ כְּסִ֑יל וּבַל־יָ֝דַ֗עְתָּ שִׂפְתֵי־דָֽעַת׃<text:s/></text:span><text:span text:style-name="T1547">‬</text:span>‬‬</text:p>
        <text:p text:style-name="P1548"><text:span text:style-name="T1549">8</text:span><text:span text:style-name="T1550"> חָכְמַ֣ת עָ֭רוּם הָבִ֣ין דַּרְכּ֑וֹ וְאִוֶּ֖לֶת כְּסִילִ֣ים מִרְמָֽה׃<text:s/></text:span><text:span text:style-name="T1551">‬</text:span>‬‬</text:p>
        <text:p text:style-name="P1552"><text:span text:style-name="T1553">9</text:span><text:span text:style-name="T1554"> אֱ֭וִלִים יָלִ֣יץ אָשָׁ֑ם וּבֵ֖ין יְשָׁרִ֣ים רָצֽוֹן׃<text:s/></text:span><text:span text:style-name="T1555">‬</text:span>‬‬</text:p>
        <text:p text:style-name="P1556"><text:span text:style-name="T1557">10</text:span><text:span text:style-name="T1558"> לֵ֗ב י֭וֹדֵעַ מָרַּ֣ת נַפְשׁ֑וֹ וּ֝בְשִׂמְחָת֗וֹ לֹא־יִתְעָ֥רַב זָֽר׃<text:s/></text:span><text:span text:style-name="T1559">‬</text:span>‬‬</text:p>
        <text:p text:style-name="P1560"><text:span text:style-name="T1561">11</text:span><text:span text:style-name="T1562"> בֵּ֣ית רְ֭שָׁעִים יִשָּׁמֵ֑ד וְאֹ֖הֶל יְשָׁרִ֣ים יַפְרִֽיחַ׃<text:s/></text:span><text:span text:style-name="T1563">‬</text:span>‬‬</text:p>
        <text:p text:style-name="P1564"><text:span text:style-name="T1565">12</text:span><text:span text:style-name="T1566"> יֵ֤שׁ דֶּ֣רֶךְ יָ֭שָׁר לִפְנֵי־אִ֑ישׁ וְ֝אַחֲרִיתָ֗הּ דַּרְכֵי־מָֽוֶת׃<text:s/></text:span><text:span text:style-name="T1567">‬</text:span>‬‬</text:p>
        <text:p text:style-name="P1568"><text:span text:style-name="T1569">13</text:span><text:span text:style-name="T1570"> גַּם־בִּשְׂח֥וֹק יִכְאַב־לֵ֑ב וְאַחֲרִיתָ֖הּ שִׂמְחָ֣ה תוּגָֽה׃<text:s/></text:span><text:span text:style-name="T1571">‬</text:span>‬‬</text:p>
        <text:p text:style-name="P1572"><text:span text:style-name="T1573">14</text:span><text:span text:style-name="T1574"> מִדְּרָכָ֣יו יִ֭שְׂבַּע ס֣וּג לֵ֑ב וּ֝מֵעָלָ֗יו אִ֣ישׁ טֽוֹב׃<text:s/></text:span><text:span text:style-name="T1575">‬</text:span>‬‬</text:p>
        <text:p text:style-name="P1576"><text:span text:style-name="T1577">15</text:span><text:span text:style-name="T1578"> פֶּ֭תִי יַאֲמִ֣ין לְכָל־דָּבָ֑ר וְ֝עָר֗וּם יָבִ֥ין לַאֲשֻׁרֽוֹ׃<text:s/></text:span><text:span text:style-name="T1579">‬</text:span>‬‬</text:p>
        <text:p text:style-name="P1580"><text:span text:style-name="T1581">16</text:span><text:span text:style-name="T1582"> חָכָ֣ם יָ֭רֵא וְסָ֣ר מֵרָ֑ע וּ֝כְסִ֗יל מִתְעַבֵּ֥ר וּבוֹטֵֽחַ׃<text:s/></text:span><text:span text:style-name="T1583">‬</text:span>‬‬</text:p>
        <text:p text:style-name="P1584"><text:span text:style-name="T1585">17</text:span><text:span text:style-name="T1586"> קְֽצַר־אַ֭פַּיִם יַעֲשֶׂ֣ה אִוֶּ֑לֶת וְאִ֥ישׁ מְ֝זִמּ֗וֹת יִשָּׂנֵֽא׃<text:s/></text:span><text:span text:style-name="T1587">‬</text:span>‬‬</text:p>
        <text:p text:style-name="P1588"><text:span text:style-name="T1589">18</text:span><text:span text:style-name="T1590"> נָחֲל֣וּ פְתָאיִ֣ם אִוֶּ֑לֶת וַֽ֝עֲרוּמִ֗ים יַכְתִּ֥רוּ דָֽעַת׃<text:s/></text:span><text:span text:style-name="T1591">‬</text:span>‬‬</text:p>
        <text:p text:style-name="P1592"><text:span text:style-name="T1593">19</text:span><text:span text:style-name="T1594"> שַׁח֣וּ רָ֭עִים לִפְנֵ֣י טוֹבִ֑ים וּ֝רְשָׁעִ֗ים עַֽל־שַׁעֲרֵ֥י צַדִּֽיק׃<text:s/></text:span><text:span text:style-name="T1595">‬</text:span>‬‬</text:p>
        <text:p text:style-name="P1596"><text:span text:style-name="T1597">20</text:span><text:span text:style-name="T1598"> גַּם־לְ֭רֵעֵהוּ יִשָּׂ֣נֵא רָ֑שׁ וְאֹהֲבֵ֖י עָשִׁ֣יר רַבִּֽים׃<text:s/></text:span><text:span text:style-name="T1599">‬</text:span>‬‬</text:p>
        <text:p text:style-name="P1600"><text:span text:style-name="T1601">21</text:span><text:span text:style-name="T1602"> בָּז־לְרֵעֵ֥הוּ חוֹטֵ֑א וּמְחוֹנֵ֖ן *עניים **עֲנָוִ֣ים אַשְׁרָֽיו׃<text:s/></text:span><text:span text:style-name="T1603">‬</text:span>‬‬</text:p>
        <text:soft-page-break/>
        <text:p text:style-name="P1604"><text:span text:style-name="T1605">22</text:span><text:span text:style-name="T1606"> הֲ‍ֽלוֹא־יִ֭תְעוּ חֹ֣רְשֵׁי רָ֑ע וְחֶ֥סֶד וֶ֝אֱמֶ֗ת חֹ֣רְשֵׁי טֽוֹב׃<text:s/></text:span><text:span text:style-name="T1607">‬</text:span>‬‬</text:p>
        <text:p text:style-name="P1608"><text:span text:style-name="T1609">23</text:span><text:span text:style-name="T1610"> בְּכָל־עֶ֭צֶב יִהְיֶ֣ה מוֹתָ֑ר וּדְבַר־שְׂ֝פָתַ֗יִם אַךְ־לְמַחְסֽוֹר׃<text:s/></text:span><text:span text:style-name="T1611">‬</text:span>‬‬</text:p>
        <text:p text:style-name="P1612"><text:span text:style-name="T1613">24</text:span><text:span text:style-name="T1614"> עֲטֶ֣רֶת חֲכָמִ֣ים עָשְׁרָ֑ם אִוֶּ֖לֶת כְּסִילִ֣ים אִוֶּֽלֶת׃<text:s/></text:span><text:span text:style-name="T1615">‬</text:span>‬‬</text:p>
        <text:p text:style-name="P1616"><text:span text:style-name="T1617">25</text:span><text:span text:style-name="T1618"> מַצִּ֣יל נְ֭פָשׁוֹת עֵ֣ד אֱמֶ֑ת וְיָפִ֖חַ כְּזָבִ֣ים מִרְמָֽה׃<text:s/></text:span><text:span text:style-name="T1619">‬</text:span>‬‬</text:p>
        <text:p text:style-name="P1620"><text:span text:style-name="T1621">26</text:span><text:span text:style-name="T1622"> בְּיִרְאַ֣ת יְ֭הוָה מִבְטַח־עֹ֑ז וּ֝לְבָנָ֗יו יִהְיֶ֥ה מַחְסֶֽה׃<text:s/></text:span><text:span text:style-name="T1623">‬</text:span>‬‬</text:p>
        <text:p text:style-name="P1624"><text:span text:style-name="T1625">27</text:span><text:span text:style-name="T1626"> יִרְאַ֣ת יְ֭הוָה מְק֣וֹר חַיִּ֑ים לָ֝ס֗וּר מִמֹּ֥קְשֵׁי מָֽוֶת׃<text:s/></text:span><text:span text:style-name="T1627">‬</text:span>‬‬</text:p>
        <text:p text:style-name="P1628"><text:span text:style-name="T1629">28</text:span><text:span text:style-name="T1630"> בְּרָב־עָ֥ם הַדְרַת־מֶ֑לֶךְ וּבְאֶ֥פֶס לְ֝אֹ֗ם מְחִתַּ֥ת רָזֽוֹן׃<text:s/></text:span><text:span text:style-name="T1631">‬</text:span>‬‬</text:p>
        <text:p text:style-name="P1632"><text:span text:style-name="T1633">29</text:span><text:span text:style-name="T1634"> אֶ֣רֶךְ אַ֭פַּיִם רַב־תְּבוּנָ֑ה וּקְצַר־ר֝֗וּחַ מֵרִ֥ים אִוֶּֽלֶת׃<text:s/></text:span><text:span text:style-name="T1635">‬</text:span>‬‬</text:p>
        <text:p text:style-name="P1636"><text:span text:style-name="T1637">30</text:span><text:span text:style-name="T1638"> חַיֵּ֣י בְ֭שָׂרִים לֵ֣ב מַרְפֵּ֑א וּרְקַ֖ב עֲצָמ֣וֹת קִנְאָֽה׃<text:s/></text:span><text:span text:style-name="T1639">‬</text:span>‬‬</text:p>
        <text:p text:style-name="P1640"><text:span text:style-name="T1641">31</text:span><text:span text:style-name="T1642"> עֹ֣שֵֽׁק־דָּ֭ל חֵרֵ֣ף עֹשֵׂ֑הוּ וּ֝מְכַבְּד֗וֹ חֹנֵ֥ן אֶבְיֽוֹן׃<text:s/></text:span><text:span text:style-name="T1643">‬</text:span>‬‬</text:p>
        <text:p text:style-name="P1644"><text:span text:style-name="T1645">32</text:span><text:span text:style-name="T1646"> בְּֽ֭רָעָתוֹ יִדָּחֶ֣ה רָשָׁ֑ע וְחֹסֶ֖ה בְמוֹת֣וֹ צַדּֽ͏ִיק׃<text:s/></text:span><text:span text:style-name="T1647">‬</text:span>‬‬</text:p>
        <text:p text:style-name="P1648"><text:span text:style-name="T1649">33</text:span><text:span text:style-name="T1650"> בְּלֵ֣ב נָ֭בוֹן תָּנ֣וּחַ חָכְמָ֑ה וּבְקֶ֥רֶב כְּ֝סִילִ֗ים תִּוָּדֵֽעַ׃<text:s/></text:span><text:span text:style-name="T1651">‬</text:span>‬‬</text:p>
        <text:p text:style-name="P1652"><text:span text:style-name="T1653">34</text:span><text:span text:style-name="T1654"> צְדָקָ֥ה תְרֽוֹמֵֽם־גּ֑וֹי וְחֶ֖סֶד לְאֻמִּ֣ים חַטָּֽאת׃<text:s/></text:span><text:span text:style-name="T1655">‬</text:span>‬‬</text:p>
        <text:p text:style-name="P1656"><text:span text:style-name="T1657">35</text:span><text:span text:style-name="T1658"> רְֽצוֹן־מֶ֭לֶךְ לְעֶ֣בֶד מַשְׂכִּ֑יל וְ֝עֶבְרָת֗וֹ תִּהְיֶ֥ה מֵבִֽישׁ׃<text:s/></text:span><text:span text:style-name="T1659">‬</text:span>‬‬</text:p>
      </text:section>
      <text:section text:name="Sect14" text:style-name="S14">
        <text:p text:style-name="P1660">Proverbs 15</text:p>
        <text:p text:style-name="P1661"><text:span text:style-name="T1662">1</text:span><text:span text:style-name="T1663"> מַֽעֲנֶה־רַּ֭ךְ יָשִׁ֣יב חֵמָ֑ה וּדְבַר־עֶ֝֗צֶב יַעֲלֶה־אָֽף׃<text:s/></text:span></text:p>
        <text:p text:style-name="P1664"><text:span text:style-name="T1665">2</text:span><text:span text:style-name="T1666"> לְשׁ֣וֹן חֲ֭כָמִים תֵּיטִ֣יב דָּ֑עַת וּפִ֥י כְ֝סִילִ֗ים יַבִּ֥יעַ אִוֶּֽלֶת׃<text:s/></text:span><text:span text:style-name="T1667">‬</text:span>‬‬</text:p>
        <text:soft-page-break/>
        <text:p text:style-name="P1668"><text:span text:style-name="T1669">3</text:span><text:span text:style-name="T1670"> בְּֽכָל־מָ֭קוֹם עֵינֵ֣י יְהוָ֑ה צֹ֝פ֗וֹת רָעִ֥ים וטוֹבִֽים׃<text:s/></text:span><text:span text:style-name="T1671">‬</text:span>‬‬</text:p>
        <text:p text:style-name="P1672"><text:span text:style-name="T1673">4</text:span><text:span text:style-name="T1674"> מַרְפֵּ֣א לָ֭שׁוֹן עֵ֣ץ חַיִּ֑ים וְסֶ֥לֶף בָּ֝֗הּ שֶׁ֣בֶר בְּרֽוּחַ׃<text:s/></text:span><text:span text:style-name="T1675">‬</text:span>‬‬</text:p>
        <text:p text:style-name="P1676"><text:span text:style-name="T1677">5</text:span><text:span text:style-name="T1678"> אֱוִ֗יל יִ֭נְאַץ מוּסַ֣ר אָבִ֑יו וְשֹׁמֵ֖ר תּוֹכַ֣חַת יַעְרִֽם׃<text:s/></text:span><text:span text:style-name="T1679">‬</text:span>‬‬</text:p>
        <text:p text:style-name="P1680"><text:span text:style-name="T1681">6</text:span><text:span text:style-name="T1682"> בֵּ֣ית צַ֭דִּיק חֹ֣סֶן רָ֑ב וּבִתְבוּאַ֖ת רָשָׁ֣ע נֶעְכָּֽרֶת׃<text:s/></text:span><text:span text:style-name="T1683">‬</text:span>‬‬</text:p>
        <text:p text:style-name="P1684"><text:span text:style-name="T1685">7</text:span><text:span text:style-name="T1686"> שִׂפְתֵ֣י חֲ֭כָמִים יְזָ֣רוּ דָ֑עַת וְלֵ֖ב כְּסִילִ֣ים לֹא־כֵֽן׃<text:s/></text:span><text:span text:style-name="T1687">‬</text:span>‬‬</text:p>
        <text:p text:style-name="P1688"><text:span text:style-name="T1689">8</text:span><text:span text:style-name="T1690"> זֶ֣בַח רְ֭שָׁעִים תּוֹעֲבַ֣ת יְהוָ֑ה וּתְפִלַּ֖ת יְשָׁרִ֣ים רְצוֹנֽוֹ׃<text:s/></text:span><text:span text:style-name="T1691">‬</text:span>‬‬</text:p>
        <text:p text:style-name="P1692"><text:span text:style-name="T1693">9</text:span><text:span text:style-name="T1694"> תּוֹעֲבַ֣ת יְ֭הוָה דֶּ֣רֶךְ רָשָׁ֑ע וּמְרַדֵּ֖ף צְדָקָ֣ה יֶאֱהָֽב׃<text:s/></text:span><text:span text:style-name="T1695">‬</text:span>‬‬</text:p>
        <text:p text:style-name="P1696"><text:span text:style-name="T1697">10</text:span><text:span text:style-name="T1698"> מוּסָ֣ר רָ֭ע לְעֹזֵ֣ב אֹ֑רַח שׂוֹנֵ֖א תוֹכַ֣חַת יָמֽוּת׃<text:s/></text:span><text:span text:style-name="T1699">‬</text:span>‬‬</text:p>
        <text:p text:style-name="P1700"><text:span text:style-name="T1701">11</text:span><text:span text:style-name="T1702"> שְׁא֣וֹל וַ֭אֲבַדּוֹן נֶ֣גֶד יְהוָ֑ה אַ֝֗ף כִּֽי־לִבּ֥וֹת בְּֽנֵי־אָדָֽם׃<text:s/></text:span><text:span text:style-name="T1703">‬</text:span>‬‬</text:p>
        <text:p text:style-name="P1704"><text:span text:style-name="T1705">12</text:span><text:span text:style-name="T1706"> לֹ֣א יֶאֱהַב־לֵ֭ץ הוֹכֵ֣חַֽ ל֑וֹ אֶל־חֲ֝כָמִ֗ים לֹ֣א יֵלֵֽךְ׃<text:s/></text:span><text:span text:style-name="T1707">‬</text:span>‬‬</text:p>
        <text:p text:style-name="P1708"><text:span text:style-name="T1709">13</text:span><text:span text:style-name="T1710"> לֵ֣ב שָׂ֭מֵחַ יֵיטִ֣ב פָּנִ֑ים וּבְעַצְּבַת־לֵ֝ב ר֣וּחַ נְכֵאָֽה׃<text:s/></text:span><text:span text:style-name="T1711">‬</text:span>‬‬</text:p>
        <text:p text:style-name="P1712"><text:span text:style-name="T1713">14</text:span><text:span text:style-name="T1714"> לֵ֣ב נָ֭בוֹן יְבַקֶּשׁ־דָּ֑עַת *ופני **וּפִ֥י כְ֝סִילִ֗ים יִרְעֶ֥ה אִוֶּֽלֶת׃<text:s/></text:span><text:span text:style-name="T1715">‬</text:span>‬‬</text:p>
        <text:p text:style-name="P1716"><text:span text:style-name="T1717">15</text:span><text:span text:style-name="T1718"> כָּל־יְמֵ֣י עָנִ֣י רָעִ֑ים וְטֽוֹב־לֵ֝֗ב מִשְׁתֶּ֥ה תָמִֽיד׃<text:s/></text:span><text:span text:style-name="T1719">‬</text:span>‬‬</text:p>
        <text:p text:style-name="P1720"><text:span text:style-name="T1721">16</text:span><text:span text:style-name="T1722"> טוֹב־מְ֭עַט בְּיִרְאַ֣ת יְהוָ֑ה מֵאוֹצָ֥ר רָ֝֗ב וּמְה֥וּמָה בֽוֹ׃<text:s/></text:span><text:span text:style-name="T1723">‬</text:span>‬‬</text:p>
        <text:p text:style-name="P1724"><text:span text:style-name="T1725">17</text:span><text:span text:style-name="T1726"> ט֤וֹב אֲרֻחַ֣ת יָ֭רָק וְאַהֲבָה־שָׁ֑ם מִשּׁ֥וֹר אָ֝ב֗וּס וְשִׂנְאָה־בֽוֹ׃<text:s/></text:span><text:span text:style-name="T1727">‬</text:span>‬‬</text:p>
        <text:p text:style-name="P1728"><text:span text:style-name="T1729">18</text:span><text:span text:style-name="T1730"> אִ֣ישׁ חֵ֭מָה יְגָרֶ֣ה מָד֑וֹן וְאֶ֥רֶך אַ֝פַּ֗יִם יַשְׁקִ֥יט רִֽיב׃<text:s/></text:span><text:span text:style-name="T1731">‬</text:span>‬‬</text:p>
        <text:p text:style-name="P1732"><text:span text:style-name="T1733">19</text:span><text:span text:style-name="T1734"> דֶּ֣רֶךְ עָ֭צֵל כִּמְשֻׂ֣כַת חָ֑דֶק וְאֹ֖רַח יְשָׁרִ֣ים סְלֻלָֽה׃<text:s/></text:span><text:span text:style-name="T1735">‬</text:span>‬‬</text:p>
        <text:soft-page-break/>
        <text:p text:style-name="P1736"><text:span text:style-name="T1737">20</text:span><text:span text:style-name="T1738"> בֵּ֣ן חָ֭כָם יְשַׂמַּח־אָ֑ב וּכְסִ֥יל אָ֝דָ֗ם בּוֹזֶ֥ה אִמּֽוֹ׃<text:s/></text:span><text:span text:style-name="T1739">‬</text:span>‬‬</text:p>
        <text:p text:style-name="P1740"><text:span text:style-name="T1741">21</text:span><text:span text:style-name="T1742"> אִ֭וֶּלֶת שִׂמְחָ֣ה לַחֲסַר־לֵ֑ב וְאִ֥ישׁ תְּ֝בוּנָ֗ה יְיַשֶׁר־לָֽכֶת׃<text:s/></text:span><text:span text:style-name="T1743">‬</text:span>‬‬</text:p>
        <text:p text:style-name="P1744"><text:span text:style-name="T1745">22</text:span><text:span text:style-name="T1746"> הָפֵ֣ר מַ֭חֲשָׁבוֹת בְּאֵ֣ין ס֑וֹד וּבְרֹ֖ב יוֹעֲצִ֣ים תָּקֽוּם׃<text:s/></text:span><text:span text:style-name="T1747">‬</text:span>‬‬</text:p>
        <text:p text:style-name="P1748"><text:span text:style-name="T1749">23</text:span><text:span text:style-name="T1750"> שִׂמְחָ֣ה לָ֭אִישׁ בְּמַעֲנֵה־פִ֑יו וְדָבָ֖ר בְּעִתּ֣וֹ מַה־טּֽוֹב׃<text:s/></text:span><text:span text:style-name="T1751">‬</text:span>‬‬</text:p>
        <text:p text:style-name="P1752"><text:span text:style-name="T1753">24</text:span><text:span text:style-name="T1754"> אֹ֣רַח חַ֭יִּים לְמַ֣עְלָה לְמַשְׂכִּ֑יל לְמַ֥עַן ס֝֗וּר מִשְּׁא֥וֹל מָֽטָּה׃<text:s/></text:span><text:span text:style-name="T1755">‬</text:span>‬‬</text:p>
        <text:p text:style-name="P1756"><text:span text:style-name="T1757">25</text:span><text:span text:style-name="T1758"> בֵּ֣ית גֵּ֭אִים יִסַּ֥ח ׀ יְהוָ֑ה וְ֝יַצֵּ֗ב גְּב֣וּל אַלְמָנָֽה׃<text:s/></text:span><text:span text:style-name="T1759">‬</text:span>‬‬</text:p>
        <text:p text:style-name="P1760"><text:span text:style-name="T1761">26</text:span><text:span text:style-name="T1762"> תּוֹעֲבַ֣ת יְ֭הוָה מַחְשְׁב֣וֹת רָ֑ע וּ֝טְהֹרִ֗ים אִמְרֵי־נֹֽעַם׃<text:s/></text:span><text:span text:style-name="T1763">‬</text:span>‬‬</text:p>
        <text:p text:style-name="P1764"><text:span text:style-name="T1765">27</text:span><text:span text:style-name="T1766"> עֹכֵ֣ר בֵּ֭יתוֹ בּוֹצֵ֣עַ בָּ֑צַע וְשׂוֹנֵ֖א מַתָּנֹ֣ת יִחְיֶֽה׃<text:s/></text:span><text:span text:style-name="T1767">‬</text:span>‬‬</text:p>
        <text:p text:style-name="P1768"><text:span text:style-name="T1769">28</text:span><text:span text:style-name="T1770"> לֵ֣ב צַ֭דִּיק יֶהְגֶּ֣ה לַעֲנ֑וֹת וּפִ֥י רְ֝שָׁעִ֗ים יַבִּ֥יעַ רָעֽוֹת׃<text:s/></text:span><text:span text:style-name="T1771">‬</text:span>‬‬</text:p>
        <text:p text:style-name="P1772"><text:span text:style-name="T1773">29</text:span><text:span text:style-name="T1774"> רָח֣וֹק יְ֭הוָה מֵרְשָׁעִ֑ים וּתְפִלַּ֖ת צַדִּיקִ֣ים יִשְׁמָֽע׃<text:s/></text:span><text:span text:style-name="T1775">‬</text:span>‬‬</text:p>
        <text:p text:style-name="P1776"><text:span text:style-name="T1777">30</text:span><text:span text:style-name="T1778"> מְֽאוֹר־עֵ֭ינַיִם יְשַׂמַּֽח־לֵ֑ב שְׁמוּעָ֥ה ט֝וֹבָ֗ה תְּדַשֶּׁן־עָֽצֶם׃<text:s/></text:span><text:span text:style-name="T1779">‬</text:span>‬‬</text:p>
        <text:p text:style-name="P1780"><text:span text:style-name="T1781">31</text:span><text:span text:style-name="T1782"> אֹ֗זֶן שֹׁ֖מַעַת תּוֹכַ֣חַת חַיִּ֑ים בְּקֶ֖רֶב חֲכָמִ֣ים תָּלִֽין׃<text:s/></text:span><text:span text:style-name="T1783">‬</text:span>‬‬</text:p>
        <text:p text:style-name="P1784"><text:span text:style-name="T1785">32</text:span><text:span text:style-name="T1786"> פּוֹרֵ֣עַ מ֭וּסָר מוֹאֵ֣ס נַפְשׁ֑וֹ וְשׁוֹמֵ֥עַ תּ֝וֹכַ֗חַת ק֣וֹנֶה לֵּֽב׃<text:s/></text:span><text:span text:style-name="T1787">‬</text:span>‬‬</text:p>
        <text:p text:style-name="P1788"><text:span text:style-name="T1789">33</text:span><text:span text:style-name="T1790"> יִרְאַ֣ת יְ֭הוָה מוּסַ֣ר חָכְמָ֑ה וְלִפְנֵ֖י כָב֣וֹד עֲנָוָֽה׃<text:s/></text:span><text:span text:style-name="T1791">‬</text:span>‬‬</text:p>
      </text:section>
      <text:section text:name="Sect15" text:style-name="S15">
        <text:p text:style-name="P1792">Proverbs 16</text:p>
        <text:p text:style-name="P1793"><text:span text:style-name="T1794">1</text:span><text:span text:style-name="T1795"> לְאָדָ֥ם מַֽעַרְכֵי־לֵ֑ב וּ֝מֵיְהוָ֗ה מַעֲנֵ֥ה לָשֽׁוֹן׃<text:s/></text:span></text:p>
        <text:p text:style-name="P1796"><text:span text:style-name="T1797">2</text:span><text:span text:style-name="T1798"> כָּֽל־דַּרְכֵי־אִ֭ישׁ זַ֣ךְ בְּעֵינָ֑יו וְתֹכֵ֖ן רוּח֣וֹת יְהוָֽה׃<text:s/></text:span><text:span text:style-name="T1799">‬</text:span>‬‬</text:p>
        <text:soft-page-break/>
        <text:p text:style-name="P1800"><text:span text:style-name="T1801">3</text:span><text:span text:style-name="T1802"> גֹּ֣ל אֶל־יְהוָ֣ה מַעֲשֶׂ֑יךָ וְ֝יִכֹּ֗נוּ מַחְשְׁבֹתֶֽיךָ׃<text:s/></text:span><text:span text:style-name="T1803">‬</text:span>‬‬</text:p>
        <text:p text:style-name="P1804"><text:span text:style-name="T1805">4</text:span><text:span text:style-name="T1806"> כֹּ֤ל פָּעַ֣ל יְ֭הוָה לַֽמַּעֲנֵ֑הוּ וְגַם־רָ֝שָׁ֗ע לְי֣וֹם רָעָֽה׃<text:s/></text:span><text:span text:style-name="T1807">‬</text:span>‬‬</text:p>
        <text:p text:style-name="P1808"><text:span text:style-name="T1809">5</text:span><text:span text:style-name="T1810"> תּוֹעֲבַ֣ת יְ֭הוָה כָּל־גְּבַהּ־לֵ֑ב יָ֥ד לְ֝יָ֗ד לֹ֣א יִנָּקֶֽה׃<text:s/></text:span><text:span text:style-name="T1811">‬</text:span>‬‬</text:p>
        <text:p text:style-name="P1812"><text:span text:style-name="T1813">6</text:span><text:span text:style-name="T1814"> בְּחֶ֣סֶד וֶ֭אֱמֶת יְכֻפַּ֣ר עָוֺ֑ן וּבְיִרְאַ֥ת יְ֝הוָ֗ה ס֣וּר מֵרָֽע׃<text:s/></text:span><text:span text:style-name="T1815">‬</text:span>‬‬</text:p>
        <text:p text:style-name="P1816"><text:span text:style-name="T1817">7</text:span><text:span text:style-name="T1818"> בִּרְצ֣וֹת יְ֭הוָה דַּרְכֵי־אִ֑ישׁ גַּם־א֝וֹיְבָ֗יו יַשְׁלִ֥ם אִתּֽוֹ׃<text:s/></text:span><text:span text:style-name="T1819">‬</text:span>‬‬</text:p>
        <text:p text:style-name="P1820"><text:span text:style-name="T1821">8</text:span><text:span text:style-name="T1822"> טוֹב־מְ֭עַט בִּצְדָקָ֑ה מֵרֹ֥ב תְּ֝בוּא֗וֹת בְּלֹ֣א מִשְׁפָּֽט׃<text:s/></text:span><text:span text:style-name="T1823">‬</text:span>‬‬</text:p>
        <text:p text:style-name="P1824"><text:span text:style-name="T1825">9</text:span><text:span text:style-name="T1826"> לֵ֣ב אָ֭דָם יְחַשֵּׁ֣ב דַּרְכּ֑וֹ וַֽ֝יהוָ֗ה יָכִ֥ין צַעֲדֽוֹ׃<text:s/></text:span><text:span text:style-name="T1827">‬</text:span>‬‬</text:p>
        <text:p text:style-name="P1828"><text:span text:style-name="T1829">10</text:span><text:span text:style-name="T1830"> קֶ֤סֶם ׀ עַֽל־שִׂפְתֵי־מֶ֑לֶךְ בְּ֝מִשְׁפָּ֗ט לֹ֣א יִמְעַל־פִּֽיו׃<text:s/></text:span><text:span text:style-name="T1831">‬</text:span>‬‬</text:p>
        <text:p text:style-name="P1832"><text:span text:style-name="T1833">11</text:span><text:span text:style-name="T1834"> פֶּ֤לֶס ׀ וּמֹאזְנֵ֣י מִ֭שְׁפָּט לַֽיהוָ֑ה מַ֝עֲשֵׂ֗הוּ כָּל־אַבְנֵי־כִֽיס׃<text:s/></text:span><text:span text:style-name="T1835">‬</text:span>‬‬</text:p>
        <text:p text:style-name="P1836"><text:span text:style-name="T1837">12</text:span><text:span text:style-name="T1838"> תּוֹעֲבַ֣ת מְ֭לָכִים עֲשׂ֣וֹת רֶ֑שַׁע כִּ֥י בִ֝צְדָקָ֗ה יִכּ֥וֹן כִּסֵּֽא׃<text:s/></text:span><text:span text:style-name="T1839">‬</text:span>‬‬</text:p>
        <text:p text:style-name="P1840"><text:span text:style-name="T1841">13</text:span><text:span text:style-name="T1842"> רְצ֣וֹן מְ֭לָכִים שִׂפְתֵי־צֶ֑דֶק וְדֹבֵ֖ר יְשָׁרִ֣ים יֶאֱהָֽב׃<text:s/></text:span><text:span text:style-name="T1843">‬</text:span>‬‬</text:p>
        <text:p text:style-name="P1844"><text:span text:style-name="T1845">14</text:span><text:span text:style-name="T1846"> חֲמַת־מֶ֥לֶךְ מַלְאֲכֵי־מָ֑וֶת וְאִ֖ישׁ חָכָ֣ם יְכַפְּרֶֽנָּה׃<text:s/></text:span><text:span text:style-name="T1847">‬</text:span>‬‬</text:p>
        <text:p text:style-name="P1848"><text:span text:style-name="T1849">15</text:span><text:span text:style-name="T1850"> בְּאוֹר־פְּנֵי־מֶ֥לֶךְ חַיִּ֑ים וּ֝רְצוֹנ֗וֹ כְּעָ֣ב מַלְקֽוֹשׁ׃<text:s/></text:span><text:span text:style-name="T1851">‬</text:span>‬‬</text:p>
        <text:p text:style-name="P1852"><text:span text:style-name="T1853">16</text:span><text:span text:style-name="T1854"> קְֽנֹה־חָכְמָ֗ה מַה־טּ֥וֹב מֵחָר֑וּץ וּקְנ֥וֹת בִּ֝ינָ֗ה נִבְחָ֥ר מִכָּֽסֶף׃<text:s/></text:span><text:span text:style-name="T1855">‬</text:span>‬‬</text:p>
        <text:p text:style-name="P1856"><text:span text:style-name="T1857">17</text:span><text:span text:style-name="T1858"> מְסִלַּ֣ת יְ֭שָׁרִים ס֣וּר מֵרָ֑ע שֹׁמֵ֥ר נַ֝פְשׁ֗וֹ נֹצֵ֥ר דַּרְכּֽוֹ׃<text:s/></text:span><text:span text:style-name="T1859">‬</text:span>‬‬</text:p>
        <text:p text:style-name="P1860"><text:span text:style-name="T1861">18</text:span><text:span text:style-name="T1862"> לִפְנֵי־שֶׁ֥בֶר גָּא֑וֹן וְלִפְנֵ֥י כִ֝שָּׁל֗וֹן גֹּ֣בַהּ רֽוּחַ׃<text:s/></text:span><text:span text:style-name="T1863">‬</text:span>‬‬</text:p>
        <text:p text:style-name="P1864"><text:span text:style-name="T1865">19</text:span><text:span text:style-name="T1866"> ט֣וֹב שְׁפַל־ר֭וּחַ אֶת־*עניים **עֲנָוִ֑ים מֵֽחַלֵּ֥ק שָׁ֝לָ֗ל אֶת־גֵּאִֽים׃<text:s/></text:span><text:span text:style-name="T1867">‬</text:span>‬‬</text:p>
        <text:soft-page-break/>
        <text:p text:style-name="P1868"><text:span text:style-name="T1869">20</text:span><text:span text:style-name="T1870"> מַשְׂכִּ֣יל עַל־דָּ֭בָר יִמְצָא־ט֑וֹב וּבוֹטֵ֖חַ בַּיהוָ֣ה אַשְׁרָֽיו׃<text:s/></text:span><text:span text:style-name="T1871">‬</text:span>‬‬</text:p>
        <text:p text:style-name="P1872"><text:span text:style-name="T1873">21</text:span><text:span text:style-name="T1874"> לַחֲכַם־לֵ֭ב יִקָּרֵ֣א נָב֑וֹן וּמֶ֥תֶק שְׂ֝פָתַ֗יִם יֹסִ֥יף לֶֽקַח׃<text:s/></text:span><text:span text:style-name="T1875">‬</text:span>‬‬</text:p>
        <text:p text:style-name="P1876"><text:span text:style-name="T1877">22</text:span><text:span text:style-name="T1878"> מְק֣וֹר חַ֭יִּים שֵׂ֣כֶל בְּעָלָ֑יו וּמוּסַ֖ר אֱוִלִ֣ים אִוֶּֽלֶת׃<text:s/></text:span><text:span text:style-name="T1879">‬</text:span>‬‬</text:p>
        <text:p text:style-name="P1880"><text:span text:style-name="T1881">23</text:span><text:span text:style-name="T1882"> לֵ֣ב חָ֭כָם יַשְׂכִּ֣יל פִּ֑יהוּ וְעַל־שְׂ֝פָתָ֗יו יֹסִ֥יף לֶֽקַח׃<text:s/></text:span><text:span text:style-name="T1883">‬</text:span>‬‬</text:p>
        <text:p text:style-name="P1884"><text:span text:style-name="T1885">24</text:span><text:span text:style-name="T1886"> צוּף־דְּ֭בַשׁ אִמְרֵי־נֹ֑עַם מָת֥וֹק לַ֝נֶּפֶשׁ וּמַרְפֵּ֥א לָעָֽצֶם׃<text:s/></text:span><text:span text:style-name="T1887">‬</text:span>‬‬</text:p>
        <text:p text:style-name="P1888"><text:span text:style-name="T1889">25</text:span><text:span text:style-name="T1890"> יֵ֤שׁ דֶּ֣רֶךְ יָ֭שָׁר לִפְנֵי־אִ֑ישׁ וְ֝אַחֲרִיתָ֗הּ דַּרְכֵי־מָֽוֶת׃<text:s/></text:span><text:span text:style-name="T1891">‬</text:span>‬‬</text:p>
        <text:p text:style-name="P1892"><text:span text:style-name="T1893">26</text:span><text:span text:style-name="T1894"> נֶ֣פֶשׁ עָ֭מֵל עָ֣מְלָה לּ֑וֹ כִּֽי־אָכַ֖ף עָלָ֣יו פִּֽיהוּ׃<text:s/></text:span><text:span text:style-name="T1895">‬</text:span>‬‬</text:p>
        <text:p text:style-name="P1896"><text:span text:style-name="T1897">27</text:span><text:span text:style-name="T1898"> אִ֣ישׁ בְּ֭לִיַּעַל כֹּרֶ֣ה רָעָ֑ה וְעַל־*שפתיו **שְׂ֝פָת֗וֹ כְּאֵ֣שׁ צָרָֽבֶת׃<text:s/></text:span><text:span text:style-name="T1899">‬</text:span>‬‬</text:p>
        <text:p text:style-name="P1900"><text:span text:style-name="T1901">28</text:span><text:span text:style-name="T1902"> אִ֣ישׁ תַּ֭הְפֻּכוֹת יְשַׁלַּ֣ח מָד֑וֹן וְ֝נִרְגָּ֗ן מַפְרִ֥יד אַלּֽוּף׃<text:s/></text:span><text:span text:style-name="T1903">‬</text:span>‬‬</text:p>
        <text:p text:style-name="P1904"><text:span text:style-name="T1905">29</text:span><text:span text:style-name="T1906"> אִ֣ישׁ חָ֭מָס יְפַתֶּ֣ה רֵעֵ֑הוּ וְ֝הוֹלִיכ֗וֹ בְּדֶ֣רֶךְ לֹא־טֽוֹב׃<text:s/></text:span><text:span text:style-name="T1907">‬</text:span>‬‬</text:p>
        <text:p text:style-name="P1908"><text:span text:style-name="T1909">30</text:span><text:span text:style-name="T1910"> עֹצֶ֣ה עֵ֭ינָיו לַחְשֹׁ֣ב תַּהְפֻּכ֑וֹת קֹרֵ֥ץ שְׂ֝פָתָ֗יו כִּלָּ֥ה רָעָֽה׃<text:s/></text:span><text:span text:style-name="T1911">‬</text:span>‬‬</text:p>
        <text:p text:style-name="P1912"><text:span text:style-name="T1913">31</text:span><text:span text:style-name="T1914"> עֲטֶ֣רֶת תִּפְאֶ֣רֶת שֵׂיבָ֑ה בְּדֶ֥רֶךְ צְ֝דָקָ֗ה תִּמָּצֵֽא׃<text:s/></text:span><text:span text:style-name="T1915">‬</text:span>‬‬</text:p>
        <text:p text:style-name="P1916"><text:span text:style-name="T1917">32</text:span><text:span text:style-name="T1918"> ט֤וֹב אֶ֣רֶךְ אַ֭פַּיִם מִגִּבּ֑וֹר וּמֹשֵׁ֥ל בְּ֝רוּח֗וֹ מִלֹּכֵ֥ד עִֽיר׃<text:s/></text:span><text:span text:style-name="T1919">‬</text:span>‬‬</text:p>
        <text:p text:style-name="P1920"><text:span text:style-name="T1921">33</text:span><text:span text:style-name="T1922"> בַּ֭חֵיק יוּטַ֣ל אֶת־הַגּוֹרָ֑ל וּ֝מֵיְהוָ֗ה כָּל־מִשְׁפָּטֽוֹ׃<text:s/></text:span><text:span text:style-name="T1923">‬</text:span>‬‬</text:p>
      </text:section>
      <text:section text:name="Sect16" text:style-name="S16">
        <text:p text:style-name="P1924">Proverbs 17</text:p>
        <text:p text:style-name="P1925"><text:span text:style-name="T1926">1</text:span><text:span text:style-name="T1927"> ט֤וֹב פַּ֣ת חֲ֭רֵבָה וְשַׁלְוָה־בָ֑הּ מִ֝בַּ֗יִת מָלֵ֥א זִבְחֵי־רִֽיב׃<text:s/></text:span></text:p>
        <text:p text:style-name="P1928"><text:span text:style-name="T1929">2</text:span><text:span text:style-name="T1930"> עֶֽבֶד־מַשְׂכִּ֗יל יִ֭מְשֹׁל בְּבֵ֣ן מֵבִ֑ישׁ וּבְת֥וֹךְ אַ֝חִ֗ים יַחֲלֹ֥ק נַחֲלָֽה׃<text:s/></text:span><text:span text:style-name="T1931">‬</text:span>‬‬</text:p>
        <text:soft-page-break/>
        <text:p text:style-name="P1932"><text:span text:style-name="T1933">3</text:span><text:span text:style-name="T1934"> מַצְרֵ֣ף לַ֭כֶּסֶף וְכ֣וּר לַזָּהָ֑ב וּבֹחֵ֖ן לִבּ֣וֹת יְהוָֽה׃<text:s/></text:span><text:span text:style-name="T1935">‬</text:span>‬‬</text:p>
        <text:p text:style-name="P1936"><text:span text:style-name="T1937">4</text:span><text:span text:style-name="T1938"> מֵ֭רַע מַקְשִׁ֣יב עַל־שְׂפַת־אָ֑וֶן שֶׁ֥קֶר מֵ֝זִין עַל־לְשׁ֥וֹן הַוֺּֽת׃<text:s/></text:span><text:span text:style-name="T1939">‬</text:span>‬‬</text:p>
        <text:p text:style-name="P1940"><text:span text:style-name="T1941">5</text:span><text:span text:style-name="T1942"> לֹעֵ֣ג לָ֭רָשׁ חֵרֵ֣ף עֹשֵׂ֑הוּ שָׂמֵ֥חַ לְ֝אֵ֗יד לֹ֣א יִנָּקֶֽה׃<text:s/></text:span><text:span text:style-name="T1943">‬</text:span>‬‬</text:p>
        <text:p text:style-name="P1944"><text:span text:style-name="T1945">6</text:span><text:span text:style-name="T1946"> עֲטֶ֣רֶת זְ֭קֵנִים בְּנֵ֣י בָנִ֑ים וְתִפְאֶ֖רֶת בָּנִ֣ים אֲבוֹתָֽם׃<text:s/></text:span><text:span text:style-name="T1947">‬</text:span>‬‬</text:p>
        <text:p text:style-name="P1948"><text:span text:style-name="T1949">7</text:span><text:span text:style-name="T1950"> לֹא־נָאוָ֣ה לְנָבָ֣ל שְׂפַת־יֶ֑תֶר אַ֝֗ף כִּֽי־לְנָדִ֥יב שְׂפַת־שָֽׁקֶר׃<text:s/></text:span><text:span text:style-name="T1951">‬</text:span>‬‬</text:p>
        <text:p text:style-name="P1952"><text:span text:style-name="T1953">8</text:span><text:span text:style-name="T1954"> אֶֽבֶן־חֵ֣ן הַ֭שֹּׁחַד בְּעֵינֵ֣י בְעָלָ֑יו אֶֽל־כָּל־אֲשֶׁ֖ר יִפְנֶ֣ה יַשְׂכִּֽיל׃<text:s/></text:span><text:span text:style-name="T1955">‬</text:span>‬‬</text:p>
        <text:p text:style-name="P1956"><text:span text:style-name="T1957">9</text:span><text:span text:style-name="T1958"> מְֽכַסֶּה־פֶּ֭שַׁע מְבַקֵּ֣שׁ אַהֲבָ֑ה וְשֹׁנֶ֥ה בְ֝דָבָ֗ר מַפְרִ֥יד אַלּֽוּף׃<text:s/></text:span><text:span text:style-name="T1959">‬</text:span>‬‬</text:p>
        <text:p text:style-name="P1960"><text:span text:style-name="T1961">10</text:span><text:span text:style-name="T1962"> תֵּ֣חַת גְּעָרָ֣ה בְמֵבִ֑ין מֵהַכּ֖וֹת כְּסִ֣יל מֵאָֽה׃<text:s/></text:span><text:span text:style-name="T1963">‬</text:span>‬‬</text:p>
        <text:p text:style-name="P1964"><text:span text:style-name="T1965">11</text:span><text:span text:style-name="T1966"> אַךְ־מְרִ֥י יְבַקֶּשׁ־רָ֑ע וּמַלְאָ֥ךְ אַ֝כְזָרִ֗י יְשֻׁלַּח־בּֽוֹ׃<text:s/></text:span><text:span text:style-name="T1967">‬</text:span>‬‬</text:p>
        <text:p text:style-name="P1968"><text:span text:style-name="T1969">12</text:span><text:span text:style-name="T1970"> פָּג֬וֹשׁ דֹּ֣ב שַׁכּ֣וּל בְּאִ֑ישׁ וְאַל־כְּ֝סִ֗יל בְּאִוַּלְתּֽוֹ׃<text:s/></text:span><text:span text:style-name="T1971">‬</text:span>‬‬</text:p>
        <text:p text:style-name="P1972"><text:span text:style-name="T1973">13</text:span><text:span text:style-name="T1974"> מֵשִׁ֣יב רָ֭עָה תַּ֣חַת טוֹבָ֑ה לֹא־*תמיש **תָמ֥וּשׁ רָ֝עָ֗ה מִבֵּיתֽוֹ׃<text:s/></text:span><text:span text:style-name="T1975">‬</text:span>‬‬</text:p>
        <text:p text:style-name="P1976"><text:span text:style-name="T1977">14</text:span><text:span text:style-name="T1978"> פּ֣וֹטֵֽר מַ֭יִם רֵאשִׁ֣ית מָד֑וֹן וְלִפְנֵ֥י הִ֝תְגַּלַּ֗ע הָרִ֥יב נְטֽוֹשׁ׃<text:s/></text:span><text:span text:style-name="T1979">‬</text:span>‬‬</text:p>
        <text:p text:style-name="P1980"><text:span text:style-name="T1981">15</text:span><text:span text:style-name="T1982"> מַצְדִּ֣יק רָ֭שָׁע וּמַרְשִׁ֣יעַ צַדִּ֑יק תּוֹעֲבַ֥ת יְ֝הוָ֗ה גַּם־שְׁנֵיהֶֽם׃<text:s/></text:span><text:span text:style-name="T1983">‬</text:span>‬‬</text:p>
        <text:p text:style-name="P1984"><text:span text:style-name="T1985">16</text:span><text:span text:style-name="T1986"> לָמָּה־זֶּ֣ה מְחִ֣יר בְּיַד־כְּסִ֑יל לִקְנ֖וֹת חָכְמָ֣ה וְלֶב־אָֽיִן׃<text:s/></text:span><text:span text:style-name="T1987">‬</text:span>‬‬</text:p>
        <text:p text:style-name="P1988"><text:span text:style-name="T1989">17</text:span><text:span text:style-name="T1990"> בְּכָל־עֵ֭ת אֹהֵ֣ב הָרֵ֑עַ וְאָ֥ח לְ֝צָרָ֗ה יִוָּלֵֽד׃<text:s/></text:span><text:span text:style-name="T1991">‬</text:span>‬‬</text:p>
        <text:p text:style-name="P1992"><text:span text:style-name="T1993">18</text:span><text:span text:style-name="T1994"> אָדָ֣ם חֲסַר־לֵ֭ב תּוֹקֵ֣עַ כָּ֑ף עֹרֵ֥ב עֲ֝רֻבָּ֗ה לִפְנֵ֥י רֵעֵֽהוּ׃<text:s/></text:span><text:span text:style-name="T1995">‬</text:span>‬‬</text:p>
        <text:p text:style-name="P1996"><text:span text:style-name="T1997">19</text:span><text:span text:style-name="T1998"> אֹ֣הֵֽב פֶּ֭שַׁע אֹהֵ֣ב מַצָּ֑ה מַגְבִּ֥יהַּ פִּ֝תְח֗וֹ מְבַקֶּשׁ־שָֽׁבֶר׃<text:s/></text:span><text:span text:style-name="T1999">‬</text:span>‬‬</text:p>
        <text:soft-page-break/>
        <text:p text:style-name="P2000"><text:span text:style-name="T2001">20</text:span><text:span text:style-name="T2002"> עִקֶּשׁ־לֵ֭ב לֹ֣א יִמְצָא־ט֑וֹב וְנֶהְפָּ֥ךְ בִּ֝לְשׁוֹנ֗וֹ יִפּ֥וֹל בְּרָעָֽה׃<text:s/></text:span><text:span text:style-name="T2003">‬</text:span>‬‬</text:p>
        <text:p text:style-name="P2004"><text:span text:style-name="T2005">21</text:span><text:span text:style-name="T2006"> יֹלֵ֣ד כְּ֭סִיל לְת֣וּגָה ל֑וֹ וְלֹֽא־יִ֝שְׂמַ֗ח אֲבִ֣י נָבָֽל׃<text:s/></text:span><text:span text:style-name="T2007">‬</text:span>‬‬</text:p>
        <text:p text:style-name="P2008"><text:span text:style-name="T2009">22</text:span><text:span text:style-name="T2010"> לֵ֣ב שָׂ֭מֵחַ יֵיטִ֣ב גֵּהָ֑ה וְר֥וּחַ נְ֝כֵאָ֗ה תְּיַבֶּשׁ־גָּֽרֶם׃<text:s/></text:span><text:span text:style-name="T2011">‬</text:span>‬‬</text:p>
        <text:p text:style-name="P2012"><text:span text:style-name="T2013">23</text:span><text:span text:style-name="T2014"> שֹׁ֣חַד מֵ֭חֵיק רָשָׁ֣ע יִקָּ֑ח לְ֝הַטּ֗וֹת אָרְח֥וֹת מִשְׁפָּֽט׃<text:s/></text:span><text:span text:style-name="T2015">‬</text:span>‬‬</text:p>
        <text:p text:style-name="P2016"><text:span text:style-name="T2017">24</text:span><text:span text:style-name="T2018"> אֶת־פְּנֵ֣י מֵבִ֣ין חָכְמָ֑ה וְעֵינֵ֥י כְ֝סִ֗יל בִּקְצֵה־אָֽרֶץ׃<text:s/></text:span><text:span text:style-name="T2019">‬</text:span>‬‬</text:p>
        <text:p text:style-name="P2020"><text:span text:style-name="T2021">25</text:span><text:span text:style-name="T2022"> כַּ֣עַס לְ֭אָבִיו בֵּ֣ן כְּסִ֑יל וּ֝מֶ֗מֶר לְיוֹלַדְתּֽוֹ׃<text:s/></text:span><text:span text:style-name="T2023">‬</text:span>‬‬</text:p>
        <text:p text:style-name="P2024"><text:span text:style-name="T2025">26</text:span><text:span text:style-name="T2026"> גַּ֤ם עֲנ֣וֹשׁ לַצַּדִּ֣יק לֹּא־ט֑וֹב לְהַכּ֖וֹת נְדִיבִ֣ים עַל־יֹֽשֶׁר׃<text:s/></text:span><text:span text:style-name="T2027">‬</text:span>‬‬</text:p>
        <text:p text:style-name="P2028"><text:span text:style-name="T2029">27</text:span><text:span text:style-name="T2030"> חוֹשֵׂ֣ךְ אֲ֭מָרָיו יוֹדֵ֣עַ דָּ֑עַת *וקר־**יְקַר־ר֝֗וּחַ אִ֣ישׁ תְּבוּנָֽה׃<text:s/></text:span><text:span text:style-name="T2031">‬</text:span>‬‬</text:p>
        <text:p text:style-name="P2032"><text:span text:style-name="T2033">28</text:span><text:span text:style-name="T2034"> גַּ֤ם אֱוִ֣יל מַ֭חֲרִישׁ חָכָ֣ם יֵחָשֵׁ֑ב אֹטֵ֖ם שְׂפָתָ֣יו נָבֽוֹן׃<text:s/></text:span><text:span text:style-name="T2035">‬</text:span>‬‬</text:p>
      </text:section>
      <text:section text:name="Sect17" text:style-name="S17">
        <text:p text:style-name="P2036">Proverbs 18</text:p>
        <text:p text:style-name="P2037"><text:span text:style-name="T2038">1</text:span><text:span text:style-name="T2039"> לְֽ֭תַאֲוָה יְבַקֵּ֣שׁ נִפְרָ֑ד בְּכָל־תּ֝וּשִׁיָּ֗ה יִתְגַּלָּֽע׃<text:s/></text:span><text:span text:style-name="T2040">‬</text:span>‬‬</text:p>
        <text:p text:style-name="P2041"><text:span text:style-name="T2042">2</text:span><text:span text:style-name="T2043"> לֹֽא־יַחְפֹּ֣ץ כְּ֭סִיל בִּתְבוּנָ֑ה כִּ֝֗י אִֽם־בְּהִתְגַּלּ֥וֹת לִבּֽוֹ׃<text:s/></text:span><text:span text:style-name="T2044">‬</text:span>‬‬</text:p>
        <text:p text:style-name="P2045"><text:span text:style-name="T2046">3</text:span><text:span text:style-name="T2047"> בְּֽבוֹא־רָ֭שָׁע בָּ֣א גַם־בּ֑וּז וְֽעִם־קָל֥וֹן חֶרְפָּֽה׃<text:s/></text:span><text:span text:style-name="T2048">‬</text:span>‬‬</text:p>
        <text:p text:style-name="P2049"><text:span text:style-name="T2050">4</text:span><text:span text:style-name="T2051"> מַ֣יִם עֲ֭מֻקִּים דִּבְרֵ֣י פִי־אִ֑ישׁ נַ֥חַל נֹ֝בֵ֗עַ מְק֣וֹר חָכְמָֽה׃<text:s/></text:span><text:span text:style-name="T2052">‬</text:span>‬‬</text:p>
        <text:p text:style-name="P2053"><text:span text:style-name="T2054">5</text:span><text:span text:style-name="T2055"> שְׂאֵ֣ת פְּנֵי־רָשָׁ֣ע לֹא־ט֑וֹב לְהַטּ֥וֹת צַ֝דִּ֗יק בַּמִּשְׁפָּֽט׃<text:s/></text:span><text:span text:style-name="T2056">‬</text:span>‬‬</text:p>
        <text:p text:style-name="P2057"><text:span text:style-name="T2058">6</text:span><text:span text:style-name="T2059"> שִׂפְתֵ֣י כְ֭סִיל יָבֹ֣אֽוּ בְרִ֑יב וּ֝פִ֗יו לְֽמַהֲלֻמ֥וֹת יִקְרָֽא׃<text:s/></text:span><text:span text:style-name="T2060">‬</text:span>‬‬</text:p>
        <text:p text:style-name="P2061"><text:span text:style-name="T2062">7</text:span><text:span text:style-name="T2063"> פִּֽי־כְ֭סִיל מְחִתָּה־ל֑וֹ וּ֝שְׂפָתָ֗יו מוֹקֵ֥שׁ נַפְשֽׁוֹ׃<text:s/></text:span><text:span text:style-name="T2064">‬</text:span>‬‬</text:p>
        <text:soft-page-break/>
        <text:p text:style-name="P2065"><text:span text:style-name="T2066">8</text:span><text:span text:style-name="T2067"> דִּבְרֵ֣י נִ֭רְגָּן כְּמִֽתְלַהֲמִ֑ים וְ֝הֵ֗ם יָרְד֥וּ חַדְרֵי־בָֽטֶן׃<text:s/></text:span><text:span text:style-name="T2068">‬</text:span>‬‬</text:p>
        <text:p text:style-name="P2069"><text:span text:style-name="T2070">9</text:span><text:span text:style-name="T2071"> גַּ֭ם מִתְרַפֶּ֣ה בִמְלַאכְתּ֑וֹ אָ֥ח ה֝֗וּא לְבַ֣עַל מַשְׁחִֽית׃<text:s/></text:span><text:span text:style-name="T2072">‬</text:span>‬‬</text:p>
        <text:p text:style-name="P2073"><text:span text:style-name="T2074">10</text:span><text:span text:style-name="T2075"> מִגְדַּל־עֹ֭ז שֵׁ֣ם יְהוָ֑ה בּֽוֹ־יָר֖וּץ צַדִּ֣יק וְנִשְׂגָּֽב׃<text:s/></text:span><text:span text:style-name="T2076">‬</text:span>‬‬</text:p>
        <text:p text:style-name="P2077"><text:span text:style-name="T2078">11</text:span><text:span text:style-name="T2079"> ה֣וֹן עָ֭שִׁיר קִרְיַ֣ת עֻזּ֑וֹ וּכְחוֹמָ֥ה נִ֝שְׂגָּבָ֗ה בְּמַשְׂכִּיתֽוֹ׃<text:s/></text:span><text:span text:style-name="T2080">‬</text:span>‬‬</text:p>
        <text:p text:style-name="P2081"><text:span text:style-name="T2082">12</text:span><text:span text:style-name="T2083"> לִפְנֵי־שֶׁ֭בֶר יִגְבַּ֣הּ לֵב־אִ֑ישׁ וְלִפְנֵ֖י כָב֣וֹד עֲנָוֽ͏ָה׃<text:s/></text:span><text:span text:style-name="T2084">‬</text:span>‬‬</text:p>
        <text:p text:style-name="P2085"><text:span text:style-name="T2086">13</text:span><text:span text:style-name="T2087"> מֵשִׁ֣יב דָּ֭בָר בְּטֶ֣רֶם יִשְׁמָ֑ע אִוֶּ֥לֶת הִיא־ל֝֗וֹ וּכְלִמָּֽה׃<text:s/></text:span><text:span text:style-name="T2088">‬</text:span>‬‬</text:p>
        <text:p text:style-name="P2089"><text:span text:style-name="T2090">14</text:span><text:span text:style-name="T2091"> רֽוּחַ־אִ֭ישׁ יְכַלְכֵּ֣ל מַחֲלֵ֑הוּ וְר֥וּחַ נְ֝כֵאָ֗ה מִ֣י יִשָּׂאֶֽנָּה׃<text:s/></text:span><text:span text:style-name="T2092">‬</text:span>‬‬</text:p>
        <text:p text:style-name="P2093"><text:span text:style-name="T2094">15</text:span><text:span text:style-name="T2095"> לֵ֣ב נָ֭בוֹן יִקְנֶה־דָּ֑עַת וְאֹ֥זֶן חֲ֝כָמִ֗ים תְּבַקֶּשׁ־דָּֽעַת׃<text:s/></text:span><text:span text:style-name="T2096">‬</text:span>‬‬</text:p>
        <text:p text:style-name="P2097"><text:span text:style-name="T2098">16</text:span><text:span text:style-name="T2099"> מַתָּ֣ן אָ֭דָם יַרְחִ֣יב ל֑וֹ וְלִפְנֵ֖י גְדֹלִ֣ים יַנְחֶֽנּוּ׃<text:s/></text:span><text:span text:style-name="T2100">‬</text:span>‬‬</text:p>
        <text:p text:style-name="P2101"><text:span text:style-name="T2102">17</text:span><text:span text:style-name="T2103"> צַדִּ֣יק הָרִאשׁ֣וֹן בְּרִיב֑וֹ *יבא־**וּבָֽא־רֵ֝עֵ֗הוּ וַחֲקָרֽוֹ׃<text:s/></text:span><text:span text:style-name="T2104">‬</text:span>‬‬</text:p>
        <text:p text:style-name="P2105"><text:span text:style-name="T2106">18</text:span><text:span text:style-name="T2107"> מִ֭דְיָנִים יַשְׁבִּ֣ית הַגּוֹרָ֑ל וּבֵ֖ין עֲצוּמִ֣ים יַפְרִֽיד׃<text:s/></text:span><text:span text:style-name="T2108">‬</text:span>‬‬</text:p>
        <text:p text:style-name="P2109"><text:span text:style-name="T2110">19</text:span><text:span text:style-name="T2111"> אָ֗ח נִפְשָׁ֥ע מִקִּרְיַת־עֹ֑ז *ומדונים **וּ֝מִדְיָנִ֗ים כִּבְרִ֥יחַ אַרְמֽוֹן׃<text:s/></text:span><text:span text:style-name="T2112">‬</text:span>‬‬</text:p>
        <text:p text:style-name="P2113"><text:span text:style-name="T2114">20</text:span><text:span text:style-name="T2115"> מִפְּרִ֣י פִי־אִ֭ישׁ תִּשְׂבַּ֣ע בִּטְנ֑וֹ תְּבוּאַ֖ת שְׂפָתָ֣יו יִשְׂבָּֽע׃<text:s/></text:span><text:span text:style-name="T2116">‬</text:span>‬‬</text:p>
        <text:p text:style-name="P2117"><text:span text:style-name="T2118">21</text:span><text:span text:style-name="T2119"> מָ֣וֶת וְ֭חַיִּים בְּיַד־לָשׁ֑וֹן וְ֝אֹהֲבֶ֗יהָ יֹאכַ֥ל פִּרְיָֽהּ׃<text:s/></text:span><text:span text:style-name="T2120">‬</text:span>‬‬</text:p>
        <text:p text:style-name="P2121"><text:span text:style-name="T2122">22</text:span><text:span text:style-name="T2123"> מָצָ֣א אִ֭שָּׁה מָ֣צָא ט֑וֹב וַיָּ֥פֶק רָ֝צ֗וֹן מֵיְהוָֽה׃<text:s/></text:span><text:span text:style-name="T2124">‬</text:span>‬‬</text:p>
        <text:p text:style-name="P2125"><text:span text:style-name="T2126">23</text:span><text:span text:style-name="T2127"> תַּחֲנוּנִ֥ים יְדַבֶּר־רָ֑שׁ וְ֝עָשִׁ֗יר יַעֲנֶ֥ה עַזּֽוֹת׃<text:s/></text:span><text:span text:style-name="T2128">‬</text:span>‬‬</text:p>
        <text:p text:style-name="P2129"><text:span text:style-name="T2130">24</text:span><text:span text:style-name="T2131"> אִ֣ישׁ רֵ֭עִים לְהִתְרֹעֵ֑עַ וְיֵ֥שׁ אֹ֝הֵ֗ב דָּבֵ֥ק מֵאָֽח׃<text:s/></text:span><text:span text:style-name="T2132">‬</text:span>‬‬</text:p>
      </text:section>
      <text:section text:name="Sect18" text:style-name="S18">
        <text:soft-page-break/>
        <text:p text:style-name="P2133">Proverbs 19</text:p>
        <text:p text:style-name="P2134"><text:span text:style-name="T2135">1</text:span><text:span text:style-name="T2136"> טֽוֹב־רָ֭שׁ הוֹלֵ֣ךְ בְּתֻמּ֑וֹ מֵעִקֵּ֥שׁ שְׂ֝פָתָ֗יו וְה֣וּא כְסִֽיל׃<text:s/></text:span><text:span text:style-name="T2137">‬</text:span>‬‬</text:p>
        <text:p text:style-name="P2138"><text:span text:style-name="T2139">2</text:span><text:span text:style-name="T2140"> גַּ֤ם בְּלֹא־דַ֣עַת נֶ֣פֶשׁ לֹא־ט֑וֹב וְאָ֖ץ בְּרַגְלַ֣יִם חוֹטֵֽא׃<text:s/></text:span><text:span text:style-name="T2141">‬</text:span>‬‬</text:p>
        <text:p text:style-name="P2142"><text:span text:style-name="T2143">3</text:span><text:span text:style-name="T2144"> אִוֶּ֣לֶת אָ֭דָם תְּסַלֵּ֣ף דַּרְכּ֑וֹ וְעַל־יְ֝הוָ֗ה יִזְעַ֥ף לִבּֽוֹ׃<text:s/></text:span><text:span text:style-name="T2145">‬</text:span>‬‬</text:p>
        <text:p text:style-name="P2146"><text:span text:style-name="T2147">4</text:span><text:span text:style-name="T2148"> ה֗וֹן יֹ֭סִיף רֵעִ֣ים רַבִּ֑ים וְ֝דָ֗ל מֵרֵ֥עהוּ יִפָּרֵֽד׃<text:s/></text:span><text:span text:style-name="T2149">‬</text:span>‬‬</text:p>
        <text:p text:style-name="P2150"><text:span text:style-name="T2151">5</text:span><text:span text:style-name="T2152"> עֵ֣ד שְׁ֭קָרִים לֹ֣א יִנָּקֶ֑ה וְיָפִ֥יחַ כְּ֝זָבִ֗ים לֹ֣א יִמָּלֵֽט׃<text:s/></text:span><text:span text:style-name="T2153">‬</text:span>‬‬</text:p>
        <text:p text:style-name="P2154"><text:span text:style-name="T2155">6</text:span><text:span text:style-name="T2156"> רַ֭בִּים יְחַלּ֣וּ פְנֵֽי־נָדִ֑יב וְכָל־הָ֝רֵ֗עַ לְאִ֣ישׁ מַתָּֽן׃<text:s/></text:span><text:span text:style-name="T2157">‬</text:span>‬‬</text:p>
        <text:p text:style-name="P2158"><text:span text:style-name="T2159">7</text:span><text:span text:style-name="T2160"> כָּ֥ל אֲחֵי־רָ֨שׁ ׀ שְֽׂנֵאֻ֗הוּ אַ֤ף כִּ֣י מְ֭רֵעֵהוּ רָחֲק֣וּ מִמֶּ֑נּוּ מְרַדֵּ֖ף אֲמָרִ֣ים *לא־**לוֹ־הֵֽמָּה׃<text:s/></text:span><text:span text:style-name="T2161">‬</text:span>‬‬</text:p>
        <text:p text:style-name="P2162"><text:span text:style-name="T2163">8</text:span><text:span text:style-name="T2164"> קֹֽנֶה־לֵּ֭ב אֹהֵ֣ב נַפְשׁ֑וֹ שֹׁמֵ֥ר תְּ֝בוּנָ֗ה לִמְצֹא־טֽוֹב׃<text:s/></text:span><text:span text:style-name="T2165">‬</text:span>‬‬</text:p>
        <text:p text:style-name="P2166"><text:span text:style-name="T2167">9</text:span><text:span text:style-name="T2168"> עֵ֣ד שְׁ֭קָרִים לֹ֣א יִנָּקֶ֑ה וְיָפִ֖יחַ כְּזָבִ֣ים יֹאבֵֽד׃</text:span><text:span text:style-name="T2169"><text:s/>פ<text:s/></text:span><text:span text:style-name="T2170">‬</text:span>‬‬</text:p>
        <text:p text:style-name="P2171"><text:span text:style-name="T2172">10</text:span><text:span text:style-name="T2173"> לֹֽא־נָאוֶ֣ה לִכְסִ֣יל תַּעֲנ֑וּג אַ֝ף כִּֽי־לְעֶ֤בֶד ׀ מְשֹׁ֬ל בְּשָׂרִֽים׃<text:s/></text:span><text:span text:style-name="T2174">‬</text:span>‬‬</text:p>
        <text:p text:style-name="P2175"><text:span text:style-name="T2176">11</text:span><text:span text:style-name="T2177"> שֵׂ֣כֶל אָ֭דָם הֶאֱרִ֣יךְ אַפּ֑וֹ וְ֝תִפאַרְתּ֗וֹ עֲבֹ֣ר עַל־פָּֽשַׁע׃<text:s/></text:span><text:span text:style-name="T2178">‬</text:span>‬‬</text:p>
        <text:p text:style-name="P2179"><text:span text:style-name="T2180">12</text:span><text:span text:style-name="T2181"> נַ֣הַם כַּ֭כְּפִיר זַ֣עַף מֶ֑לֶךְ וּכְטַ֖ל עַל־עֵ֣שֶׂב רְצוֹנֽוֹ׃<text:s/></text:span><text:span text:style-name="T2182">‬</text:span>‬‬</text:p>
        <text:p text:style-name="P2183"><text:span text:style-name="T2184">13</text:span><text:span text:style-name="T2185"> הַוֺּ֣ת לְ֭אָבִיו בֵּ֣ן כְּסִ֑יל וְדֶ֥לֶף טֹ֝רֵ֗ד מִדְיְנֵ֥י אִשָּֽׁה׃<text:s/></text:span><text:span text:style-name="T2186">‬</text:span>‬‬</text:p>
        <text:p text:style-name="P2187"><text:span text:style-name="T2188">14</text:span><text:span text:style-name="T2189"> בַּ֣יִת וָ֭הוֹן נַחֲלַ֣ת אָב֑וֹת וּ֝מֵיְהוָ֗ה אִשָּׁ֥ה מַשְׂכָּֽלֶת׃<text:s/></text:span><text:span text:style-name="T2190">‬</text:span>‬‬</text:p>
        <text:p text:style-name="P2191"><text:span text:style-name="T2192">15</text:span><text:span text:style-name="T2193"> עַ֭צְלָה תַּפִּ֣יל תַּרְדֵּמָ֑ה וְנֶ֖פֶשׁ רְמִיָּ֣ה תִרְעָֽב׃<text:s/></text:span><text:span text:style-name="T2194">‬</text:span>‬‬</text:p>
        <text:soft-page-break/>
        <text:p text:style-name="P2195"><text:span text:style-name="T2196">16</text:span><text:span text:style-name="T2197"> שֹׁמֵ֣ר מִ֭צְוָה שֹׁמֵ֣ר נַפְשׁ֑וֹ בּוֹזֵ֖ה דְרָכָ֣יו *יומת **יָמֽוּת׃<text:s/></text:span><text:span text:style-name="T2198">‬</text:span>‬‬</text:p>
        <text:p text:style-name="P2199"><text:span text:style-name="T2200">17</text:span><text:span text:style-name="T2201"> מַלְוֵ֣ה יְ֭הוָה ח֣וֹנֵֽן דָּ֑ל וּ֝גְמֻל֗וֹ יְשַׁלֶּם־לֽוֹ׃<text:s/></text:span><text:span text:style-name="T2202">‬</text:span>‬‬</text:p>
        <text:p text:style-name="P2203"><text:span text:style-name="T2204">18</text:span><text:span text:style-name="T2205"> יַסֵּ֣ר בִּ֭נְךָ כִּי־יֵ֣שׁ תִּקְוָ֑ה וְאֶל־הֲ֝מִית֗וֹ אַל־תִּשָּׂ֥א נַפְשֶֽׁךָ׃<text:s/></text:span><text:span text:style-name="T2206">‬</text:span>‬‬</text:p>
        <text:p text:style-name="P2207"><text:span text:style-name="T2208">19</text:span><text:span text:style-name="T2209"> *גרל־**גְּֽדָל־חֵ֭מָה נֹ֣שֵׂא עֹ֑נֶשׁ כִּ֥י אִם־תַּ֝צִּ֗יל וְע֣וֹד תּוֹסִֽף׃<text:s/></text:span><text:span text:style-name="T2210">‬</text:span>‬‬</text:p>
        <text:p text:style-name="P2211"><text:span text:style-name="T2212">20</text:span><text:span text:style-name="T2213"> שְׁמַ֣ע עֵ֭צָה וְקַבֵּ֣ל מוּסָ֑ר לְ֝מַ֗עַן תֶּחְכַּ֥ם בְּאַחֲרִיתֶֽךָ׃<text:s/></text:span><text:span text:style-name="T2214">‬</text:span>‬‬</text:p>
        <text:p text:style-name="P2215"><text:span text:style-name="T2216">21</text:span><text:span text:style-name="T2217"> רַבּ֣וֹת מַחֲשָׁב֣וֹת בְּלֶב־אִ֑ישׁ וַעֲצַ֥ת יְ֝הוָ֗ה הִ֣יא תָקֽוּם׃<text:s/></text:span><text:span text:style-name="T2218">‬</text:span>‬‬</text:p>
        <text:p text:style-name="P2219"><text:span text:style-name="T2220">22</text:span><text:span text:style-name="T2221"> תַּאֲוַ֣ת אָדָ֣ם חַסְדּ֑וֹ וְטֽוֹב־רָ֝שׁ מֵאִ֥ישׁ כָּזָֽב׃<text:s/></text:span><text:span text:style-name="T2222">‬</text:span>‬‬</text:p>
        <text:p text:style-name="P2223"><text:span text:style-name="T2224">23</text:span><text:span text:style-name="T2225"> יִרְאַ֣ת יְהוָ֣ה לְחַיִּ֑ים וְשָׂבֵ֥עַ יָ֝לִ֗ין בַּל־יִפָּ֥קֶד רָֽע׃<text:s/></text:span><text:span text:style-name="T2226">‬</text:span>‬‬</text:p>
        <text:p text:style-name="P2227"><text:span text:style-name="T2228">24</text:span><text:span text:style-name="T2229"> טָ֘מַ֤ן עָצֵ֣ל יָ֭דוֹ בַּצַּלָּ֑חַת גַּם־אֶל־פִּ֝֗יהוּ לֹ֣א יְשִׁיבֶֽנָּה׃<text:s/></text:span><text:span text:style-name="T2230">‬</text:span>‬‬</text:p>
        <text:p text:style-name="P2231"><text:span text:style-name="T2232">25</text:span><text:span text:style-name="T2233"> לֵ֣ץ תַּ֭כֶּה וּפֶ֣תִי יַעְרִ֑ם וְהוֹכִ֥יחַ לְ֝נָב֗וֹן יָבִ֥ין דָּֽעַת׃<text:s/></text:span><text:span text:style-name="T2234">‬</text:span>‬‬</text:p>
        <text:p text:style-name="P2235"><text:span text:style-name="T2236">26</text:span><text:span text:style-name="T2237"> מְֽשַׁדֶּד־אָ֭ב יַבְרִ֣יחַ אֵ֑ם בֵּ֝֗ן מֵבִ֥ישׁ וּמַחְפִּֽיר׃<text:s/></text:span><text:span text:style-name="T2238">‬</text:span>‬‬</text:p>
        <text:p text:style-name="P2239"><text:span text:style-name="T2240">27</text:span><text:span text:style-name="T2241"> חַֽדַל־בְּ֭נִי לִשְׁמֹ֣עַ מוּסָ֑ר לִ֝שְׁג֗וֹת מֵֽאִמְרֵי־דָֽעַת׃<text:s/></text:span><text:span text:style-name="T2242">‬</text:span>‬‬</text:p>
        <text:p text:style-name="P2243"><text:span text:style-name="T2244">28</text:span><text:span text:style-name="T2245"> עֵ֣ד בְּ֭לִיַּעַל יָלִ֣יץ מִשְׁפָּ֑ט וּפִ֥י רְ֝שָׁעִ֗ים יְבַלַּע־אָֽוֶן׃<text:s/></text:span><text:span text:style-name="T2246">‬</text:span>‬‬</text:p>
        <text:p text:style-name="P2247"><text:span text:style-name="T2248">29</text:span><text:span text:style-name="T2249"> נָכ֣וֹנוּ לַלֵּצִ֣ים שְׁפָטִ֑ים וּ֝מַהֲלֻמ֗וֹת לְגֵ֣ו כְסִילִֽים׃<text:s/></text:span><text:span text:style-name="T2250">‬</text:span>‬‬</text:p>
      </text:section>
      <text:section text:name="Sect19" text:style-name="S19">
        <text:p text:style-name="P2251">Proverbs 20</text:p>
        <text:p text:style-name="P2252"><text:span text:style-name="T2253">1</text:span><text:span text:style-name="T2254"> לֵ֣ץ הַ֭יַּין הֹמֶ֣ה שֵׁכָ֑ר וְכָל־שֹׁ֥גֶה בּ֝֗וֹ לֹ֣א יֶחְכָּֽם׃<text:s/></text:span></text:p>
        <text:p text:style-name="P2255"><text:span text:style-name="T2256">2</text:span><text:span text:style-name="T2257"> נַ֣הַם כַּ֭כְּפִיר אֵ֣ימַת מֶ֑לֶךְ מִ֝תְעַבְּר֗וֹ חוֹטֵ֥א נַפְשֽׁוֹ׃<text:s/></text:span><text:span text:style-name="T2258">‬</text:span>‬‬</text:p>
        <text:soft-page-break/>
        <text:p text:style-name="P2259"><text:span text:style-name="T2260">3</text:span><text:span text:style-name="T2261"> כָּב֣וֹד לָ֭אִישׁ שֶׁ֣בֶת מֵרִ֑יב וְכָל־אֱ֝וִ֗יל יִתְגַּלָּֽע׃<text:s/></text:span><text:span text:style-name="T2262">‬</text:span>‬‬</text:p>
        <text:p text:style-name="P2263"><text:span text:style-name="T2264">4</text:span><text:span text:style-name="T2265"> מֵ֭חֹרֶף עָצֵ֣ל לֹא־יַחֲרֹ֑שׁ *ישאל **וְשָׁאַ֖ל בַּקָּצִ֣יר וָאָֽיִן׃<text:s/></text:span><text:span text:style-name="T2266">‬</text:span>‬‬</text:p>
        <text:p text:style-name="P2267"><text:span text:style-name="T2268">5</text:span><text:span text:style-name="T2269"> מַ֣יִם עֲ֭מֻקִּים עֵצָ֣ה בְלֶב־אִ֑ישׁ וְאִ֖ישׁ תְּבוּנָ֣ה יִדְלֶֽנָּה׃<text:s/></text:span><text:span text:style-name="T2270">‬</text:span>‬‬</text:p>
        <text:p text:style-name="P2271"><text:span text:style-name="T2272">6</text:span><text:span text:style-name="T2273"> רָב־אָדָ֗ם יִ֭קְרָא אִ֣ישׁ חַסְדּ֑וֹ וְאִ֥ישׁ אֱ֝מוּנִ֗ים מִ֣י יִמְצָֽא׃<text:s/></text:span><text:span text:style-name="T2274">‬</text:span>‬‬</text:p>
        <text:p text:style-name="P2275"><text:span text:style-name="T2276">7</text:span><text:span text:style-name="T2277"> מִתְהַלֵּ֣ךְ בְּתֻמּ֣וֹ צַדִּ֑יק אַשְׁרֵ֖י בָנָ֣יו אַחֲרָֽיו׃<text:s/></text:span><text:span text:style-name="T2278">‬</text:span>‬‬</text:p>
        <text:p text:style-name="P2279"><text:span text:style-name="T2280">8</text:span><text:span text:style-name="T2281"> מֶ֗לֶךְ יוֹשֵׁ֥ב עַל־כִּסֵּא־דִ֑ין מְזָרֶ֖ה בְעֵינָ֣יו כָּל־רָֽע׃<text:s/></text:span><text:span text:style-name="T2282">‬</text:span>‬‬</text:p>
        <text:p text:style-name="P2283"><text:span text:style-name="T2284">9</text:span><text:span text:style-name="T2285"> מִֽי־יֹ֭אמַר זִכִּ֣יתִי לִבִּ֑י טָ֝הַ֗רְתִּי מֵחַטָּאתִֽי׃<text:s/></text:span><text:span text:style-name="T2286">‬</text:span>‬‬</text:p>
        <text:p text:style-name="P2287"><text:span text:style-name="T2288">10</text:span><text:span text:style-name="T2289"> אֶ֣בֶן וָ֭אֶבֶן אֵיפָ֣ה וְאֵיפָ֑ה תּוֹעֲבַ֥ת יְ֝הוָ֗ה גַּם־שְׁנֵיהֶֽם׃<text:s/></text:span><text:span text:style-name="T2290">‬</text:span>‬‬</text:p>
        <text:p text:style-name="P2291"><text:span text:style-name="T2292">11</text:span><text:span text:style-name="T2293"> גַּ֣ם בְּ֭מַעֲלָלָיו יִתְנַכֶּר־נָ֑עַר אִם־זַ֖ךְ וְאִם־יָשָׁ֣ר פָּעֳלֽוֹ׃<text:s/></text:span><text:span text:style-name="T2294">‬</text:span>‬‬</text:p>
        <text:p text:style-name="P2295"><text:span text:style-name="T2296">12</text:span><text:span text:style-name="T2297"> אֹ֣זֶן שֹׁ֭מַעַת וְעַ֣יִן רֹאָ֑ה יְ֝הוָ֗ה עָשָׂ֥ה גַם־שְׁנֵיהֶֽם׃<text:s/></text:span><text:span text:style-name="T2298">‬</text:span>‬‬</text:p>
        <text:p text:style-name="P2299"><text:span text:style-name="T2300">13</text:span><text:span text:style-name="T2301"> אַל־תֶּֽאֱהַ֣ב שֵׁ֭נָה פֶּן־תִּוָּרֵ֑שׁ פְּקַ֖ח עֵינֶ֣יךָ שְֽׂבַֽע־לָֽחֶם׃<text:s/></text:span><text:span text:style-name="T2302">‬</text:span>‬‬</text:p>
        <text:p text:style-name="P2303"><text:span text:style-name="T2304">14</text:span><text:span text:style-name="T2305"> רַ֣ע רַ֭ע יֹאמַ֣ר הַקּוֹנֶ֑ה וְאֹזֵ֥ל ל֝֗וֹ אָ֣ז יִתְהַלָּֽל׃<text:s/></text:span><text:span text:style-name="T2306">‬</text:span>‬‬</text:p>
        <text:p text:style-name="P2307"><text:span text:style-name="T2308">15</text:span><text:span text:style-name="T2309"> יֵ֣שׁ זָ֭הָב וְרָב־פְּנִינִ֑ים וּכְלִ֥י יְ֝קָ֗ר שִׂפְתֵי־דָֽעַת׃<text:s/></text:span><text:span text:style-name="T2310">‬</text:span>‬‬</text:p>
        <text:p text:style-name="P2311"><text:span text:style-name="T2312">16</text:span><text:span text:style-name="T2313"> לְֽקַח־בִּ֭גְדוֹ כִּי־עָ֣רַב זָ֑ר וּבְעַ֖ד *נכרים **נָכְרִיָּ֣ה חַבְלֵֽהוּ׃<text:s/></text:span><text:span text:style-name="T2314">‬</text:span>‬‬</text:p>
        <text:p text:style-name="P2315"><text:span text:style-name="T2316">17</text:span><text:span text:style-name="T2317"> עָרֵ֣ב לָ֭אִישׁ לֶ֣חֶם שָׁ֑קֶר וְ֝אַחַ֗ר יִמָּֽלֵא־פִ֥יהוּ חָצָֽץ׃<text:s/></text:span><text:span text:style-name="T2318">‬</text:span>‬‬</text:p>
        <text:p text:style-name="P2319"><text:span text:style-name="T2320">18</text:span><text:span text:style-name="T2321"> מַ֭חֲשָׁבוֹת בְּעֵצָ֣ה תִכּ֑וֹן וּ֝בְתַחְבֻּל֗וֹת עֲשֵׂ֣ה מִלְחָמָֽה׃<text:s/></text:span><text:span text:style-name="T2322">‬</text:span>‬‬</text:p>
        <text:p text:style-name="P2323"><text:span text:style-name="T2324">19</text:span><text:span text:style-name="T2325"> גּֽוֹלֶה־סּ֭וֹד הוֹלֵ֣ךְ רָכִ֑יל וּלְפֹתֶ֥ה שְׂ֝פָתָ֗יו לֹ֣א תִתְעָרָֽב׃<text:s/></text:span><text:span text:style-name="T2326">‬</text:span>‬‬</text:p>
        <text:soft-page-break/>
        <text:p text:style-name="P2327"><text:span text:style-name="T2328">20</text:span><text:span text:style-name="T2329"> מְ֭קַלֵּל אָבִ֣יו וְאִמּ֑וֹ יִֽדְעַ֥ךְ נֵ֝ר֗וֹ *באישון **בֶּאֱשׁ֥וּן חֹֽשֶׁךְ׃<text:s/></text:span><text:span text:style-name="T2330">‬</text:span>‬‬</text:p>
        <text:p text:style-name="P2331"><text:span text:style-name="T2332">21</text:span><text:span text:style-name="T2333"> נַ֭חֲלָה *מבחלת **מְבֹהֶ֣לֶת בָּרִאשֹׁנָ֑ה וְ֝אַחֲרִיתָ֗הּ לֹ֣א תְבֹרָֽךְ׃<text:s/></text:span><text:span text:style-name="T2334">‬</text:span>‬‬</text:p>
        <text:p text:style-name="P2335"><text:span text:style-name="T2336">22</text:span><text:span text:style-name="T2337"> אַל־תֹּאמַ֥ר אֲשַׁלְּמָה־רָ֑ע קַוֵּ֥ה לַֽ֝יהוָ֗ה וְיֹ֣שַֽׁע לָֽךְ׃<text:s/></text:span><text:span text:style-name="T2338">‬</text:span>‬‬</text:p>
        <text:p text:style-name="P2339"><text:span text:style-name="T2340">23</text:span><text:span text:style-name="T2341"> תּוֹעֲבַ֣ת יְ֭הוָה אֶ֣בֶן וָאָ֑בֶן וּמֹאזְנֵ֖י מִרְמָ֣ה לֹא־טֽוֹב׃<text:s/></text:span><text:span text:style-name="T2342">‬</text:span>‬‬</text:p>
        <text:p text:style-name="P2343"><text:span text:style-name="T2344">24</text:span><text:span text:style-name="T2345"> מֵיהוָ֥ה מִצְעֲדֵי־גָ֑בֶר וְ֝אָדָ֗ם מַה־יָּבִ֥ין דַּרְכּֽוֹ׃<text:s/></text:span><text:span text:style-name="T2346">‬</text:span>‬‬</text:p>
        <text:p text:style-name="P2347"><text:span text:style-name="T2348">25</text:span><text:span text:style-name="T2349"> מוֹקֵ֣שׁ אָ֭דָם יָ֣לַע קֹ֑דֶשׁ וְאַחַ֖ר נְדָרִ֣ים לְבַקֵּֽר׃<text:s/></text:span><text:span text:style-name="T2350">‬</text:span>‬‬</text:p>
        <text:p text:style-name="P2351"><text:span text:style-name="T2352">26</text:span><text:span text:style-name="T2353"> מְזָרֶ֣ה רְ֭שָׁעִים מֶ֣לֶךְ חָכָ֑ם וַיָּ֖שֶׁב עֲלֵיהֶ֣ם אוֹפָֽן׃<text:s/></text:span><text:span text:style-name="T2354">‬</text:span>‬‬</text:p>
        <text:p text:style-name="P2355"><text:span text:style-name="T2356">27</text:span><text:span text:style-name="T2357"> נֵ֣ר יְ֭הוָה נִשְׁמַ֣ת אָדָ֑ם חֹ֝פֵ֗שׂ כָּל־חַדְרֵי־בָֽטֶן׃<text:s/></text:span><text:span text:style-name="T2358">‬</text:span>‬‬</text:p>
        <text:p text:style-name="P2359"><text:span text:style-name="T2360">28</text:span><text:span text:style-name="T2361"> חֶ֣סֶד וֶ֭אֱמֶת יִצְּרוּ־מֶ֑לֶךְ וְסָעַ֖ד בַּחֶ֣סֶד כִּסְאֽוֹ׃<text:s/></text:span><text:span text:style-name="T2362">‬</text:span>‬‬</text:p>
        <text:p text:style-name="P2363"><text:span text:style-name="T2364">29</text:span><text:span text:style-name="T2365"> תִּפְאֶ֣רֶת בַּחוּרִ֣ים כֹּחָ֑ם וַהֲדַ֖ר זְקֵנִ֣ים שֵׂיבָֽה׃<text:s/></text:span><text:span text:style-name="T2366">‬</text:span>‬‬</text:p>
        <text:p text:style-name="P2367"><text:span text:style-name="T2368">30</text:span><text:span text:style-name="T2369"> חַבֻּר֣וֹת פֶּ֭צַע *תמריק **תַּמְר֣וּק בְּרָ֑ע וּ֝מַכּ֗וֹת חַדְרֵי־בָֽטֶן׃<text:s/></text:span><text:span text:style-name="T2370">‬</text:span>‬‬</text:p>
      </text:section>
      <text:section text:name="Sect20" text:style-name="S20">
        <text:p text:style-name="P2371">Proverbs 21</text:p>
        <text:p text:style-name="P2372"><text:span text:style-name="T2373">1</text:span><text:span text:style-name="T2374"> פַּלְגֵי־מַ֣יִם לֶב־מֶ֭לֶךְ בְּיַד־יְהוָ֑ה עַֽל־כָּל־אֲשֶׁ֖ר יַחְפֹּ֣ץ יַטֶּֽנּוּ׃<text:s/></text:span></text:p>
        <text:p text:style-name="P2375"><text:span text:style-name="T2376">2</text:span><text:span text:style-name="T2377"> כָּֽל־דֶּרֶךְ־אִ֭ישׁ יָשָׁ֣ר בְּעֵינָ֑יו וְתֹכֵ֖ן לִבּ֣וֹת יְהוָֽה׃<text:s/></text:span><text:span text:style-name="T2378">‬</text:span>‬‬</text:p>
        <text:p text:style-name="P2379"><text:span text:style-name="T2380">3</text:span><text:span text:style-name="T2381"> עֲ֭שֹׂה צְדָקָ֣ה וּמִשְׁפָּ֑ט נִבְחָ֖ר לַיהוָ֣ה מִזָּֽבַח׃<text:s/></text:span><text:span text:style-name="T2382">‬</text:span>‬‬</text:p>
        <text:p text:style-name="P2383"><text:span text:style-name="T2384">4</text:span><text:span text:style-name="T2385"> רוּם־עֵ֭ינַיִם וּרְחַב־לֵ֑ב נִ֖ר רְשָׁעִ֣ים חַטָּֽאת׃<text:s/></text:span><text:span text:style-name="T2386">‬</text:span>‬‬</text:p>
        <text:p text:style-name="P2387"><text:span text:style-name="T2388">5</text:span><text:span text:style-name="T2389"> מַחְשְׁב֣וֹת חָ֭רוּץ אַךְ־לְמוֹתָ֑ר וְכָל־אָ֝֗ץ אַךְ־לְמַחְסֽוֹר׃<text:s/></text:span><text:span text:style-name="T2390">‬</text:span>‬‬</text:p>
        <text:soft-page-break/>
        <text:p text:style-name="P2391"><text:span text:style-name="T2392">6</text:span><text:span text:style-name="T2393"> פֹּ֣עַל א֭וֹצָרוֹת בִּלְשׁ֣וֹן שָׁ֑קֶר הֶ֥בֶל נִ֝דָּ֗ף מְבַקְשֵׁי־מָֽוֶת׃<text:s/></text:span><text:span text:style-name="T2394">‬</text:span>‬‬</text:p>
        <text:p text:style-name="P2395"><text:span text:style-name="T2396">7</text:span><text:span text:style-name="T2397"> שֹׁד־רְשָׁעִ֥ים יְגוֹרֵ֑ם כִּ֥י מֵ֝אֲנ֗וּ לַעֲשׂ֥וֹת מִשְׁפָּֽט׃<text:s/></text:span><text:span text:style-name="T2398">‬</text:span>‬‬</text:p>
        <text:p text:style-name="P2399"><text:span text:style-name="T2400">8</text:span><text:span text:style-name="T2401"> הֲפַכְפַּ֬ךְ דֶּ֣רֶךְ אִ֣ישׁ וָזָ֑ר וְ֝זַ֗ךְ יָשָׁ֥ר פָּעֳלֽוֹ׃<text:s/></text:span><text:span text:style-name="T2402">‬</text:span>‬‬</text:p>
        <text:p text:style-name="P2403"><text:span text:style-name="T2404">9</text:span><text:span text:style-name="T2405"> ט֗וֹב לָשֶׁ֥בֶת עַל־פִּנַּת־גָּ֑ג מֵאֵ֥שֶׁת מִ֝דְיָנִ֗ים וּבֵ֥ית חָֽבֶר׃<text:s/></text:span><text:span text:style-name="T2406">‬</text:span>‬‬</text:p>
        <text:p text:style-name="P2407"><text:span text:style-name="T2408">10</text:span><text:span text:style-name="T2409"> נֶ֣פֶשׁ רָ֭שָׁע אִוְּתָה־רָ֑ע לֹא־יֻחַ֖ן בְּעֵינָ֣יו רֵעֵֽהוּ׃<text:s/></text:span><text:span text:style-name="T2410">‬</text:span>‬‬</text:p>
        <text:p text:style-name="P2411"><text:span text:style-name="T2412">11</text:span><text:span text:style-name="T2413"> בַּעְנָשׁ־לֵ֭ץ יֶחְכַּם־פֶּ֑תִי וּבְהַשְׂכִּ֥יל לְ֝חָכָ֗ם יִקַּח־דָּֽעַת׃<text:s/></text:span><text:span text:style-name="T2414">‬</text:span>‬‬</text:p>
        <text:p text:style-name="P2415"><text:span text:style-name="T2416">12</text:span><text:span text:style-name="T2417"> מַשְׂכִּ֣יל צַ֭דִּיק לְבֵ֣ית רָשָׁ֑ע מְסַלֵּ֖ף רְשָׁעִ֣ים לָרָֽע׃<text:s/></text:span><text:span text:style-name="T2418">‬</text:span>‬‬</text:p>
        <text:p text:style-name="P2419"><text:span text:style-name="T2420">13</text:span><text:span text:style-name="T2421"> אֹטֵ֣ם אָ֭זְנוֹ מִזַּעֲקַת־דָּ֑ל גַּֽם־ה֥וּא יִ֝קְרָ֗א וְלֹ֣א יֵעָנֶֽה׃<text:s/></text:span><text:span text:style-name="T2422">‬</text:span>‬‬</text:p>
        <text:p text:style-name="P2423"><text:span text:style-name="T2424">14</text:span><text:span text:style-name="T2425"> מַתָּ֣ן בַּ֭סֵּתֶר יִכְפֶּה־אָ֑ף וְשֹׁ֥חַד בַּ֝חֵ֗ק חֵמָ֥ה עַזָּֽה׃<text:s/></text:span><text:span text:style-name="T2426">‬</text:span>‬‬</text:p>
        <text:p text:style-name="P2427"><text:span text:style-name="T2428">15</text:span><text:span text:style-name="T2429"> שִׂמְחָ֣ה לַ֭צַּדִּיק עֲשׂ֣וֹת מִשְׁפָּ֑ט וּ֝מְחִתָּ֗ה לְפֹ֣עֲלֵי אָֽוֶן׃<text:s/></text:span><text:span text:style-name="T2430">‬</text:span>‬‬</text:p>
        <text:p text:style-name="P2431"><text:span text:style-name="T2432">16</text:span><text:span text:style-name="T2433"> אָדָ֗ם תּ֖וֹעֶה מִדֶּ֣רֶךְ הַשְׂכֵּ֑ל בִּקְהַ֖ל רְפָאִ֣ים יָנֽוּחַ׃<text:s/></text:span><text:span text:style-name="T2434">‬</text:span>‬‬</text:p>
        <text:p text:style-name="P2435"><text:span text:style-name="T2436">17</text:span><text:span text:style-name="T2437"> אִ֣ישׁ מַ֭חְסוֹר אֹהֵ֣ב שִׂמְחָ֑ה אֹהֵ֥ב יַֽיִן־וָ֝שֶׁ֗מֶן לֹ֣א יַעֲשִֽׁיר׃<text:s/></text:span><text:span text:style-name="T2438">‬</text:span>‬‬</text:p>
        <text:p text:style-name="P2439"><text:span text:style-name="T2440">18</text:span><text:span text:style-name="T2441"> כֹּ֣פֶר לַצַּדִּ֣יק רָשָׁ֑ע וְתַ֖חַת יְשָׁרִ֣ים בּוֹגֵֽד׃<text:s/></text:span><text:span text:style-name="T2442">‬</text:span>‬‬</text:p>
        <text:p text:style-name="P2443"><text:span text:style-name="T2444">19</text:span><text:span text:style-name="T2445"> ט֗וֹב שֶׁ֥בֶת בְּאֶֽרֶץ־מִדְבָּ֑ר מֵאֵ֖שֶׁת *מדונים **מִדְיָנִ֣ים וָכָֽעַס׃<text:s/></text:span><text:span text:style-name="T2446">‬</text:span>‬‬</text:p>
        <text:p text:style-name="P2447"><text:span text:style-name="T2448">20</text:span><text:span text:style-name="T2449"> אוֹצָ֤ר ׀ נֶחְמָ֣ד וָ֭שֶׁמֶן בִּנְוֵ֣ה חָכָ֑ם וּכְסִ֖יל אָדָ֣ם יְבַלְּעֶֽנּוּ׃<text:s/></text:span><text:span text:style-name="T2450">‬</text:span>‬‬</text:p>
        <text:p text:style-name="P2451"><text:span text:style-name="T2452">21</text:span><text:span text:style-name="T2453"> רֹ֭דֵף צְדָקָ֣ה וָחָ֑סֶד יִמְצָ֥א חַ֝יִּ֗ים צְדָקָ֥ה וְכָבֽוֹד׃<text:s/></text:span><text:span text:style-name="T2454">‬</text:span>‬‬</text:p>
        <text:p text:style-name="P2455"><text:span text:style-name="T2456">22</text:span><text:span text:style-name="T2457"> עִ֣יר גִּ֭בֹּרִים עָלָ֣ה חָכָ֑ם וַ֝יֹּ֗רֶד עֹ֣ז מִבְטֶחָֽה׃<text:s/></text:span><text:span text:style-name="T2458">‬</text:span>‬‬</text:p>
        <text:soft-page-break/>
        <text:p text:style-name="P2459"><text:span text:style-name="T2460">23</text:span><text:span text:style-name="T2461"> שֹׁמֵ֣ר פִּ֭יו וּלְשׁוֹנ֑וֹ שֹׁמֵ֖ר מִצָּר֣וֹת נַפְשֽׁוֹ׃<text:s/></text:span><text:span text:style-name="T2462">‬</text:span>‬‬</text:p>
        <text:p text:style-name="P2463"><text:span text:style-name="T2464">24</text:span><text:span text:style-name="T2465"> זֵ֣ד יָ֭הִיר לֵ֣ץ שְׁמ֑וֹ ע֝וֹשֶׂ֗ה בְּעֶבְרַ֥ת זָדֽוֹן׃<text:s/></text:span><text:span text:style-name="T2466">‬</text:span>‬‬</text:p>
        <text:p text:style-name="P2467"><text:span text:style-name="T2468">25</text:span><text:span text:style-name="T2469"> תַּאֲוַ֣ת עָצֵ֣ל תְּמִיתֶ֑נּוּ כִּֽי־מֵאֲנ֖וּ יָדָ֣יו לַעֲשֽׂוֹת׃<text:s/></text:span><text:span text:style-name="T2470">‬</text:span>‬‬</text:p>
        <text:p text:style-name="P2471"><text:span text:style-name="T2472">26</text:span><text:span text:style-name="T2473"> כָּל־הַ֭יּוֹם הִתְאַוָּ֣ה תַאֲוָ֑ה וְצַדִּ֥יק יִ֝תֵּ֗ן וְלֹ֣א יַחְשֹֽׂךְ׃<text:s/></text:span><text:span text:style-name="T2474">‬</text:span>‬‬</text:p>
        <text:p text:style-name="P2475"><text:span text:style-name="T2476">27</text:span><text:span text:style-name="T2477"> זֶ֣בַח רְ֭שָׁעִים תּוֹעֵבָ֑ה אַ֝֗ף כִּֽי־בְזִמָּ֥ה יְבִיאֶֽנּוּ׃<text:s/></text:span><text:span text:style-name="T2478">‬</text:span>‬‬</text:p>
        <text:p text:style-name="P2479"><text:span text:style-name="T2480">28</text:span><text:span text:style-name="T2481"> עֵד־כְּזָבִ֥ים יֹאבֵ֑ד וְאִ֥ישׁ שׁ֝וֹמֵ֗עַ לָנֶ֥צַח יְדַבֵּֽר׃<text:s/></text:span><text:span text:style-name="T2482">‬</text:span>‬‬</text:p>
        <text:p text:style-name="P2483"><text:span text:style-name="T2484">29</text:span><text:span text:style-name="T2485"> הֵעֵ֬ז אִ֣ישׁ רָשָׁ֣ע בְּפָנָ֑יו וְ֝יָשָׁ֗ר ה֤וּא ׀ *יכין **יָבִ֬ין *דרכיו **דַּרְכּֽוֹ׃<text:s/></text:span><text:span text:style-name="T2486">‬</text:span>‬‬</text:p>
        <text:p text:style-name="P2487"><text:span text:style-name="T2488">30</text:span><text:span text:style-name="T2489"> אֵ֣ין חָ֭כְמָה וְאֵ֣ין תְּבוּנָ֑ה וְאֵ֥ין עֵ֝צָ֗ה לְנֶ֣גֶד יְהוָֽה׃</text:span><text:span text:style-name="T2490"><text:s/>פ<text:s/></text:span><text:span text:style-name="T2491">‬</text:span>‬‬</text:p>
        <text:p text:style-name="P2492"><text:span text:style-name="T2493">31</text:span><text:span text:style-name="T2494"> ס֗וּס מ֭וּכָן לְי֣וֹם מִלְחָמָ֑ה וְ֝לַֽיהוָ֗ה הַתְּשׁוּעָֽה׃<text:s/></text:span><text:span text:style-name="T2495">‬</text:span>‬‬</text:p>
      </text:section>
      <text:section text:name="Sect21" text:style-name="S21">
        <text:p text:style-name="P2496">Proverbs 22</text:p>
        <text:p text:style-name="P2497"><text:span text:style-name="T2498">1</text:span><text:span text:style-name="T2499"> נִבְחָ֣ר שֵׁ֭ם מֵעֹ֣שֶׁר רָ֑ב מִכֶּ֥סֶף וּ֝מִזָּהָ֗ב חֵ֣ן טֽוֹב׃<text:s/></text:span></text:p>
        <text:p text:style-name="P2500"><text:span text:style-name="T2501">2</text:span><text:span text:style-name="T2502"> עָשִׁ֣יר וָרָ֣שׁ נִפְגָּ֑שׁוּ עֹשֵׂ֖ה כֻלָּ֣ם יְהוָֽה׃<text:s/></text:span><text:span text:style-name="T2503">‬</text:span>‬‬</text:p>
        <text:p text:style-name="P2504"><text:span text:style-name="T2505">3</text:span><text:span text:style-name="T2506"> עָר֤וּם ׀ רָאָ֣ה רָעָ֣ה *ויסתר **וְנִסְתָּ֑ר וּ֝פְתָיִ֗ים עָבְר֥וּ וְֽנֶעֱנָֽשׁוּ׃<text:s/></text:span><text:span text:style-name="T2507">‬</text:span>‬‬</text:p>
        <text:p text:style-name="P2508"><text:span text:style-name="T2509">4</text:span><text:span text:style-name="T2510"> עֵ֣קֶב עֲ֭נָוָה יִרְאַ֣ת יְהוָ֑ה עֹ֖שֶׁר וְכָב֣וֹד וְחַיִּֽים׃<text:s/></text:span><text:span text:style-name="T2511">‬</text:span>‬‬</text:p>
        <text:p text:style-name="P2512"><text:span text:style-name="T2513">5</text:span><text:span text:style-name="T2514"> צִנִּ֣ים פַּ֭חִים בְּדֶ֣רֶךְ עִקֵּ֑שׁ שׁוֹמֵ֥ר נַ֝פְשׁ֗וֹ יִרְחַ֥ק מֵהֶֽם׃<text:s/></text:span><text:span text:style-name="T2515">‬</text:span>‬‬</text:p>
        <text:p text:style-name="P2516"><text:span text:style-name="T2517">6</text:span><text:span text:style-name="T2518"> חֲנֹ֣ךְ לַ֭נַּעַר עַל־פִּ֣י דַרְכּ֑וֹ גַּ֥ם כִּֽי־יַ֝זְקִ֗ין לֹֽא־יָס֥וּר מִמֶּֽנָּה׃<text:s/></text:span><text:span text:style-name="T2519">‬</text:span>‬‬</text:p>
        <text:p text:style-name="P2520"><text:span text:style-name="T2521">7</text:span><text:span text:style-name="T2522"> עָ֭שִׁיר בְּרָשִׁ֣ים יִמְשׁ֑וֹל וְעֶ֥בֶד לֹ֝וֶ֗ה לְאִ֣ישׁ מַלְוֽ͏ֶה׃<text:s/></text:span><text:span text:style-name="T2523">‬</text:span>‬‬</text:p>
        <text:soft-page-break/>
        <text:p text:style-name="P2524"><text:span text:style-name="T2525">8</text:span><text:span text:style-name="T2526"> זוֹרֵ֣עַ עַ֭וְלָה *יקצו</text:span><text:span text:style-name="T2527">‬‏ר־**יִקְצָר־אָ֑וֶן וְשֵׁ֖בֶט עֶבְרָת֣וֹ יִכְלֶֽה׃<text:s/></text:span><text:span text:style-name="T2528">‬</text:span>‬‬</text:p>
        <text:p text:style-name="P2529"><text:span text:style-name="T2530">9</text:span><text:span text:style-name="T2531"> טֽוֹב־עַ֭יִן ה֣וּא יְבֹרָ֑ךְ כִּֽי־נָתַ֖ן מִלַּחְמ֣וֹ לַדָּֽל׃<text:s/></text:span><text:span text:style-name="T2532">‬</text:span>‬‬</text:p>
        <text:p text:style-name="P2533"><text:span text:style-name="T2534">10</text:span><text:span text:style-name="T2535"> גָּ֣רֵֽשׁ לֵ֭ץ וְיֵצֵ֣א מָד֑וֹן וְ֝יִשְׁבֹּ֗ת דִּ֣ין וְקָלֽוֹן׃<text:s/></text:span><text:span text:style-name="T2536">‬</text:span>‬‬</text:p>
        <text:p text:style-name="P2537"><text:span text:style-name="T2538">11</text:span><text:span text:style-name="T2539"> אֹהֵ֥ב *טהור־**טְהָר־לֵ֑ב חֵ֥ן שְׂ֝פָתָ֗יו רֵעֵ֥הוּ מֶֽלֶךְ׃<text:s/></text:span><text:span text:style-name="T2540">‬</text:span>‬‬</text:p>
        <text:p text:style-name="P2541"><text:span text:style-name="T2542">12</text:span><text:span text:style-name="T2543"> עֵינֵ֣י יְ֭הוָה נָ֣צְרוּ דָ֑עַת וַ֝יְסַלֵּ֗ף דִּבְרֵ֥י בֹגֵֽד׃<text:s/></text:span><text:span text:style-name="T2544">‬</text:span>‬‬</text:p>
        <text:p text:style-name="P2545"><text:span text:style-name="T2546">13</text:span><text:span text:style-name="T2547"> אָמַ֣ר עָ֭צֵל אֲרִ֣י בַח֑וּץ בְּת֥וֹךְ רְ֝חֹב֗וֹת אֵֽרָצֵֽחַ׃<text:s/></text:span><text:span text:style-name="T2548">‬</text:span>‬‬</text:p>
        <text:p text:style-name="P2549"><text:span text:style-name="T2550">14</text:span><text:span text:style-name="T2551"> שׁוּחָ֣ה עֲ֭מֻקָּה פִּ֣י זָר֑וֹת זְע֥וּם יְ֝הוָ֗ה *יפול־**יִפָּל־שָֽׁם׃<text:s/></text:span><text:span text:style-name="T2552">‬</text:span>‬‬</text:p>
        <text:p text:style-name="P2553"><text:span text:style-name="T2554">15</text:span><text:span text:style-name="T2555"> אִ֭וֶּלֶת קְשׁוּרָ֣ה בְלֶב־נָ֑עַר שֵׁ֥בֶט מ֝וּסָ֗ר יַרְחִיקֶ֥נָּה מִמֶּֽנּוּ׃<text:s/></text:span><text:span text:style-name="T2556">‬</text:span>‬‬</text:p>
        <text:p text:style-name="P2557"><text:span text:style-name="T2558">16</text:span><text:span text:style-name="T2559"> עֹ֣שֵֽׁק דָּ֭ל לְהַרְבּ֣וֹת ל֑וֹ נֹתֵ֥ן לְ֝עָשִׁ֗יר אַךְ־לְמַחְסֽוֹר׃<text:s/></text:span><text:span text:style-name="T2560">‬</text:span>‬‬</text:p>
        <text:p text:style-name="P2561"><text:span text:style-name="T2562">17</text:span><text:span text:style-name="T2563"> הַ֥ט אָזְנְךָ֗ וּ֖שְׁמַע דִּבְרֵ֣י חֲכָמִ֑ים וְ֝לִבְּךָ֗ תָּשִׁ֥ית לְדַעְתִּֽי׃<text:s/></text:span><text:span text:style-name="T2564">‬</text:span>‬‬</text:p>
        <text:p text:style-name="P2565"><text:span text:style-name="T2566">18</text:span><text:span text:style-name="T2567"> כִּֽי־נָ֭עִים כִּֽי־תִשְׁמְרֵ֣ם בְּבִטְנֶ֑ךָ יִכֹּ֥נוּ יַ֝חְדָּ֗ו עַל־שְׂפָתֶֽיךָ׃<text:s/></text:span><text:span text:style-name="T2568">‬</text:span>‬‬</text:p>
        <text:p text:style-name="P2569"><text:span text:style-name="T2570">19</text:span><text:span text:style-name="T2571"> לִהְי֣וֹת בַּ֭יהוָה מִבְטַחֶ֑ךָ הוֹדַעְתִּ֖יךָ הַיּ֣וֹם אַף־אָֽתָּה׃<text:s/></text:span><text:span text:style-name="T2572">‬</text:span>‬‬</text:p>
        <text:p text:style-name="P2573"><text:span text:style-name="T2574">20</text:span><text:span text:style-name="T2575"> הֲלֹ֤א כָתַ֣בְתִּי לְ֭ךָ *שלשום **שָׁלִישִׁ֑ים בְּמ֖וֹעֵצֹ֣ת וָדָֽעַת׃<text:s/></text:span><text:span text:style-name="T2576">‬</text:span>‬‬</text:p>
        <text:p text:style-name="P2577"><text:span text:style-name="T2578">21</text:span><text:span text:style-name="T2579"> לְהוֹדִֽיעֲךָ֗ קֹ֭שְׁטְ אִמְרֵ֣י אֱמֶ֑ת לְהָשִׁ֥יב אֲמָרִ֥ים אֱ֝מֶ֗ת לְשֹׁלְחֶֽיךָ׃</text:span><text:span text:style-name="T2580"><text:s/>פ<text:s/></text:span><text:span text:style-name="T2581">‬</text:span>‬‬</text:p>
        <text:p text:style-name="P2582"><text:span text:style-name="T2583">22</text:span><text:span text:style-name="T2584"> אַֽל־תִּגְזָל־דָּ֭ל כִּ֣י דַל־ה֑וּא וְאַל־תְּדַכֵּ֖א עָנִ֣י בַשָּֽׁעַר׃<text:s/></text:span><text:span text:style-name="T2585">‬</text:span>‬‬</text:p>
        <text:p text:style-name="P2586"><text:span text:style-name="T2587">23</text:span><text:span text:style-name="T2588"> כִּֽי־יְ֭הוָה יָרִ֣יב רִיבָ֑ם וְקָבַ֖ע אֶת־קֹבְעֵיהֶ֣ם נָֽפֶשׁ׃<text:s/></text:span><text:span text:style-name="T2589">‬</text:span>‬‬</text:p>
        <text:p text:style-name="P2590"><text:span text:style-name="T2591">24</text:span><text:span text:style-name="T2592"> אַל־תִּ֭תְרַע אֶת־בַּ֣עַל אָ֑ף וְאֶת־אִ֥ישׁ חֵ֝מוֹת לֹ֣א תָבֽוֹא׃<text:s/></text:span><text:span text:style-name="T2593">‬</text:span>‬‬</text:p>
        <text:soft-page-break/>
        <text:p text:style-name="P2594"><text:span text:style-name="T2595">25</text:span><text:span text:style-name="T2596"> פֶּן־תֶּאֱלַ֥ף *ארחתו **אֹֽרְחֹתָ֑יו וְלָקַחְתָּ֖ מוֹקֵ֣שׁ לְנַפְשֶֽׁךָ׃<text:s/></text:span><text:span text:style-name="T2597">‬</text:span>‬‬</text:p>
        <text:p text:style-name="P2598"><text:span text:style-name="T2599">26</text:span><text:span text:style-name="T2600"> אַל־תְּהִ֥י בְתֹֽקְעֵי־כָ֑ף בַּ֝עֹרְבִ֗ים מַשָּׁאֽוֹת׃<text:s/></text:span><text:span text:style-name="T2601">‬</text:span>‬‬</text:p>
        <text:p text:style-name="P2602"><text:span text:style-name="T2603">27</text:span><text:span text:style-name="T2604"> אִם־אֵֽין־לְךָ֥ לְשַׁלֵּ֑ם לָ֥מָּה יִקַּ֥ח מִ֝שְׁכָּבְךָ֗ מִתַּחְתֶּֽיךָ׃<text:s/></text:span><text:span text:style-name="T2605">‬</text:span>‬‬</text:p>
        <text:p text:style-name="P2606"><text:span text:style-name="T2607">28</text:span><text:span text:style-name="T2608"> אַל־תַּ֭סֵּג גְּב֣וּל עוֹלָ֑ם אֲשֶׁ֖ר עָשׂ֣וּ אֲבוֹתֶֽיךָ׃<text:s/></text:span><text:span text:style-name="T2609">‬</text:span>‬‬</text:p>
        <text:p text:style-name="P2610"><text:span text:style-name="T2611">29</text:span><text:span text:style-name="T2612"> חָזִ֡יתָ אִ֤ישׁ ׀ מָ֘הִ֤יר בִּמְלַאכְתּ֗וֹ לִֽפְנֵֽי־מְלָכִ֥ים יִתְיַצָּ֑ב בַּל־יִ֝תְיַצֵּב לִפְנֵ֥י חֲשֻׁכִּֽים׃</text:span><text:span text:style-name="T2613"><text:s/>פ<text:s/></text:span><text:span text:style-name="T2614">‬</text:span>‬‬</text:p>
      </text:section>
      <text:section text:name="Sect22" text:style-name="S22">
        <text:p text:style-name="P2615">Proverbs 23</text:p>
        <text:p text:style-name="P2616"><text:span text:style-name="T2617">1</text:span><text:span text:style-name="T2618"> כִּֽי־תֵ֭שֵׁב לִלְח֣וֹם אֶת־מוֹשֵׁ֑ל בִּ֥ין תָּ֝בִ֗ין אֶת־אֲשֶׁ֥ר לְפָנֶֽיךָ׃<text:s/></text:span></text:p>
        <text:p text:style-name="P2619"><text:span text:style-name="T2620">2</text:span><text:span text:style-name="T2621"> וְשַׂמְתָּ֣ שַׂכִּ֣ין בְּלֹעֶ֑ךָ אִם־בַּ֖עַל נֶ֣פֶשׁ אָֽתָּה׃<text:s/></text:span><text:span text:style-name="T2622">‬</text:span>‬‬</text:p>
        <text:p text:style-name="P2623"><text:span text:style-name="T2624">3</text:span><text:span text:style-name="T2625"> אַל־תִּ֭תְאָו לְמַטְעַמּוֹתָ֑יו וְ֝ה֗וּא לֶ֣חֶם כְּזָבִֽים׃<text:s/></text:span><text:span text:style-name="T2626">‬</text:span>‬‬</text:p>
        <text:p text:style-name="P2627"><text:span text:style-name="T2628">4</text:span><text:span text:style-name="T2629"> אַל־תִּיגַ֥ע לְֽהַעֲשִׁ֑יר מִֽבִּינָתְךָ֥ חֲדָֽל׃<text:s/></text:span><text:span text:style-name="T2630">‬</text:span>‬‬</text:p>
        <text:p text:style-name="P2631"><text:span text:style-name="T2632">5</text:span><text:span text:style-name="T2633"> *התעוף **הֲתָ֤עִיף עֵינֶ֥יךָ בּ֗וֹ וְֽאֵ֫ינֶ֥נּוּ כִּ֤י עָשֹׂ֣ה יַעֲשֶׂה־לּ֣וֹ כְנָפַ֑יִם כְּ֝נֶ֗שֶׁר *ועיף **יָע֥וּף הַשָּׁמָֽיִם׃</text:span><text:span text:style-name="T2634"><text:s/>פ<text:s/></text:span><text:span text:style-name="T2635">‬</text:span>‬‬</text:p>
        <text:p text:style-name="P2636"><text:span text:style-name="T2637">6</text:span><text:span text:style-name="T2638"> אַל־תִּלְחַ֗ם אֶת־לֶ֭חֶם רַ֣ע עָ֑יִן וְאַל־*תתאו **תִּ֝תְאָ֗יו לְמַטְעַמֹּתָֽיו׃<text:s/></text:span><text:span text:style-name="T2639">‬</text:span>‬‬</text:p>
        <text:p text:style-name="P2640"><text:span text:style-name="T2641">7</text:span><text:span text:style-name="T2642"> כִּ֤י ׀ כְּמּוֹ שָׁעַ֥ר בְּנַפְשׁ֗וֹ כֶּ֫ן־ה֥וּא אֱכֹ֣ל וּ֭שְׁתֵה יֹ֣אמַר לָ֑ךְ וְ֝לִבּ֗וֹ בַּל־עִמָּֽךְ׃<text:s/></text:span><text:span text:style-name="T2643">‬</text:span>‬‬</text:p>
        <text:p text:style-name="P2644"><text:span text:style-name="T2645">8</text:span><text:span text:style-name="T2646"> פִּֽתְּךָ־אָכַ֥לְתָּ תְקִיאֶ֑נָּה וְ֝שִׁחַ֗תָּ דְּבָרֶ֥יךָ הַנְּעִימִֽים׃<text:s/></text:span><text:span text:style-name="T2647">‬</text:span>‬‬</text:p>
        <text:p text:style-name="P2648"><text:span text:style-name="T2649">9</text:span><text:span text:style-name="T2650"> בְּאָזְנֵ֣י כְ֭סִיל אַל־תְּדַבֵּ֑ר כִּֽי־יָ֝ב֗וּז לְשֵׂ֣כֶל מִלֶּֽיךָ׃<text:s/></text:span><text:span text:style-name="T2651">‬</text:span>‬‬</text:p>
        <text:p text:style-name="P2652"><text:span text:style-name="T2653">10</text:span><text:span text:style-name="T2654"> אַל־תַּ֭סֵּג גְּב֣וּל עוֹלָ֑ם וּבִשְׂדֵ֥י יְ֝תוֹמִ֗ים אַל־תָּבֹֽא׃<text:s/></text:span><text:span text:style-name="T2655">‬</text:span>‬‬</text:p>
        <text:p text:style-name="P2656"><text:span text:style-name="T2657">11</text:span><text:span text:style-name="T2658"> כִּֽי־גֹאֲלָ֥ם חָזָ֑ק הֽוּא־יָרִ֖יב אֶת־רִיבָ֣ם אִתָּֽךְ׃<text:s/></text:span><text:span text:style-name="T2659">‬</text:span>‬‬</text:p>
        <text:soft-page-break/>
        <text:p text:style-name="P2660"><text:span text:style-name="T2661">12</text:span><text:span text:style-name="T2662"> הָבִ֣יאָה לַמּוּסָ֣ר לִבֶּ֑ךָ וְ֝אָזְנֶ֗ךָ לְאִמְרֵי־דָֽעַת׃<text:s/></text:span><text:span text:style-name="T2663">‬</text:span>‬‬</text:p>
        <text:p text:style-name="P2664"><text:span text:style-name="T2665">13</text:span><text:span text:style-name="T2666"> אַל־תִּמְנַ֣ע מִנַּ֣עַר מוּסָ֑ר כִּֽי־תַכֶּ֥נּוּ בַ֝שֵּׁ֗בֶט לֹ֣א יָמֽוּת׃<text:s/></text:span><text:span text:style-name="T2667">‬</text:span>‬‬</text:p>
        <text:p text:style-name="P2668"><text:span text:style-name="T2669">14</text:span><text:span text:style-name="T2670"> אַ֭תָּה בַּשֵּׁ֣בֶט תַּכֶּ֑נּוּ וְ֝נַפְשׁ֗וֹ מִשְּׁא֥וֹל תַּצִּֽיל׃<text:s/></text:span><text:span text:style-name="T2671">‬</text:span>‬‬</text:p>
        <text:p text:style-name="P2672"><text:span text:style-name="T2673">15</text:span><text:span text:style-name="T2674"> בְּ֭נִי אִם־חָכַ֣ם לִבֶּ֑ךָ יִשְׂמַ֖ח לִבִּ֣י גַם־אָֽנִי׃<text:s/></text:span><text:span text:style-name="T2675">‬</text:span>‬‬</text:p>
        <text:p text:style-name="P2676"><text:span text:style-name="T2677">16</text:span><text:span text:style-name="T2678"> וְתַעְלֹ֥זְנָה כִלְיוֹתָ֑י בְּדַבֵּ֥ר שְׂ֝פָתֶ֗יךָ מֵישָׁרִֽים׃<text:s/></text:span><text:span text:style-name="T2679">‬</text:span>‬‬</text:p>
        <text:p text:style-name="P2680"><text:span text:style-name="T2681">17</text:span><text:span text:style-name="T2682"> אַל־יְקַנֵּ֣א לִ֭בְּךָ בַּֽחַטָּאִ֑ים כִּ֥י אִם־בְּיִרְאַת־יְ֝הוָ֗ה כָּל־הַיּֽוֹם׃<text:s/></text:span><text:span text:style-name="T2683">‬</text:span>‬‬</text:p>
        <text:p text:style-name="P2684"><text:span text:style-name="T2685">18</text:span><text:span text:style-name="T2686"> כִּ֭י אִם־יֵ֣שׁ אַחֲרִ֑ית וְ֝תִקְוָתְךָ֗ לֹ֣א תִכָּרֵֽת׃<text:s/></text:span><text:span text:style-name="T2687">‬</text:span>‬‬</text:p>
        <text:p text:style-name="P2688"><text:span text:style-name="T2689">19</text:span><text:span text:style-name="T2690"> שְׁמַע־אַתָּ֣ה בְנִ֣י וַחֲכָ֑ם וְאַשֵּׁ֖ר בַּדֶּ֣רֶךְ לִבֶּֽךָ׃<text:s/></text:span><text:span text:style-name="T2691">‬</text:span>‬‬</text:p>
        <text:p text:style-name="P2692"><text:span text:style-name="T2693">20</text:span><text:span text:style-name="T2694"> אַל־תְּהִ֥י בְסֹֽבְאֵי־יָ֑יִן בְּזֹלֲלֵ֖י בָשָׂ֣ר לָֽמוֹ׃<text:s/></text:span><text:span text:style-name="T2695">‬</text:span>‬‬</text:p>
        <text:p text:style-name="P2696"><text:span text:style-name="T2697">21</text:span><text:span text:style-name="T2698"> כִּי־סֹבֵ֣א וְ֭זוֹלֵל יִוָּרֵ֑שׁ וּ֝קְרָעִ֗ים תַּלְבִּ֥ישׁ נוּמָֽה׃<text:s/></text:span><text:span text:style-name="T2699">‬</text:span>‬‬</text:p>
        <text:p text:style-name="P2700"><text:span text:style-name="T2701">22</text:span><text:span text:style-name="T2702"> שְׁמַ֣ע לְ֭אָבִיךָ זֶ֣ה יְלָדֶ֑ךָ וְאַל־תָּ֝ב֗וּז כִּֽי־זָקְנָ֥ה אִמֶּֽךָ׃<text:s/></text:span><text:span text:style-name="T2703">‬</text:span>‬‬</text:p>
        <text:p text:style-name="P2704"><text:span text:style-name="T2705">23</text:span><text:span text:style-name="T2706"> אֱמֶ֣ת קְ֭נֵה וְאַל־תִּמְכֹּ֑ר חָכְמָ֖ה וּמוּסָ֣ר וּבִינָֽה׃<text:s/></text:span><text:span text:style-name="T2707">‬</text:span>‬‬</text:p>
        <text:p text:style-name="P2708"><text:span text:style-name="T2709">24</text:span><text:span text:style-name="T2710"> *גול **גִּ֣יל *יגול **יָ֭גִיל אֲבִ֣י צַדִּ֑יק *יולד **וְיוֹלֵ֥ד חָ֝כָ֗ם *וישמח־**יִשְׂמַח־בּֽוֹ׃<text:s/></text:span><text:span text:style-name="T2711">‬</text:span>‬‬</text:p>
        <text:p text:style-name="P2712"><text:span text:style-name="T2713">25</text:span><text:span text:style-name="T2714"> יִֽשְׂמַח־אָבִ֥יךָ וְאִמֶּ֑ךָ וְ֝תָגֵ֗ל יֽוֹלַדְתֶּֽךָ׃<text:s/></text:span><text:span text:style-name="T2715">‬</text:span>‬‬</text:p>
        <text:p text:style-name="P2716"><text:span text:style-name="T2717">26</text:span><text:span text:style-name="T2718"> תְּנָֽה־בְנִ֣י לִבְּךָ֣ לִ֑י וְ֝עֵינֶ֗יךָ דְּרָכַ֥י *תרצנה **תִּצֽרְנָה׃<text:s/></text:span><text:span text:style-name="T2719">‬</text:span>‬‬</text:p>
        <text:p text:style-name="P2720"><text:span text:style-name="T2721">27</text:span><text:span text:style-name="T2722"> כִּֽי־שׁוּחָ֣ה עֲמֻקָּ֣ה זוֹנָ֑ה וּבְאֵ֥ר צָ֝רָ֗ה נָכְרִיָּֽה׃<text:s/></text:span><text:span text:style-name="T2723">‬</text:span>‬‬</text:p>
        <text:p text:style-name="P2724"><text:span text:style-name="T2725">28</text:span><text:span text:style-name="T2726"> אַף־הִ֭יא כְּחֶ֣תֶף תֶּֽאֱרֹ֑ב וּ֝בוֹגְדִ֗ים בְּאָדָ֥ם תּוֹסִֽף׃<text:s/></text:span><text:span text:style-name="T2727">‬</text:span>‬‬</text:p>
        <text:soft-page-break/>
        <text:p text:style-name="P2728"><text:span text:style-name="T2729">29</text:span><text:span text:style-name="T2730"> לְמִ֨י א֥וֹי לְמִ֪י אֲב֡וֹי לְמִ֤י *מדונים **מִדְיָנִ֨ים ׀ לְמִ֥י שִׂ֗יחַ לְ֭מִי פְּצָעִ֣ים חִנָּ֑ם לְ֝מִ֗י חַכְלִל֥וּת עֵינָֽיִם׃<text:s/></text:span><text:span text:style-name="T2731">‬</text:span>‬‬</text:p>
        <text:p text:style-name="P2732"><text:span text:style-name="T2733">30</text:span><text:span text:style-name="T2734"> לַֽמְאַחֲרִ֥ים עַל־הַיָּ֑יִן לַ֝בָּאִ֗ים לַחְקֹ֥ר מִמְסָֽךְ׃<text:s/></text:span><text:span text:style-name="T2735">‬</text:span>‬‬</text:p>
        <text:p text:style-name="P2736"><text:span text:style-name="T2737">31</text:span><text:span text:style-name="T2738"> אַל־תֵּ֥רֶא יַּיִן֮ כִּ֢י יִתְאַ֫דָּ֥ם כִּֽי־יִתֵּ֣ן *בכיס **בַּכּ֣וֹס עֵינ֑וֹ יִ֝תְהַלֵּ֗ךְ בְּמֵישָׁרִֽים׃<text:s/></text:span><text:span text:style-name="T2739">‬</text:span>‬‬</text:p>
        <text:p text:style-name="P2740"><text:span text:style-name="T2741">32</text:span><text:span text:style-name="T2742"> אַ֭חֲרִיתוֹ כְּנָחָ֣שׁ יִשָּׁ֑ךְ וּֽכְצִפְעֹנִ֥י יַפְרִֽשׁ׃<text:s/></text:span><text:span text:style-name="T2743">‬</text:span>‬‬</text:p>
        <text:p text:style-name="P2744"><text:span text:style-name="T2745">33</text:span><text:span text:style-name="T2746"> עֵ֭ינֶיךָ יִרְא֣וּ זָר֑וֹת וְ֝לִבְּךָ֗ יְדַבֵּ֥ר תַּהְפֻּכֽוֹת׃<text:s/></text:span><text:span text:style-name="T2747">‬</text:span>‬‬</text:p>
        <text:p text:style-name="P2748"><text:span text:style-name="T2749">34</text:span><text:span text:style-name="T2750"> וְ֭הָיִיתָ כְּשֹׁכֵ֣ב בְּלֶב־יָ֑ם וּ֝כְשֹׁכֵ֗ב בְּרֹ֣אשׁ חִבֵּֽל׃<text:s/></text:span><text:span text:style-name="T2751">‬</text:span>‬‬</text:p>
        <text:p text:style-name="P2752"><text:span text:style-name="T2753">35</text:span><text:span text:style-name="T2754"> הִכּ֥וּנִי בַל־חָלִיתִי֮ הֲלָמ֗וּנִי בַּל־יָ֫דָ֥עְתִּי מָתַ֥י אָקִ֑יץ א֝וֹסִ֗יף אֲבַקְשֶׁ֥נּוּ עֽוֹד׃<text:s/></text:span><text:span text:style-name="T2755">‬</text:span>‬‬</text:p>
      </text:section>
      <text:section text:name="Sect23" text:style-name="S23">
        <text:p text:style-name="P2756">Proverbs 24</text:p>
        <text:p text:style-name="P2757"><text:span text:style-name="T2758">1</text:span><text:span text:style-name="T2759"> אַל־תְּ֭קַנֵּא בְּאַנְשֵׁ֣י רָעָ֑ה וְאַל־*תתאו **תִּ֝תְאָ֗יו לִהְי֥וֹת אִתָּֽם׃<text:s/></text:span></text:p>
        <text:p text:style-name="P2760"><text:span text:style-name="T2761">‬</text:span>‬‬<text:span text:style-name="T2762">2</text:span><text:span text:style-name="T2763"> כִּי־שֹׁ֭ד יֶהְגֶּ֣ה לִבָּ֑ם וְ֝עָמָ֗ל שִׂפְתֵיהֶ֥ם תְּדַבֵּֽרְנָה׃<text:s/></text:span><text:span text:style-name="T2764">‬</text:span>‬‬</text:p>
        <text:p text:style-name="P2765"><text:span text:style-name="T2766">3</text:span><text:span text:style-name="T2767"> בְּ֭חָכְמָה יִבָּ֣נֶה בָּ֑יִת וּ֝בִתְבוּנָ֗ה יִתְכּוֹנָֽן׃<text:s/></text:span><text:span text:style-name="T2768">‬</text:span>‬‬</text:p>
        <text:p text:style-name="P2769"><text:span text:style-name="T2770">4</text:span><text:span text:style-name="T2771"> וּ֭בְדַעַת חֲדָרִ֣ים יִמָּלְא֑וּ כָּל־ה֖וֹן יָקָ֣ר וְנָעִֽים׃<text:s/></text:span><text:span text:style-name="T2772">‬</text:span>‬‬</text:p>
        <text:p text:style-name="P2773"><text:span text:style-name="T2774">5</text:span><text:span text:style-name="T2775"> גֶּֽבֶר־חָכָ֥ם בַּע֑וֹז וְאִֽישׁ־דַּ֝֗עַת מְאַמֶּץ־כֹּֽחַ׃<text:s/></text:span><text:span text:style-name="T2776">‬</text:span>‬‬</text:p>
        <text:p text:style-name="P2777"><text:span text:style-name="T2778">6</text:span><text:span text:style-name="T2779"> כִּ֣י בְ֭תַחְבֻּלוֹת תַּעֲשֶׂה־לְּךָ֣ מִלְחָמָ֑ה וּ֝תְשׁוּעָ֗ה בְּרֹ֣ב יוֹעֵֽץ׃<text:s/></text:span><text:span text:style-name="T2780">‬</text:span>‬‬</text:p>
        <text:p text:style-name="P2781"><text:span text:style-name="T2782">7</text:span><text:span text:style-name="T2783"> רָאמ֣וֹת לֶֽאֱוִ֣יל חָכְמ֑וֹת בַּ֝שַּׁ֗עַר לֹ֣א יִפְתַּח־פִּֽיהוּ׃<text:s/></text:span><text:span text:style-name="T2784">‬</text:span>‬‬</text:p>
        <text:p text:style-name="P2785"><text:span text:style-name="T2786">8</text:span><text:span text:style-name="T2787"> מְחַשֵּׁ֥ב לְהָרֵ֑עַ ל֝֗וֹ בַּֽעַל־מְזִמּ֥וֹת יִקְרָֽאוּ׃<text:s/></text:span><text:span text:style-name="T2788">‬</text:span>‬‬</text:p>
        <text:p text:style-name="P2789"><text:span text:style-name="T2790">9</text:span><text:span text:style-name="T2791"> זִמַּ֣ת אִוֶּ֣לֶת חַטָּ֑את וְתוֹעֲבַ֖ת לְאָדָ֣ם לֵֽץ׃<text:s/></text:span><text:span text:style-name="T2792">‬</text:span>‬‬</text:p>
        <text:soft-page-break/>
        <text:p text:style-name="P2793"><text:span text:style-name="T2794">10</text:span><text:span text:style-name="T2795"> הִ֭תְרַפִּיתָ בְּי֥וֹם צָרָ֗ה צַ֣ר כֹּחֶֽכָה׃<text:s/></text:span><text:span text:style-name="T2796">‬</text:span>‬‬</text:p>
        <text:p text:style-name="P2797"><text:span text:style-name="T2798">11</text:span><text:span text:style-name="T2799"> הַ֭צֵּל לְקֻחִ֣ים לַמָּ֑וֶת וּמָטִ֥ים לַ֝הֶ֗רֶג אִם־תַּחְשֽׂוֹךְ׃<text:s/></text:span><text:span text:style-name="T2800">‬</text:span>‬‬</text:p>
        <text:p text:style-name="P2801"><text:span text:style-name="T2802">12</text:span><text:span text:style-name="T2803"> כִּֽי־תֹאמַ֗ר הֵן֮ לֹא־יָדַ֢עְנ֫וּ זֶ֥ה הֲ‍ֽלֹא־תֹ֘כֵ֤ן לִבּ֨וֹת ׀ הֽוּא־יָבִ֗ין וְנֹצֵ֣ר נַ֭פְשְׁךָ ה֣וּא יֵדָ֑ע וְהֵשִׁ֖יב לְאָדָ֣ם כְּפָעֳלֽוֹ׃<text:s/></text:span><text:span text:style-name="T2804">‬</text:span>‬‬</text:p>
        <text:p text:style-name="P2805"><text:span text:style-name="T2806">13</text:span><text:span text:style-name="T2807"> אֱכָל־בְּנִ֣י דְבַ֣שׁ כִּי־ט֑וֹב וְנֹ֥פֶת מָ֝ת֗וֹק עַל־חִכֶּֽךָ׃<text:s/></text:span><text:span text:style-name="T2808">‬</text:span>‬‬</text:p>
        <text:p text:style-name="P2809"><text:span text:style-name="T2810">14</text:span><text:span text:style-name="T2811"> כֵּ֤ן ׀ דְּעֶ֥ה חָכְמָ֗ה לְנַ֫פְשֶׁ֥ךָ אִם־מָ֭צָאתָ וְיֵ֣שׁ אַחֲרִ֑ית וְ֝תִקְוָתְךָ֗ לֹ֣א תִכָּרֵֽת׃</text:span><text:span text:style-name="T2812"><text:s/>פ<text:s/></text:span><text:span text:style-name="T2813">‬</text:span>‬‬</text:p>
        <text:p text:style-name="P2814"><text:span text:style-name="T2815">15</text:span><text:span text:style-name="T2816"> אַל־תֶּאֱרֹ֣ב רָ֭שָׁע לִנְוֵ֣ה צַדִּ֑יק אַֽל־תְּשַׁדֵּ֥ד רִבְצוֹ׃<text:s/></text:span><text:span text:style-name="T2817">‬</text:span>‬‬</text:p>
        <text:p text:style-name="P2818"><text:span text:style-name="T2819">16</text:span><text:span text:style-name="T2820"> כִּ֤י שֶׁ֨בַע ׀ יִפּ֣וֹל צַדִּ֣יק וָקָ֑ם וּ֝רְשָׁעִ֗ים יִכָּשְׁל֥וּ בְרָעָֽה׃<text:s/></text:span><text:span text:style-name="T2821">‬</text:span>‬‬</text:p>
        <text:p text:style-name="P2822"><text:span text:style-name="T2823">17</text:span><text:span text:style-name="T2824"> בִּנְפֹ֣ל *אויביך **אֽ֭וֹיִבְךָ אַל־תִּשְׂמָ֑ח וּ֝בִכָּשְׁל֗וֹ אַל־יָגֵ֥ל לִבֶּֽךָ׃<text:s/></text:span><text:span text:style-name="T2825">‬</text:span>‬‬</text:p>
        <text:p text:style-name="P2826"><text:span text:style-name="T2827">18</text:span><text:span text:style-name="T2828"> פֶּן־יִרְאֶ֣ה יְ֭הוָה וְרַ֣ע בְּעֵינָ֑יו וְהֵשִׁ֖יב מֵעָלָ֣יו אַפּֽוֹ׃<text:s/></text:span><text:span text:style-name="T2829">‬</text:span>‬‬</text:p>
        <text:p text:style-name="P2830"><text:span text:style-name="T2831">19</text:span><text:span text:style-name="T2832"> אַל־תִּתְחַ֥ר בַּמְּרֵעִ֑ים אַל־תְּ֝קַנֵּ֗א בָּרְשָׁעִֽים׃<text:s/></text:span><text:span text:style-name="T2833">‬</text:span>‬‬</text:p>
        <text:p text:style-name="P2834"><text:span text:style-name="T2835">20</text:span><text:span text:style-name="T2836"> כִּ֤י ׀ לֹֽא־תִהְיֶ֣ה אַחֲרִ֣ית לָרָ֑ע נֵ֖ר רְשָׁעִ֣ים יִדְעָֽךְ׃<text:s/></text:span><text:span text:style-name="T2837">‬</text:span>‬‬</text:p>
        <text:p text:style-name="P2838"><text:span text:style-name="T2839">21</text:span><text:span text:style-name="T2840"> יְרָֽא־אֶת־יְהוָ֣ה בְּנִ֣י וָמֶ֑לֶךְ עִם־שׁ֝וֹנִ֗ים אַל־תִּתְעָרָֽב׃<text:s/></text:span><text:span text:style-name="T2841">‬</text:span>‬‬</text:p>
        <text:p text:style-name="P2842"><text:span text:style-name="T2843">22</text:span><text:span text:style-name="T2844"> כִּֽי־פִ֭תְאֹם יָק֣וּם אֵידָ֑ם וּפִ֥יד שְׁ֝נֵיהֶ֗ם מִ֣י יוֹדֵֽעַ׃ ס<text:s/></text:span><text:span text:style-name="T2845">‬</text:span>‬‬</text:p>
        <text:p text:style-name="P2846"><text:span text:style-name="T2847">23</text:span><text:span text:style-name="T2848"> גַּם־אֵ֥לֶּה לַֽחֲכָמִ֑ים הַֽכֵּר־פָּנִ֖ים בְּמִשְׁפָּ֣ט בַּל־טֽוֹב׃<text:s/></text:span><text:span text:style-name="T2849">‬</text:span>‬‬</text:p>
        <text:p text:style-name="P2850"><text:span text:style-name="T2851">24</text:span><text:span text:style-name="T2852"> אֹ֤מֵ֨ר ׀ לְרָשָׁע֮ צַדִּ֢יק אָ֥תָּה יִקְּבֻ֥הוּ עַמִּ֑ים יִזְעָמ֥וּהוּ לְאֻמִּֽים׃<text:s/></text:span><text:span text:style-name="T2853">‬</text:span>‬‬</text:p>
        <text:p text:style-name="P2854"><text:span text:style-name="T2855">25</text:span><text:span text:style-name="T2856"> וְלַמּוֹכִיחִ֥ים יִנְעָ֑ם וַֽ֝עֲלֵיהֶ֗ם תָּב֥וֹא בִרְכַּת־טֹֽוּב׃<text:s/></text:span><text:span text:style-name="T2857">‬</text:span>‬‬</text:p>
        <text:p text:style-name="P2858"><text:span text:style-name="T2859">26</text:span><text:span text:style-name="T2860"> שְׂפָתַ֥יִם יִשָּׁ֑ק מֵ֝שִׁ֗יב דְּבָרִ֥ים נְכֹחִֽים׃<text:s/></text:span><text:span text:style-name="T2861">‬</text:span>‬‬</text:p>
        <text:soft-page-break/>
        <text:p text:style-name="P2862"><text:span text:style-name="T2863">27</text:span><text:span text:style-name="T2864"> הָ֘כֵ֤ן בַּח֨וּץ ׀ מְלַאכְתֶּ֗ךָ וְעַתְּדָ֣הּ בַּשָּׂדֶ֣ה לָ֑ךְ אַ֝חַ֗ר וּבָנִ֥יתָ בֵיתֶֽךָ׃</text:span><text:span text:style-name="T2865"><text:s/>פ<text:s/></text:span><text:span text:style-name="T2866">‬</text:span>‬‬</text:p>
        <text:p text:style-name="P2867"><text:span text:style-name="T2868">28</text:span><text:span text:style-name="T2869"> אַל־תְּהִ֣י עֵד־חִנָּ֣ם בְּרֵעֶ֑ךָ וַ֝הֲפִתִּ֗יתָ בִּשְׂפָתֶֽיךָ׃<text:s/></text:span><text:span text:style-name="T2870">‬</text:span>‬‬</text:p>
        <text:p text:style-name="P2871"><text:span text:style-name="T2872">29</text:span><text:span text:style-name="T2873"> אַל־תֹּאמַ֗ר כַּאֲשֶׁ֣ר עָֽשָׂה־לִ֭י כֵּ֤ן אֶֽעֱשֶׂה־לּ֑וֹ אָשִׁ֖יב לָאִ֣ישׁ כְּפָעֳלֽוֹ׃<text:s/></text:span><text:span text:style-name="T2874">‬</text:span>‬‬</text:p>
        <text:p text:style-name="P2875"><text:span text:style-name="T2876">30</text:span><text:span text:style-name="T2877"> עַל־שְׂדֵ֣ה אִישׁ־עָצֵ֣ל עָבַ֑רְתִּי וְעַל־כֶּ֝֗רֶם אָדָ֥ם חֲסַר־לֵֽב׃<text:s/></text:span><text:span text:style-name="T2878">‬</text:span>‬‬</text:p>
        <text:p text:style-name="P2879"><text:span text:style-name="T2880">31</text:span><text:span text:style-name="T2881"> וְהִנֵּ֨ה עָ֘לָ֤ה כֻלּ֨וֹ ׀ קִמְּשֹׂנִ֗ים כָּסּ֣וּ פָנָ֣יו חֲרֻלִּ֑ים וְגֶ֖דֶר אֲבָנָ֣יו נֶהֱרָֽסָה׃<text:s/></text:span><text:span text:style-name="T2882">‬</text:span>‬‬</text:p>
        <text:p text:style-name="P2883"><text:span text:style-name="T2884">32</text:span><text:span text:style-name="T2885"> וָֽאֶחֱזֶ֣ה אָ֭נֹכִֽי אָשִׁ֣ית לִבִּ֑י רָ֝אִ֗יתִי לָקַ֥חְתִּי מוּסָּֽר׃<text:s/></text:span><text:span text:style-name="T2886">‬</text:span>‬‬</text:p>
        <text:p text:style-name="P2887"><text:span text:style-name="T2888">33</text:span><text:span text:style-name="T2889"> מְעַ֣ט שֵׁ֭נוֹת מְעַ֣ט תְּנוּמ֑וֹת מְעַ֓ט ׀ חִבֻּ֖ק יָדַ֣יִם לִשְׁכָּֽב׃<text:s/></text:span><text:span text:style-name="T2890">‬</text:span>‬‬</text:p>
        <text:p text:style-name="P2891"><text:span text:style-name="T2892">34</text:span><text:span text:style-name="T2893"> וּבָֽא־מִתְהַלֵּ֥ךְ רֵישֶׁ֑ךָ וּ֝מַחְסֹרֶ֗יךָ כְּאִ֣ישׁ מָגֵֽן׃</text:span><text:span text:style-name="T2894"><text:s/>פ<text:s/></text:span><text:span text:style-name="T2895">‬</text:span>‬‬</text:p>
      </text:section>
      <text:section text:name="Sect24" text:style-name="S24">
        <text:p text:style-name="P2896">Proverbs 25</text:p>
        <text:p text:style-name="P2897"><text:span text:style-name="T2898">1</text:span><text:span text:style-name="T2899"> גַּם־אֵ֭לֶּה מִשְׁלֵ֣י שְׁלֹמֹ֑ה אֲשֶׁ֥ר הֶ֝עְתִּ֗יקוּ אַנְשֵׁ֤י ׀ חִזְקִיָּ֬ה מֶֽלֶךְ־יְהוּדָֽה׃<text:s/></text:span></text:p>
        <text:p text:style-name="P2900"><text:span text:style-name="T2901">2</text:span><text:span text:style-name="T2902"> כְּבֹ֣ד אֱ֭לֹהִים הַסְתֵּ֣ר דָּבָ֑ר וּכְבֹ֥ד מְ֝לָכִ֗ים חֲקֹ֣ר דָּבָֽר׃<text:s/></text:span><text:span text:style-name="T2903">‬</text:span>‬‬</text:p>
        <text:p text:style-name="P2904"><text:span text:style-name="T2905">3</text:span><text:span text:style-name="T2906"> שָׁמַ֣יִם לָ֭רוּם וָאָ֣רֶץ לָעֹ֑מֶק וְלֵ֥ב מְ֝לָכִ֗ים אֵ֣ין חֵֽקֶר׃<text:s/></text:span><text:span text:style-name="T2907">‬</text:span>‬‬</text:p>
        <text:p text:style-name="P2908"><text:span text:style-name="T2909">4</text:span><text:span text:style-name="T2910"> הָג֣וֹ סִיגִ֣ים מִכָּ֑סֶף וַיֵּצֵ֖א לַצֹּרֵ֣ף כֶּֽלִי׃<text:s/></text:span><text:span text:style-name="T2911">‬</text:span>‬‬</text:p>
        <text:p text:style-name="P2912"><text:span text:style-name="T2913">5</text:span><text:span text:style-name="T2914"> הָג֣וֹ רָ֭שָׁע לִפְנֵי־מֶ֑לֶךְ וְיִכּ֖וֹן בַּצֶּ֣דֶק כִּסְאֽוֹ׃<text:s/></text:span><text:span text:style-name="T2915">‬</text:span>‬‬</text:p>
        <text:p text:style-name="P2916"><text:span text:style-name="T2917">6</text:span><text:span text:style-name="T2918"> אַל־תִּתְהַדַּ֥ר לִפְנֵי־מֶ֑לֶךְ וּבִמְק֥וֹם גְּ֝דֹלִ֗ים אַֽל־תַּעֲמֹֽד׃<text:s/></text:span><text:span text:style-name="T2919">‬</text:span>‬‬</text:p>
        <text:p text:style-name="P2920"><text:span text:style-name="T2921">7</text:span><text:span text:style-name="T2922"> כִּ֤י ט֥וֹב אֲמָר־לְךָ֗ עֲ‍ֽלֵ֫ה הֵ֥נָּה מֵֽ֭הַשְׁפִּ֣ילְךָ לִפְנֵ֣י נָדִ֑יב אֲשֶׁ֖ר רָא֣וּ עֵינֶֽיךָ׃<text:s/></text:span><text:span text:style-name="T2923">‬</text:span>‬‬</text:p>
        <text:p text:style-name="P2924"><text:span text:style-name="T2925">8</text:span><text:span text:style-name="T2926"> אַל־תֵּצֵ֥א לָרִ֗ב מַ֫הֵ֥ר פֶּ֣ן מַה־תַּ֭עֲשֶׂה בְּאַחֲרִיתָ֑הּ בְּהַכְלִ֖ים אֹתְךָ֣ רֵעֶֽךָ׃<text:s/></text:span><text:span text:style-name="T2927">‬</text:span>‬‬</text:p>
        <text:soft-page-break/>
        <text:p text:style-name="P2928"><text:span text:style-name="T2929">9</text:span><text:span text:style-name="T2930"> רִֽ֭יבְךָ רִ֣יב אֶת־רֵעֶ֑ךָ וְס֖וֹד אַחֵ֣ר אַל־תְּגָֽל׃<text:s/></text:span><text:span text:style-name="T2931">‬</text:span>‬‬</text:p>
        <text:p text:style-name="P2932"><text:span text:style-name="T2933">10</text:span><text:span text:style-name="T2934"> פֶּֽן־יְחַסֶּדְךָ֥ שֹׁמֵ֑עַ וְ֝דִבָּתְךָ֗ לֹ֣א תָשֽׁוּב׃<text:s/></text:span><text:span text:style-name="T2935">‬</text:span>‬‬</text:p>
        <text:p text:style-name="P2936"><text:span text:style-name="T2937">11</text:span><text:span text:style-name="T2938"> תַּפּוּחֵ֣י זָ֭הָב בְּמַשְׂכִּיּ֣וֹת כָּ֑סֶף דָּ֝בָ֗ר דָּבֻ֥ר עַל־אָפְנָֽיו׃<text:s/></text:span><text:span text:style-name="T2939">‬</text:span>‬‬</text:p>
        <text:p text:style-name="P2940"><text:span text:style-name="T2941">12</text:span><text:span text:style-name="T2942"> נֶ֣זֶם זָ֭הָב וַחֲלִי־כָ֑תֶם מוֹכִ֥יחַ חָ֝כָ֗ם עַל־אֹ֥זֶן שֹׁמָֽעַת׃<text:s/></text:span><text:span text:style-name="T2943">‬</text:span>‬‬</text:p>
        <text:p text:style-name="P2944"><text:span text:style-name="T2945">13</text:span><text:span text:style-name="T2946"> כְּצִנַּת־שֶׁ֨לֶג ׀ בְּי֬וֹם קָצִ֗יר צִ֣יר נֶ֭אֱמָן לְשֹׁלְחָ֑יו וְנֶ֖פֶשׁ אֲדֹנָ֣יו יָשִֽׁיב׃</text:span><text:span text:style-name="T2947"><text:s/>פ<text:s/></text:span><text:span text:style-name="T2948">‬</text:span>‬‬</text:p>
        <text:p text:style-name="P2949"><text:span text:style-name="T2950">14</text:span><text:span text:style-name="T2951"> נְשִׂיאִ֣ים וְ֭רוּחַ וְגֶ֣שֶׁם אָ֑יִן אִ֥ישׁ מִ֝תְהַלֵּ֗ל בְּמַתַּת־שָֽׁקֶר׃<text:s/></text:span><text:span text:style-name="T2952">‬</text:span>‬‬</text:p>
        <text:p text:style-name="P2953"><text:span text:style-name="T2954">15</text:span><text:span text:style-name="T2955"> בְּאֹ֣רֶךְ אַ֭פַּיִם יְפֻתֶּ֣ה קָצִ֑ין וְלָשׁ֥וֹן רַ֝כָּ֗ה תִּשְׁבָּר־גָּֽרֶם׃<text:s/></text:span><text:span text:style-name="T2956">‬</text:span>‬‬</text:p>
        <text:p text:style-name="P2957"><text:span text:style-name="T2958">16</text:span><text:span text:style-name="T2959"> דְּבַ֣שׁ מָ֭צָאתָ אֱכֹ֣ל דַּיֶּ֑ךָּ פֶּן־תִּ֝שְׂבָּעֶ֗נּוּ וַהֲקֵֽאתֽוֹ׃<text:s/></text:span><text:span text:style-name="T2960">‬</text:span>‬‬</text:p>
        <text:p text:style-name="P2961"><text:span text:style-name="T2962">17</text:span><text:span text:style-name="T2963"> הֹקַ֣ר רַ֭גְלְךָ מִבֵּ֣ית רֵעֶ֑ךָ פֶּן־יִ֝שְׂבָּעֲךָ֗ וּשְׂנֵאֶֽךָ׃<text:s/></text:span><text:span text:style-name="T2964">‬</text:span>‬‬</text:p>
        <text:p text:style-name="P2965"><text:span text:style-name="T2966">18</text:span><text:span text:style-name="T2967"> מֵפִ֣יץ וְ֭חֶרֶב וְחֵ֣ץ שָׁנ֑וּן אִ֥ישׁ עֹנֶ֥ה בְ֝רֵעֵ֗הוּ עֵ֣ד שָֽׁקֶר׃<text:s/></text:span><text:span text:style-name="T2968">‬</text:span>‬‬</text:p>
        <text:p text:style-name="P2969"><text:span text:style-name="T2970">19</text:span><text:span text:style-name="T2971"> שֵׁ֣ן רֹ֭עָה וְרֶ֣גֶל מוּעָ֑דֶת מִבְטָ֥ח בּ֝וֹגֵ֗ד בְּי֣וֹם צָרֽ͏ָה׃<text:s/></text:span><text:span text:style-name="T2972">‬</text:span>‬‬</text:p>
        <text:p text:style-name="P2973"><text:span text:style-name="T2974">20</text:span><text:span text:style-name="T2975"> מַ֥עֲדֶה בֶּ֨גֶד ׀ בְּי֣וֹם קָ֭רָה חֹ֣מֶץ עַל־נָ֑תֶר וְשָׁ֥ר בַּ֝שִּׁרִ֗ים עַ֣ל לֶב־רָֽע׃</text:span><text:span text:style-name="T2976"><text:s/>פ<text:s/></text:span><text:span text:style-name="T2977">‬</text:span>‬‬</text:p>
        <text:p text:style-name="P2978"><text:span text:style-name="T2979">21</text:span><text:span text:style-name="T2980"> אִם־רָעֵ֣ב שֹׂ֭נַאֲךָ הַאֲכִלֵ֣הוּ לָ֑חֶם וְאִם־צָ֝מֵ֗א הַשְׁקֵ֥הוּ מָֽיִם׃<text:s/></text:span><text:span text:style-name="T2981">‬</text:span>‬‬</text:p>
        <text:p text:style-name="P2982"><text:span text:style-name="T2983">22</text:span><text:span text:style-name="T2984"> כִּ֤י גֶֽחָלִ֗ים אַ֭תָּה חֹתֶ֣ה עַל־רֹאשׁ֑וֹ וֽ͏ַ֝יהוָ֗ה יְשַׁלֶּם־לָֽךְ׃<text:s/></text:span><text:span text:style-name="T2985">‬</text:span>‬‬</text:p>
        <text:p text:style-name="P2986"><text:span text:style-name="T2987">23</text:span><text:span text:style-name="T2988"> ר֣וּחַ צָ֭פוֹן תְּח֣וֹלֵֽל גָּ֑שֶׁם וּפָנִ֥ים נִ֝זְעָמִ֗ים לְשׁ֣וֹן סָֽתֶר׃<text:s/></text:span><text:span text:style-name="T2989">‬</text:span>‬‬</text:p>
        <text:p text:style-name="P2990"><text:span text:style-name="T2991">24</text:span><text:span text:style-name="T2992"> ט֗וֹב שֶׁ֥בֶת עַל־פִּנַּת־גָּ֑ג מֵאֵ֥שֶׁת *מדונים **מִ֝דְיָנִ֗ים וּבֵ֥ית חָֽבֶר׃<text:s/></text:span><text:span text:style-name="T2993">‬</text:span>‬‬</text:p>
        <text:p text:style-name="P2994"><text:span text:style-name="T2995">25</text:span><text:span text:style-name="T2996"> מַ֣יִם קָ֭רִים עַל־נֶ֣פֶשׁ עֲיֵפָ֑ה וּשְׁמוּעָ֥ה ט֝וֹבָ֗ה מֵאֶ֥רֶץ מֶרְחָֽק׃<text:s/></text:span><text:span text:style-name="T2997">‬</text:span>‬‬</text:p>
        <text:soft-page-break/>
        <text:p text:style-name="P2998"><text:span text:style-name="T2999">26</text:span><text:span text:style-name="T3000"> מַעְיָ֣ן נִ֭רְפָּשׂ וּמָק֣וֹר מָשְׁחָ֑ת צַ֝דִּ֗יק מָ֣ט לִפְנֵֽי־רָשָֽׁע׃<text:s/></text:span><text:span text:style-name="T3001">‬</text:span>‬‬</text:p>
        <text:p text:style-name="P3002"><text:span text:style-name="T3003">27</text:span><text:span text:style-name="T3004"> אָ֘כֹ֤ל דְּבַ֣שׁ הַרְבּ֣וֹת לֹּא־ט֑וֹב וְחֵ֖קֶר כְּבֹדָ֣ם כָּבֽוֹד׃<text:s/></text:span><text:span text:style-name="T3005">‬</text:span>‬‬</text:p>
        <text:p text:style-name="P3006"><text:span text:style-name="T3007">28</text:span><text:span text:style-name="T3008"> עִ֣יר פְּ֭רוּצָה אֵ֣ין חוֹמָ֑ה אִ֝֗ישׁ אֲשֶׁ֤ר אֵ֖ין מַעְצָ֣ר לְרוּחֽוֹ׃<text:s/></text:span><text:span text:style-name="T3009">‬</text:span>‬‬</text:p>
      </text:section>
      <text:section text:name="Sect25" text:style-name="S25">
        <text:p text:style-name="P3010">Proverbs 26</text:p>
        <text:p text:style-name="P3011"><text:span text:style-name="T3012">1</text:span><text:span text:style-name="T3013"> כַּשֶּׁ֤לֶג ׀ בַּקַּ֗יִץ וְכַמָּטָ֥ר בַּקָּצִ֑יר כֵּ֤ן לֹא־נָאוֶ֖ה לִכְסִ֣יל כָּבֽוֹד׃<text:s/></text:span><text:span text:style-name="T3014">‬</text:span>‬‬</text:p>
        <text:p text:style-name="P3015"><text:span text:style-name="T3016">2</text:span><text:span text:style-name="T3017"> כַּצִּפּ֣וֹר לָ֭נוּד כַּדְּר֣וֹר לָע֑וּף כֵּ֥ן קִֽלְלַ֥ת חִ֝נָּ֗ם *לא **ל֣וֹ תָבֹֽא׃<text:s/></text:span><text:span text:style-name="T3018">‬</text:span>‬‬</text:p>
        <text:p text:style-name="P3019"><text:span text:style-name="T3020">3</text:span><text:span text:style-name="T3021"> שׁ֣וֹט לַ֭סּוּס מֶ֣תֶג לַחֲמ֑וֹר וְ֝שֵׁ֗בֶט לְגֵ֣ו כְּסִילִֽים׃<text:s/></text:span><text:span text:style-name="T3022">‬</text:span>‬‬</text:p>
        <text:p text:style-name="P3023"><text:span text:style-name="T3024">4</text:span><text:span text:style-name="T3025"> אַל־תַּ֣עַן כְּ֭סִיל כְּאִוַּלְתּ֑וֹ פֶּֽן־תִּשְׁוֶה־לּ֥וֹ גַם־אָֽתָּה׃<text:s/></text:span><text:span text:style-name="T3026">‬</text:span>‬‬</text:p>
        <text:p text:style-name="P3027"><text:span text:style-name="T3028">5</text:span><text:span text:style-name="T3029"> עֲנֵ֣ה כְ֭סִיל כְּאִוַּלְתּ֑וֹ פֶּן־יִהְיֶ֖ה חָכָ֣ם בְּעֵינָֽיו׃<text:s/></text:span><text:span text:style-name="T3030">‬</text:span>‬‬</text:p>
        <text:p text:style-name="P3031"><text:span text:style-name="T3032">6</text:span><text:span text:style-name="T3033"> מְקַצֶּ֣ה רַ֭גְלַיִם חָמָ֣ס שֹׁתֶ֑ה שֹׁלֵ֖חַ דְּבָרִ֣ים בְּיַד־כְּסִֽיל׃<text:s/></text:span><text:span text:style-name="T3034">‬</text:span>‬‬</text:p>
        <text:p text:style-name="P3035"><text:span text:style-name="T3036">7</text:span><text:span text:style-name="T3037"> דַּלְי֣וּ שֹׁ֭קַיִם מִפִּסֵּ֑חַ וּ֝מָשָׁ֗ל בְּפִ֣י כְסִילִֽים׃<text:s/></text:span><text:span text:style-name="T3038">‬</text:span>‬‬</text:p>
        <text:p text:style-name="P3039"><text:span text:style-name="T3040">8</text:span><text:span text:style-name="T3041"> כִּצְר֣וֹר אֶ֭בֶן בְּמַרְגֵּמָ֑ה כֵּן־נוֹתֵ֖ן לִכְסִ֣יל כָּבֽוֹד׃<text:s/></text:span><text:span text:style-name="T3042">‬</text:span>‬‬</text:p>
        <text:p text:style-name="P3043"><text:span text:style-name="T3044">9</text:span><text:span text:style-name="T3045"> ח֭וֹחַ עָלָ֣ה בְיַד־שִׁכּ֑וֹר וּ֝מָשָׁ֗ל בְּפִ֣י כְסִילִֽים׃<text:s/></text:span><text:span text:style-name="T3046">‬</text:span>‬‬</text:p>
        <text:p text:style-name="P3047"><text:span text:style-name="T3048">10</text:span><text:span text:style-name="T3049"> רַ֥ב מְחֽוֹלֵֽל־כֹּ֑ל וְשֹׂכֵ֥ר כְּ֝סִ֗יל וְשֹׂכֵ֥ר עֹבְרִֽים׃<text:s/></text:span><text:span text:style-name="T3050">‬</text:span>‬‬</text:p>
        <text:p text:style-name="P3051"><text:span text:style-name="T3052">11</text:span><text:span text:style-name="T3053"> כְּ֭כֶלֶב שָׁ֣ב עַל־קֵא֑וֹ כְּ֝סִ֗יל שׁוֹנֶ֥ה בְאִוַּלְתּֽוֹ׃<text:s/></text:span><text:span text:style-name="T3054">‬</text:span>‬‬</text:p>
        <text:p text:style-name="P3055"><text:span text:style-name="T3056">12</text:span><text:span text:style-name="T3057"> רָאִ֗יתָ אִ֭ישׁ חָכָ֣ם בְּעֵינָ֑יו תִּקְוָ֖ה לִכְסִ֣יל מִמֶּֽנּוּ׃<text:s/></text:span><text:span text:style-name="T3058">‬</text:span>‬‬</text:p>
        <text:p text:style-name="P3059"><text:span text:style-name="T3060">13</text:span><text:span text:style-name="T3061"> אָמַ֣ר עָ֭צֵל שַׁ֣חַל בַּדָּ֑רֶךְ אֲ֝רִ֗י בֵּ֣ין הָרְחֹבֽוֹת׃<text:s/></text:span><text:span text:style-name="T3062">‬</text:span>‬‬</text:p>
        <text:soft-page-break/>
        <text:p text:style-name="P3063"><text:span text:style-name="T3064">14</text:span><text:span text:style-name="T3065"> הַ֭דֶּלֶת תִּסּ֣וֹב עַל־צִירָ֑הּ וְ֝עָצֵ֗ל עַל־מִטָּתֽוֹ׃<text:s/></text:span><text:span text:style-name="T3066">‬</text:span>‬‬</text:p>
        <text:p text:style-name="P3067"><text:span text:style-name="T3068">15</text:span><text:span text:style-name="T3069"> טָ֘מַ֤ן עָצֵ֣ל יָ֭דוֹ בַּצַּלָּ֑חַת נִ֝לְאָ֗ה לַֽהֲשִׁיבָ֥הּ אֶל־פִּֽיו׃<text:s/></text:span><text:span text:style-name="T3070">‬</text:span>‬‬</text:p>
        <text:p text:style-name="P3071"><text:span text:style-name="T3072">16</text:span><text:span text:style-name="T3073"> חָכָ֣ם עָצֵ֣ל בְּעֵינָ֑יו מִ֝שִּׁבְעָ֗ה מְשִׁ֣יבֵי טָֽעַם׃<text:s/></text:span><text:span text:style-name="T3074">‬</text:span>‬‬</text:p>
        <text:p text:style-name="P3075"><text:span text:style-name="T3076">17</text:span><text:span text:style-name="T3077"> מַחֲזִ֥יק בְּאָזְנֵי־כָ֑לֶב עֹבֵ֥ר מִ֝תְעַבֵּ֗ר עַל־רִ֥יב לֹּֽא־לֽוֹ׃<text:s/></text:span><text:span text:style-name="T3078">‬</text:span>‬‬</text:p>
        <text:p text:style-name="P3079"><text:span text:style-name="T3080">18</text:span><text:span text:style-name="T3081"> כְּֽ֭מִתְלַהְלֵהַּ הַיֹּרֶ֥ה זִקִּ֗ים חִצִּ֥ים וָמָֽוֶת׃<text:s/></text:span><text:span text:style-name="T3082">‬</text:span>‬‬</text:p>
        <text:p text:style-name="P3083"><text:span text:style-name="T3084">19</text:span><text:span text:style-name="T3085"> כֵּֽן־אִ֭ישׁ רִמָּ֣ה אֶת־רֵעֵ֑הוּ וְ֝אָמַ֗ר הֲ‍ֽלֹא־מְשַׂחֵ֥ק אָֽנִי׃<text:s/></text:span><text:span text:style-name="T3086">‬</text:span>‬‬</text:p>
        <text:p text:style-name="P3087"><text:span text:style-name="T3088">20</text:span><text:span text:style-name="T3089"> בְּאֶ֣פֶס עֵ֭צִים תִּכְבֶּה־אֵ֑שׁ וּבְאֵ֥ין נִ֝רְגָּ֗ן יִשְׁתֹּ֥ק מָדֽוֹן׃<text:s/></text:span><text:span text:style-name="T3090">‬</text:span>‬‬</text:p>
        <text:p text:style-name="P3091"><text:span text:style-name="T3092">21</text:span><text:span text:style-name="T3093"> פֶּחָ֣ם לְ֭גֶחָלִים וְעֵצִ֣ים לְאֵ֑שׁ וְאִ֥ישׁ *מדונים **מִ֝דְיָנִ֗ים לְחַרְחַר־רִֽיב׃</text:span><text:span text:style-name="T3094"><text:s/>פ<text:s/></text:span><text:span text:style-name="T3095">‬</text:span>‬‬</text:p>
        <text:p text:style-name="P3096"><text:span text:style-name="T3097">22</text:span><text:span text:style-name="T3098"> דִּבְרֵ֣י נִ֭רְגָּן כְּמִֽתְלַהֲמִ֑ים וְ֝הֵ֗ם יָרְד֥וּ חַדְרֵי־בָֽטֶן׃<text:s/></text:span><text:span text:style-name="T3099">‬</text:span>‬‬</text:p>
        <text:p text:style-name="P3100"><text:span text:style-name="T3101">23</text:span><text:span text:style-name="T3102"> כֶּ֣סֶף סִ֭יגִים מְצֻפֶּ֣ה עַל־חָ֑רֶשׂ שְׂפָתַ֖יִם דֹּלְקִ֣ים וְלֶב־רָֽע׃<text:s/></text:span><text:span text:style-name="T3103">‬</text:span>‬‬</text:p>
        <text:p text:style-name="P3104"><text:span text:style-name="T3105">24</text:span><text:span text:style-name="T3106"> *בשפתו **בִּ֭שְׂפָתָיו יִנָּכֵ֣ר שׂוֹנֵ֑א וּ֝בְקִרְבּ֗וֹ יָשִׁ֥ית מִרְמָֽה׃<text:s/></text:span><text:span text:style-name="T3107">‬</text:span>‬‬</text:p>
        <text:p text:style-name="P3108"><text:span text:style-name="T3109">25</text:span><text:span text:style-name="T3110"> כִּֽי־יְחַנֵּ֣ן ק֭וֹלוֹ אַל־תַּֽאֲמֶן־בּ֑וֹ כִּ֤י שֶׁ֖בַע תּוֹעֵב֣וֹת בְּלִבּֽוֹ׃<text:s/></text:span><text:span text:style-name="T3111">‬</text:span>‬‬</text:p>
        <text:p text:style-name="P3112"><text:span text:style-name="T3113">26</text:span><text:span text:style-name="T3114"> תִּכַּסֶּ֣ה שִׂ֭נְאָה בְּמַשָּׁא֑וֹן תִּגָּלֶ֖ה רָעָת֣וֹ בְקָהָֽל׃<text:s/></text:span><text:span text:style-name="T3115">‬</text:span>‬‬</text:p>
        <text:p text:style-name="P3116"><text:span text:style-name="T3117">27</text:span><text:span text:style-name="T3118"> כֹּֽרֶה־שַּׁ֭חַת בָּ֣הּ יִפֹּ֑ל וְגֹ֥לֵ֥ל אֶ֝בֶן אֵלָ֥יו תָּשֽׁוּב׃<text:s/></text:span><text:span text:style-name="T3119">‬</text:span>‬‬</text:p>
        <text:p text:style-name="P3120"><text:span text:style-name="T3121">28</text:span><text:span text:style-name="T3122"> לְֽשׁוֹן־שֶׁ֭קֶר יִשְׂנָ֣א דַכָּ֑יו וּפֶ֥ה חָ֝לָ֗ק יַעֲשֶׂ֥ה מִדְחֶֽה׃<text:s/></text:span><text:span text:style-name="T3123">‬</text:span>‬‬</text:p>
      </text:section>
      <text:section text:name="Sect26" text:style-name="S26">
        <text:p text:style-name="P3124">Proverbs 27</text:p>
        <text:p text:style-name="P3125"><text:span text:style-name="T3126">1</text:span><text:span text:style-name="T3127"> אַֽל־תִּ֭תְהַלֵּל בְּי֣וֹם מָחָ֑ר כִּ֤י לֹא־תֵ֝דַ֗ע מַה־יֵּ֥לֶד יֽוֹם׃<text:s/></text:span><text:span text:style-name="T3128">‬</text:span>‬‬</text:p>
        <text:soft-page-break/>
        <text:p text:style-name="P3129"><text:span text:style-name="T3130">2</text:span><text:span text:style-name="T3131"> יְהַלֶּלְךָ֣ זָ֣ר וְלֹא־פִ֑יךָ נָ֝כְרִ֗י וְאַל־שְׂפָתֶֽיךָ׃<text:s/></text:span><text:span text:style-name="T3132">‬</text:span>‬‬</text:p>
        <text:p text:style-name="P3133"><text:span text:style-name="T3134">3</text:span><text:span text:style-name="T3135"> כֹּֽבֶד־אֶ֭בֶן וְנֵ֣טֶל הַח֑וֹל וְכַ֥עַס אֱ֝וִ֗יל כָּבֵ֥ד מִשְּׁנֵיהֶֽם׃<text:s/></text:span><text:span text:style-name="T3136">‬</text:span>‬‬</text:p>
        <text:p text:style-name="P3137"><text:span text:style-name="T3138">4</text:span><text:span text:style-name="T3139"> אַכְזְרִיּ֣וּת חֵ֭מָה וְשֶׁ֣טֶף אָ֑ף וּמִ֥י יַ֝עֲמֹד לִפְנֵ֥י קִנְאָֽה׃<text:s/></text:span><text:span text:style-name="T3140">‬</text:span>‬‬</text:p>
        <text:p text:style-name="P3141"><text:span text:style-name="T3142">5</text:span><text:span text:style-name="T3143"> ט֭וֹבָה תּוֹכַ֣חַת מְגֻלָּ֑ה מֵֽאַהֲבָ֥ה מְסֻתָּֽרֶת׃<text:s/></text:span><text:span text:style-name="T3144">‬</text:span>‬‬</text:p>
        <text:p text:style-name="P3145"><text:span text:style-name="T3146">6</text:span><text:span text:style-name="T3147"> נֶ֭אֱמָנִים פִּצְעֵ֣י אוֹהֵ֑ב וְ֝נַעְתָּר֗וֹת נְשִׁיק֥וֹת שׂוֹנֵֽא׃<text:s/></text:span><text:span text:style-name="T3148">‬</text:span>‬‬</text:p>
        <text:p text:style-name="P3149"><text:span text:style-name="T3150">7</text:span><text:span text:style-name="T3151"> נֶ֣פֶשׁ שְׂ֭בֵעָה תָּב֣וּס נֹ֑פֶת וְנֶ֥פֶשׁ רְ֝עֵבָ֗ה כָּל־מַ֥ר מָתֽוֹק׃<text:s/></text:span><text:span text:style-name="T3152">‬</text:span>‬‬</text:p>
        <text:p text:style-name="P3153"><text:span text:style-name="T3154">8</text:span><text:span text:style-name="T3155"> כְּ֭צִפּוֹר נוֹדֶ֣דֶת מִן־קִנָּ֑הּ כֵּֽן־אִ֝֗ישׁ נוֹדֵ֥ד מִמְּקוֹמֽוֹ׃<text:s/></text:span><text:span text:style-name="T3156">‬</text:span>‬‬</text:p>
        <text:p text:style-name="P3157"><text:span text:style-name="T3158">9</text:span><text:span text:style-name="T3159"> שֶׁ֣מֶן וּ֭קְטֹרֶת יְשַׂמַּֽח־לֵ֑ב וּמֶ֥תֶק רֵ֝עֵ֗הוּ מֵֽעֲצַת־נָֽפֶשׁ׃<text:s/></text:span><text:span text:style-name="T3160">‬</text:span>‬‬</text:p>
        <text:p text:style-name="P3161"><text:span text:style-name="T3162">10</text:span><text:span text:style-name="T3163"> רֵ֥עֲךָ֨ *ורעה **וְרֵ֪עַ אָבִ֡יךָ אַֽל־תַּעֲזֹ֗ב וּבֵ֥ית אָחִ֗יךָ אַל־תָּ֭בוֹא בְּי֣וֹם אֵידֶ֑ךָ ט֥וֹב שָׁכֵ֥ן קָ֝ר֗וֹב מֵאָ֥ח רָחֽוֹק׃<text:s/></text:span><text:span text:style-name="T3164">‬</text:span>‬‬</text:p>
        <text:p text:style-name="P3165"><text:span text:style-name="T3166">11</text:span><text:span text:style-name="T3167"> חֲכַ֣ם בְּ֭נִי וְשַׂמַּ֣ח לִבִּ֑י וְאָשִׁ֖יבָה חֹרְפִ֣י דָבָֽר׃<text:s/></text:span><text:span text:style-name="T3168">‬</text:span>‬‬</text:p>
        <text:p text:style-name="P3169"><text:span text:style-name="T3170">12</text:span><text:span text:style-name="T3171"> עָר֤וּם רָאָ֣ה רָעָ֣ה נִסְתָּ֑ר פְּ֝תָאיִ֗ם עָבְר֥וּ נֶעֱנָֽשׁוּ׃<text:s/></text:span><text:span text:style-name="T3172">‬</text:span>‬‬</text:p>
        <text:p text:style-name="P3173"><text:span text:style-name="T3174">13</text:span><text:span text:style-name="T3175"> קַח־בִּ֭גְדוֹ כִּי־עָ֣רַב זָ֑ר וּבְעַ֖ד נָכְרִיָּ֣ה חַבְלֵֽהוּ׃<text:s/></text:span><text:span text:style-name="T3176">‬</text:span>‬‬</text:p>
        <text:p text:style-name="P3177"><text:span text:style-name="T3178">14</text:span><text:span text:style-name="T3179"> מְבָ֘רֵ֤ךְ רֵעֵ֨הוּ ׀ בְּק֣וֹל גָּ֭דוֹל בַּבֹּ֣קֶר הַשְׁכֵּ֑ים קְ֝לָלָ֗ה תֵּחָ֥שֶׁב לֽוֹ׃<text:s/></text:span><text:span text:style-name="T3180">‬</text:span>‬‬</text:p>
        <text:p text:style-name="P3181"><text:span text:style-name="T3182">15</text:span><text:span text:style-name="T3183"> דֶּ֣לֶף ט֭וֹרֵד בְּי֣וֹם סַגְרִ֑יר וְאֵ֥שֶׁת *מדונים **מִ֝דְיָנִ֗ים נִשְׁתָּוָֽה׃<text:s/></text:span><text:span text:style-name="T3184">‬</text:span>‬‬</text:p>
        <text:p text:style-name="P3185"><text:span text:style-name="T3186">16</text:span><text:span text:style-name="T3187"> צֹפְנֶ֥יהָ צָֽפַן־ר֑וּחַ וְשֶׁ֖מֶן יְמִינ֣וֹ יִקְרָֽא׃<text:s/></text:span><text:span text:style-name="T3188">‬</text:span>‬‬</text:p>
        <text:p text:style-name="P3189"><text:span text:style-name="T3190">17</text:span><text:span text:style-name="T3191"> בַּרְזֶ֣ל בְּבַרְזֶ֣ל יָ֑חַד וְ֝אִ֗ישׁ יַ֣חַד פְּנֵֽי־רֵעֵֽהוּ׃<text:s/></text:span><text:span text:style-name="T3192">‬</text:span>‬‬</text:p>
        <text:p text:style-name="P3193"><text:span text:style-name="T3194">18</text:span><text:span text:style-name="T3195"> נֹצֵ֣ר תְּ֭אֵנָה יֹאכַ֣ל פִּרְיָ֑הּ וְשֹׁמֵ֖ר אֲדֹנָ֣יו יְכֻבָּֽד׃<text:s/></text:span><text:span text:style-name="T3196">‬</text:span>‬‬</text:p>
        <text:soft-page-break/>
        <text:p text:style-name="P3197"><text:span text:style-name="T3198">19</text:span><text:span text:style-name="T3199"> כַּ֭מַּיִם הַפָּנִ֣ים לַפָּנִ֑ים כֵּ֤ן לֵֽב־הָ֝אָדָ֗ם לָאָדָֽם׃<text:s/></text:span><text:span text:style-name="T3200">‬</text:span>‬‬</text:p>
        <text:p text:style-name="P3201"><text:span text:style-name="T3202">20</text:span><text:span text:style-name="T3203"> שְׁא֣וֹל *ואבדה **וַ֭אֲבַדּוֹ לֹ֣א תִשְׂבַּ֑עְנָה וְעֵינֵ֥י הָ֝אָדָ֗ם לֹ֣א תִשְׂבַּֽעְנָה׃<text:s/></text:span><text:span text:style-name="T3204">‬</text:span>‬‬</text:p>
        <text:p text:style-name="P3205"><text:span text:style-name="T3206">21</text:span><text:span text:style-name="T3207"> מַצְרֵ֣ף לַ֭כֶּסֶף וְכ֣וּר לַזָּהָ֑ב וְ֝אִ֗ישׁ לְפִ֣י מַהֲלָלֽוֹ׃<text:s/></text:span><text:span text:style-name="T3208">‬</text:span>‬‬</text:p>
        <text:p text:style-name="P3209"><text:span text:style-name="T3210">22</text:span><text:span text:style-name="T3211"> אִ֥ם תִּכְתּֽוֹשׁ־אֶת־הָאֱוִ֨יל ׀ בַּֽמַּכְתֵּ֡שׁ בְּת֣וֹךְ הָ֭רִיפוֹת בַּֽעֱלִ֑י לֹא־תָס֥וּר מֵ֝עָלָ֗יו אִוַּלְתּֽוֹ׃</text:span><text:span text:style-name="T3212"><text:s/>פ<text:s/></text:span><text:span text:style-name="T3213">‬</text:span>‬‬</text:p>
        <text:p text:style-name="P3214"><text:span text:style-name="T3215">23</text:span><text:span text:style-name="T3216"> יָדֹ֣עַ תֵּ֭דַע פְּנֵ֣י צֹאנֶ֑ךָ שִׁ֥ית לִ֝בְּךָ֗ לַעֲדָרִֽים׃<text:s/></text:span><text:span text:style-name="T3217">‬</text:span>‬‬</text:p>
        <text:p text:style-name="P3218"><text:span text:style-name="T3219">24</text:span><text:span text:style-name="T3220"> כִּ֤י לֹ֣א לְעוֹלָ֣ם חֹ֑סֶן וְאִם־נֵ֝֗זֶר לְד֣וֹר *דור **וָדֽוֹר׃<text:s/></text:span><text:span text:style-name="T3221">‬</text:span>‬‬</text:p>
        <text:p text:style-name="P3222"><text:span text:style-name="T3223">25</text:span><text:span text:style-name="T3224"> גָּלָ֣ה חָ֭צִיר וְנִרְאָה־דֶ֑שֶׁא וְ֝נֶאֶסְפ֗וּ עִשְּׂב֥וֹת הָרִֽים׃<text:s/></text:span><text:span text:style-name="T3225">‬</text:span>‬‬</text:p>
        <text:p text:style-name="P3226"><text:span text:style-name="T3227">26</text:span><text:span text:style-name="T3228"> כְּבָשִׂ֥ים לִלְבוּשֶׁ֑ךָ וּמְחִ֥יר שָׂ֝דֶ֗ה עַתּוּדִֽים׃<text:s/></text:span><text:span text:style-name="T3229">‬</text:span>‬‬</text:p>
        <text:p text:style-name="P3230"><text:span text:style-name="T3231">27</text:span><text:span text:style-name="T3232"> וְדֵ֤י ׀ חֲלֵ֬ב עִזִּ֗ים לְֽ֭לַחְמְךָ לְלֶ֣חֶם בֵּיתֶ֑ךָ וְ֝חַיִּ֗ים לְנַעֲרוֹתֶֽיךָ׃<text:s/></text:span><text:span text:style-name="T3233">‬</text:span>‬‬</text:p>
      </text:section>
      <text:section text:name="Sect27" text:style-name="S27">
        <text:p text:style-name="P3234">Proverbs 28</text:p>
        <text:p text:style-name="P3235"><text:span text:style-name="T3236">1</text:span><text:span text:style-name="T3237"> נָ֣סוּ וְאֵין־רֹדֵ֣ף רָשָׁ֑ע וְ֝צַדִּיקִ֗ים כִּכְפִ֥יר יִבְטָֽח׃<text:s/></text:span><text:span text:style-name="T3238">‬</text:span>‬‬</text:p>
        <text:p text:style-name="P3239"><text:span text:style-name="T3240">2</text:span><text:span text:style-name="T3241"> בְּפֶ֣שַֽׁע אֶ֭רֶץ רַבִּ֣ים שָׂרֶ֑יהָ וּבְאָדָ֥ם מֵבִ֥ין יֹ֝דֵ֗עַ כֵּ֣ן יַאֲרִֽיךְ׃<text:s/></text:span><text:span text:style-name="T3242">‬</text:span>‬‬</text:p>
        <text:p text:style-name="P3243"><text:span text:style-name="T3244">3</text:span><text:span text:style-name="T3245"> גּבֶר רָ֭שׁ וְעֹשֵׁ֣ק דַּלִּ֑ים מָטָ֥ר סֹ֝חֵ֗ף וְאֵ֣ין לָֽחֶם׃<text:s/></text:span><text:span text:style-name="T3246">‬</text:span>‬‬</text:p>
        <text:p text:style-name="P3247"><text:span text:style-name="T3248">4</text:span><text:span text:style-name="T3249"> עֹזְבֵ֣י ת֭וֹרָה יְהַֽלְל֣וּ רָשָׁ֑ע וְשֹׁמְרֵ֥י ת֝וֹרָ֗ה יִתְגָּ֥רוּ בָֽם׃</text:span><text:span text:style-name="T3250"><text:s/>פ<text:s/></text:span><text:span text:style-name="T3251">‬</text:span>‬‬</text:p>
        <text:p text:style-name="P3252"><text:span text:style-name="T3253">5</text:span><text:span text:style-name="T3254"> אַנְשֵׁי־רָ֭ע לֹא־יָבִ֣ינוּ מִשְׁפָּ֑ט וּמְבַקְשֵׁ֥י יְ֝הוָ֗ה יָבִ֥ינוּ כֹֽל׃<text:s/></text:span><text:span text:style-name="T3255">‬</text:span>‬‬</text:p>
        <text:p text:style-name="P3256"><text:span text:style-name="T3257">6</text:span><text:span text:style-name="T3258"> טֽוֹב־רָ֭שׁ הוֹלֵ֣ךְ בְּתֻמּ֑וֹ מֵעִקֵּ֥שׁ דְּ֝רָכַ֗יִם וְה֣וּא עָשִֽׁיר׃<text:s/></text:span><text:span text:style-name="T3259">‬</text:span>‬‬</text:p>
        <text:p text:style-name="P3260"><text:span text:style-name="T3261">7</text:span><text:span text:style-name="T3262"> נוֹצֵ֣ר תּ֭וֹרָה בֵּ֣ן מֵבִ֑ין וְרֹעֶ֥ה זֽ֝וֹלְלִ֗ים יַכְלִ֥ים אָבִֽיו׃<text:s/></text:span><text:span text:style-name="T3263">‬</text:span>‬‬</text:p>
        <text:soft-page-break/>
        <text:p text:style-name="P3264"><text:span text:style-name="T3265">8</text:span><text:span text:style-name="T3266"> מַרְבֶּ֣ה ה֭וֹנוֹ בְּנֶ֣שֶׁךְ *ובתרבית **וְתַרְבִּ֑ית לְחוֹנֵ֖ן דַּלִּ֣ים יִקְבְּצֶֽנּוּ׃<text:s/></text:span><text:span text:style-name="T3267">‬</text:span>‬‬</text:p>
        <text:p text:style-name="P3268"><text:span text:style-name="T3269">9</text:span><text:span text:style-name="T3270"> מֵסִ֣יר אָ֭זְנוֹ מִשְּׁמֹ֣עַ תּוֹרָ֑ה גַּ֥ם תְּ֝פִלָּת֗וֹ תּוֹעֵבָֽה׃<text:s/></text:span><text:span text:style-name="T3271">‬</text:span>‬‬</text:p>
        <text:p text:style-name="P3272"><text:span text:style-name="T3273">10</text:span><text:span text:style-name="T3274"> מַשְׁגֶּ֤ה יְשָׁרִ֨ים ׀ בְּדֶ֥רֶךְ רָ֗ע בִּשְׁחוּת֥וֹ הֽוּא־יִפּ֑וֹל וּ֝תְמִימִ֗ים יִנְחֲלוּ־טֽוֹב׃<text:s/></text:span><text:span text:style-name="T3275">‬</text:span>‬‬</text:p>
        <text:p text:style-name="P3276"><text:span text:style-name="T3277">11</text:span><text:span text:style-name="T3278"> חָכָ֣ם בְּ֭עֵינָיו אִ֣ישׁ עָשִׁ֑יר וְדַ֖ל מֵבִ֣ין יַחְקְרֶֽנּוּ׃<text:s/></text:span><text:span text:style-name="T3279">‬</text:span>‬‬</text:p>
        <text:p text:style-name="P3280"><text:span text:style-name="T3281">12</text:span><text:span text:style-name="T3282"> בַּעֲלֹ֣ץ צַ֭דִּיקִים רַבָּ֣ה תִפְאָ֑רֶת וּבְק֥וּם רְ֝שָׁעִ֗ים יְחֻפַּ֥שׂ אָדָֽם׃<text:s/></text:span><text:span text:style-name="T3283">‬</text:span>‬‬</text:p>
        <text:p text:style-name="P3284"><text:span text:style-name="T3285">13</text:span><text:span text:style-name="T3286"> מְכַסֶּ֣ה פְ֭שָׁעָיו לֹ֣א יַצְלִ֑יחַ וּמוֹדֶ֖ה וְעֹזֵ֣ב יְרֻחָֽם׃<text:s/></text:span><text:span text:style-name="T3287">‬</text:span>‬‬</text:p>
        <text:p text:style-name="P3288"><text:span text:style-name="T3289">14</text:span><text:span text:style-name="T3290"> אַשְׁרֵ֣י אָ֭דָם מְפַחֵ֣ד תָּמִ֑יד וּמַקְשֶׁ֥ה לִ֝בּ֗וֹ יִפּ֥וֹל בְּרָעָֽה׃<text:s/></text:span><text:span text:style-name="T3291">‬</text:span>‬‬</text:p>
        <text:p text:style-name="P3292"><text:span text:style-name="T3293">15</text:span><text:span text:style-name="T3294"> אֲרִי־נֹ֭הֵם וְדֹ֣ב שׁוֹקֵ֑ק מֹשֵׁ֥ל רָ֝שָׁ֗ע עַ֣ל עַם־דָּֽל׃<text:s/></text:span><text:span text:style-name="T3295">‬</text:span>‬‬</text:p>
        <text:p text:style-name="P3296"><text:span text:style-name="T3297">16</text:span><text:span text:style-name="T3298"> נָגִ֗יד חֲסַ֣ר תְּ֭בוּנוֹת וְרַ֥ב מַעֲשַׁקּ֑וֹת *שנאי **שֹׂ֥נֵא בֶ֝֗צַע יַאֲרִ֥יךְ יָמִֽים׃</text:span><text:span text:style-name="T3299"><text:s/>פ<text:s/></text:span><text:span text:style-name="T3300">‬</text:span>‬‬</text:p>
        <text:p text:style-name="P3301"><text:span text:style-name="T3302">17</text:span><text:span text:style-name="T3303"> אָ֭</text:span><text:span text:style-name="T3304">דָ</text:span><text:span text:style-name="T3305">ם עָשֻׁ֣ק בְּדַם־נָפֶשׁ עַד־בּ֥וֹר יָ֝נ֗וּס אַל־יִתְמְכוּ־בֽוֹ׃<text:s/></text:span><text:span text:style-name="T3306">‬</text:span>‬‬</text:p>
        <text:p text:style-name="P3307"><text:span text:style-name="T3308">18</text:span><text:span text:style-name="T3309"> הוֹלֵ֣ךְ תָּ֭מִים יִוָּשֵׁ֑עַ וְנֶעְקַ֥שׁ דְּ֝רָכַ֗יִם יִפּ֥וֹל בְּאֶחָֽת׃<text:s/></text:span><text:span text:style-name="T3310">‬</text:span>‬‬</text:p>
        <text:p text:style-name="P3311"><text:span text:style-name="T3312">19</text:span><text:span text:style-name="T3313"> עֹבֵ֣ד אַ֭דְמָתוֹ יִֽשְׂבַּֽע־לָ֑חֶם וּמְרַדֵּ֥ף רֵ֝קִ֗ים יִֽשְׂבַּֽע־רִֽישׁ׃<text:s/></text:span><text:span text:style-name="T3314">‬</text:span>‬‬</text:p>
        <text:p text:style-name="P3315"><text:span text:style-name="T3316">20</text:span><text:span text:style-name="T3317"> אִ֣ישׁ אֱ֭מוּנוֹת רַב־בְּרָכ֑וֹת וְאָ֥ץ לְ֝הַעֲשִׁ֗יר לֹ֣א יִנָּקֶֽה׃<text:s/></text:span><text:span text:style-name="T3318">‬</text:span>‬‬</text:p>
        <text:p text:style-name="P3319"><text:span text:style-name="T3320">21</text:span><text:span text:style-name="T3321"> הַֽכֵּר־פָּנִ֥ים לֹא־ט֑וֹב וְעַל־פַּת־לֶ֝֗חֶם יִפְשַׁע־גָּֽבֶר׃<text:s/></text:span><text:span text:style-name="T3322">‬</text:span>‬‬</text:p>
        <text:p text:style-name="P3323"><text:span text:style-name="T3324">22</text:span><text:span text:style-name="T3325"> נִֽבֳהָֽל לַה֗וֹן אִ֭ישׁ רַ֣ע עָ֑יִן וְלֹֽא־יֵ֝דַע כִּי־חֶ֥סֶר יְבֹאֶֽנּוּ׃<text:s/></text:span><text:span text:style-name="T3326">‬</text:span>‬‬</text:p>
        <text:p text:style-name="P3327"><text:span text:style-name="T3328">23</text:span><text:span text:style-name="T3329"> מ֘וֹכִ֤יחַ אָדָ֣ם אַ֭חֲרַי חֵ֣ן יִמְצָ֑א מִֽמַּחֲלִ֥יק לָשֽׁוֹן׃<text:s/></text:span><text:span text:style-name="T3330">‬</text:span>‬‬</text:p>
        <text:p text:style-name="P3331"><text:span text:style-name="T3332">24</text:span><text:span text:style-name="T3333"> גּוֹזֵ֤ל ׀ אָ֘בִ֤יו וְאִמּ֗וֹ וְאֹמֵ֥ר אֵֽין־פָּ֑שַׁע חָבֵ֥ר ה֝֗וּא לְאִ֣ישׁ מַשְׁחִֽית׃<text:s/></text:span><text:span text:style-name="T3334">‬</text:span>‬‬</text:p>
        <text:soft-page-break/>
        <text:p text:style-name="P3335"><text:span text:style-name="T3336">25</text:span><text:span text:style-name="T3337"> רְחַב־נֶ֭פֶשׁ יְגָרֶ֣ה מָד֑וֹן וּבוֹטֵ֖חַ עַל־יְהוָ֣ה יְדֻשָּֽׁן׃<text:s/></text:span><text:span text:style-name="T3338">‬</text:span>‬‬</text:p>
        <text:p text:style-name="P3339"><text:span text:style-name="T3340">26</text:span><text:span text:style-name="T3341"> בּוֹטֵ֣חַ בְּ֭לִבּוֹ ה֣וּא כְסִ֑יל וְהוֹלֵ֥ךְ בְּ֝חָכְמָ֗ה ה֣וּא יִמָּלֵֽט׃<text:s/></text:span><text:span text:style-name="T3342">‬</text:span>‬‬</text:p>
        <text:p text:style-name="P3343"><text:span text:style-name="T3344">27</text:span><text:span text:style-name="T3345"> נוֹתֵ֣ן לָ֭רָשׁ אֵ֣ין מַחְס֑וֹר וּמַעְלִ֥ים עֵ֝ינָ֗יו רַב־מְאֵרֽוֹת׃<text:s/></text:span><text:span text:style-name="T3346">‬</text:span>‬‬</text:p>
        <text:p text:style-name="P3347"><text:span text:style-name="T3348">28</text:span><text:span text:style-name="T3349"> בְּק֣וּם רְ֭שָׁעִים יִסָּתֵ֣ר אָדָ֑ם וּ֝בְאָבְדָ֗ם יִרְבּ֥וּ צַדִּיקִֽים׃<text:s/></text:span><text:span text:style-name="T3350">‬</text:span>‬‬</text:p>
      </text:section>
      <text:section text:name="Sect28" text:style-name="S28">
        <text:p text:style-name="P3351">Proverbs 29</text:p>
        <text:p text:style-name="P3352"><text:span text:style-name="T3353">1</text:span><text:span text:style-name="T3354"> אִ֣ישׁ תּ֭וֹכָחוֹת מַקְשֶׁה־עֹ֑רֶף פֶּ֥תַע יִ֝שָּׁבֵ֗ר וְאֵ֣ין מַרְפֵּֽא׃<text:s/></text:span><text:span text:style-name="T3355">‬</text:span>‬‬</text:p>
        <text:p text:style-name="P3356"><text:span text:style-name="T3357">2</text:span><text:span text:style-name="T3358"> בִּרְב֣וֹת צַ֭דִּיקִים יִשְׂמַ֣ח הָעָ֑ם וּבִמְשֹׁ֥ל רָ֝שָׁ֗ע יֵאָ֥נַֽח עָֽם׃<text:s/></text:span><text:span text:style-name="T3359">‬</text:span>‬‬</text:p>
        <text:p text:style-name="P3360"><text:span text:style-name="T3361">3</text:span><text:span text:style-name="T3362"> אִֽישׁ־אֹהֵ֣ב חָ֭כְמָה יְשַׂמַּ֣ח אָבִ֑יו וְרֹעֶ֥ה ז֝וֹנ֗וֹת יְאַבֶּד־הֽוֹן׃<text:s/></text:span><text:span text:style-name="T3363">‬</text:span>‬‬</text:p>
        <text:p text:style-name="P3364"><text:span text:style-name="T3365">4</text:span><text:span text:style-name="T3366"> מֶ֗לֶךְ בְּ֭מִשְׁפָּט יַעֲמִ֣יד אָ֑רֶץ וְאִ֖ישׁ תְּרוּמ֣וֹת יֶֽהֶרְסֶֽנָּה׃<text:s/></text:span><text:span text:style-name="T3367">‬</text:span>‬‬</text:p>
        <text:p text:style-name="P3368"><text:span text:style-name="T3369">5</text:span><text:span text:style-name="T3370"> גֶּ֭בֶר מַחֲלִ֣יק עַל־רֵעֵ֑הוּ רֶ֝֗שֶׁת פּוֹרֵ֥שׂ עַל־פְּעָמָֽיו׃<text:s/></text:span><text:span text:style-name="T3371">‬</text:span>‬‬</text:p>
        <text:p text:style-name="P3372"><text:span text:style-name="T3373">6</text:span><text:span text:style-name="T3374"> בְּפֶ֤שַֽׁע אִ֣ישׁ רָ֣ע מוֹקֵ֑שׁ וְ֝צַדִּ֗יק יָר֥וּן וְשָׂמֵֽחַ׃<text:s/></text:span><text:span text:style-name="T3375">‬</text:span>‬‬</text:p>
        <text:p text:style-name="P3376"><text:span text:style-name="T3377">7</text:span><text:span text:style-name="T3378"> יֹדֵ֣עַ צַ֭דִּיק דִּ֣ין דַּלִּ֑ים רָ֝שָׁ֗ע לֹא־יָבִ֥ין דָּֽעַת׃<text:s/></text:span><text:span text:style-name="T3379">‬</text:span>‬‬</text:p>
        <text:p text:style-name="P3380"><text:span text:style-name="T3381">8</text:span><text:span text:style-name="T3382"> אַנְשֵׁ֣י לָ֭צוֹן יָפִ֣יחוּ קִרְיָ֑ה וַ֝חֲכָמִ֗ים יָשִׁ֥יבוּ אָֽף׃<text:s/></text:span><text:span text:style-name="T3383">‬</text:span>‬‬</text:p>
        <text:p text:style-name="P3384"><text:span text:style-name="T3385">9</text:span><text:span text:style-name="T3386"> אִֽישׁ־חָכָ֗ם נִ֭שְׁפָּט אֶת־אִ֣ישׁ אֱוִ֑יל וְרָגַ֥ז וְ֝שָׂחַ֗ק וְאֵ֣ין נָֽחַת׃<text:s/></text:span><text:span text:style-name="T3387">‬</text:span>‬‬</text:p>
        <text:p text:style-name="P3388"><text:span text:style-name="T3389">10</text:span><text:span text:style-name="T3390"> אַנְשֵׁ֣י דָ֭מִים יִשְׂנְאוּ־תָ֑ם וִֽ֝ישָׁרִ֗ים יְבַקְשׁ֥וּ נַפְשֽׁוֹ׃<text:s/></text:span><text:span text:style-name="T3391">‬</text:span>‬‬</text:p>
        <text:p text:style-name="P3392"><text:span text:style-name="T3393">11</text:span><text:span text:style-name="T3394"> כָּל־ר֭וּחוֹ יוֹצִ֣יא כְסִ֑יל וְ֝חָכָ֗ם בְּאָח֥וֹר יְשַׁבְּחֶֽנָּה׃<text:s/></text:span><text:span text:style-name="T3395">‬</text:span>‬‬</text:p>
        <text:p text:style-name="P3396"><text:span text:style-name="T3397">12</text:span><text:span text:style-name="T3398"> מֹ֭שֵׁל מַקְשִׁ֣יב עַל־דְּבַר־שָׁ֑קֶר כָּֽל־מְשָׁרְתָ֥יו רְשָׁעִֽים׃<text:s/></text:span><text:span text:style-name="T3399">‬</text:span>‬‬</text:p>
        <text:soft-page-break/>
        <text:p text:style-name="P3400"><text:span text:style-name="T3401">13</text:span><text:span text:style-name="T3402"> רָ֤שׁ וְאִ֣ישׁ תְּכָכִ֣ים נִפְגָּ֑שׁוּ מֵ֤אִיר־עֵינֵ֖י שְׁנֵיהֶ֣ם יְהוֽ͏ָה׃<text:s/></text:span><text:span text:style-name="T3403">‬</text:span>‬‬</text:p>
        <text:p text:style-name="P3404"><text:span text:style-name="T3405">14</text:span><text:span text:style-name="T3406"> מֶ֤לֶךְ שׁוֹפֵ֣ט בֶּֽאֱמֶ֣ת דַּלִּ֑ים כִּ֝סְא֗וֹ לָעַ֥ד יִכּֽוֹן׃<text:s/></text:span><text:span text:style-name="T3407">‬</text:span>‬‬</text:p>
        <text:p text:style-name="P3408"><text:span text:style-name="T3409">15</text:span><text:span text:style-name="T3410"> שֵׁ֣בֶט וְ֭תוֹכַחַת יִתֵּ֣ן חָכְמָ֑ה וְנַ֥עַר מְ֝שֻׁלָּ֗ח מֵבִ֥ישׁ אִמּֽוֹ׃<text:s/></text:span><text:span text:style-name="T3411">‬</text:span>‬‬</text:p>
        <text:p text:style-name="P3412"><text:span text:style-name="T3413">16</text:span><text:span text:style-name="T3414"> בִּרְב֣וֹת רְ֭שָׁעִים יִרְבֶּה־פָּ֑שַׁע וְ֝צַדִּיקִ֗ים בְּֽמַפַּלְתָּ֥ם יִרְאֽוּ׃<text:s/></text:span><text:span text:style-name="T3415">‬</text:span>‬‬</text:p>
        <text:p text:style-name="P3416"><text:span text:style-name="T3417">17</text:span><text:span text:style-name="T3418"> יַסֵּ֣ר בִּ֭נְךָ וִֽינִיחֶ֑ךָ וְיִתֵּ֖ן מַעֲדַנִּ֣ים לְנַפְשֶֽׁךָ׃</text:span><text:span text:style-name="T3419"><text:s/>פ<text:s/></text:span><text:span text:style-name="T3420">‬</text:span>‬‬</text:p>
        <text:p text:style-name="P3421"><text:span text:style-name="T3422">18</text:span><text:span text:style-name="T3423"> בְּאֵ֣ין חָ֭זוֹן יִפָּ֣רַֽע עָ֑ם וְשֹׁמֵ֖ר תּוֹרָ֣ה אַשְׁרֵֽהוּ׃<text:s/></text:span><text:span text:style-name="T3424">‬</text:span>‬‬</text:p>
        <text:p text:style-name="P3425"><text:span text:style-name="T3426">19</text:span><text:span text:style-name="T3427"> בִּ֭דְבָרִים לֹא־יִוָּ֣סֶר עָ֑בֶד כִּֽי־יָ֝בִ֗ין וְאֵ֣ין מַעֲנֶֽה׃<text:s/></text:span><text:span text:style-name="T3428">‬</text:span>‬‬</text:p>
        <text:p text:style-name="P3429"><text:span text:style-name="T3430">20</text:span><text:span text:style-name="T3431"> חָזִ֗יתָ אִ֭ישׁ אָ֣ץ בִּדְבָרָ֑יו תִּקְוָ֖ה לִכְסִ֣יל מִמֶּֽנּוּ׃<text:s/></text:span><text:span text:style-name="T3432">‬</text:span>‬‬</text:p>
        <text:p text:style-name="P3433"><text:span text:style-name="T3434">21</text:span><text:span text:style-name="T3435"> מְפַנֵּ֣ק מִנֹּ֣עַר עַבְדּ֑וֹ וְ֝אַחֲרִית֗וֹ יִהְיֶ֥ה מָנֽוֹן׃<text:s/></text:span><text:span text:style-name="T3436">‬</text:span>‬‬</text:p>
        <text:p text:style-name="P3437"><text:span text:style-name="T3438">22</text:span><text:span text:style-name="T3439"> אִֽישׁ־אַ֭ף יְגָרֶ֣ה מָד֑וֹן וּבַ֖עַל חֵמָ֣ה רַב־פָּֽשַׁע׃<text:s/></text:span><text:span text:style-name="T3440">‬</text:span>‬‬</text:p>
        <text:p text:style-name="P3441"><text:span text:style-name="T3442">23</text:span><text:span text:style-name="T3443"> גַּאֲוַ֣ת אָ֭דָם תַּשְׁפִּילֶ֑נּוּ וּשְׁפַל־ר֝֗וּחַ יִתְמֹ֥ךְ כָּבֽוֹד׃<text:s/></text:span><text:span text:style-name="T3444">‬</text:span>‬‬</text:p>
        <text:p text:style-name="P3445"><text:span text:style-name="T3446">24</text:span><text:span text:style-name="T3447"> חוֹלֵ֣ק עִם־גַּ֭נָּב שׂוֹנֵ֣א נַּפְשׁ֑וֹ אָלָ֥ה יִ֝שְׁמַ֗ע וְלֹ֣א יַגִּֽיד׃<text:s/></text:span><text:span text:style-name="T3448">‬</text:span>‬‬</text:p>
        <text:p text:style-name="P3449"><text:span text:style-name="T3450">25</text:span><text:span text:style-name="T3451"> חֶרְדַּ֣ת אָ֭דָם יִתֵּ֣ן מוֹקֵ֑שׁ וּבוֹטֵ֖חַ בַּיהוָ֣ה יְשֻׂגָּֽב׃<text:s/></text:span><text:span text:style-name="T3452">‬</text:span>‬‬</text:p>
        <text:p text:style-name="P3453"><text:span text:style-name="T3454">26</text:span><text:span text:style-name="T3455"> רַ֭בִּים מְבַקְשִׁ֣ים פְּנֵי־מוֹשֵׁ֑ל וּ֝מֵיְהוָ֗ה מִשְׁפַּט־אִֽישׁ׃<text:s/></text:span><text:span text:style-name="T3456">‬</text:span>‬‬</text:p>
        <text:p text:style-name="P3457"><text:span text:style-name="T3458">27</text:span><text:span text:style-name="T3459"> תּוֹעֲבַ֣ת צַ֭דִּיקִים אִ֣ישׁ עָ֑וֶל וְתוֹעֲבַ֖ת רָשָׁ֣ע יְשַׁר־דָּֽרֶךְ׃</text:span><text:span text:style-name="T3460"><text:s/>פ<text:s/></text:span><text:span text:style-name="T3461">‬</text:span>‬‬</text:p>
      </text:section>
      <text:section text:name="Sect29" text:style-name="S29">
        <text:p text:style-name="P3462">Proverbs 30</text:p>
        <text:p text:style-name="P3463"><text:span text:style-name="T3464">1</text:span><text:span text:style-name="T3465"> דִּבְרֵ֤י ׀ אָג֥וּר בִּן־יָקֶ֗ה הַמַּ֫שָּׂ֥א נְאֻ֣ם הַ֭גֶּבֶר לְאִֽיתִיאֵ֑ל לְאִ֖יתִיאֵ֣ל וְאֻכָֽל׃<text:s/></text:span><text:span text:style-name="T3466">‬</text:span>‬‬</text:p>
        <text:soft-page-break/>
        <text:p text:style-name="P3467"><text:span text:style-name="T3468">2</text:span><text:span text:style-name="T3469"> כִּ֤י בַ֣עַר אָנֹכִ֣י מֵאִ֑ישׁ וְלֹֽא־בִינַ֖ת אָדָ֣ם לִֽי׃<text:s/></text:span><text:span text:style-name="T3470">‬</text:span>‬‬</text:p>
        <text:p text:style-name="P3471"><text:span text:style-name="T3472">3</text:span><text:span text:style-name="T3473"> וְלֹֽא־לָמַ֥דְתִּי חָכְמָ֑ה וְדַ֖עַת קְדֹשִׁ֣ים אֵדָֽע׃<text:s/></text:span><text:span text:style-name="T3474">‬</text:span>‬‬</text:p>
        <text:p text:style-name="P3475"><text:span text:style-name="T3476">4</text:span><text:span text:style-name="T3477"> מִ֤י עָלָֽה־שָׁמַ֨יִם ׀ וַיֵּרַ֡ד מִ֤י אָֽסַף־ר֨וּחַ ׀ בְּחָפְנָ֡יו מִ֤י צָֽרַר־מַ֨יִם ׀ בַּשִּׂמְלָ֗ה מִ֭י הֵקִ֣ים כָּל־אַפְסֵי־אָ֑רֶץ מַה־שְּׁמ֥וֹ וּמַֽה־שֶּׁם־בְּ֝נ֗וֹ כִּ֣י תֵדָֽע׃<text:s/></text:span><text:span text:style-name="T3478">‬</text:span>‬‬</text:p>
        <text:p text:style-name="P3479"><text:span text:style-name="T3480">5</text:span><text:span text:style-name="T3481"> כָּל־אִמְּרַ֣ת אֱל֣וֹהַּ צְרוּפָ֑ה מָגֵ֥ן ה֝֗וּא לַֽחֹסִ֥ים בּֽוֹ׃<text:s/></text:span><text:span text:style-name="T3482">‬</text:span>‬‬</text:p>
        <text:p text:style-name="P3483"><text:span text:style-name="T3484">6</text:span><text:span text:style-name="T3485"> אַל־תּ֥וֹסְףְּ עַל־דְּבָרָ֑יו פֶּן־יוֹכִ֖יחַ בְּךָ֣ וְנִכְזָֽבְתָּ׃</text:span><text:span text:style-name="T3486"><text:s/>פ<text:s/></text:span><text:span text:style-name="T3487">‬</text:span>‬‬</text:p>
        <text:p text:style-name="P3488"><text:span text:style-name="T3489">7</text:span><text:span text:style-name="T3490"> שְׁ֭תַּיִם שָׁאַ֣לְתִּי מֵאִתָּ֑ךְ אַל־תִּמְנַ֥ע מִ֝מֶּ֗נִּי בְּטֶ֣רֶם אָמֽוּת׃<text:s/></text:span><text:span text:style-name="T3491">‬</text:span>‬‬</text:p>
        <text:p text:style-name="P3492"><text:span text:style-name="T3493">8</text:span><text:span text:style-name="T3494"> שָׁ֤וְא ׀ וּֽדְבַר־כָּזָ֡ב הַרְחֵ֬ק מִמֶּ֗נִּי רֵ֣אשׁ וָ֭עֹשֶׁר אַל־תִּֽתֶּן־לִ֑י הַ֝טְרִיפֵ֗נִי לֶ֣חֶם חֻקִּֽי׃<text:s/></text:span><text:span text:style-name="T3495">‬</text:span>‬‬</text:p>
        <text:p text:style-name="P3496"><text:span text:style-name="T3497">9</text:span><text:span text:style-name="T3498"> פֶּ֥ן אֶשְׂבַּ֨ע ׀ וְכִחַשְׁתִּי֮ וְאָמַ֗רְתִּי מִ֥י יְה֫וָ֥ה וּפֶֽן־אִוָּרֵ֥שׁ וְגָנַ֑בְתִּי וְ֝תָפַ֗שְׂתִּי שֵׁ֣ם אֱלֹהָֽי׃</text:span><text:span text:style-name="T3499"><text:s/>פ<text:s/></text:span><text:span text:style-name="T3500">‬</text:span>‬‬</text:p>
        <text:p text:style-name="P3501"><text:span text:style-name="T3502">10</text:span><text:span text:style-name="T3503"> אַל־תַּלְשֵׁ֣ן עֶ֭בֶד אֶל־*אדנו **אֲדֹנָ֑יו פֶּֽן־יְקַלֶּלְךָ֥ וְאָשָֽׁמְתָּ׃<text:s/></text:span><text:span text:style-name="T3504">‬</text:span>‬‬</text:p>
        <text:p text:style-name="P3505"><text:span text:style-name="T3506">11</text:span><text:span text:style-name="T3507"> דּ֭וֹר אָבִ֣יו יְקַלֵּ֑ל וְאֶת־אִ֝מּ֗וֹ לֹ֣א יְבָרֵֽךְ׃<text:s/></text:span><text:span text:style-name="T3508">‬</text:span>‬‬</text:p>
        <text:p text:style-name="P3509"><text:span text:style-name="T3510">12</text:span><text:span text:style-name="T3511"> דּ֭וֹר טָה֣וֹר בְּעֵינָ֑יו וּ֝מִצֹּאָת֗וֹ לֹ֣א רֻחָֽץ׃<text:s/></text:span><text:span text:style-name="T3512">‬</text:span>‬‬</text:p>
        <text:p text:style-name="P3513"><text:span text:style-name="T3514">13</text:span><text:span text:style-name="T3515"> דּ֭וֹר מָה־רָמ֣וּ עֵינָ֑יו וְ֝עַפְעַפָּ֗יו יִנָּשֵֽׂאוּ׃<text:s/></text:span><text:span text:style-name="T3516">‬</text:span>‬‬</text:p>
        <text:p text:style-name="P3517"><text:span text:style-name="T3518">14</text:span><text:span text:style-name="T3519"> דּ֤וֹר ׀ חֲרָב֣וֹת שִׁנָּיו֮ וּֽמַאֲכָל֢וֹת מְֽתַלְּעֹ֫תָ֥יו לֶאֱכֹ֣ל עֲנִיִּ֣ים מֵאֶ֑רֶץ וְ֝אֶבְיוֹנִ֗ים מֵאָדָֽם׃</text:span><text:span text:style-name="T3520"><text:s/>פ<text:s/></text:span><text:span text:style-name="T3521">‬</text:span>‬‬</text:p>
        <text:p text:style-name="P3522"><text:span text:style-name="T3523">15</text:span><text:span text:style-name="T3524"> לֽ͏ַעֲלוּקָ֨ה ׀ שְׁתֵּ֥י בָנוֹת֮ הַ֤</text:span><text:span text:style-name="T3525">ב</text:span><text:span text:style-name="T3526"><text:s/>׀ הַ֥ב שָׁל֣וֹשׁ הֵ֭נָּה לֹ֣א תִשְׂבַּ֑עְנָה אַ֝רְבַּ֗ע לֹא־אָ֥מְרוּ הֽוֹן׃<text:s/></text:span><text:span text:style-name="T3527">‬</text:span>‬‬</text:p>
        <text:p text:style-name="P3528"><text:span text:style-name="T3529">16</text:span><text:span text:style-name="T3530"> שְׁאוֹל֮ וְעֹ֢צֶ֫ר רָ֥חַם אֶ֭רֶץ לֹא־שָׂ֣בְעָה מַּ֑יִם וְ֝אֵ֗שׁ לֹא־אָ֥מְרָה הֽוֹן׃<text:s/></text:span><text:span text:style-name="T3531">‬</text:span>‬‬</text:p>
        <text:p text:style-name="P3532"><text:span text:style-name="T3533">17</text:span><text:span text:style-name="T3534"> עַ֤יִן ׀ תִּֽלְעַ֣ג לְאָב֮ וְתָב֢וּז לִֽיקֲּהַ֫ת־אֵ֥ם יִקְּר֥וּהָ עֹרְבֵי־נַ֑חַל וְֽיֹאכְל֥וּהָ בְנֵי־נָֽשֶׁר׃</text:span><text:span text:style-name="T3535"><text:s/>פ<text:s/></text:span><text:span text:style-name="T3536">‬</text:span>‬‬</text:p>
        <text:soft-page-break/>
        <text:p text:style-name="P3537"><text:span text:style-name="T3538">18</text:span><text:span text:style-name="T3539"> שְׁלֹשָׁ֣ה הֵ֭מָּה נִפְלְא֣וּ מִמֶּ֑נִּי *וארבע **וְ֝אַרְבָּעָ֗ה לֹ֣א יְדַעְתִּֽים׃<text:s/></text:span><text:span text:style-name="T3540">‬</text:span>‬‬</text:p>
        <text:p text:style-name="P3541"><text:span text:style-name="T3542">19</text:span><text:span text:style-name="T3543"> דֶּ֤רֶךְ הַנֶּ֨שֶׁר ׀ בַּשָּׁמַיִם֮ דֶּ֥רֶךְ נָחָ֗שׁ עֲלֵ֫י צ֥וּר דֶּֽרֶךְ־אֳנִיָּ֥ה בְלֶב־יָ֑ם וְדֶ֖רֶךְ גֶּ֣בֶר בְּעַלְמָֽה׃<text:s/></text:span><text:span text:style-name="T3544">‬</text:span>‬‬</text:p>
        <text:p text:style-name="P3545"><text:span text:style-name="T3546">20</text:span><text:span text:style-name="T3547"> כֵּ֤ן ׀ דֶּ֥רֶךְ אִשָּׁ֗ה מְנָ֫אָ֥פֶת אָ֭כְלָה וּמָ֣חֲתָה פִ֑יהָ וְ֝אָמְרָ֗ה לֹֽא־פָעַ֥לְתִּי אָֽוֶן׃</text:span><text:span text:style-name="T3548"><text:s/>פ<text:s/></text:span><text:span text:style-name="T3549">‬</text:span>‬‬</text:p>
        <text:p text:style-name="P3550"><text:span text:style-name="T3551">21</text:span><text:span text:style-name="T3552"> תַּ֣חַת שָׁ֭לוֹשׁ רָ֣גְזָה אֶ֑רֶץ וְתַ֥חַת אַ֝רְבַּ֗ע לֹא־תוּכַ֥ל שְׂאֵֽת׃<text:s/></text:span><text:span text:style-name="T3553">‬</text:span>‬‬</text:p>
        <text:p text:style-name="P3554"><text:span text:style-name="T3555">22</text:span><text:span text:style-name="T3556"> תַּֽחַת־עֶ֭בֶד כִּ֣י יִמְל֑וֹךְ וְ֝נָבָ֗ל כִּ֣י יִֽשְׂבַּֽע־לָֽחֶם׃<text:s/></text:span><text:span text:style-name="T3557">‬</text:span>‬‬</text:p>
        <text:p text:style-name="P3558"><text:span text:style-name="T3559">23</text:span><text:span text:style-name="T3560"> תַּ֣חַת שְׂ֭נוּאָה כִּ֣י תִבָּעֵ֑ל וְ֝שִׁפְחָ֗ה כִּֽי־תִירַ֥שׁ גְּבִרְתָּֽהּ׃</text:span><text:span text:style-name="T3561"><text:s/>פ<text:s/></text:span><text:span text:style-name="T3562">‬</text:span>‬‬</text:p>
        <text:p text:style-name="P3563"><text:span text:style-name="T3564">24</text:span><text:span text:style-name="T3565"> אַרְבָּ֣עָה הֵ֭ם קְטַנֵּי־אָ֑רֶץ וְ֝הֵ֗מָּה חֲכָמִ֥ים מְחֻכָּמִֽים׃<text:s/></text:span><text:span text:style-name="T3566">‬</text:span>‬‬</text:p>
        <text:p text:style-name="P3567"><text:span text:style-name="T3568">25</text:span><text:span text:style-name="T3569"> הַ֭נְּמָלִים עַ֣ם לֹא־עָ֑ז וַיָּכִ֖ינוּ בַקַּ֣יִץ לַחְמָֽם׃<text:s/></text:span><text:span text:style-name="T3570">‬</text:span>‬‬</text:p>
        <text:p text:style-name="P3571"><text:span text:style-name="T3572">26</text:span><text:span text:style-name="T3573"> שְׁ֭פַנִּים עַ֣ם לֹא־עָצ֑וּם וַיָּשִׂ֖ימוּ בַסֶּ֣לַע בֵּיתָֽם׃<text:s/></text:span><text:span text:style-name="T3574">‬</text:span>‬‬</text:p>
        <text:p text:style-name="P3575"><text:span text:style-name="T3576">27</text:span><text:span text:style-name="T3577"> מֶ֭לֶךְ אֵ֣ין לָאַרְבֶּ֑ה וַיֵּצֵ֖א חֹצֵ֣ץ כֻּלּֽוֹ׃<text:s/></text:span><text:span text:style-name="T3578">‬</text:span>‬‬</text:p>
        <text:p text:style-name="P3579"><text:span text:style-name="T3580">28</text:span><text:span text:style-name="T3581"> שְׂ֭מָמִית בְּיָדַ֣יִם תְּתַפֵּ֑שׂ וְ֝הִ֗יא בְּהֵ֣יכְלֵי מֶֽלֶךְ׃</text:span><text:span text:style-name="T3582"><text:s/>פ<text:s/></text:span><text:span text:style-name="T3583">‬</text:span>‬‬</text:p>
        <text:p text:style-name="P3584"><text:span text:style-name="T3585">29</text:span><text:span text:style-name="T3586"> שְׁלֹשָׁ֣ה הֵ֭מָּה מֵיטִ֣יבֵי צָ֑עַד וְ֝אַרְבָּעָ֗ה מֵיטִ֥בֵי לָֽכֶת׃<text:s/></text:span><text:span text:style-name="T3587">‬</text:span>‬‬</text:p>
        <text:p text:style-name="P3588"><text:span text:style-name="T3589">30</text:span><text:span text:style-name="T3590"> לַ֭יִשׁ גִּבּ֣וֹר בַּבְּהֵמָ֑ה וְלֹא־יָ֝שׁ֗וּב מִפְּנֵי־כֹֽל׃<text:s/></text:span><text:span text:style-name="T3591">‬</text:span>‬‬</text:p>
        <text:p text:style-name="P3592"><text:span text:style-name="T3593">31</text:span><text:span text:style-name="T3594"> זַרְזִ֣יר מָתְנַ֣יִם אוֹ־תָ֑יִשׁ וּ֝מֶ֗לֶךְ אַלְק֥וּם עִמּֽוֹ׃<text:s/></text:span><text:span text:style-name="T3595">‬</text:span>‬‬</text:p>
        <text:p text:style-name="P3596"><text:span text:style-name="T3597">32</text:span><text:span text:style-name="T3598"> אִם־נָבַ֥לְתָּ בְהִתְנַשֵּׂ֑א וְאִם־זַ֝מּ֗וֹתָ יָ֣ד לְפֶֽה׃<text:s/></text:span><text:span text:style-name="T3599">‬</text:span>‬‬</text:p>
        <text:p text:style-name="P3600"><text:span text:style-name="T3601">33</text:span><text:span text:style-name="T3602"> כִּ֤י מִ֪יץ חָלָ֡ב י֘וֹצִ֤יא חֶמְאָ֗ה וּֽמִיץ־אַ֭ף י֣וֹצִיא דָ֑ם וּמִ֥יץ אַ֝פַּ֗יִם י֣וֹצִיא רִֽיב׃</text:span><text:span text:style-name="T3603"><text:s/>פ<text:s/></text:span><text:span text:style-name="T3604">‬</text:span>‬‬</text:p>
      </text:section>
      <text:section text:name="Sect30" text:style-name="S30">
        <text:soft-page-break/>
        <text:p text:style-name="P3605">Proverbs 31</text:p>
        <text:p text:style-name="P3606"><text:span text:style-name="T3607">1</text:span><text:span text:style-name="T3608"> דִּ֭בְרֵי לְמוּאֵ֣ל מֶ֑לֶךְ מַ֝שָּׂ֗א אֲ‍ֽשֶׁר־יִסְּרַ֥תּוּ אִמּֽוֹ׃<text:s/></text:span><text:span text:style-name="T3609">‬</text:span>‬‬</text:p>
        <text:p text:style-name="P3610"><text:span text:style-name="T3611">2</text:span><text:span text:style-name="T3612"> מַה־בְּ֭רִי וּמַֽה־בַּר־בִּטְנִ֑י וּ֝מֶה בַּר־נְדָרָֽי׃<text:s/></text:span><text:span text:style-name="T3613">‬</text:span>‬‬</text:p>
        <text:p text:style-name="P3614"><text:span text:style-name="T3615">3</text:span><text:span text:style-name="T3616"> אַל־תִּתֵּ֣ן לַנָּשִׁ֣ים חֵילֶ֑ךָ וּ֝דְרָכֶ֗יךָ לַֽמְח֥וֹת מְלָכִֽין׃<text:s/></text:span><text:span text:style-name="T3617">‬</text:span>‬‬</text:p>
        <text:p text:style-name="P3618"><text:span text:style-name="T3619">4</text:span><text:span text:style-name="T3620"> אַ֤ל לַֽמְלָכִ֨ים ׀ לְֽמוֹאֵ֗ל אַ֣ל לַֽמְלָכִ֣ים שְׁתוֹ־יָ֑יִן וּ֝לְרוֹזְנִ֗ים *או **אֵ֣י שֵׁכָֽר׃<text:s/></text:span><text:span text:style-name="T3621">‬</text:span>‬‬</text:p>
        <text:p text:style-name="P3622"><text:span text:style-name="T3623">5</text:span><text:span text:style-name="T3624"> פֶּן־יִ֭שְׁתֶּה וְיִשְׁכַּ֣ח מְחֻקָּ֑ק וִֽ֝ישַׁנֶּה דִּ֣ין כָּל־בְּנֵי־עֹֽנִי׃<text:s/></text:span><text:span text:style-name="T3625">‬</text:span>‬‬</text:p>
        <text:p text:style-name="P3626"><text:span text:style-name="T3627">6</text:span><text:span text:style-name="T3628"> תְּנוּ־שֵׁכָֽר לְאוֹבֵ֑ד וְ֝יַיִן לְמָ֣רֵי נָֽפֶשׁ׃<text:s/></text:span><text:span text:style-name="T3629">‬</text:span>‬‬</text:p>
        <text:p text:style-name="P3630"><text:span text:style-name="T3631">7</text:span><text:span text:style-name="T3632"> יִ֭שְׁתֶּה וְיִשְׁכַּ֣ח רִישׁ֑וֹ וַ֝עֲמָל֗וֹ לֹ֣א יִזְכָּר־עֽוֹד׃<text:s/></text:span><text:span text:style-name="T3633">‬</text:span>‬‬</text:p>
        <text:p text:style-name="P3634"><text:span text:style-name="T3635">8</text:span><text:span text:style-name="T3636"> פְּתַח־פִּ֥יךָ לְאִלֵּ֑ם אֶל־דִּ֝֗ין כָּל־בְּנֵ֥י חֲלֽוֹף׃<text:s/></text:span><text:span text:style-name="T3637">‬</text:span>‬‬</text:p>
        <text:p text:style-name="P3638"><text:span text:style-name="T3639">9</text:span><text:span text:style-name="T3640"> פְּתַח־פִּ֥יךָ שְׁפָט־צֶ֑דֶק וְ֝דִ֗ין עָנִ֥י וְאֶבְיֽוֹן׃</text:span><text:span text:style-name="T3641"><text:s/>פ<text:s/></text:span><text:span text:style-name="T3642">‬</text:span>‬‬</text:p>
        <text:p text:style-name="P3643"><text:span text:style-name="T3644">10</text:span><text:span text:style-name="T3645"> אֵֽשֶׁת־חַ֭יִל מִ֣י יִמְצָ֑א וְרָחֹ֖ק מִפְּנִינִ֣ים מִכְרָֽהּ׃<text:s/></text:span><text:span text:style-name="T3646">‬</text:span>‬‬</text:p>
        <text:p text:style-name="P3647"><text:span text:style-name="T3648">11</text:span><text:span text:style-name="T3649"> בָּ֣טַח בָּ֭הּ לֵ֣ב בַּעְלָ֑הּ וְ֝שָׁלָ֗ל לֹ֣א יֶחְסָֽר׃<text:s/></text:span><text:span text:style-name="T3650">‬</text:span>‬‬</text:p>
        <text:p text:style-name="P3651"><text:span text:style-name="T3652">12</text:span><text:span text:style-name="T3653"> גְּמָלַ֣תְהוּ ט֣וֹב וְלֹא־רָ֑ע כֹּ֝֗ל יְמֵ֣י חַיֶּֽיה׃<text:s/></text:span><text:span text:style-name="T3654">‬</text:span>‬‬</text:p>
        <text:p text:style-name="P3655"><text:span text:style-name="T3656">13</text:span><text:span text:style-name="T3657"> דָּ֭רְשָׁה צֶ֣מֶר וּפִשְׁתִּ֑ים וַ֝תַּ֗עַשׂ בְּחֵ֣פֶץ כַּפֶּֽיהָ׃<text:s/></text:span><text:span text:style-name="T3658">‬</text:span>‬‬</text:p>
        <text:p text:style-name="P3659"><text:span text:style-name="T3660">14</text:span><text:span text:style-name="T3661"> הָ֭יְתָה כָּאֳנִיּ֣וֹת סוֹחֵ֑ר מִ֝מֶּרְחָ֗ק תָּבִ֥יא לַחְמָֽהּ׃<text:s/></text:span><text:span text:style-name="T3662">‬</text:span>‬‬</text:p>
        <text:p text:style-name="P3663"><text:span text:style-name="T3664">15</text:span><text:span text:style-name="T3665"> וַתָּ֤קָם ׀ בְּע֬וֹד לַ֗יְלָה וַתִּתֵּ֣ן טֶ֣רֶף לְבֵיתָ֑הּ וְ֝חֹ֗ק לְנַעֲרֹתֶֽיהָ׃<text:s/></text:span><text:span text:style-name="T3666">‬</text:span>‬‬</text:p>
        <text:soft-page-break/>
        <text:p text:style-name="P3667"><text:span text:style-name="T3668">16</text:span><text:span text:style-name="T3669"> זָמְמָ֣ה שָׂ֭דֶה וַתִּקָּחֵ֑הוּ מִפְּרִ֥י כַ֝פֶּ֗יהָ *נטע **נָ֣טְעָה כָּֽרֶם׃<text:s/></text:span><text:span text:style-name="T3670">‬</text:span>‬‬</text:p>
        <text:p text:style-name="P3671"><text:span text:style-name="T3672">17</text:span><text:span text:style-name="T3673"> חָֽגְרָ֣ה בְע֣וֹז מָתְנֶ֑יהָ וַ֝תְּאַמֵּ֗ץ זְרֹעוֹתֶֽיהָ׃<text:s/></text:span><text:span text:style-name="T3674">‬</text:span>‬‬</text:p>
        <text:p text:style-name="P3675"><text:span text:style-name="T3676">18</text:span><text:span text:style-name="T3677"> טָ֭עֲמָה כִּי־ט֣וֹב סַחְרָ֑הּ לֹֽא־יִכְבֶּ֖ה *בליל **בַלַּ֣יְלָה נֵרָֽהּ׃<text:s/></text:span><text:span text:style-name="T3678">‬</text:span>‬‬</text:p>
        <text:p text:style-name="P3679"><text:span text:style-name="T3680">19</text:span><text:span text:style-name="T3681"> יָ֭דֶיהָ שִׁלְּחָ֣ה בַכִּישׁ֑וֹר וְ֝כַפֶּ֗יהָ תָּ֣מְכוּ פָֽלֶךְ׃<text:s/></text:span><text:span text:style-name="T3682">‬</text:span>‬‬</text:p>
        <text:p text:style-name="P3683"><text:span text:style-name="T3684">20</text:span><text:span text:style-name="T3685"> כַּ֭פָּהּ פָּרְשָׂ֣ה לֶעָנִ֑י וְ֝יָדֶ֗יהָ שִׁלְּחָ֥ה לָֽאֶבְיֽוֹן׃<text:s/></text:span><text:span text:style-name="T3686">‬</text:span>‬‬</text:p>
        <text:p text:style-name="P3687"><text:span text:style-name="T3688">21</text:span><text:span text:style-name="T3689"> לֹא־תִירָ֣א לְבֵיתָ֣הּ מִשָּׁ֑לֶג כִּ֥י כָל־בֵּ֝יתָ֗הּ לָבֻ֥שׁ שָׁנִֽים׃<text:s/></text:span><text:span text:style-name="T3690">‬</text:span>‬‬</text:p>
        <text:p text:style-name="P3691"><text:span text:style-name="T3692">22</text:span><text:span text:style-name="T3693"> מַרְבַדִּ֥ים עָֽשְׂתָה־לָּ֑הּ שֵׁ֖שׁ וְאַרְגָּמָ֣ן לְבוּשָֽׁהּ׃<text:s/></text:span><text:span text:style-name="T3694">‬</text:span>‬‬</text:p>
        <text:p text:style-name="P3695"><text:span text:style-name="T3696">23</text:span><text:span text:style-name="T3697"> נוֹדָ֣ע בַּשְּׁעָרִ֣ים בַּעְלָ֑הּ בְּ֝שִׁבְתּ֗וֹ עִם־זִקְנֵי־אָֽרֶץ׃<text:s/></text:span><text:span text:style-name="T3698">‬</text:span>‬‬</text:p>
        <text:p text:style-name="P3699"><text:span text:style-name="T3700">24</text:span><text:span text:style-name="T3701"> סָדִ֣ין עָ֭שְׂתָה וַתִּמְכֹּ֑ר וַ֝חֲג֗וֹר נָתְנָ֥ה לַֽכְּנַעֲנִֽי׃<text:s/></text:span><text:span text:style-name="T3702">‬</text:span>‬‬</text:p>
        <text:p text:style-name="P3703"><text:span text:style-name="T3704">25</text:span><text:span text:style-name="T3705"> עֹז־וְהָדָ֥ר לְבוּשָׁ֑הּ וַ֝תִּשְׂחַ֗ק לְי֣וֹם אַחֲרֽוֹן׃<text:s/></text:span><text:span text:style-name="T3706">‬</text:span>‬‬</text:p>
        <text:p text:style-name="P3707"><text:span text:style-name="T3708">26</text:span><text:span text:style-name="T3709"> פִּ֭יהָ פָּתְחָ֣ה בְחָכְמָ֑ה וְתֽוֹרַת חֶ֝֗סֶד עַל־לְשׁוֹנָֽהּ׃<text:s/></text:span><text:span text:style-name="T3710">‬</text:span>‬‬</text:p>
        <text:p text:style-name="P3711"><text:span text:style-name="T3712">27</text:span><text:span text:style-name="T3713"> צ֭וֹפִיָּה הֲלִיכ֣וֹת בֵּיתָ֑הּ וְלֶ֥חֶם עַ֝צְל֗וּת לֹ֣א תֹאכֵֽל׃<text:s/></text:span><text:span text:style-name="T3714">‬</text:span>‬‬</text:p>
        <text:p text:style-name="P3715"><text:span text:style-name="T3716">28</text:span><text:span text:style-name="T3717"> קָ֣מוּ בָ֭נֶיהָ וַֽיְאַשְּׁר֑וּהָ בַּ֝עְלָ֗הּ וַֽיְהַֽלְלָהּ׃<text:s/></text:span><text:span text:style-name="T3718">‬</text:span>‬‬</text:p>
        <text:p text:style-name="P3719"><text:span text:style-name="T3720">29</text:span><text:span text:style-name="T3721"> רַבּ֣וֹת בָּ֭נוֹת עָ֣שׂוּ חָ֑יִל וְ֝אַ֗תְּ עָלִ֥ית עַל־כֻּלָּֽנָה׃<text:s/></text:span><text:span text:style-name="T3722">‬</text:span>‬‬</text:p>
        <text:p text:style-name="P3723"><text:span text:style-name="T3724">30</text:span><text:span text:style-name="T3725"> שֶׁ֣קֶר הַ֭חֵן וְהֶ֣בֶל הַיֹּ֑פִי אִשָּׁ֥ה יִרְאַת־יְ֝הוָ֗ה הִ֣יא תִתְהַלָּֽל׃<text:s/></text:span><text:span text:style-name="T3726">‬</text:span>‬‬</text:p>
        <text:p text:style-name="P3727"><text:span text:style-name="T3728">31</text:span><text:span text:style-name="T3729"> תְּנוּ־לָ֭הּ מִפְּרִ֣י יָדֶ֑יהָ וִֽיהַלְל֖וּהָ בַשְּׁעָרִ֣ים מַעֲשֶֽׂיהָ׃<text:s/></text:span><text:span text:style-name="T3730">‬</text:span>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Proverbs</dc:title>
    <dc:description/>
    <dc:subject/>
    <dc:creator>Adrian Hills</dc:creator>
    <meta:creation-date>2025-03-28T18:25:00Z</meta:creation-date>
    <dc:date>2025-03-28T18:25:00Z</dc:date>
    <meta:template xlink:href="Normal.dotm" xlink:type="simple"/>
    <meta:editing-cycles>2</meta:editing-cycles>
    <meta:editing-duration>PT60S</meta:editing-duration>
    <meta:document-statistic meta:page-count="56" meta:paragraph-count="140" meta:word-count="10508" meta:character-count="70264" meta:row-count="499" meta:non-whitespace-character-count="59896"/>
  </office:meta>
</office:document-meta>
</file>